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5.74pt"/>
    </style:style>
    <style:style style:name="co2" style:family="table-column">
      <style:table-column-properties fo:break-before="auto" style:column-width="156.16pt"/>
    </style:style>
    <style:style style:name="co3" style:family="table-column">
      <style:table-column-properties fo:break-before="auto" style:column-width="138.39pt"/>
    </style:style>
    <style:style style:name="co4" style:family="table-column">
      <style:table-column-properties fo:break-before="auto" style:column-width="171.61pt"/>
    </style:style>
    <style:style style:name="co5" style:family="table-column">
      <style:table-column-properties fo:break-before="auto" style:column-width="288.96pt"/>
    </style:style>
    <style:style style:name="co6" style:family="table-column">
      <style:table-column-properties fo:break-before="auto" style:column-width="234.14pt"/>
    </style:style>
    <style:style style:name="co7" style:family="table-column">
      <style:table-column-properties fo:break-before="auto" style:column-width="966.95pt"/>
    </style:style>
    <style:style style:name="co8" style:family="table-column">
      <style:table-column-properties fo:break-before="auto" style:column-width="1114.21pt"/>
    </style:style>
    <style:style style:name="co9" style:family="table-column">
      <style:table-column-properties fo:break-before="auto" style:column-width="157.69pt"/>
    </style:style>
    <style:style style:name="co10" style:family="table-column">
      <style:table-column-properties fo:break-before="auto" style:column-width="189.35pt"/>
    </style:style>
    <style:style style:name="co11" style:family="table-column">
      <style:table-column-properties fo:break-before="auto" style:column-width="81.3pt"/>
    </style:style>
    <style:style style:name="co12" style:family="table-column">
      <style:table-column-properties fo:break-before="auto" style:column-width="159.99pt"/>
    </style:style>
    <style:style style:name="co13" style:family="table-column">
      <style:table-column-properties fo:break-before="auto" style:column-width="37.3pt"/>
    </style:style>
    <style:style style:name="co14" style:family="table-column">
      <style:table-column-properties fo:break-before="auto" style:column-width="64.29pt"/>
    </style:style>
    <style:style style:name="co15" style:family="table-column">
      <style:table-column-properties fo:break-before="auto" style:column-width="69.7pt"/>
    </style:style>
    <style:style style:name="co16" style:family="table-column">
      <style:table-column-properties fo:break-before="auto" style:column-width="112.14pt"/>
    </style:style>
    <style:style style:name="co17" style:family="table-column">
      <style:table-column-properties fo:break-before="auto" style:column-width="122.94pt"/>
    </style:style>
    <style:style style:name="co18" style:family="table-column">
      <style:table-column-properties fo:break-before="auto" style:column-width="73.56pt"/>
    </style:style>
    <style:style style:name="co19" style:family="table-column">
      <style:table-column-properties fo:break-before="auto" style:column-width="14.09pt"/>
    </style:style>
    <style:style style:name="co20"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5.04pt" fo:break-before="auto" style:use-optimal-row-height="true"/>
    </style:style>
    <style:style style:name="ro3" style:family="table-row">
      <style:table-row-properties style:row-height="57.46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135.81pt" fo:break-before="auto" style:use-optimal-row-height="true"/>
    </style:style>
    <style:style style:name="ro6" style:family="table-row">
      <style:table-row-properties style:row-height="79.85pt" fo:break-before="auto" style:use-optimal-row-height="true"/>
    </style:style>
    <style:style style:name="ro7" style:family="table-row">
      <style:table-row-properties style:row-height="147pt" fo:break-before="auto" style:use-optimal-row-height="true"/>
    </style:style>
    <style:style style:name="ro8" style:family="table-row">
      <style:table-row-properties style:row-height="46.26pt" fo:break-before="auto" style:use-optimal-row-height="true"/>
    </style:style>
    <style:style style:name="ro9" style:family="table-row">
      <style:table-row-properties style:row-height="102.19pt" fo:break-before="auto" style:use-optimal-row-height="true"/>
    </style:style>
    <style:style style:name="ro10" style:family="table-row">
      <style:table-row-properties style:row-height="90.99pt" fo:break-before="auto" style:use-optimal-row-height="true"/>
    </style:style>
    <style:style style:name="ro11" style:family="table-row">
      <style:table-row-properties style:row-height="113.41pt" fo:break-before="auto" style:use-optimal-row-height="true"/>
    </style:style>
    <style:style style:name="ro12" style:family="table-row">
      <style:table-row-properties style:row-height="124.61pt" fo:break-before="auto" style:use-optimal-row-height="true"/>
    </style:style>
    <style:style style:name="ro13" style:family="table-row">
      <style:table-row-properties style:row-height="68.66pt" fo:break-before="auto" style:use-optimal-row-height="true"/>
    </style:style>
    <style:style style:name="ro14" style:family="table-row">
      <style:table-row-properties style:row-height="35.2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ff00"/>
    </style:style>
    <style:style style:name="ce2" style:family="table-cell" style:parent-style-name="Default" style:data-style-name="N100"/>
  </office:automatic-styles>
  <office:body>
    <office:spreadsheet>
      <table:calculation-settings table:automatic-find-labels="false"/>
      <table:table table:name="metadata_latest_and_greates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column table:style-name="co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number-columns-repeated="1003" table:default-cell-style-name="Default"/>
        <table:table-row table:style-name="ro1">
          <table:table-cell office:value-type="string" calcext:value-type="string">
            <text:p>SORT</text:p>
          </table:table-cell>
          <table:table-cell office:value-type="string" calcext:value-type="string">
            <text:p>Begrotingsprogramma</text:p>
          </table:table-cell>
          <table:table-cell office:value-type="string" calcext:value-type="string">
            <text:p>THEMA</text:p>
          </table:table-cell>
          <table:table-cell office:value-type="string" calcext:value-type="string">
            <text:p>Variabele</text:p>
          </table:table-cell>
          <table:table-cell office:value-type="string" calcext:value-type="string">
            <text:p>Label</text:p>
          </table:table-cell>
          <table:table-cell office:value-type="string" calcext:value-type="string">
            <text:p>Labelkort</text:p>
          </table:table-cell>
          <table:table-cell office:value-type="string" calcext:value-type="string">
            <text:p>Definitie</text:p>
          </table:table-cell>
          <table:table-cell office:value-type="string" calcext:value-type="string">
            <text:p>Bron</text:p>
          </table:table-cell>
          <table:table-cell office:value-type="string" calcext:value-type="string">
            <text:p>Peildatum</text:p>
          </table:table-cell>
          <table:table-cell office:value-type="string" calcext:value-type="string">
            <text:p>Verschijningsfrequentie</text:p>
          </table:table-cell>
          <table:table-cell office:value-type="string" calcext:value-type="string">
            <text:p>Rekeneenheid</text:p>
          </table:table-cell>
          <table:table-cell office:value-type="string" calcext:value-type="string">
            <text:p>Symbool</text:p>
          </table:table-cell>
          <table:table-cell office:value-type="string" calcext:value-type="string">
            <text:p>GROEP</text:p>
          </table:table-cell>
          <table:table-cell office:value-type="string" calcext:value-type="string">
            <text:p>format</text:p>
          </table:table-cell>
          <table:table-cell office:value-type="string" calcext:value-type="string">
            <text:p>Thema Kerncijfertabel</text:p>
          </table:table-cell>
          <table:table-cell office:value-type="string" calcext:value-type="string">
            <text:p>Kleurenpalet</text:p>
          </table:table-cell>
          <table:table-cell office:value-type="string" calcext:value-type="string">
            <text:p>LegendaCode</text:p>
          </table:table-cell>
          <table:table-cell office:value-type="string" calcext:value-type="string">
            <text:p>SD minimum Bevtotaal</text:p>
          </table:table-cell>
          <table:table-cell office:value-type="string" calcext:value-type="string">
            <text:p>SD minimum WvoorrBAG</text:p>
          </table:table-cell>
          <table:table-cell office:value-type="string" calcext:value-type="string">
            <text:p>Geenkerncijfer</text:p>
          </table:table-cell>
          <table:table-cell table:number-columns-repeated="1004"/>
        </table:table-row>
        <table:table-row table:style-name="ro1">
          <table:table-cell office:value-type="float" office:value="1" calcext:value-type="float">
            <text:p>1</text:p>
          </table:table-cell>
          <table:table-cell table:number-columns-repeated="2" office:value-type="string" calcext:value-type="string">
            <text:p>Bevolking</text:p>
          </table:table-cell>
          <table:table-cell office:value-type="string" calcext:value-type="string">
            <text:p>BEVTOTAAL</text:p>
          </table:table-cell>
          <table:table-cell table:number-columns-repeated="2" office:value-type="string" calcext:value-type="string">
            <text:p>Bevolking totaal</text:p>
          </table:table-cell>
          <table:table-cell office:value-type="string" calcext:value-type="string">
            <text:p>Personen die op 1 januari zijn opgenomen in het bevolkingsregister van de gemeente Amsterdam (inclusief briefadreshoudenden). Personen die niet legaal in Nederland verblijven worden buiten beschouwing gelat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office:value-type="string" calcext:value-type="string">
            <text:p>Bevolking</text:p>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 calcext:value-type="float">
            <text:p>11</text:p>
          </table:table-cell>
          <table:table-cell table:number-columns-repeated="2" office:value-type="string" calcext:value-type="string">
            <text:p>Bevolking</text:p>
          </table:table-cell>
          <table:table-cell office:value-type="string" calcext:value-type="string">
            <text:p>BEV_PROG2015</text:p>
          </table:table-cell>
          <table:table-cell table:number-columns-repeated="2" office:value-type="string" calcext:value-type="string">
            <text:p>Bevolkingsprognose 2015</text:p>
          </table:table-cell>
          <table:table-cell office:value-type="string" calcext:value-type="string">
            <text:p>Prognose uit 2015 voor de omvang van de bevolking op 1 januari. Het inwonertal in toekomstige jaren wordt berekend aan de hand van verwachte demografische trends, in combinatie met de verwachte omvang van de woningvoorraad.</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1" calcext:value-type="float">
            <text:p>21</text:p>
          </table:table-cell>
          <table:table-cell table:number-columns-repeated="2" office:value-type="string" calcext:value-type="string">
            <text:p>Bevolking</text:p>
          </table:table-cell>
          <table:table-cell office:value-type="string" calcext:value-type="string">
            <text:p>BEV_PROG2016</text:p>
          </table:table-cell>
          <table:table-cell table:number-columns-repeated="2" office:value-type="string" calcext:value-type="string">
            <text:p>Bevolkingsprognose 2016</text:p>
          </table:table-cell>
          <table:table-cell office:value-type="string" calcext:value-type="string">
            <text:p>Prognose uit 2016 voor de omvang van de bevolking op 1 januari. Het inwonertal in toekomstige jaren wordt berekend aan de hand van verwachte demografische trends, in combinatie met de verwachte omvang van de woningvoorraad.</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 calcext:value-type="float">
            <text:p>31</text:p>
          </table:table-cell>
          <table:table-cell table:number-columns-repeated="2" office:value-type="string" calcext:value-type="string">
            <text:p>Bevolking</text:p>
          </table:table-cell>
          <table:table-cell office:value-type="string" calcext:value-type="string">
            <text:p>BEV_PROG2018</text:p>
          </table:table-cell>
          <table:table-cell table:number-columns-repeated="2" office:value-type="string" calcext:value-type="string">
            <text:p>Bevolkingsprognose 2018</text:p>
          </table:table-cell>
          <table:table-cell office:value-type="string" calcext:value-type="string">
            <text:p>Prognose uit 2018 voor de omvang van de bevolking op 1 januari. Het inwonertal in toekomstige jaren wordt berekend aan de hand van verwachte demografische trends, in combinatie met de verwachte omvang van de woningvoorraad.</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1" calcext:value-type="float">
            <text:p>41</text:p>
          </table:table-cell>
          <table:table-cell table:number-columns-repeated="2" office:value-type="string" calcext:value-type="string">
            <text:p>Bevolking</text:p>
          </table:table-cell>
          <table:table-cell office:value-type="string" calcext:value-type="string">
            <text:p>BEV0_17_PROG2018</text:p>
          </table:table-cell>
          <table:table-cell table:number-columns-repeated="2" office:value-type="string" calcext:value-type="string">
            <text:p>Bevolkingsprognose 2018 (0-17)</text:p>
          </table:table-cell>
          <table:table-cell office:value-type="string" calcext:value-type="string">
            <text:p>Prognose uit 2018 voor het aantal 0 tot en met 17-jarigen op 1 januari. Het inwonertal in toekomstige jaren wordt berekend aan de hand van verwachte demografische trends, in combinatie met de verwachte omvang van de woningvoorraad.</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1" calcext:value-type="float">
            <text:p>51</text:p>
          </table:table-cell>
          <table:table-cell table:number-columns-repeated="2" office:value-type="string" calcext:value-type="string">
            <text:p>Bevolking</text:p>
          </table:table-cell>
          <table:table-cell office:value-type="string" calcext:value-type="string">
            <text:p>BEV18_64_PROG2018</text:p>
          </table:table-cell>
          <table:table-cell table:number-columns-repeated="2" office:value-type="string" calcext:value-type="string">
            <text:p>Bevolkingsprognose 2018 (18-64)</text:p>
          </table:table-cell>
          <table:table-cell office:value-type="string" calcext:value-type="string">
            <text:p>Prognose uit 2018 voor het aantal 18 tot en met 64-jarigen op 1 januari. Het inwonertal in toekomstige jaren wordt berekend aan de hand van verwachte demografische trends, in combinatie met de verwachte omvang van de woningvoorraad.</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1" calcext:value-type="float">
            <text:p>61</text:p>
          </table:table-cell>
          <table:table-cell table:number-columns-repeated="2" office:value-type="string" calcext:value-type="string">
            <text:p>Bevolking</text:p>
          </table:table-cell>
          <table:table-cell office:value-type="string" calcext:value-type="string">
            <text:p>BEV65PLUS_PROG2018</text:p>
          </table:table-cell>
          <table:table-cell table:number-columns-repeated="2" office:value-type="string" calcext:value-type="string">
            <text:p>Bevolkingsprognose 2018 (65+)</text:p>
          </table:table-cell>
          <table:table-cell office:value-type="string" calcext:value-type="string">
            <text:p>Prognose uit 2018 voor het aantal 65-plussers op 1 januari. Het inwonertal in toekomstige jaren wordt berekend aan de hand van verwachte demografische trends, in combinatie met de verwachte omvang van de woningvoorraad.</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 calcext:value-type="float">
            <text:p>71</text:p>
          </table:table-cell>
          <table:table-cell table:number-columns-repeated="2" office:value-type="string" calcext:value-type="string">
            <text:p>Bevolking</text:p>
          </table:table-cell>
          <table:table-cell office:value-type="string" calcext:value-type="string">
            <text:p>BEVMAN</text:p>
          </table:table-cell>
          <table:table-cell office:value-type="string" calcext:value-type="string">
            <text:p>Geslacht: mannen</text:p>
          </table:table-cell>
          <table:table-cell office:value-type="string" calcext:value-type="string">
            <text:p>Mannen</text:p>
          </table:table-cell>
          <table:table-cell office:value-type="string" calcext:value-type="string">
            <text:p>Aantal mannen op 1 januari van het peil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eslacht</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1" calcext:value-type="float">
            <text:p>81</text:p>
          </table:table-cell>
          <table:table-cell table:number-columns-repeated="2" office:value-type="string" calcext:value-type="string">
            <text:p>Bevolking</text:p>
          </table:table-cell>
          <table:table-cell office:value-type="string" calcext:value-type="string">
            <text:p>BEVVROUW</text:p>
          </table:table-cell>
          <table:table-cell office:value-type="string" calcext:value-type="string">
            <text:p>Geslacht: vrouwen</text:p>
          </table:table-cell>
          <table:table-cell office:value-type="string" calcext:value-type="string">
            <text:p>Vrouwen</text:p>
          </table:table-cell>
          <table:table-cell office:value-type="string" calcext:value-type="string">
            <text:p>Aantal vrouwen op 1 januari van het peil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eslacht</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1" calcext:value-type="float">
            <text:p>91</text:p>
          </table:table-cell>
          <table:table-cell table:number-columns-repeated="2" office:value-type="string" calcext:value-type="string">
            <text:p>Bevolking</text:p>
          </table:table-cell>
          <table:table-cell office:value-type="string" calcext:value-type="string">
            <text:p>BEVMAN_P</text:p>
          </table:table-cell>
          <table:table-cell office:value-type="string" calcext:value-type="string">
            <text:p>Geslacht: % mannen</text:p>
          </table:table-cell>
          <table:table-cell office:value-type="string" calcext:value-type="string">
            <text:p>Mannen (%)</text:p>
          </table:table-cell>
          <table:table-cell office:value-type="string" calcext:value-type="string">
            <text:p>Aandeel mannen in de bevolking op 1 januari van het peil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1" calcext:value-type="float">
            <text:p>101</text:p>
          </table:table-cell>
          <table:table-cell table:number-columns-repeated="2" office:value-type="string" calcext:value-type="string">
            <text:p>Bevolking</text:p>
          </table:table-cell>
          <table:table-cell office:value-type="string" calcext:value-type="string">
            <text:p>BEVVROUW_P</text:p>
          </table:table-cell>
          <table:table-cell office:value-type="string" calcext:value-type="string">
            <text:p>Geslacht: % vrouwen</text:p>
          </table:table-cell>
          <table:table-cell office:value-type="string" calcext:value-type="string">
            <text:p>Vrouwen (%)</text:p>
          </table:table-cell>
          <table:table-cell office:value-type="string" calcext:value-type="string">
            <text:p>Aandeel vrouwen in de bevolking op 1 januari van het peil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1" calcext:value-type="float">
            <text:p>111</text:p>
          </table:table-cell>
          <table:table-cell table:number-columns-repeated="2" office:value-type="string" calcext:value-type="string">
            <text:p>Bevolking</text:p>
          </table:table-cell>
          <table:table-cell office:value-type="string" calcext:value-type="string">
            <text:p>BEVDICHT</text:p>
          </table:table-cell>
          <table:table-cell table:number-columns-repeated="2" office:value-type="string" calcext:value-type="string">
            <text:p>Bevolkingsdichtheid</text:p>
          </table:table-cell>
          <table:table-cell office:value-type="string" calcext:value-type="string">
            <text:p>Aantal bewoners per vierkante kilometer land. De peildatum van het aantal bewoners is 1 januari van het peiljaar, de peildatum van de oppervlakte is 1 januari van het peiljaar -1.</text:p>
          </table:table-cell>
          <table:table-cell office:value-type="string" calcext:value-type="string">
            <text:p>Afd. Basisinformatie / OIS</text:p>
          </table:table-cell>
          <table:table-cell office:value-type="string" calcext:value-type="string">
            <text:p>1 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km2</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1" calcext:value-type="float">
            <text:p>121</text:p>
          </table:table-cell>
          <table:table-cell table:number-columns-repeated="2" office:value-type="string" calcext:value-type="string">
            <text:p>Bevolking</text:p>
          </table:table-cell>
          <table:table-cell office:value-type="string" calcext:value-type="string">
            <text:p>BEVBRIEF</text:p>
          </table:table-cell>
          <table:table-cell table:number-columns-repeated="2" office:value-type="string" calcext:value-type="string">
            <text:p>Briefadreshoudenden</text:p>
          </table:table-cell>
          <table:table-cell office:value-type="string" calcext:value-type="string">
            <text:p>Personen die op 1 januari zijn opgenomen in het bevolkingsregister van de gemeente Amsterdam, maar niet woonachtig zijn op het adres waar zij staan ingeschrev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1" calcext:value-type="float">
            <text:p>131</text:p>
          </table:table-cell>
          <table:table-cell table:number-columns-repeated="2" office:value-type="string" calcext:value-type="string">
            <text:p>Bevolking</text:p>
          </table:table-cell>
          <table:table-cell office:value-type="string" calcext:value-type="string">
            <text:p>BEVINST</text:p>
          </table:table-cell>
          <table:table-cell office:value-type="string" calcext:value-type="string">
            <text:p>Bewoners van instituten</text:p>
          </table:table-cell>
          <table:table-cell office:value-type="string" calcext:value-type="string">
            <text:p>Bewoners instituten</text:p>
          </table:table-cell>
          <table:table-cell office:value-type="string" calcext:value-type="string">
            <text:p>Aantal niet-zelfstandig wonende Amsterdammers.</text:p>
            <text:p/>
            <text:p>Het gaat om personen in instellingen zoals verpleeg-, verzorgings- en kindertehuizen, gezinsvervangende tehuizen, revalidatiecentra, asielcentra en penitentiaire inrichtingen, die daar in principe voor langere tijd (zullen) verblijv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41" calcext:value-type="float">
            <text:p>141</text:p>
          </table:table-cell>
          <table:table-cell table:number-columns-repeated="2" office:value-type="string" calcext:value-type="string">
            <text:p>Bevolking</text:p>
          </table:table-cell>
          <table:table-cell office:value-type="string" calcext:value-type="string">
            <text:p>BEVINST_P</text:p>
          </table:table-cell>
          <table:table-cell table:number-columns-repeated="2" office:value-type="string" calcext:value-type="string">
            <text:p>Bewoners instituten (%)</text:p>
          </table:table-cell>
          <table:table-cell office:value-type="string" calcext:value-type="string">
            <text:p>Aandeel niet-zelfstandig wonende Amsterdammers.</text:p>
            <text:p/>
            <text:p>Het gaat om personen in instellingen zoals verpleeg-, verzorgings- en kindertehuizen, gezinsvervangende tehuizen, revalidatiecentra, asielcentra en penitentiaire inrichtingen, die daar in principe voor langere tijd (zullen) verblijv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51" calcext:value-type="float">
            <text:p>151</text:p>
          </table:table-cell>
          <table:table-cell table:number-columns-repeated="2" office:value-type="string" calcext:value-type="string">
            <text:p>Bevolking</text:p>
          </table:table-cell>
          <table:table-cell office:value-type="string" calcext:value-type="string">
            <text:p>BEVSTUD</text:p>
          </table:table-cell>
          <table:table-cell table:number-columns-repeated="2" office:value-type="string" calcext:value-type="string">
            <text:p>Bewoners studentenwoningen</text:p>
          </table:table-cell>
          <table:table-cell office:value-type="string" calcext:value-type="string">
            <text:p>Aantal bewoners van studenteneenheden en studentencomplex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1" calcext:value-type="float">
            <text:p>161</text:p>
          </table:table-cell>
          <table:table-cell table:number-columns-repeated="2" office:value-type="string" calcext:value-type="string">
            <text:p>Bevolking</text:p>
          </table:table-cell>
          <table:table-cell office:value-type="string" calcext:value-type="string">
            <text:p>BEVPOTBBV15_64</text:p>
          </table:table-cell>
          <table:table-cell table:number-columns-repeated="2" office:value-type="string" calcext:value-type="string">
            <text:p>Potentiële beroepsbevolking 15-64</text:p>
          </table:table-cell>
          <table:table-cell office:value-type="string" calcext:value-type="string">
            <text:p>De potentiele beroepsbevolking is het deel van de bevolking dat gelet op zijn leeftijd in aanmerking komt voor deelname aan het arbeidsproces, oftewel personen in de leeftijd 15 t/m 64 jaar die op de peildatum zijn geregistreerd in de gemeente Amsterdam.</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1" calcext:value-type="float">
            <text:p>171</text:p>
          </table:table-cell>
          <table:table-cell table:number-columns-repeated="2" office:value-type="string" calcext:value-type="string">
            <text:p>Bevolking</text:p>
          </table:table-cell>
          <table:table-cell office:value-type="string" calcext:value-type="string">
            <text:p>BEVPOTBBV15_64_P</text:p>
          </table:table-cell>
          <table:table-cell table:number-columns-repeated="2" office:value-type="string" calcext:value-type="string">
            <text:p>Potentiële beroepsbevolking 15-64 (%)</text:p>
          </table:table-cell>
          <table:table-cell office:value-type="string" calcext:value-type="string">
            <text:p>Het aandeel van de bevolking met een leeftijd van 15 tot en met 64 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81" calcext:value-type="float">
            <text:p>181</text:p>
          </table:table-cell>
          <table:table-cell table:number-columns-repeated="2" office:value-type="string" calcext:value-type="string">
            <text:p>Bevolking</text:p>
          </table:table-cell>
          <table:table-cell office:value-type="string" calcext:value-type="string">
            <text:p>BEVPOTBBV15_65</text:p>
          </table:table-cell>
          <table:table-cell table:number-columns-repeated="2" office:value-type="string" calcext:value-type="string">
            <text:p>Potentiële beroepsbevolking 15-65</text:p>
          </table:table-cell>
          <table:table-cell office:value-type="string" calcext:value-type="string">
            <text:p>De potentiele beroepsbevolking is het deel van de bevolking dat gelet op zijn leeftijd in aanmerking komt voor deelname aan het arbeidsproces, oftewel personen in de leeftijd 15 t/m 65 jaar die op de peildatum zijn geregistreerd in de gemeente Amsterdam.</text:p>
            <text:p/>
            <text:p>Vanwege het opschuiven van de AOW-leeftijd worden vanaf 2018 ook 65-jarigen gerekend tot de potentiele bereoepsbevolking.</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91" calcext:value-type="float">
            <text:p>191</text:p>
          </table:table-cell>
          <table:table-cell table:number-columns-repeated="2" office:value-type="string" calcext:value-type="string">
            <text:p>Bevolking</text:p>
          </table:table-cell>
          <table:table-cell office:value-type="string" calcext:value-type="string">
            <text:p>BEVPOTBBV15_74</text:p>
          </table:table-cell>
          <table:table-cell table:number-columns-repeated="2" office:value-type="string" calcext:value-type="string">
            <text:p>Potentiële beroepsbevolking 15-74</text:p>
          </table:table-cell>
          <table:table-cell office:value-type="string" calcext:value-type="string">
            <text:p>De potentiele beroepsbevolking is het deel van de bevolking dat gelet op zijn leeftijd in aanmerking komt voor deelname aan het arbeidsproces, oftewel personen in de leeftijd 15 t/m 74 jaar die op de peildatum zijn geregistreerd in de gemeente Amsterdam.</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01" calcext:value-type="float">
            <text:p>201</text:p>
          </table:table-cell>
          <table:table-cell table:number-columns-repeated="2" office:value-type="string" calcext:value-type="string">
            <text:p>Bevolking</text:p>
          </table:table-cell>
          <table:table-cell office:value-type="string" calcext:value-type="string">
            <text:p>BEVPOTBBV15_74_P</text:p>
          </table:table-cell>
          <table:table-cell table:number-columns-repeated="2" office:value-type="string" calcext:value-type="string">
            <text:p>Potentiële beroepsbevolking 15-74 (%)</text:p>
          </table:table-cell>
          <table:table-cell office:value-type="string" calcext:value-type="string">
            <text:p>Het aandeel van de bevolking met een leeftijd van 15 tot en met 74 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11" calcext:value-type="float">
            <text:p>211</text:p>
          </table:table-cell>
          <table:table-cell table:number-columns-repeated="2" office:value-type="string" calcext:value-type="string">
            <text:p>Bevolking</text:p>
          </table:table-cell>
          <table:table-cell office:value-type="string" calcext:value-type="string">
            <text:p>BEVSUR</text:p>
          </table:table-cell>
          <table:table-cell office:value-type="string" calcext:value-type="string">
            <text:p>Migratieachtergrond: Surinaams</text:p>
          </table:table-cell>
          <table:table-cell office:value-type="string" calcext:value-type="string">
            <text:p>Surinaams</text:p>
          </table:table-cell>
          <table:table-cell office:value-type="string" calcext:value-type="string">
            <text:p>Het aantal Amsterdammers met geboorteland Suriname of van wie een van de ouders is geboren in Suriname.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21" calcext:value-type="float">
            <text:p>221</text:p>
          </table:table-cell>
          <table:table-cell table:number-columns-repeated="2" office:value-type="string" calcext:value-type="string">
            <text:p>Bevolking</text:p>
          </table:table-cell>
          <table:table-cell office:value-type="string" calcext:value-type="string">
            <text:p>BEVANTIL</text:p>
          </table:table-cell>
          <table:table-cell office:value-type="string" calcext:value-type="string">
            <text:p>Migratieachtergrond: Antilliaans</text:p>
          </table:table-cell>
          <table:table-cell office:value-type="string" calcext:value-type="string">
            <text:p>Antilliaans</text:p>
          </table:table-cell>
          <table:table-cell office:value-type="string" calcext:value-type="string">
            <text:p>Het aantal Amsterdammers met geboorte in de (voormalige) Nederlandse Antillen of van wie een van de ouders is geboren in de (voormalige) Nederlandse Antillen. Het geboorteland van de moeder is bepalend voor de migratieachtergrond, tenzij de moeder in Nederland is geboren. In dat geval wordt de migratieachtergrond bepaald aan de hand van het geboorteland van de vader. De (voormalige) Nederlandse Antillen is een samentelling van de eilanden die tot het grondgebied van de Nederlandse Antillen van vóór 10 oktober 2010 behoorden. Het gaat om de eilanden Aruba, Bonaire, Curaçao, Saba, Sint-Eustatius, Sint-Maart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1" calcext:value-type="float">
            <text:p>231</text:p>
          </table:table-cell>
          <table:table-cell table:number-columns-repeated="2" office:value-type="string" calcext:value-type="string">
            <text:p>Bevolking</text:p>
          </table:table-cell>
          <table:table-cell office:value-type="string" calcext:value-type="string">
            <text:p>BEVTURK</text:p>
          </table:table-cell>
          <table:table-cell office:value-type="string" calcext:value-type="string">
            <text:p>Migratieachtergrond: Turks</text:p>
          </table:table-cell>
          <table:table-cell office:value-type="string" calcext:value-type="string">
            <text:p>Turks</text:p>
          </table:table-cell>
          <table:table-cell office:value-type="string" calcext:value-type="string">
            <text:p>Het aantal Amsterdammers met geboorteland Turkije of van wie een van de ouders is geboren in Turkije.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41" calcext:value-type="float">
            <text:p>241</text:p>
          </table:table-cell>
          <table:table-cell table:number-columns-repeated="2" office:value-type="string" calcext:value-type="string">
            <text:p>Bevolking</text:p>
          </table:table-cell>
          <table:table-cell office:value-type="string" calcext:value-type="string">
            <text:p>BEVMAROK</text:p>
          </table:table-cell>
          <table:table-cell office:value-type="string" calcext:value-type="string">
            <text:p>Migratieachtergrond: Marokkaans</text:p>
          </table:table-cell>
          <table:table-cell office:value-type="string" calcext:value-type="string">
            <text:p>Marokkaans</text:p>
          </table:table-cell>
          <table:table-cell office:value-type="string" calcext:value-type="string">
            <text:p>Het aantal Amsterdammers met geboorteland Marokko of van wie een van de ouders is geboren in Marokko.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51" calcext:value-type="float">
            <text:p>251</text:p>
          </table:table-cell>
          <table:table-cell table:number-columns-repeated="2" office:value-type="string" calcext:value-type="string">
            <text:p>Bevolking</text:p>
          </table:table-cell>
          <table:table-cell office:value-type="string" calcext:value-type="string">
            <text:p>BEVOVNW</text:p>
          </table:table-cell>
          <table:table-cell office:value-type="string" calcext:value-type="string">
            <text:p>Migratieachtergrond: Overig niet-westers</text:p>
          </table:table-cell>
          <table:table-cell office:value-type="string" calcext:value-type="string">
            <text:p>Overig niet-westers</text:p>
          </table:table-cell>
          <table:table-cell office:value-type="string" calcext:value-type="string">
            <text:p>Het aantal Amsterdammers met geboorte in een overig niet-westers land of van wie een van de ouders is geboren in een overig niet-westers land. Het geboorteland van de moeder is bepalend voor de migratieachtergrond, tenzij de moeder in Nederland is geboren. In dat geval wordt de migratieachtergrond bepaald aan de hand van het geboorteland van de vader. Overige niet-westerse landen zijn landen in de werelddelen Afrika, Latijns-Amerika en Azië exclusief Indonesië, Japan, Suriname, de (voormalige) Nederlandse Antillen, Turkije en Marokko.</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61" calcext:value-type="float">
            <text:p>261</text:p>
          </table:table-cell>
          <table:table-cell table:number-columns-repeated="2" office:value-type="string" calcext:value-type="string">
            <text:p>Bevolking</text:p>
          </table:table-cell>
          <table:table-cell office:value-type="string" calcext:value-type="string">
            <text:p>BEVWEST</text:p>
          </table:table-cell>
          <table:table-cell office:value-type="string" calcext:value-type="string">
            <text:p>Migratieachtergrond: Westers</text:p>
          </table:table-cell>
          <table:table-cell office:value-type="string" calcext:value-type="string">
            <text:p>Westers</text:p>
          </table:table-cell>
          <table:table-cell office:value-type="string" calcext:value-type="string">
            <text:p>Het aantal Amsterdammers met geboorte in een westers land of van wie een van de ouders is geboren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71" calcext:value-type="float">
            <text:p>271</text:p>
          </table:table-cell>
          <table:table-cell table:number-columns-repeated="2" office:value-type="string" calcext:value-type="string">
            <text:p>Bevolking</text:p>
          </table:table-cell>
          <table:table-cell office:value-type="string" calcext:value-type="string">
            <text:p>BEVAUTOCH</text:p>
          </table:table-cell>
          <table:table-cell office:value-type="string" calcext:value-type="string">
            <text:p>Migratieachtergrond: Nederlands</text:p>
          </table:table-cell>
          <table:table-cell office:value-type="string" calcext:value-type="string">
            <text:p>Geen migratieachtergrond</text:p>
          </table:table-cell>
          <table:table-cell office:value-type="string" calcext:value-type="string">
            <text:p>Het aantal Amsterdammers van wie de beide ouders in Nederland zijn geboren, ongeacht het land waar men zelf is gebo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81" calcext:value-type="float">
            <text:p>281</text:p>
          </table:table-cell>
          <table:table-cell table:number-columns-repeated="2" office:value-type="string" calcext:value-type="string">
            <text:p>Bevolking</text:p>
          </table:table-cell>
          <table:table-cell office:value-type="string" calcext:value-type="string">
            <text:p>BEVSUR_P</text:p>
          </table:table-cell>
          <table:table-cell office:value-type="string" calcext:value-type="string">
            <text:p>Migratieachtergrond: % Surinaams</text:p>
          </table:table-cell>
          <table:table-cell office:value-type="string" calcext:value-type="string">
            <text:p>Surinaams (%)</text:p>
          </table:table-cell>
          <table:table-cell office:value-type="string" calcext:value-type="string">
            <text:p>Het aandeel Amsterdammers met geboorteland Suriname of van wie een van de ouders is geboren in Suriname.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achtergrond%</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91" calcext:value-type="float">
            <text:p>291</text:p>
          </table:table-cell>
          <table:table-cell table:number-columns-repeated="2" office:value-type="string" calcext:value-type="string">
            <text:p>Bevolking</text:p>
          </table:table-cell>
          <table:table-cell office:value-type="string" calcext:value-type="string">
            <text:p>BEVANTIL_P</text:p>
          </table:table-cell>
          <table:table-cell office:value-type="string" calcext:value-type="string">
            <text:p>Migratieachtergrond: % Antilliaans</text:p>
          </table:table-cell>
          <table:table-cell office:value-type="string" calcext:value-type="string">
            <text:p>Antilliaans (%)</text:p>
          </table:table-cell>
          <table:table-cell office:value-type="string" calcext:value-type="string">
            <text:p>Het aandeel Amsterdammers met geboorteland de (voormalige) Nederlandse Antillen of van wie een van de ouders is geboren in de (voormalige) Nederlandse Antillen.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achtergrond%</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01" calcext:value-type="float">
            <text:p>301</text:p>
          </table:table-cell>
          <table:table-cell table:number-columns-repeated="2" office:value-type="string" calcext:value-type="string">
            <text:p>Bevolking</text:p>
          </table:table-cell>
          <table:table-cell office:value-type="string" calcext:value-type="string">
            <text:p>BEVTURK_P</text:p>
          </table:table-cell>
          <table:table-cell office:value-type="string" calcext:value-type="string">
            <text:p>Migratieachtergrond: % Turks</text:p>
          </table:table-cell>
          <table:table-cell office:value-type="string" calcext:value-type="string">
            <text:p>Turks (%)</text:p>
          </table:table-cell>
          <table:table-cell office:value-type="string" calcext:value-type="string">
            <text:p>Het aandeel Amsterdammers met geboorteland Turkije of van wie een van de ouders is geboren in Turkije.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achtergrond%</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1" calcext:value-type="float">
            <text:p>311</text:p>
          </table:table-cell>
          <table:table-cell table:number-columns-repeated="2" office:value-type="string" calcext:value-type="string">
            <text:p>Bevolking</text:p>
          </table:table-cell>
          <table:table-cell office:value-type="string" calcext:value-type="string">
            <text:p>BEVMAROK_P</text:p>
          </table:table-cell>
          <table:table-cell office:value-type="string" calcext:value-type="string">
            <text:p>Migratieachtergrond: % Marokkaans</text:p>
          </table:table-cell>
          <table:table-cell office:value-type="string" calcext:value-type="string">
            <text:p>Marokkaans (%)</text:p>
          </table:table-cell>
          <table:table-cell office:value-type="string" calcext:value-type="string">
            <text:p>Het aandeel Amsterdammers met geboorteland Marokko of van wie een van de ouders is geboren in Marokko.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achtergrond%</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21" calcext:value-type="float">
            <text:p>321</text:p>
          </table:table-cell>
          <table:table-cell table:number-columns-repeated="2" office:value-type="string" calcext:value-type="string">
            <text:p>Bevolking</text:p>
          </table:table-cell>
          <table:table-cell office:value-type="string" calcext:value-type="string">
            <text:p>BEVOVNW_P</text:p>
          </table:table-cell>
          <table:table-cell office:value-type="string" calcext:value-type="string">
            <text:p>Migratieachtergrond: % overig niet-westers</text:p>
          </table:table-cell>
          <table:table-cell office:value-type="string" calcext:value-type="string">
            <text:p>Overig niet-westers (%)</text:p>
          </table:table-cell>
          <table:table-cell office:value-type="string" calcext:value-type="string">
            <text:p>Het aandeel Amsterdammers met geboorte in een overig niet-westers land of van wie een van de ouders is geboren in een overig niet-westers land. Het geboorteland van de moeder is bepalend voor de migratieachtergrond, tenzij de moeder in Nederland is geboren. In dat geval wordt de migratieachtergrond bepaald aan de hand van het geboorteland van de vader. Overig niet-westerse landen zijn landen in de werelddelen Afrika, Latijns-Amerika en Azië, exclusief Indonesië, Japan, Suriname, de (voormalige) Nederlandse Antillen, Turkije en Marokko.</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achtergrond%</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31" calcext:value-type="float">
            <text:p>331</text:p>
          </table:table-cell>
          <table:table-cell table:number-columns-repeated="2" office:value-type="string" calcext:value-type="string">
            <text:p>Bevolking</text:p>
          </table:table-cell>
          <table:table-cell office:value-type="string" calcext:value-type="string">
            <text:p>BEVWEST_P</text:p>
          </table:table-cell>
          <table:table-cell office:value-type="string" calcext:value-type="string">
            <text:p>Migratieachtergrond: % Westers</text:p>
          </table:table-cell>
          <table:table-cell office:value-type="string" calcext:value-type="string">
            <text:p>Westers (%)</text:p>
          </table:table-cell>
          <table:table-cell office:value-type="string" calcext:value-type="string">
            <text:p>Het aandeel Amsterdammers met geboorte in een westers land of van wie een van de ouders is geboren in een westers land. Het geboorteland van de moeder is bepalend voor de migratieachtergrond, tenzij de moeder in Nederland is geboren. In dat geval wordt de migratieachtergrond bepaald aan de hand van het geboorteland van de vader. Westerse landen zijn landen in Europa (exclusief Nederland en Turkije),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3%</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1" calcext:value-type="float">
            <text:p>341</text:p>
          </table:table-cell>
          <table:table-cell table:number-columns-repeated="2" office:value-type="string" calcext:value-type="string">
            <text:p>Bevolking</text:p>
          </table:table-cell>
          <table:table-cell office:value-type="string" calcext:value-type="string">
            <text:p>BEVAUTOCH_P</text:p>
          </table:table-cell>
          <table:table-cell office:value-type="string" calcext:value-type="string">
            <text:p>Migratieachtergrond: % Nederlands</text:p>
          </table:table-cell>
          <table:table-cell office:value-type="string" calcext:value-type="string">
            <text:p>Geen migratieachtergrond (%)</text:p>
          </table:table-cell>
          <table:table-cell office:value-type="string" calcext:value-type="string">
            <text:p>Het aandeel Amsterdammers van wie de beide ouders in Nederland zijn geboren, ongeacht het land waar men zelf is gebo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3%</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51" calcext:value-type="float">
            <text:p>351</text:p>
          </table:table-cell>
          <table:table-cell table:number-columns-repeated="2" office:value-type="string" calcext:value-type="string">
            <text:p>Bevolking</text:p>
          </table:table-cell>
          <table:table-cell office:value-type="string" calcext:value-type="string">
            <text:p>BEVNW</text:p>
          </table:table-cell>
          <table:table-cell office:value-type="string" calcext:value-type="string">
            <text:p>Migratieachtergrond: niet-westers</text:p>
          </table:table-cell>
          <table:table-cell office:value-type="string" calcext:value-type="string">
            <text:p>Niet-westers</text:p>
          </table:table-cell>
          <table:table-cell office:value-type="string" calcext:value-type="string">
            <text:p>Het aantal Amsterdammers met geboorte in een niet-westers land of van wie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61" calcext:value-type="float">
            <text:p>361</text:p>
          </table:table-cell>
          <table:table-cell table:number-columns-repeated="2" office:value-type="string" calcext:value-type="string">
            <text:p>Bevolking</text:p>
          </table:table-cell>
          <table:table-cell office:value-type="string" calcext:value-type="string">
            <text:p>BEVNW_P</text:p>
          </table:table-cell>
          <table:table-cell office:value-type="string" calcext:value-type="string">
            <text:p>Migratieachtergrond: % niet-westers</text:p>
          </table:table-cell>
          <table:table-cell office:value-type="string" calcext:value-type="string">
            <text:p>Niet-westers (%)</text:p>
          </table:table-cell>
          <table:table-cell office:value-type="string" calcext:value-type="string">
            <text:p>Het aandeel Amsterdammers met geboorte in een niet-westers land of van wie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3%</text:p>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71" calcext:value-type="float">
            <text:p>371</text:p>
          </table:table-cell>
          <table:table-cell table:number-columns-repeated="2" office:value-type="string" calcext:value-type="string">
            <text:p>Bevolking</text:p>
          </table:table-cell>
          <table:table-cell office:value-type="string" calcext:value-type="string">
            <text:p>BEVEGNW</text:p>
          </table:table-cell>
          <table:table-cell office:value-type="string" calcext:value-type="string">
            <text:p>Eerste generatie niet-westers</text:p>
          </table:table-cell>
          <table:table-cell office:value-type="string" calcext:value-type="string">
            <text:p>1e generatie niet-westers</text:p>
          </table:table-cell>
          <table:table-cell office:value-type="string" calcext:value-type="string">
            <text:p>Het aantal Amsterdammers met een niet-westerse migratieachtergrond dat niet in Nederland is gebo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Eerste generati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81" calcext:value-type="float">
            <text:p>381</text:p>
          </table:table-cell>
          <table:table-cell table:number-columns-repeated="2" office:value-type="string" calcext:value-type="string">
            <text:p>Bevolking</text:p>
          </table:table-cell>
          <table:table-cell office:value-type="string" calcext:value-type="string">
            <text:p>BEVEGWEST</text:p>
          </table:table-cell>
          <table:table-cell office:value-type="string" calcext:value-type="string">
            <text:p>Eerste generatie westers</text:p>
          </table:table-cell>
          <table:table-cell office:value-type="string" calcext:value-type="string">
            <text:p>1e generatie westers</text:p>
          </table:table-cell>
          <table:table-cell office:value-type="string" calcext:value-type="string">
            <text:p>Het aantal Amsterdammers met een westerse migratieachtergrond dat niet in Nederland is gebo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Eerste generati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91" calcext:value-type="float">
            <text:p>391</text:p>
          </table:table-cell>
          <table:table-cell table:number-columns-repeated="2" office:value-type="string" calcext:value-type="string">
            <text:p>Bevolking</text:p>
          </table:table-cell>
          <table:table-cell office:value-type="string" calcext:value-type="string">
            <text:p>BEVNSTEDELING</text:p>
          </table:table-cell>
          <table:table-cell table:number-columns-repeated="2" office:value-type="string" calcext:value-type="string">
            <text:p>Nieuwe stedelingen</text:p>
          </table:table-cell>
          <table:table-cell office:value-type="string" calcext:value-type="string">
            <text:p>Nieuwe stedelingen zijn personen met een Nederlandse of westerse migratieachtergrond (exclusief Oost-Europa)  in de leeftijd van 18 tot en met 54 jaar, die na hun 18e levensjaar geregistreerd zijn in de gemeente Amsterdam.  </text:p>
            <text:p/>
            <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1" calcext:value-type="float">
            <text:p>401</text:p>
          </table:table-cell>
          <table:table-cell table:number-columns-repeated="2" office:value-type="string" calcext:value-type="string">
            <text:p>Bevolking</text:p>
          </table:table-cell>
          <table:table-cell office:value-type="string" calcext:value-type="string">
            <text:p>BEVNSTEDELING_P</text:p>
          </table:table-cell>
          <table:table-cell table:number-columns-repeated="2" office:value-type="string" calcext:value-type="string">
            <text:p>Nieuwe stedelingen (%)</text:p>
          </table:table-cell>
          <table:table-cell office:value-type="string" calcext:value-type="string">
            <text:p>Aandeel in de bevolking van personen met een Nederlandse of westerse migratieachtergrond (exclusief Oost-Europa) , in de leeftijd 18 tot en met 54 jaar, die na hun 18e levensjaar geregistreerd zijn in de gemeente Amsterdam.</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11" calcext:value-type="float">
            <text:p>411</text:p>
          </table:table-cell>
          <table:table-cell table:number-columns-repeated="2" office:value-type="string" calcext:value-type="string">
            <text:p>Bevolking</text:p>
          </table:table-cell>
          <table:table-cell office:value-type="string" calcext:value-type="string">
            <text:p>BEVOPLLAAG_P</text:p>
          </table:table-cell>
          <table:table-cell table:number-columns-repeated="2" office:value-type="string" calcext:value-type="string">
            <text:p>Opleiding laag (%)</text:p>
          </table:table-cell>
          <table:table-cell office:value-type="string" calcext:value-type="string">
            <text:p>Aandeel laag opgeleide inwoners van de bevolking van 15 tot en met 74  jaar (maximaal VMBO).</text:p>
            <text:p/>
            <text:p>Tot en met 2013 zijn de cijfers op wijkniveau gebaseerd op de gebiedsindeling van 2010. Vanaf 2014 sluiten de cijfers voor wijken aan op de gebiedsindeling van 1-1-2015.</text:p>
            <text:p/>
            <text:p>In 2015 is er een trendbreuk door aanpassingen in de berekeningswijze van het CBS. Cijfers op wijkniveau of kleiner zijn ongewogen.</text:p>
          </table:table-cell>
          <table:table-cell office:value-type="string" calcext:value-type="string">
            <text:p>CBS / bewerking OIS</text:p>
          </table:table-cell>
          <table:table-cell office:value-type="string" calcext:value-type="string">
            <text:p>30 septem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opleidingsniveau%</text:p>
          </table:table-cell>
          <table:table-cell office:value-type="string" calcext:value-type="string">
            <text:p>F8.</text:p>
          </table:table-cell>
          <table:table-cell office:value-type="string" calcext:value-type="string">
            <text:p>Werk, inkomen en participatie</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21" calcext:value-type="float">
            <text:p>421</text:p>
          </table:table-cell>
          <table:table-cell table:number-columns-repeated="2" office:value-type="string" calcext:value-type="string">
            <text:p>Bevolking</text:p>
          </table:table-cell>
          <table:table-cell office:value-type="string" calcext:value-type="string">
            <text:p>BEVOPLMID_P</text:p>
          </table:table-cell>
          <table:table-cell table:number-columns-repeated="2" office:value-type="string" calcext:value-type="string">
            <text:p>Opleiding middelbaar (%)</text:p>
          </table:table-cell>
          <table:table-cell office:value-type="string" calcext:value-type="string">
            <text:p>Aandeel middelbaar opgeleide inwoners van de bevolking van 15 tot en met 74 jaar (MBO, Havo, VWO).</text:p>
            <text:p/>
            <text:p>Tot en met 2013 zijn de cijfers op wijkniveau gebaseerd op de gebiedsindeling van 2010. Vanaf 2014 sluiten de cijfers voor wijken aan op de gebiedsindeling van 1-1-2015.</text:p>
            <text:p/>
            <text:p>In 2015 is er een trendbreuk door aanpassingen in de berekeningswijze van het CBS. Cijfers op wijkniveau of kleiner zijn ongewogen.</text:p>
          </table:table-cell>
          <table:table-cell office:value-type="string" calcext:value-type="string">
            <text:p>CBS / bewerking OIS</text:p>
          </table:table-cell>
          <table:table-cell office:value-type="string" calcext:value-type="string">
            <text:p>30 septem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opleidingsniveau%</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31" calcext:value-type="float">
            <text:p>431</text:p>
          </table:table-cell>
          <table:table-cell table:number-columns-repeated="2" office:value-type="string" calcext:value-type="string">
            <text:p>Bevolking</text:p>
          </table:table-cell>
          <table:table-cell office:value-type="string" calcext:value-type="string">
            <text:p>BEVOPLHOOG_P</text:p>
          </table:table-cell>
          <table:table-cell table:number-columns-repeated="2" office:value-type="string" calcext:value-type="string">
            <text:p>Opleiding hoog (%)</text:p>
          </table:table-cell>
          <table:table-cell office:value-type="string" calcext:value-type="string">
            <text:p>Aandeel hoog opgeleide inwoners van de bevolking van 15 tot en met 74 jaar (HBO of universiteit).</text:p>
            <text:p/>
            <text:p>Tot en met 2013 zijn de cijfers op wijkniveau gebaseerd op de gebiedsindeling van 2010. Vanaf 2014 sluiten de cijfers voor wijken aan op de gebiedsindeling van 1-1-2015.</text:p>
            <text:p/>
            <text:p>In 2015 is er een trendbreuk door aanpassingen in de berekeningswijze van het CBS. Cijfers op wijkniveau of kleiner zijn ongewogen.</text:p>
          </table:table-cell>
          <table:table-cell office:value-type="string" calcext:value-type="string">
            <text:p>CBS / bewerking OIS</text:p>
          </table:table-cell>
          <table:table-cell office:value-type="string" calcext:value-type="string">
            <text:p>30 septem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opleidingsniveau%</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441" calcext:value-type="float">
            <text:p>441</text:p>
          </table:table-cell>
          <table:table-cell table:number-columns-repeated="2" office:value-type="string" calcext:value-type="string">
            <text:p>Bevolking</text:p>
          </table:table-cell>
          <table:table-cell office:value-type="string" calcext:value-type="string">
            <text:p>BEVHUISHOUDENHH</text:p>
          </table:table-cell>
          <table:table-cell office:value-type="string" calcext:value-type="string">
            <text:p>Huishoudens: totaal</text:p>
          </table:table-cell>
          <table:table-cell office:value-type="string" calcext:value-type="string">
            <text:p>Huishoudens</text:p>
          </table:table-cell>
          <table:table-cell office:value-type="string" calcext:value-type="string">
            <text:p>Een huishouden bestaat uit één of meer personen die alleen of samen een leefeenheid vormen; dit uit zich bijvoorbeeld in het gebruik van een gemeenschappelijke woonkamer of keuken. Huishoudens zijn dus gezinnen, samenwonenden, woongroepen en alleenstaanden die een zelfstandig huishouding voeren.</text:p>
            <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office:value-type="string" calcext:value-type="string">
            <text:p>Bevolking</text:p>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51" calcext:value-type="float">
            <text:p>451</text:p>
          </table:table-cell>
          <table:table-cell table:number-columns-repeated="2" office:value-type="string" calcext:value-type="string">
            <text:p>Bevolking</text:p>
          </table:table-cell>
          <table:table-cell office:value-type="string" calcext:value-type="string">
            <text:p>BEVGEHZKINDHH</text:p>
          </table:table-cell>
          <table:table-cell office:value-type="string" calcext:value-type="string">
            <text:p>Huishoudens: gehuwd zonder kinderen</text:p>
          </table:table-cell>
          <table:table-cell office:value-type="string" calcext:value-type="string">
            <text:p>Gehuwd zonder kinderen (hh)</text:p>
          </table:table-cell>
          <table:table-cell office:value-type="string" calcext:value-type="string">
            <text:p>Het huishoudentype 'gehuwd samenwonend zonder kinderen' wordt bepaald op basis van de relatiecodes tussen bewoners die op de peildatum in de Basisregistraties Adressen en Gebouwen (BAG) zijn geregistreerd binnen een adres. Dit type huishouden bestaat uit twee meerderjarige bewoners die volgens de GBA met elkaar wettig in de echt verbonden zij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61" calcext:value-type="float">
            <text:p>461</text:p>
          </table:table-cell>
          <table:table-cell table:number-columns-repeated="2" office:value-type="string" calcext:value-type="string">
            <text:p>Bevolking</text:p>
          </table:table-cell>
          <table:table-cell office:value-type="string" calcext:value-type="string">
            <text:p>BEVGEHMKINDHH</text:p>
          </table:table-cell>
          <table:table-cell office:value-type="string" calcext:value-type="string">
            <text:p>Huishoudens: gehuwd met kinderen</text:p>
          </table:table-cell>
          <table:table-cell office:value-type="string" calcext:value-type="string">
            <text:p>Gehuwd met kinderen (hh)</text:p>
          </table:table-cell>
          <table:table-cell office:value-type="string" calcext:value-type="string">
            <text:p>Het huishoudentype 'gehuwd samenwonend met kinderen' wordt bepaald op basis van de relatiecodes tussen bewoners die op de peildatum in de Basisregistraties Adressen en Gebouwen (BAG) zijn geregistreerd binnen een adres. Dit type huishouden bestaat uit twee meerderjarige bewoners die volgens de GBA met elkaar wettig in de echt verbonden zijn en een of meerdere ongehuwde bewoners die wettige kind(eren) zijn van een of beide meerderjarige bewoners op dit adres.</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71" calcext:value-type="float">
            <text:p>471</text:p>
          </table:table-cell>
          <table:table-cell table:number-columns-repeated="2" office:value-type="string" calcext:value-type="string">
            <text:p>Bevolking</text:p>
          </table:table-cell>
          <table:table-cell office:value-type="string" calcext:value-type="string">
            <text:p>BEVONGEHZKINDHH</text:p>
          </table:table-cell>
          <table:table-cell office:value-type="string" calcext:value-type="string">
            <text:p>Huishoudens: ongehuwd zonder kinderen</text:p>
          </table:table-cell>
          <table:table-cell office:value-type="string" calcext:value-type="string">
            <text:p>Ongehuwd zonder kinderen (hh)</text:p>
          </table:table-cell>
          <table:table-cell office:value-type="string" calcext:value-type="string">
            <text:p>Het huishoudentype 'ongehuwd samenwonend zonder kinderen' wordt bepaald op basis van de relatiecodes tussen bewoners die op de peildatum in de Basisregistraties Adressen en Gebouwen (BAG) zijn geregistreerd binnen een adres. Dit type huishouden bestaat uit twee meerderjarige bewoners die volgens de GBA niet wettig in de echt verbonden zij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81" calcext:value-type="float">
            <text:p>481</text:p>
          </table:table-cell>
          <table:table-cell table:number-columns-repeated="2" office:value-type="string" calcext:value-type="string">
            <text:p>Bevolking</text:p>
          </table:table-cell>
          <table:table-cell office:value-type="string" calcext:value-type="string">
            <text:p>BEVONGEHMKINDHH</text:p>
          </table:table-cell>
          <table:table-cell office:value-type="string" calcext:value-type="string">
            <text:p>Huishoudens: ongehuwd met kinderen</text:p>
          </table:table-cell>
          <table:table-cell office:value-type="string" calcext:value-type="string">
            <text:p>Ongehuwd met kinderen (hh)</text:p>
          </table:table-cell>
          <table:table-cell office:value-type="string" calcext:value-type="string">
            <text:p>Het huishoudentype 'samenwonend met kinderen' wordt bepaald op basis van de relatiecodes tussen bewoners die op de peildatum in de Basisregistraties Adressen en Gebouwen (BAG) zijn geregistreerd binnen een adres. Dit type huishouden bestaat uit twee meerderjarige bewoners die volgens de GBA met elkaar niet wettig in de echt verbonden zijn en een of meerdere ongehuwde bewoners die wettige kind(eren) zijn van een of beide meerderjarige bewoners op dit adres.</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91" calcext:value-type="float">
            <text:p>491</text:p>
          </table:table-cell>
          <table:table-cell table:number-columns-repeated="2" office:value-type="string" calcext:value-type="string">
            <text:p>Bevolking</text:p>
          </table:table-cell>
          <table:table-cell office:value-type="string" calcext:value-type="string">
            <text:p>BEVEENOUDERHH</text:p>
          </table:table-cell>
          <table:table-cell office:value-type="string" calcext:value-type="string">
            <text:p>Huishoudens: eenoudergezin</text:p>
          </table:table-cell>
          <table:table-cell office:value-type="string" calcext:value-type="string">
            <text:p>Eenoudergezin (hh)</text:p>
          </table:table-cell>
          <table:table-cell office:value-type="string" calcext:value-type="string">
            <text:p>Het huishoudentype 'eenoudergezin' wordt bepaald op basis van de relatiecodes tussen bewoners die op de peildatum in de Basisregistraties Adressen en Gebouwen (BAG) zijn geregistreerd binnen een adres. Dit type huishouden bestaat uit een meerderjarige bewoner en een of meerdere ongehuwde bewoners die wettige kind(eren) zijn van de meerderjarige bewoner op dit adres.</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501" calcext:value-type="float">
            <text:p>501</text:p>
          </table:table-cell>
          <table:table-cell table:number-columns-repeated="2" office:value-type="string" calcext:value-type="string">
            <text:p>Bevolking</text:p>
          </table:table-cell>
          <table:table-cell office:value-type="string" calcext:value-type="string">
            <text:p>BEVALLEENHH</text:p>
          </table:table-cell>
          <table:table-cell office:value-type="string" calcext:value-type="string">
            <text:p>Huishoudens: eenpersoonshuishoudens</text:p>
          </table:table-cell>
          <table:table-cell office:value-type="string" calcext:value-type="string">
            <text:p>Eenpersoonshuishoudens</text:p>
          </table:table-cell>
          <table:table-cell office:value-type="string" calcext:value-type="string">
            <text:p>Het huishoudentype 'alleenstaand' wordt bepaald op basis van de relatiecodes tussen bewoners die op de peildatum in de Basisregistraties Adressen en Gebouwen (BAG) zijn geregistreerd binnen een adres. Dit type huishouden bestaat uit een meerderjarige persoon die alleen een huishouden voert (eenpersoonshuishouden), behalve</text:p>
            <text:p>alleenwonenden vallen hier ook kamerbewoners on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11" calcext:value-type="float">
            <text:p>511</text:p>
          </table:table-cell>
          <table:table-cell table:number-columns-repeated="2" office:value-type="string" calcext:value-type="string">
            <text:p>Bevolking</text:p>
          </table:table-cell>
          <table:table-cell office:value-type="string" calcext:value-type="string">
            <text:p>BEVOVERIGHH</text:p>
          </table:table-cell>
          <table:table-cell table:number-columns-repeated="2" office:value-type="string" calcext:value-type="string">
            <text:p>Huishoudens: overig</text:p>
          </table:table-cell>
          <table:table-cell office:value-type="string" calcext:value-type="string">
            <text:p>Het huishoudentype 'overig' wordt bepaald op basis van de relatiecodes tussen bewoners die op de peildatum in de Basisregistraties Adressen en Gebouwen (BAG) zijn geregistreerd binnen een adres. Hieronder vallen diverse combinaties die anders zijn dan 'samenwonend/gehuwd met kinderen', 'samenwonend/gehuwd zonder kinderen', 'eenoudergezin' en 'alleenstaand'. Voorbeelden van het type 'overig' zijn drie meerderjarige bewoners op een adres, die geen wettige relatie met elkaar hebben of bewoners van een woongroep.</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21" calcext:value-type="float">
            <text:p>521</text:p>
          </table:table-cell>
          <table:table-cell table:number-columns-repeated="2" office:value-type="string" calcext:value-type="string">
            <text:p>Bevolking</text:p>
          </table:table-cell>
          <table:table-cell office:value-type="string" calcext:value-type="string">
            <text:p>BEVEENOUDERHH_P</text:p>
          </table:table-cell>
          <table:table-cell office:value-type="string" calcext:value-type="string">
            <text:p>Huishoudens: % eenoudergezin</text:p>
          </table:table-cell>
          <table:table-cell office:value-type="string" calcext:value-type="string">
            <text:p>Eenoudergezin (%hh)</text:p>
          </table:table-cell>
          <table:table-cell office:value-type="string" calcext:value-type="string">
            <text:p>Aandeel huishoudens dat gevormd wordt <text:s/>door een <text:s/>meerderjarige bewoner en een of meerdere ongehuwde wettige kind(e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huishoudsamenstelling%</text:p>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31" calcext:value-type="float">
            <text:p>531</text:p>
          </table:table-cell>
          <table:table-cell table:number-columns-repeated="2" office:value-type="string" calcext:value-type="string">
            <text:p>Bevolking</text:p>
          </table:table-cell>
          <table:table-cell office:value-type="string" calcext:value-type="string">
            <text:p>BEVALLEENHH_P</text:p>
          </table:table-cell>
          <table:table-cell office:value-type="string" calcext:value-type="string">
            <text:p>Huishoudens: % eenpersoons</text:p>
          </table:table-cell>
          <table:table-cell office:value-type="string" calcext:value-type="string">
            <text:p>Eenpersoonshuishoudens (%hh)</text:p>
          </table:table-cell>
          <table:table-cell office:value-type="string" calcext:value-type="string">
            <text:p>Aandeel huishoudens dat bestaat uit een persoon die alleen een huishouden voert (eenpersoonshuishouden), behalve alleenwonenden vallen hier ook kamerbewoners on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huishoudsamenstelling%</text:p>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41" calcext:value-type="float">
            <text:p>541</text:p>
          </table:table-cell>
          <table:table-cell table:number-columns-repeated="2" office:value-type="string" calcext:value-type="string">
            <text:p>Bevolking</text:p>
          </table:table-cell>
          <table:table-cell office:value-type="string" calcext:value-type="string">
            <text:p>BEVPAARZKINDHH_P</text:p>
          </table:table-cell>
          <table:table-cell office:value-type="string" calcext:value-type="string">
            <text:p>Huishoudens: % stel zonder kinderen</text:p>
          </table:table-cell>
          <table:table-cell office:value-type="string" calcext:value-type="string">
            <text:p>Stel zonder kinderen (%hh)</text:p>
          </table:table-cell>
          <table:table-cell office:value-type="string" calcext:value-type="string">
            <text:p>Aandeel huishoudens dat bestaat uit gehuwd of ongehuwd samenwonenden zonder kinde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huishoudsamenstelling%</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51" calcext:value-type="float">
            <text:p>551</text:p>
          </table:table-cell>
          <table:table-cell table:number-columns-repeated="2" office:value-type="string" calcext:value-type="string">
            <text:p>Bevolking</text:p>
          </table:table-cell>
          <table:table-cell office:value-type="string" calcext:value-type="string">
            <text:p>BEVPAARMKINDHH_P</text:p>
          </table:table-cell>
          <table:table-cell office:value-type="string" calcext:value-type="string">
            <text:p>Huishoudens: % stel met kinderen</text:p>
          </table:table-cell>
          <table:table-cell office:value-type="string" calcext:value-type="string">
            <text:p>Stel met kinderen (%hh)</text:p>
          </table:table-cell>
          <table:table-cell office:value-type="string" calcext:value-type="string">
            <text:p>Aandeel huishoudens dat bestaat uit gehuwd of ongehuwd samenwonenden met thuiswonende ongehuwde kinde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huishoudsamenstelling%</text:p>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61" calcext:value-type="float">
            <text:p>561</text:p>
          </table:table-cell>
          <table:table-cell table:number-columns-repeated="2" office:value-type="string" calcext:value-type="string">
            <text:p>Bevolking</text:p>
          </table:table-cell>
          <table:table-cell office:value-type="string" calcext:value-type="string">
            <text:p>BEVOVERIGHH_P</text:p>
          </table:table-cell>
          <table:table-cell office:value-type="string" calcext:value-type="string">
            <text:p>Huishoudens: % overig</text:p>
          </table:table-cell>
          <table:table-cell office:value-type="string" calcext:value-type="string">
            <text:p>Huishoudens overig (%hh)</text:p>
          </table:table-cell>
          <table:table-cell office:value-type="string" calcext:value-type="string">
            <text:p>Het huishoudentype 'overig' wordt bepaald op basis van de relatiecodes tussen bewoners die op de peildatum in de Basisregistraties Adressen en Gebouwen (BAG) zijn geregistreerd binnen een adres. Hieronder vallen diverse combinaties die anders zijn dan 'samenwonend/gehuwd met kinderen', 'samenwonend/gehuwd zonder kinderen', 'eenoudergezin' en 'alleenstaand'. Voorbeelden van het type 'overig' zijn drie meerderjarige bewoners op een adres, die geen wettige relatie met elkaar hebben of bewoners van een woongroep.</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huishoudsamenstelling%</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71" calcext:value-type="float">
            <text:p>571</text:p>
          </table:table-cell>
          <table:table-cell table:number-columns-repeated="2" office:value-type="string" calcext:value-type="string">
            <text:p>Bevolking</text:p>
          </table:table-cell>
          <table:table-cell office:value-type="string" calcext:value-type="string">
            <text:p>BEVHHMKIND</text:p>
          </table:table-cell>
          <table:table-cell office:value-type="string" calcext:value-type="string">
            <text:p>Huishoudens: met kinderen</text:p>
          </table:table-cell>
          <table:table-cell office:value-type="string" calcext:value-type="string">
            <text:p>Huishoudens met kinderen</text:p>
          </table:table-cell>
          <table:table-cell office:value-type="string" calcext:value-type="string">
            <text:p>Aantal huishoudens met ongehuwde thuiswonende kinde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81" calcext:value-type="float">
            <text:p>581</text:p>
          </table:table-cell>
          <table:table-cell table:number-columns-repeated="2" office:value-type="string" calcext:value-type="string">
            <text:p>Bevolking</text:p>
          </table:table-cell>
          <table:table-cell office:value-type="string" calcext:value-type="string">
            <text:p>BEVHHMKIND_P</text:p>
          </table:table-cell>
          <table:table-cell office:value-type="string" calcext:value-type="string">
            <text:p>Huishoudens: % met kinderen</text:p>
          </table:table-cell>
          <table:table-cell office:value-type="string" calcext:value-type="string">
            <text:p>Huishoudens met kinderen (%)</text:p>
          </table:table-cell>
          <table:table-cell office:value-type="string" calcext:value-type="string">
            <text:p>Aandeel huishoudens met ongehuwde thuiswonende kinde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91" calcext:value-type="float">
            <text:p>591</text:p>
          </table:table-cell>
          <table:table-cell table:number-columns-repeated="2" office:value-type="string" calcext:value-type="string">
            <text:p>Bevolking</text:p>
          </table:table-cell>
          <table:table-cell office:value-type="string" calcext:value-type="string">
            <text:p>BEV1P80PLUS</text:p>
          </table:table-cell>
          <table:table-cell table:number-columns-repeated="2" office:value-type="string" calcext:value-type="string">
            <text:p>Alleenwonend 80+</text:p>
          </table:table-cell>
          <table:table-cell office:value-type="string" calcext:value-type="string">
            <text:p>Alleenwonenden van 80 jaar en ou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01" calcext:value-type="float">
            <text:p>601</text:p>
          </table:table-cell>
          <table:table-cell table:number-columns-repeated="2" office:value-type="string" calcext:value-type="string">
            <text:p>Bevolking</text:p>
          </table:table-cell>
          <table:table-cell office:value-type="string" calcext:value-type="string">
            <text:p>BEV1P80PLUS_P</text:p>
          </table:table-cell>
          <table:table-cell table:number-columns-repeated="2" office:value-type="string" calcext:value-type="string">
            <text:p>Alleenwonend 80+ (%)</text:p>
          </table:table-cell>
          <table:table-cell office:value-type="string" calcext:value-type="string">
            <text:p>Aandeel zelfstandig alleenwonenden van 80 jaar en ouder op de totale bevolking.</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11" calcext:value-type="float">
            <text:p>611</text:p>
          </table:table-cell>
          <table:table-cell table:number-columns-repeated="2" office:value-type="string" calcext:value-type="string">
            <text:p>Bevolking</text:p>
          </table:table-cell>
          <table:table-cell office:value-type="string" calcext:value-type="string">
            <text:p>BEV1P65_79V</text:p>
          </table:table-cell>
          <table:table-cell office:value-type="string" calcext:value-type="string">
            <text:p>Alleenwonend vrouw 65 t/m 79 jaar</text:p>
          </table:table-cell>
          <table:table-cell office:value-type="string" calcext:value-type="string">
            <text:p>Alleenwonend vrouw 65-79 jaar</text:p>
          </table:table-cell>
          <table:table-cell office:value-type="string" calcext:value-type="string">
            <text:p>Aantal alleenwonende vrouwen van 65 jaar en ou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21" calcext:value-type="float">
            <text:p>621</text:p>
          </table:table-cell>
          <table:table-cell table:number-columns-repeated="2" office:value-type="string" calcext:value-type="string">
            <text:p>Bevolking</text:p>
          </table:table-cell>
          <table:table-cell office:value-type="string" calcext:value-type="string">
            <text:p>BEV1P65_79M</text:p>
          </table:table-cell>
          <table:table-cell office:value-type="string" calcext:value-type="string">
            <text:p>Alleenwonend man 65 t/m 79 jaar</text:p>
          </table:table-cell>
          <table:table-cell office:value-type="string" calcext:value-type="string">
            <text:p>Alleenwonend man 65-79 jaar</text:p>
          </table:table-cell>
          <table:table-cell office:value-type="string" calcext:value-type="string">
            <text:p>Aantal alleenwonende mannen van 65 jaar en ou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31" calcext:value-type="float">
            <text:p>631</text:p>
          </table:table-cell>
          <table:table-cell table:number-columns-repeated="2" office:value-type="string" calcext:value-type="string">
            <text:p>Bevolking</text:p>
          </table:table-cell>
          <table:table-cell office:value-type="string" calcext:value-type="string">
            <text:p>BEV1P80PLUSV</text:p>
          </table:table-cell>
          <table:table-cell table:number-columns-repeated="2" office:value-type="string" calcext:value-type="string">
            <text:p>Alleenwonend vrouw 80+</text:p>
          </table:table-cell>
          <table:table-cell office:value-type="string" calcext:value-type="string">
            <text:p>Aantal alleenwonende vrouwen van 80 aar en ou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41" calcext:value-type="float">
            <text:p>641</text:p>
          </table:table-cell>
          <table:table-cell table:number-columns-repeated="2" office:value-type="string" calcext:value-type="string">
            <text:p>Bevolking</text:p>
          </table:table-cell>
          <table:table-cell office:value-type="string" calcext:value-type="string">
            <text:p>BEV1P80PLUSM</text:p>
          </table:table-cell>
          <table:table-cell table:number-columns-repeated="2" office:value-type="string" calcext:value-type="string">
            <text:p>Alleenwonend man 80+</text:p>
          </table:table-cell>
          <table:table-cell office:value-type="string" calcext:value-type="string">
            <text:p>Aantal alleenwonende mannen van 80 jaar en ou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651" calcext:value-type="float">
            <text:p>651</text:p>
          </table:table-cell>
          <table:table-cell table:number-columns-repeated="2" office:value-type="string" calcext:value-type="string">
            <text:p>Bevolking</text:p>
          </table:table-cell>
          <table:table-cell office:value-type="string" calcext:value-type="string">
            <text:p>BEVGEB</text:p>
          </table:table-cell>
          <table:table-cell office:value-type="string" calcext:value-type="string">
            <text:p>Bevolkingsloop: geboortes</text:p>
          </table:table-cell>
          <table:table-cell office:value-type="string" calcext:value-type="string">
            <text:p>Geboortes</text:p>
          </table:table-cell>
          <table:table-cell office:value-type="string" calcext:value-type="string">
            <text:p>Aantal bevallingen gedurende het peiljaar, ongeacht de levensvatbaarheid van het kind of de kinderen.</text:p>
            <text:p>De geboortestatistiek betreft geboorten uit vrouwen die ten tijde van de bevalling in het bevolkingsregister van Amsterdam zijn opgenomen, ongeacht de plaats waar de bevalling heeft plaatsgevonden. Daarentegen worden bevallingen in Amsterdam van vrouwen die niet in het gemeentelijk bevolkingsregister zijn opgenomen niet meegeteld.</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61" calcext:value-type="float">
            <text:p>661</text:p>
          </table:table-cell>
          <table:table-cell table:number-columns-repeated="2" office:value-type="string" calcext:value-type="string">
            <text:p>Bevolking</text:p>
          </table:table-cell>
          <table:table-cell office:value-type="string" calcext:value-type="string">
            <text:p>BEVSTERF</text:p>
          </table:table-cell>
          <table:table-cell office:value-type="string" calcext:value-type="string">
            <text:p>Bevolkingsloop: sterfgevallen</text:p>
          </table:table-cell>
          <table:table-cell office:value-type="string" calcext:value-type="string">
            <text:p>Sterfgevallen</text:p>
          </table:table-cell>
          <table:table-cell office:value-type="string" calcext:value-type="string">
            <text:p>Het aantal personen dat is overleden waarbij een bevoegde arts een overlijdensakte heeft ondertekend. </text:p>
            <text:p>Overledenen worden geteld naar de woongemeente en niet naar de gemeente van overlijden.</text:p>
            <text:p>In de statistieken heeft sterfte betrekking op het aantal personen dat tijdens het overlijden in het bevolkingsregister van Amsterdam is opgenomen, ongeacht de gemeente waar het overlijden heeft plaatsgevonden. Personen die niet in Amsterdam wonen maar wel hier overlijden worden niet meegeteld.</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71" calcext:value-type="float">
            <text:p>671</text:p>
          </table:table-cell>
          <table:table-cell table:number-columns-repeated="2" office:value-type="string" calcext:value-type="string">
            <text:p>Bevolking</text:p>
          </table:table-cell>
          <table:table-cell office:value-type="string" calcext:value-type="string">
            <text:p>BEVVEST</text:p>
          </table:table-cell>
          <table:table-cell office:value-type="string" calcext:value-type="string">
            <text:p>Bevolkingsloop: vestiging extern</text:p>
          </table:table-cell>
          <table:table-cell office:value-type="string" calcext:value-type="string">
            <text:p>Vestiging extern</text:p>
          </table:table-cell>
          <table:table-cell office:value-type="string" calcext:value-type="string">
            <text:p>Aantal personen dat zich gedurende het jaar gevestigd heeft in Amsterdam vanuit een gemeente buiten Amsterdam</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81" calcext:value-type="float">
            <text:p>681</text:p>
          </table:table-cell>
          <table:table-cell table:number-columns-repeated="2" office:value-type="string" calcext:value-type="string">
            <text:p>Bevolking</text:p>
          </table:table-cell>
          <table:table-cell office:value-type="string" calcext:value-type="string">
            <text:p>BEVVERT</text:p>
          </table:table-cell>
          <table:table-cell office:value-type="string" calcext:value-type="string">
            <text:p>Bevolkingsloop: vertrek extern</text:p>
          </table:table-cell>
          <table:table-cell office:value-type="string" calcext:value-type="string">
            <text:p>Vertrek extern</text:p>
          </table:table-cell>
          <table:table-cell office:value-type="string" calcext:value-type="string">
            <text:p>Aantal personen dat gedurende het jaar verhuisd is naar een andere gemeente in Nederland of naar het buitenland.</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91" calcext:value-type="float">
            <text:p>691</text:p>
          </table:table-cell>
          <table:table-cell table:number-columns-repeated="2" office:value-type="string" calcext:value-type="string">
            <text:p>Bevolking</text:p>
          </table:table-cell>
          <table:table-cell office:value-type="string" calcext:value-type="string">
            <text:p>BEVVESTINT</text:p>
          </table:table-cell>
          <table:table-cell office:value-type="string" calcext:value-type="string">
            <text:p>Bevolkingsloop: vestiging intern</text:p>
          </table:table-cell>
          <table:table-cell office:value-type="string" calcext:value-type="string">
            <text:p>Vestiging intern</text:p>
          </table:table-cell>
          <table:table-cell office:value-type="string" calcext:value-type="string">
            <text:p>Aantal personen dat zich gedurende het jaar gevestigd heeft in het betreffende gebied wegens een verhuizing binnen Amsterdam</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01" calcext:value-type="float">
            <text:p>701</text:p>
          </table:table-cell>
          <table:table-cell table:number-columns-repeated="2" office:value-type="string" calcext:value-type="string">
            <text:p>Bevolking</text:p>
          </table:table-cell>
          <table:table-cell office:value-type="string" calcext:value-type="string">
            <text:p>BEVVERTINT</text:p>
          </table:table-cell>
          <table:table-cell office:value-type="string" calcext:value-type="string">
            <text:p>Bevolkingsloop: vertrek intern</text:p>
          </table:table-cell>
          <table:table-cell office:value-type="string" calcext:value-type="string">
            <text:p>Vertrek intern</text:p>
          </table:table-cell>
          <table:table-cell office:value-type="string" calcext:value-type="string">
            <text:p>Aantal personen dat gedurende het jaar vertrokken is uit het betreffende gebied wegens een verhuizing binnen Amsterdam</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1" calcext:value-type="float">
            <text:p>711</text:p>
          </table:table-cell>
          <table:table-cell table:number-columns-repeated="2" office:value-type="string" calcext:value-type="string">
            <text:p>Bevolking</text:p>
          </table:table-cell>
          <table:table-cell office:value-type="string" calcext:value-type="string">
            <text:p>BEVGELIJKINT</text:p>
          </table:table-cell>
          <table:table-cell office:value-type="string" calcext:value-type="string">
            <text:p>Bevolkingsloop: migratie binnen gebied</text:p>
          </table:table-cell>
          <table:table-cell office:value-type="string" calcext:value-type="string">
            <text:p>Migratie binnen gebied</text:p>
          </table:table-cell>
          <table:table-cell office:value-type="string" calcext:value-type="string">
            <text:p>Aantal personen dat gedurende het jaar verhuisd is binnen <text:s/>het betreffende gebied</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721" calcext:value-type="float">
            <text:p>721</text:p>
          </table:table-cell>
          <table:table-cell table:number-columns-repeated="2" office:value-type="string" calcext:value-type="string">
            <text:p>Bevolking</text:p>
          </table:table-cell>
          <table:table-cell office:value-type="string" calcext:value-type="string">
            <text:p>BEVMUTNL_P</text:p>
          </table:table-cell>
          <table:table-cell table:number-columns-repeated="2" office:value-type="string" calcext:value-type="string">
            <text:p>Mutatiegraad binnenlands</text:p>
          </table:table-cell>
          <table:table-cell office:value-type="string" calcext:value-type="string">
            <text:p>Bevolkingsdynamiek wordt gemeten met het begrip mutatiegraad. </text:p>
            <text:p>De Binnenlandse mutatiegraad is: de som van het aantal verhuizingen binnen Nederland gedeeld door de gemiddelde bevolking van een jaar.</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4">
          <table:table-cell office:value-type="float" office:value="731" calcext:value-type="float">
            <text:p>731</text:p>
          </table:table-cell>
          <table:table-cell table:number-columns-repeated="2" office:value-type="string" calcext:value-type="string">
            <text:p>Bevolking</text:p>
          </table:table-cell>
          <table:table-cell office:value-type="string" calcext:value-type="string">
            <text:p>BEVMUTTOT_P</text:p>
          </table:table-cell>
          <table:table-cell table:number-columns-repeated="2" office:value-type="string" calcext:value-type="string">
            <text:p>Mutatiegraad totaal</text:p>
          </table:table-cell>
          <table:table-cell office:value-type="string" calcext:value-type="string">
            <text:p>Bevolkingsdynamiek wordt gemeten met het begrip mutatiegraad. </text:p>
            <text:p>De Mutatiegraad totaal is: de som van het aantal verhuizingen (inclusief verhuizingen van en naar het buitenland) gedeeld door de gemiddelde bevolking van een jaar.</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741" calcext:value-type="float">
            <text:p>741</text:p>
          </table:table-cell>
          <table:table-cell table:number-columns-repeated="2" office:value-type="string" calcext:value-type="string">
            <text:p>Bevolking</text:p>
          </table:table-cell>
          <table:table-cell office:value-type="string" calcext:value-type="string">
            <text:p>BEVWOONDUUR</text:p>
          </table:table-cell>
          <table:table-cell table:number-columns-repeated="2" office:value-type="string" calcext:value-type="string">
            <text:p>Woonduur gemiddeld</text:p>
          </table:table-cell>
          <table:table-cell office:value-type="string" calcext:value-type="string">
            <text:p>Woonduur op het adres is het aantal jaren vanaf het moment van de registratie op het adres tot de peildatum en wordt berekend als het gemiddelde verschil tussen het peiljaar en het vestigingsjaar van alle bewoners.</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5" calcext:value-type="float">
            <text:p>5</text:p>
          </table:table-cell>
          <table:table-cell office:value-type="string" calcext:value-type="string">
            <text:p>jaar</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51" calcext:value-type="float">
            <text:p>7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4</text:p>
          </table:table-cell>
          <table:table-cell table:number-columns-repeated="2" office:value-type="string" calcext:value-type="string">
            <text:p>0-4 jaar</text:p>
          </table:table-cell>
          <table:table-cell office:value-type="string" calcext:value-type="string">
            <text:p>Personen in de leeftijd 0 t/m 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61" calcext:value-type="float">
            <text:p>7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5_9</text:p>
          </table:table-cell>
          <table:table-cell table:number-columns-repeated="2" office:value-type="string" calcext:value-type="string">
            <text:p>5-9 jaar</text:p>
          </table:table-cell>
          <table:table-cell office:value-type="string" calcext:value-type="string">
            <text:p>Personen in de leeftijd 5 t/m 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71" calcext:value-type="float">
            <text:p>7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0_14</text:p>
          </table:table-cell>
          <table:table-cell table:number-columns-repeated="2" office:value-type="string" calcext:value-type="string">
            <text:p>10-14 jaar</text:p>
          </table:table-cell>
          <table:table-cell office:value-type="string" calcext:value-type="string">
            <text:p>Personen in de leeftijd 10 t/m 1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81" calcext:value-type="float">
            <text:p>7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5_19</text:p>
          </table:table-cell>
          <table:table-cell table:number-columns-repeated="2" office:value-type="string" calcext:value-type="string">
            <text:p>15-19 jaar</text:p>
          </table:table-cell>
          <table:table-cell office:value-type="string" calcext:value-type="string">
            <text:p>Personen in de leeftijd 15 t/m 1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91" calcext:value-type="float">
            <text:p>7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0_24</text:p>
          </table:table-cell>
          <table:table-cell table:number-columns-repeated="2" office:value-type="string" calcext:value-type="string">
            <text:p>20-24 jaar</text:p>
          </table:table-cell>
          <table:table-cell office:value-type="string" calcext:value-type="string">
            <text:p>Personen in de leeftijd 20 t/m 2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01" calcext:value-type="float">
            <text:p>8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5_29</text:p>
          </table:table-cell>
          <table:table-cell table:number-columns-repeated="2" office:value-type="string" calcext:value-type="string">
            <text:p>25-29 jaar</text:p>
          </table:table-cell>
          <table:table-cell office:value-type="string" calcext:value-type="string">
            <text:p>Personen in de leeftijd 25 t/m 2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11" calcext:value-type="float">
            <text:p>8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30_34</text:p>
          </table:table-cell>
          <table:table-cell table:number-columns-repeated="2" office:value-type="string" calcext:value-type="string">
            <text:p>30-34 jaar</text:p>
          </table:table-cell>
          <table:table-cell office:value-type="string" calcext:value-type="string">
            <text:p>Personen in de leeftijd 30 t/m 3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21" calcext:value-type="float">
            <text:p>8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35_39</text:p>
          </table:table-cell>
          <table:table-cell table:number-columns-repeated="2" office:value-type="string" calcext:value-type="string">
            <text:p>35-39 jaar</text:p>
          </table:table-cell>
          <table:table-cell office:value-type="string" calcext:value-type="string">
            <text:p>Personen in de leeftijd 35 t/m 3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31" calcext:value-type="float">
            <text:p>8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44</text:p>
          </table:table-cell>
          <table:table-cell table:number-columns-repeated="2" office:value-type="string" calcext:value-type="string">
            <text:p>40-44 jaar</text:p>
          </table:table-cell>
          <table:table-cell office:value-type="string" calcext:value-type="string">
            <text:p>Personen in de leeftijd 40 t/m 4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41" calcext:value-type="float">
            <text:p>8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5_49</text:p>
          </table:table-cell>
          <table:table-cell table:number-columns-repeated="2" office:value-type="string" calcext:value-type="string">
            <text:p>45-49 jaar</text:p>
          </table:table-cell>
          <table:table-cell office:value-type="string" calcext:value-type="string">
            <text:p>Personen in de leeftijd 45 t/m 4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51" calcext:value-type="float">
            <text:p>8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50_54</text:p>
          </table:table-cell>
          <table:table-cell table:number-columns-repeated="2" office:value-type="string" calcext:value-type="string">
            <text:p>50-54 jaar</text:p>
          </table:table-cell>
          <table:table-cell office:value-type="string" calcext:value-type="string">
            <text:p>Personen in de leeftijd 50 t/m 5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61" calcext:value-type="float">
            <text:p>8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55_59</text:p>
          </table:table-cell>
          <table:table-cell table:number-columns-repeated="2" office:value-type="string" calcext:value-type="string">
            <text:p>55-59 jaar</text:p>
          </table:table-cell>
          <table:table-cell office:value-type="string" calcext:value-type="string">
            <text:p>Personen in de leeftijd 55 t/m 5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71" calcext:value-type="float">
            <text:p>8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0_64</text:p>
          </table:table-cell>
          <table:table-cell table:number-columns-repeated="2" office:value-type="string" calcext:value-type="string">
            <text:p>60-64 jaar</text:p>
          </table:table-cell>
          <table:table-cell office:value-type="string" calcext:value-type="string">
            <text:p>Personen in de leeftijd 60 t/m 6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81" calcext:value-type="float">
            <text:p>8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69</text:p>
          </table:table-cell>
          <table:table-cell table:number-columns-repeated="2" office:value-type="string" calcext:value-type="string">
            <text:p>65-69 jaar</text:p>
          </table:table-cell>
          <table:table-cell office:value-type="string" calcext:value-type="string">
            <text:p>Personen in de leeftijd 65 t/m 6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91" calcext:value-type="float">
            <text:p>8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70_74</text:p>
          </table:table-cell>
          <table:table-cell table:number-columns-repeated="2" office:value-type="string" calcext:value-type="string">
            <text:p>70-74 jaar</text:p>
          </table:table-cell>
          <table:table-cell office:value-type="string" calcext:value-type="string">
            <text:p>Personen in de leeftijd 70 t/m 7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01" calcext:value-type="float">
            <text:p>9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75_79</text:p>
          </table:table-cell>
          <table:table-cell table:number-columns-repeated="2" office:value-type="string" calcext:value-type="string">
            <text:p>75-79 jaar</text:p>
          </table:table-cell>
          <table:table-cell office:value-type="string" calcext:value-type="string">
            <text:p>Personen in de leeftijd 75 t/m 7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11" calcext:value-type="float">
            <text:p>9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_84</text:p>
          </table:table-cell>
          <table:table-cell table:number-columns-repeated="2" office:value-type="string" calcext:value-type="string">
            <text:p>80-84 jaar</text:p>
          </table:table-cell>
          <table:table-cell office:value-type="string" calcext:value-type="string">
            <text:p>Personen in de leeftijd 80 t/m 8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21" calcext:value-type="float">
            <text:p>9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5_89</text:p>
          </table:table-cell>
          <table:table-cell table:number-columns-repeated="2" office:value-type="string" calcext:value-type="string">
            <text:p>85-89 jaar</text:p>
          </table:table-cell>
          <table:table-cell office:value-type="string" calcext:value-type="string">
            <text:p>Personen in de leeftijd 85 t/m 8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31" calcext:value-type="float">
            <text:p>9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90_94</text:p>
          </table:table-cell>
          <table:table-cell table:number-columns-repeated="2" office:value-type="string" calcext:value-type="string">
            <text:p>90-94 jaar</text:p>
          </table:table-cell>
          <table:table-cell office:value-type="string" calcext:value-type="string">
            <text:p>Personen in de leeftijd 90 t/m 9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41" calcext:value-type="float">
            <text:p>9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95_99</text:p>
          </table:table-cell>
          <table:table-cell table:number-columns-repeated="2" office:value-type="string" calcext:value-type="string">
            <text:p>95-99 jaar</text:p>
          </table:table-cell>
          <table:table-cell office:value-type="string" calcext:value-type="string">
            <text:p>Personen in de leeftijd 95 t/m 9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51" calcext:value-type="float">
            <text:p>9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00PLUS</text:p>
          </table:table-cell>
          <table:table-cell table:number-columns-repeated="2" table:style-name="ce2" office:value-type="string" calcext:value-type="string">
            <text:p>100+</text:p>
          </table:table-cell>
          <table:table-cell office:value-type="string" calcext:value-type="string">
            <text:p>Personen in de leeftijd van 100 jaar of oude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61" calcext:value-type="float">
            <text:p>9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3_P</text:p>
          </table:table-cell>
          <table:table-cell table:number-columns-repeated="2" office:value-type="string" calcext:value-type="string">
            <text:p>0-3 jaar (%)</text:p>
          </table:table-cell>
          <table:table-cell office:value-type="string" calcext:value-type="string">
            <text:p>Het aandeel van de bevolking met een leeftijd van 0 t/m 3 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71" calcext:value-type="float">
            <text:p>9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3</text:p>
          </table:table-cell>
          <table:table-cell table:number-columns-repeated="2" office:value-type="string" calcext:value-type="string">
            <text:p>0-3 jaar</text:p>
          </table:table-cell>
          <table:table-cell office:value-type="string" calcext:value-type="string">
            <text:p>Personen in de leeftijd 0 t/m 3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81" calcext:value-type="float">
            <text:p>9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_11</text:p>
          </table:table-cell>
          <table:table-cell table:number-columns-repeated="2" office:value-type="string" calcext:value-type="string">
            <text:p>4-11 jaar</text:p>
          </table:table-cell>
          <table:table-cell office:value-type="string" calcext:value-type="string">
            <text:p>Personen in de leeftijd 4 t/m 11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91" calcext:value-type="float">
            <text:p>9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2_17</text:p>
          </table:table-cell>
          <table:table-cell table:number-columns-repeated="2" office:value-type="string" calcext:value-type="string">
            <text:p>12-17 jaar</text:p>
          </table:table-cell>
          <table:table-cell office:value-type="string" calcext:value-type="string">
            <text:p>Personen in de leeftijd 12 t/m 17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01" calcext:value-type="float">
            <text:p>10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text:p>
          </table:table-cell>
          <table:table-cell table:number-columns-repeated="2" office:value-type="string" calcext:value-type="string">
            <text:p>18-22 jaar</text:p>
          </table:table-cell>
          <table:table-cell office:value-type="string" calcext:value-type="string">
            <text:p>Personen in de leeftijd 18 t/m 22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11" calcext:value-type="float">
            <text:p>10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text:p>
          </table:table-cell>
          <table:table-cell table:number-columns-repeated="2" office:value-type="string" calcext:value-type="string">
            <text:p>23-39 jaar</text:p>
          </table:table-cell>
          <table:table-cell office:value-type="string" calcext:value-type="string">
            <text:p>Personen in de leeftijd 23 t/m 3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21" calcext:value-type="float">
            <text:p>10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text:p>
          </table:table-cell>
          <table:table-cell table:number-columns-repeated="2" office:value-type="string" calcext:value-type="string">
            <text:p>40-64 jaar</text:p>
          </table:table-cell>
          <table:table-cell office:value-type="string" calcext:value-type="string">
            <text:p>Personen in de leeftijd 40 t/m 6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31" calcext:value-type="float">
            <text:p>10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PLUS</text:p>
          </table:table-cell>
          <table:table-cell table:number-columns-repeated="2" table:style-name="ce2" office:value-type="string" calcext:value-type="string">
            <text:p>65+</text:p>
          </table:table-cell>
          <table:table-cell office:value-type="string" calcext:value-type="string">
            <text:p>Personen in de leeftijd 65 jaar en oude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41" calcext:value-type="float">
            <text:p>10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PLUS_P</text:p>
          </table:table-cell>
          <table:table-cell table:number-columns-repeated="2" office:value-type="string" calcext:value-type="string">
            <text:p>65+ (%)</text:p>
          </table:table-cell>
          <table:table-cell office:value-type="string" calcext:value-type="string">
            <text:p>Het aandeel van de bevolking met een leeftijd van 65-plussers</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51" calcext:value-type="float">
            <text:p>10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_12</text:p>
          </table:table-cell>
          <table:table-cell table:number-columns-repeated="2" office:value-type="string" calcext:value-type="string">
            <text:p>4-12 jaar</text:p>
          </table:table-cell>
          <table:table-cell office:value-type="string" calcext:value-type="string">
            <text:p>Personen in de leeftijd 4 t/m 12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61" calcext:value-type="float">
            <text:p>10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_12_P</text:p>
          </table:table-cell>
          <table:table-cell table:number-columns-repeated="2" office:value-type="string" calcext:value-type="string">
            <text:p>4-12 jaar (%)</text:p>
          </table:table-cell>
          <table:table-cell office:value-type="string" calcext:value-type="string">
            <text:p>Het aandeel van de bevolking met een leeftijd van 4 t/m 12 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71" calcext:value-type="float">
            <text:p>10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3_17</text:p>
          </table:table-cell>
          <table:table-cell table:number-columns-repeated="2" office:value-type="string" calcext:value-type="string">
            <text:p>13-17 jaar</text:p>
          </table:table-cell>
          <table:table-cell office:value-type="string" calcext:value-type="string">
            <text:p>Personen in de leeftijd 13 t/m 17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81" calcext:value-type="float">
            <text:p>10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17</text:p>
          </table:table-cell>
          <table:table-cell table:number-columns-repeated="2" office:value-type="string" calcext:value-type="string">
            <text:p>0-17 jaar</text:p>
          </table:table-cell>
          <table:table-cell office:value-type="string" calcext:value-type="string">
            <text:p>Personen in de leeftijd 0 t/m 17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91" calcext:value-type="float">
            <text:p>10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17_P</text:p>
          </table:table-cell>
          <table:table-cell table:number-columns-repeated="2" office:value-type="string" calcext:value-type="string">
            <text:p>0-17 jaar (%)</text:p>
          </table:table-cell>
          <table:table-cell office:value-type="string" calcext:value-type="string">
            <text:p>Het aandeel van de bevolking met een leeftijd van 0 t/m 17 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01" calcext:value-type="float">
            <text:p>11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18</text:p>
          </table:table-cell>
          <table:table-cell table:number-columns-repeated="2" office:value-type="string" calcext:value-type="string">
            <text:p>0-18 jaar</text:p>
          </table:table-cell>
          <table:table-cell office:value-type="string" calcext:value-type="string">
            <text:p>Personen in de leeftijd 0 t/m 18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11" calcext:value-type="float">
            <text:p>11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18_P</text:p>
          </table:table-cell>
          <table:table-cell table:number-columns-repeated="2" office:value-type="string" calcext:value-type="string">
            <text:p>0-18 jaar (%)</text:p>
          </table:table-cell>
          <table:table-cell office:value-type="string" calcext:value-type="string">
            <text:p>Het aandeel van de bevolking met een leeftijd van 0 t/m 18 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21" calcext:value-type="float">
            <text:p>11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PLUS</text:p>
          </table:table-cell>
          <table:table-cell table:number-columns-repeated="2" table:style-name="ce2" office:value-type="string" calcext:value-type="string">
            <text:p>18+</text:p>
          </table:table-cell>
          <table:table-cell office:value-type="string" calcext:value-type="string">
            <text:p>Personen in de leeftijd van 18 jaar en ouder <text:s/>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31" calcext:value-type="float">
            <text:p>11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64</text:p>
          </table:table-cell>
          <table:table-cell office:value-type="string" calcext:value-type="string">
            <text:p>18-64</text:p>
          </table:table-cell>
          <table:table-cell office:value-type="string" calcext:value-type="string">
            <text:p>18-64 jaar</text:p>
          </table:table-cell>
          <table:table-cell office:value-type="string" calcext:value-type="string">
            <text:p>Personen in de leeftijd van 18 jaar tot en met 6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41" calcext:value-type="float">
            <text:p>11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5_11</text:p>
          </table:table-cell>
          <table:table-cell table:number-columns-repeated="2" office:value-type="string" calcext:value-type="string">
            <text:p>5-11 jaar</text:p>
          </table:table-cell>
          <table:table-cell office:value-type="string" calcext:value-type="string">
            <text:p>Personen in de leeftijd 5 t/m 11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51" calcext:value-type="float">
            <text:p>11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5_26</text:p>
          </table:table-cell>
          <table:table-cell table:number-columns-repeated="2" office:value-type="string" calcext:value-type="string">
            <text:p>15-26 jaar</text:p>
          </table:table-cell>
          <table:table-cell office:value-type="string" calcext:value-type="string">
            <text:p>Personen in de leeftijd 15 t/m 26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61" calcext:value-type="float">
            <text:p>11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4</text:p>
          </table:table-cell>
          <table:table-cell table:number-columns-repeated="2" office:value-type="string" calcext:value-type="string">
            <text:p>65-74 jaar</text:p>
          </table:table-cell>
          <table:table-cell office:value-type="string" calcext:value-type="string">
            <text:p>Personen in de leeftijd 65 t/m 7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71" calcext:value-type="float">
            <text:p>11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text:p>
          </table:table-cell>
          <table:table-cell table:number-columns-repeated="2" office:value-type="string" calcext:value-type="string">
            <text:p>65-79 jaar</text:p>
          </table:table-cell>
          <table:table-cell office:value-type="string" calcext:value-type="string">
            <text:p>Personen in de leeftijd 65 t/m 7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81" calcext:value-type="float">
            <text:p>11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75PLUS</text:p>
          </table:table-cell>
          <table:table-cell table:number-columns-repeated="2" table:style-name="ce2" office:value-type="string" calcext:value-type="string">
            <text:p>75+</text:p>
          </table:table-cell>
          <table:table-cell office:value-type="string" calcext:value-type="string">
            <text:p>Personen in de leeftijd 75 jaar en oude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91" calcext:value-type="float">
            <text:p>11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75PLUS_P</text:p>
          </table:table-cell>
          <table:table-cell table:number-columns-repeated="2" office:value-type="string" calcext:value-type="string">
            <text:p>75+ <text:s/>(%)</text:p>
          </table:table-cell>
          <table:table-cell office:value-type="string" calcext:value-type="string">
            <text:p>Het aandeel van de bevolking met een leeftijd van 75-plus.</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01" calcext:value-type="float">
            <text:p>12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text:p>
          </table:table-cell>
          <table:table-cell table:number-columns-repeated="2" table:style-name="ce2" office:value-type="string" calcext:value-type="string">
            <text:p>80+</text:p>
          </table:table-cell>
          <table:table-cell office:value-type="string" calcext:value-type="string">
            <text:p>Personen in de leeftijd van 80 jaar en oude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11" calcext:value-type="float">
            <text:p>12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_P</text:p>
          </table:table-cell>
          <table:table-cell table:number-columns-repeated="2" office:value-type="string" calcext:value-type="string">
            <text:p>80+ (%)</text:p>
          </table:table-cell>
          <table:table-cell office:value-type="string" calcext:value-type="string">
            <text:p>Het aandeel van de bevolking met een leeftijd van 80 jaar of ou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21" calcext:value-type="float">
            <text:p>12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7AUTO</text:p>
          </table:table-cell>
          <table:table-cell office:value-type="string" calcext:value-type="string">
            <text:p>NL 0-17 jaar</text:p>
          </table:table-cell>
          <table:table-cell office:value-type="string" calcext:value-type="string">
            <text:p>0-17 Nederlands</text:p>
          </table:table-cell>
          <table:table-cell office:value-type="string" calcext:value-type="string">
            <text:p>Aantal Amsterdammers van 0 t/m 17 jaar van wie beide ouders in Nederland zijn gebo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jongeren naar migratie3</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31" calcext:value-type="float">
            <text:p>12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NL</text:p>
          </table:table-cell>
          <table:table-cell table:number-columns-repeated="2" office:value-type="string" calcext:value-type="string">
            <text:p>NL 18-22 jaar</text:p>
          </table:table-cell>
          <table:table-cell office:value-type="string" calcext:value-type="string">
            <text:p>Aantal Amsterdammers van 18 t/m 22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41" calcext:value-type="float">
            <text:p>12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NL</text:p>
          </table:table-cell>
          <table:table-cell table:number-columns-repeated="2" office:value-type="string" calcext:value-type="string">
            <text:p>NL 23-39 jaar</text:p>
          </table:table-cell>
          <table:table-cell office:value-type="string" calcext:value-type="string">
            <text:p>Aantal Amsterdammers van 23 t/m 39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51" calcext:value-type="float">
            <text:p>12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NL</text:p>
          </table:table-cell>
          <table:table-cell table:number-columns-repeated="2" office:value-type="string" calcext:value-type="string">
            <text:p>NL 40-64 jaar</text:p>
          </table:table-cell>
          <table:table-cell office:value-type="string" calcext:value-type="string">
            <text:p>Aantal Amsterdammers van 40 t/m 64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61" calcext:value-type="float">
            <text:p>12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NL</text:p>
          </table:table-cell>
          <table:table-cell table:number-columns-repeated="2" office:value-type="string" calcext:value-type="string">
            <text:p>NL 65-79 jaar</text:p>
          </table:table-cell>
          <table:table-cell office:value-type="string" calcext:value-type="string">
            <text:p>Aantal Amsterdammers van 65 t/m 79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71" calcext:value-type="float">
            <text:p>12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NL</text:p>
          </table:table-cell>
          <table:table-cell table:number-columns-repeated="2" office:value-type="string" calcext:value-type="string">
            <text:p>NL 80+</text:p>
          </table:table-cell>
          <table:table-cell office:value-type="string" calcext:value-type="string">
            <text:p>Aantal Amsterdammers van 80 jaar en oude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81" calcext:value-type="float">
            <text:p>12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7W</text:p>
          </table:table-cell>
          <table:table-cell office:value-type="string" calcext:value-type="string">
            <text:p>Westers 0-17 jaar</text:p>
          </table:table-cell>
          <table:table-cell office:value-type="string" calcext:value-type="string">
            <text:p>0-17 Westers</text:p>
          </table:table-cell>
          <table:table-cell office:value-type="string" calcext:value-type="string">
            <text:p>Aantal Amsterdammers van 0 t/m 17 jaar met een westerse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jongeren naar migratie3</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291" calcext:value-type="float">
            <text:p>12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W</text:p>
          </table:table-cell>
          <table:table-cell table:number-columns-repeated="2" office:value-type="string" calcext:value-type="string">
            <text:p>Westers 18-22 jaar</text:p>
          </table:table-cell>
          <table:table-cell office:value-type="string" calcext:value-type="string">
            <text:p>Aantal Amsterdammers van 18 t/m 22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01" calcext:value-type="float">
            <text:p>13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W</text:p>
          </table:table-cell>
          <table:table-cell table:number-columns-repeated="2" office:value-type="string" calcext:value-type="string">
            <text:p>Westers 23-39 jaar</text:p>
          </table:table-cell>
          <table:table-cell office:value-type="string" calcext:value-type="string">
            <text:p>Aantal Amsterdammers van 23 t/m 39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11" calcext:value-type="float">
            <text:p>13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W</text:p>
          </table:table-cell>
          <table:table-cell table:number-columns-repeated="2" office:value-type="string" calcext:value-type="string">
            <text:p>Westers 40-64 jaar</text:p>
          </table:table-cell>
          <table:table-cell office:value-type="string" calcext:value-type="string">
            <text:p>Aantal Amsterdammers van 40 t/m 64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21" calcext:value-type="float">
            <text:p>13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W</text:p>
          </table:table-cell>
          <table:table-cell table:number-columns-repeated="2" office:value-type="string" calcext:value-type="string">
            <text:p>Westers 65-79 jaar</text:p>
          </table:table-cell>
          <table:table-cell office:value-type="string" calcext:value-type="string">
            <text:p>Aantal Amsterdammers van 65 t/m 79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31" calcext:value-type="float">
            <text:p>13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W</text:p>
          </table:table-cell>
          <table:table-cell table:number-columns-repeated="2" office:value-type="string" calcext:value-type="string">
            <text:p>Westers 80+</text:p>
          </table:table-cell>
          <table:table-cell office:value-type="string" calcext:value-type="string">
            <text:p>Aantal Amsterdammers van 80 jaar en oude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341" calcext:value-type="float">
            <text:p>13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7NW</text:p>
          </table:table-cell>
          <table:table-cell office:value-type="string" calcext:value-type="string">
            <text:p>Niet-westers 0-17 jaar</text:p>
          </table:table-cell>
          <table:table-cell office:value-type="string" calcext:value-type="string">
            <text:p>0-17 Niet-westers</text:p>
          </table:table-cell>
          <table:table-cell office:value-type="string" calcext:value-type="string">
            <text:p>Aantal Amsterdammers van 0 t/m 17 jaar met een niet-westerse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jongeren naar migratie3</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51" calcext:value-type="float">
            <text:p>13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NW</text:p>
          </table:table-cell>
          <table:table-cell table:number-columns-repeated="2" office:value-type="string" calcext:value-type="string">
            <text:p>Niet-westers 18-22 jaar</text:p>
          </table:table-cell>
          <table:table-cell office:value-type="string" calcext:value-type="string">
            <text:p>Aantal Amsterdammers van 18 t/m 22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61" calcext:value-type="float">
            <text:p>13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NW</text:p>
          </table:table-cell>
          <table:table-cell table:number-columns-repeated="2" office:value-type="string" calcext:value-type="string">
            <text:p>Niet-westers <text:s/>23-39 jaar</text:p>
          </table:table-cell>
          <table:table-cell office:value-type="string" calcext:value-type="string">
            <text:p>Aantal Amsterdammers van 23 t/m 39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71" calcext:value-type="float">
            <text:p>13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NW</text:p>
          </table:table-cell>
          <table:table-cell table:number-columns-repeated="2" office:value-type="string" calcext:value-type="string">
            <text:p>Niet-westers <text:s/>40-64 jaar</text:p>
          </table:table-cell>
          <table:table-cell office:value-type="string" calcext:value-type="string">
            <text:p>Aantal Amsterdammers van 40 t/m 64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81" calcext:value-type="float">
            <text:p>13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NW</text:p>
          </table:table-cell>
          <table:table-cell table:number-columns-repeated="2" office:value-type="string" calcext:value-type="string">
            <text:p>Niet-westers <text:s/>65-79 jaar</text:p>
          </table:table-cell>
          <table:table-cell office:value-type="string" calcext:value-type="string">
            <text:p>Aantal Amsterdammers van 65 t/m 79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91" calcext:value-type="float">
            <text:p>13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NW</text:p>
          </table:table-cell>
          <table:table-cell table:number-columns-repeated="2" office:value-type="string" calcext:value-type="string">
            <text:p>Niet-westers <text:s/>80+</text:p>
          </table:table-cell>
          <table:table-cell office:value-type="string" calcext:value-type="string">
            <text:p>Aantal Amsterdammers van 80 jaar en oude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01" calcext:value-type="float">
            <text:p>14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7AUTO_P</text:p>
          </table:table-cell>
          <table:table-cell office:value-type="string" calcext:value-type="string">
            <text:p>NL 0-17 jaar (%)</text:p>
          </table:table-cell>
          <table:table-cell office:value-type="string" calcext:value-type="string">
            <text:p>0-17 Nederlands (%)</text:p>
          </table:table-cell>
          <table:table-cell office:value-type="string" calcext:value-type="string">
            <text:p>Aandeel Amsterdammers van 0 t/m 17 jaar waarvan beide ouders in Nederland zijn gebo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jongeren naar migratie3%</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11" calcext:value-type="float">
            <text:p>14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NL_P</text:p>
          </table:table-cell>
          <table:table-cell table:number-columns-repeated="2" office:value-type="string" calcext:value-type="string">
            <text:p>NL 18-22 jaar <text:s/>(%)</text:p>
          </table:table-cell>
          <table:table-cell office:value-type="string" calcext:value-type="string">
            <text:p>Aandeel Amsterdammers van 18 t/m 22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21" calcext:value-type="float">
            <text:p>14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NL_P</text:p>
          </table:table-cell>
          <table:table-cell table:number-columns-repeated="2" office:value-type="string" calcext:value-type="string">
            <text:p>NL 23-39 jaar (%)</text:p>
          </table:table-cell>
          <table:table-cell office:value-type="string" calcext:value-type="string">
            <text:p>Aandeel Amsterdammers van 23 t/m 39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31" calcext:value-type="float">
            <text:p>14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NL_P</text:p>
          </table:table-cell>
          <table:table-cell table:number-columns-repeated="2" office:value-type="string" calcext:value-type="string">
            <text:p>NL 40-64 jaar (%)</text:p>
          </table:table-cell>
          <table:table-cell office:value-type="string" calcext:value-type="string">
            <text:p>Aandeel Amsterdammers van 40 t/m 64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41" calcext:value-type="float">
            <text:p>14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NL_P</text:p>
          </table:table-cell>
          <table:table-cell table:number-columns-repeated="2" office:value-type="string" calcext:value-type="string">
            <text:p>NL 65-79 jaar (%)</text:p>
          </table:table-cell>
          <table:table-cell office:value-type="string" calcext:value-type="string">
            <text:p>Aandeel Amsterdammers van 65 t/m 79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51" calcext:value-type="float">
            <text:p>14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NL_P</text:p>
          </table:table-cell>
          <table:table-cell table:number-columns-repeated="2" office:value-type="string" calcext:value-type="string">
            <text:p>NL 80+ (%)</text:p>
          </table:table-cell>
          <table:table-cell office:value-type="string" calcext:value-type="string">
            <text:p>Aandeel Amsterdammers van 80 jaar en oude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61" calcext:value-type="float">
            <text:p>14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7W_P</text:p>
          </table:table-cell>
          <table:table-cell office:value-type="string" calcext:value-type="string">
            <text:p>Westers 0-17 jaar (%)</text:p>
          </table:table-cell>
          <table:table-cell office:value-type="string" calcext:value-type="string">
            <text:p>0-17 Westers (%)</text:p>
          </table:table-cell>
          <table:table-cell office:value-type="string" calcext:value-type="string">
            <text:p>Aandeel Amsterdammers van 0 t/m 17 jaar met een westerse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jongeren naar migratie3%</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471" calcext:value-type="float">
            <text:p>14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W_P</text:p>
          </table:table-cell>
          <table:table-cell table:number-columns-repeated="2" office:value-type="string" calcext:value-type="string">
            <text:p>Westers 18-22 jaar (%)</text:p>
          </table:table-cell>
          <table:table-cell office:value-type="string" calcext:value-type="string">
            <text:p>Aandeel Amsterdammers van 18 t/m 22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481" calcext:value-type="float">
            <text:p>14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W_P</text:p>
          </table:table-cell>
          <table:table-cell table:number-columns-repeated="2" office:value-type="string" calcext:value-type="string">
            <text:p>Westers 23-39 jaar (%)</text:p>
          </table:table-cell>
          <table:table-cell office:value-type="string" calcext:value-type="string">
            <text:p>Aandeel Amsterdammers van 23 t/m 39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491" calcext:value-type="float">
            <text:p>14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W_P</text:p>
          </table:table-cell>
          <table:table-cell table:number-columns-repeated="2" office:value-type="string" calcext:value-type="string">
            <text:p>Westers 40-64 jaar (%)</text:p>
          </table:table-cell>
          <table:table-cell office:value-type="string" calcext:value-type="string">
            <text:p>Aandeel Amsterdammers van 40 t/m 64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01" calcext:value-type="float">
            <text:p>15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W_P</text:p>
          </table:table-cell>
          <table:table-cell table:number-columns-repeated="2" office:value-type="string" calcext:value-type="string">
            <text:p>Westers 65-79 jaar (%)</text:p>
          </table:table-cell>
          <table:table-cell office:value-type="string" calcext:value-type="string">
            <text:p>Aandeel Amsterdammers van 65 t/m 79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11" calcext:value-type="float">
            <text:p>15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W_P</text:p>
          </table:table-cell>
          <table:table-cell table:number-columns-repeated="2" office:value-type="string" calcext:value-type="string">
            <text:p>Westers 80+ (%)</text:p>
          </table:table-cell>
          <table:table-cell office:value-type="string" calcext:value-type="string">
            <text:p>Aandeel Amsterdammers van 80 jaar en oude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521" calcext:value-type="float">
            <text:p>15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7NW_P</text:p>
          </table:table-cell>
          <table:table-cell office:value-type="string" calcext:value-type="string">
            <text:p>Niet-westers 0-17 jaar (%)</text:p>
          </table:table-cell>
          <table:table-cell office:value-type="string" calcext:value-type="string">
            <text:p>0-17 Niet-westers (%)</text:p>
          </table:table-cell>
          <table:table-cell office:value-type="string" calcext:value-type="string">
            <text:p>Aandeel Amsterdammers van 0 t/m 17 jaar met een niet-westerse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jongeren naar migratie3%</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31" calcext:value-type="float">
            <text:p>15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NW_P</text:p>
          </table:table-cell>
          <table:table-cell table:number-columns-repeated="2" office:value-type="string" calcext:value-type="string">
            <text:p>Niet-westers 18-22 jaar (%)</text:p>
          </table:table-cell>
          <table:table-cell office:value-type="string" calcext:value-type="string">
            <text:p>Aandeel Amsterdammers van 18 t/m 22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41" calcext:value-type="float">
            <text:p>15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NW_P</text:p>
          </table:table-cell>
          <table:table-cell table:number-columns-repeated="2" office:value-type="string" calcext:value-type="string">
            <text:p>Niet-westers <text:s/>23-39 jaar (%)</text:p>
          </table:table-cell>
          <table:table-cell office:value-type="string" calcext:value-type="string">
            <text:p>Aandeel Amsterdammers van 23 t/m 39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51" calcext:value-type="float">
            <text:p>15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NW_P</text:p>
          </table:table-cell>
          <table:table-cell table:number-columns-repeated="2" office:value-type="string" calcext:value-type="string">
            <text:p>Niet-westers <text:s/>40-64 jaar (%)</text:p>
          </table:table-cell>
          <table:table-cell office:value-type="string" calcext:value-type="string">
            <text:p>Aandeel Amsterdammers van 40 t/m 64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61" calcext:value-type="float">
            <text:p>15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NW_P</text:p>
          </table:table-cell>
          <table:table-cell table:number-columns-repeated="2" office:value-type="string" calcext:value-type="string">
            <text:p>Niet-westers <text:s/>65-79 jaar (%)</text:p>
          </table:table-cell>
          <table:table-cell office:value-type="string" calcext:value-type="string">
            <text:p>Aandeel Amsterdammers van 65 t/m 79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71" calcext:value-type="float">
            <text:p>15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NW_P</text:p>
          </table:table-cell>
          <table:table-cell table:number-columns-repeated="2" office:value-type="string" calcext:value-type="string">
            <text:p>Niet-westers <text:s/>80+ (%)</text:p>
          </table:table-cell>
          <table:table-cell office:value-type="string" calcext:value-type="string">
            <text:p>Aandeel Amsterdammers van 80 jaar en oude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581" calcext:value-type="float">
            <text:p>158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VOORRBAG</text:p>
          </table:table-cell>
          <table:table-cell table:number-columns-repeated="2" office:value-type="string" calcext:value-type="string">
            <text:p>Woningvoorraad</text:p>
          </table:table-cell>
          <table:table-cell office:value-type="string" calcext:value-type="string">
            <text:p>Adressen die op de peildatum zijn geregistreerd in de Basisregistraties Adressen en Gebouwen (BAG) met het gebruiksdoel wonen, exclusief ligplaatsen en standplaats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office:value-type="string" calcext:value-type="string">
            <text:p>Stedelijke ontwikkeling en wonen</text:p>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591" calcext:value-type="float">
            <text:p>159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_PROG2015</text:p>
          </table:table-cell>
          <table:table-cell table:number-columns-repeated="2" office:value-type="string" calcext:value-type="string">
            <text:p>Woningprognose 2015</text:p>
          </table:table-cell>
          <table:table-cell office:value-type="string" calcext:value-type="string">
            <text:p>Prognose uit 2015 voor de omvang van de woningvoorraad op 1 januari. De woningvoorraad is het aantal adressen dat geregistreerd is in de Basisregistraties Adressen en Gebouwen (BAG) met het gebruiksdoel wonen, exclusief ligplaatsen en standplaatsen. De woningvoorraad in toekomstige jaren wordt afgeleid van de actuele woningvoorraad in het startjaar van de prognose, plus het aantal verwachte toevoegingen in het voorafgaande prognosejaar. Hierin is onder meer rekening gehouden met de ambities uit de structuurvisie Amsterdam 2010-2040 en uit Koers2025.</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01" calcext:value-type="float">
            <text:p>16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_PROG2016</text:p>
          </table:table-cell>
          <table:table-cell table:number-columns-repeated="2" office:value-type="string" calcext:value-type="string">
            <text:p>Woningprognose 2016</text:p>
          </table:table-cell>
          <table:table-cell office:value-type="string" calcext:value-type="string">
            <text:p>Prognose uit 2016 voor de omvang van de woningvoorraad op 1 januari. De woningvoorraad is het aantal adressen dat geregistreerd is in de Basisregistraties Adressen en Gebouwen (BAG) met het gebruiksdoel wonen, exclusief ligplaatsen en standplaatsen. De woningvoorraad in toekomstige jaren wordt afgeleid van de actuele woningvoorraad in het startjaar van de prognose, plus het aantal verwachte toevoegingen in het voorafgaande prognosejaar. Hierin is onder meer rekening gehouden met de ambities uit de structuurvisie Amsterdam 2010-2040 en uit Koers2025.</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11" calcext:value-type="float">
            <text:p>161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_PROG2018</text:p>
          </table:table-cell>
          <table:table-cell table:number-columns-repeated="2" office:value-type="string" calcext:value-type="string">
            <text:p>Woningprognose 2018</text:p>
          </table:table-cell>
          <table:table-cell office:value-type="string" calcext:value-type="string">
            <text:p>Prognose uit 2018 voor de omvang van de woningvoorraad op 1 januari. De woningvoorraad is het aantal adressen dat geregistreerd is in de Basisregistraties Adressen en Gebouwen (BAG) met het gebruiksdoel wonen, exclusief ligplaatsen en standplaatsen. De woningvoorraad in toekomstige jaren wordt afgeleid van de actuele woningvoorraad in het startjaar van de prognose, plus het aantal verwachte toevoegingen in het voorafgaande prognosejaar. Hierin is onder meer rekening gehouden met de ambities uit de structuurvisie Amsterdam 2010-2040 en uit Koers2025.</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21" calcext:value-type="float">
            <text:p>162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DICHT</text:p>
          </table:table-cell>
          <table:table-cell table:number-columns-repeated="2" office:value-type="string" calcext:value-type="string">
            <text:p>Woningdichtheid</text:p>
          </table:table-cell>
          <table:table-cell office:value-type="string" calcext:value-type="string">
            <text:p>Aantal woningen per vierkante kilometer land. De oppervlakte is vastgesteld op het peiljaar -1.</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km2</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31" calcext:value-type="float">
            <text:p>163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STANDPLAATS</text:p>
          </table:table-cell>
          <table:table-cell table:number-columns-repeated="2" office:value-type="string" calcext:value-type="string">
            <text:p>Woonwagens</text:p>
          </table:table-cell>
          <table:table-cell office:value-type="string" calcext:value-type="string">
            <text:p>Aantal standplaatsen voor woonwagens. Een woonwagen is een voor bewoning bestemd gebouw dat is geplaatst op een standplaats en dat in zijn geheel of in delen kan worden verplaatst. De <text:s/>standplaats is een kavel die bestemd is voor het plaatsen van een woonwagen, waarop voorzieningen aanwezig zijn die op het leidingnet van de openbare nutsbedrijven, van andere instellingen of van de gemeente kan worden aangeslot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41" calcext:value-type="float">
            <text:p>164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LIGPLAATS</text:p>
          </table:table-cell>
          <table:table-cell table:number-columns-repeated="2" office:value-type="string" calcext:value-type="string">
            <text:p>Woonboten</text:p>
          </table:table-cell>
          <table:table-cell office:value-type="string" calcext:value-type="string">
            <text:p>Aantal ligplaatsen voor woonbot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51" calcext:value-type="float">
            <text:p>165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INSTITUUT</text:p>
          </table:table-cell>
          <table:table-cell table:number-columns-repeated="2" office:value-type="string" calcext:value-type="string">
            <text:p>Instituten/tehuizen</text:p>
          </table:table-cell>
          <table:table-cell office:value-type="string" calcext:value-type="string">
            <text:p>Aantal instituten en tehuizen. Het gaat om instellingen zoals verpleeg-, verzorgings- en kindertehuizen, gezinsvervangende tehuizen, revalidatiecentra en penitentiaire inrichting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61" calcext:value-type="float">
            <text:p>166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WIBO</text:p>
          </table:table-cell>
          <table:table-cell table:number-columns-repeated="2" office:value-type="string" calcext:value-type="string">
            <text:p>Wibo-woningen</text:p>
          </table:table-cell>
          <table:table-cell office:value-type="string" calcext:value-type="string">
            <text:p>Aantal Wibo-woningen. Wibo staat voor Wonen in een beschermde omgeving. Een Wibo-woning is bestemd voor senioren die ondersteuning nodig hebben maar wel zelfstandig kunnen wonen. Kenmerken van een Wibo-woning: gelijkvloers of met lift, in de buurt van voorzieningen zoals een zorginstelling.</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671" calcext:value-type="float">
            <text:p>167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GESCHIKTOUD_P</text:p>
          </table:table-cell>
          <table:table-cell office:value-type="string" calcext:value-type="string">
            <text:p>Woning geschikt om oud in te worden (%)</text:p>
          </table:table-cell>
          <table:table-cell office:value-type="string" calcext:value-type="string">
            <text:p>Woning om oud in te worden (%)</text:p>
          </table:table-cell>
          <table:table-cell office:value-type="string" calcext:value-type="string">
            <text:p>% Amsterdammers dat denkt dat de eigen woning geschikt is om oud in te worden. </text:p>
            <text:p/>
            <text:p>De cijfers op wijkniveau zijn gebaseerd op de WIA-buurtindeling. N&gt;50.</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681" calcext:value-type="float">
            <text:p>168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GESCHIKTOUD65_P</text:p>
          </table:table-cell>
          <table:table-cell office:value-type="string" calcext:value-type="string">
            <text:p>Woning geschikt om oud in te worden (% 65+)</text:p>
          </table:table-cell>
          <table:table-cell office:value-type="string" calcext:value-type="string">
            <text:p>Woning om oud in te worden (% 65+)</text:p>
          </table:table-cell>
          <table:table-cell office:value-type="string" calcext:value-type="string">
            <text:p>% Amsterdammers van 65 jaar en ouder die denken dat de eigen woning geschikt is om oud in te worden. </text:p>
            <text:p/>
            <text:p>De cijfers op wijkniveau zijn gebaseerd op de WIA-buurtindeling. N&gt;50.</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691" calcext:value-type="float">
            <text:p>169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NULTREDE_P</text:p>
          </table:table-cell>
          <table:table-cell table:number-columns-repeated="2" office:value-type="string" calcext:value-type="string">
            <text:p>Nultredewoningen (%)</text:p>
          </table:table-cell>
          <table:table-cell office:value-type="string" calcext:value-type="string">
            <text:p>Aandeel woningen die te bereiken zijn zonder trappen te lopen en waarvan alle vertrekken op dezelfde verdieping liggen.</text:p>
            <text:p/>
            <text:p>De cijfers op wijkniveau zijn gebaseerd op de WIA-buurtindeling. N&gt;50.</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01" calcext:value-type="float">
            <text:p>17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CORHUUR</text:p>
          </table:table-cell>
          <table:table-cell office:value-type="string" calcext:value-type="string">
            <text:p>Eigendomsverhouding: corporatiewoningen</text:p>
          </table:table-cell>
          <table:table-cell office:value-type="string" calcext:value-type="string">
            <text:p>Corporatiewoningen</text:p>
          </table:table-cell>
          <table:table-cell office:value-type="string" calcext:value-type="string">
            <text:p>Adressen die op de peildatum zijn geregistreerd in de Basisregistraties Adressen en Gebouwen (BAG) als woning in bezit van een corporati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eigendomsverhouding woning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11" calcext:value-type="float">
            <text:p>171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KOOP</text:p>
          </table:table-cell>
          <table:table-cell office:value-type="string" calcext:value-type="string">
            <text:p>Eigendomsverhouding: koopwoningen</text:p>
          </table:table-cell>
          <table:table-cell office:value-type="string" calcext:value-type="string">
            <text:p>Koopwoningen</text:p>
          </table:table-cell>
          <table:table-cell office:value-type="string" calcext:value-type="string">
            <text:p>Adressen die op de peildatum zijn geregistreerd in de Basisregistraties Adressen en Gebouwen (BAG) als woning met een eigendomsverhouding 'eigenaar-bewoner'.</text:p>
          </table:table-cell>
          <table:table-cell office:value-type="string" calcext:value-type="string">
            <text:p>Afd. Basisinformatie / afd. Belastingen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eigendomsverhouding woning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21" calcext:value-type="float">
            <text:p>172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PARTHUUR</text:p>
          </table:table-cell>
          <table:table-cell office:value-type="string" calcext:value-type="string">
            <text:p>Eigendomsverhouding: particuliere huurwoningen</text:p>
          </table:table-cell>
          <table:table-cell office:value-type="string" calcext:value-type="string">
            <text:p>Particuliere huurwoningen</text:p>
          </table:table-cell>
          <table:table-cell office:value-type="string" calcext:value-type="string">
            <text:p>Adressen die op de peildatum zijn geregistreerd in de Basisregistraties Adressen en Gebouwen (BAG) als woning met een eigendomsverhouding anders dan 'eigenaar-bewoner' of 'flatexplotatieeigenaar woningcorporatie'.</text:p>
          </table:table-cell>
          <table:table-cell office:value-type="string" calcext:value-type="string">
            <text:p>Afd. Basisinformatie / afd. Belastingen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eigendomsverhouding woning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31" calcext:value-type="float">
            <text:p>173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CORHUUR_P</text:p>
          </table:table-cell>
          <table:table-cell office:value-type="string" calcext:value-type="string">
            <text:p>Eigendomsverhouding: % corporatiewoningen</text:p>
          </table:table-cell>
          <table:table-cell office:value-type="string" calcext:value-type="string">
            <text:p>Corporatiewoningen (%)</text:p>
          </table:table-cell>
          <table:table-cell office:value-type="string" calcext:value-type="string">
            <text:p>Aandeel van de woningvoorraad dat in het bezit is van een woningcorporatie.</text:p>
          </table:table-cell>
          <table:table-cell office:value-type="string" calcext:value-type="string">
            <text:p>Afd. Basisinformatie / afd. Belastingen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eigendomsverhouding woningen%</text:p>
          </table:table-cell>
          <table:table-cell office:value-type="string" calcext:value-type="string">
            <text:p>F5.1</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41" calcext:value-type="float">
            <text:p>174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PARTHUUR_P</text:p>
          </table:table-cell>
          <table:table-cell office:value-type="string" calcext:value-type="string">
            <text:p>Eigendomsverhouding: % particuliere huur</text:p>
          </table:table-cell>
          <table:table-cell office:value-type="string" calcext:value-type="string">
            <text:p>Particuliere huur (%)</text:p>
          </table:table-cell>
          <table:table-cell office:value-type="string" calcext:value-type="string">
            <text:p>Adressen die op de peildatum zijn geregistreerd als particuliere huurwoning op het totaal aantal adressen die in de Basisregistraties Adressen en Gebouwen (BAG) zijn geregistreerd als woning. Particuliere huurwoningen zijn woningen met een eigendomsverhouding anders dan 'eigenaar-bewoner' of 'flatexplotatieeigenaar woningcorporatie'.</text:p>
          </table:table-cell>
          <table:table-cell office:value-type="string" calcext:value-type="string">
            <text:p>Afd. Basisinformatie / afd. Belastingen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eigendomsverhouding woningen%</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51" calcext:value-type="float">
            <text:p>175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KOOP_P</text:p>
          </table:table-cell>
          <table:table-cell office:value-type="string" calcext:value-type="string">
            <text:p>Eigendomsverhouding: % koopwoningen</text:p>
          </table:table-cell>
          <table:table-cell office:value-type="string" calcext:value-type="string">
            <text:p>Koopwoningen (%)</text:p>
          </table:table-cell>
          <table:table-cell office:value-type="string" calcext:value-type="string">
            <text:p>Adressen die op de peildatum zijn geregistreerd als koopwoning op het totaal aantal adressen die in de Basisregistraties Adressen en Gebouwen (BAG) zijn geregistreerd als woning. Koopwoningen zijn woningen met een eigendomsverhouding 'eigenaar-bewoner'.</text:p>
          </table:table-cell>
          <table:table-cell office:value-type="string" calcext:value-type="string">
            <text:p>Afd. Basisinformatie / afd. Belastingen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eigendomsverhouding woningen%</text:p>
          </table:table-cell>
          <table:table-cell office:value-type="string" calcext:value-type="string">
            <text:p>F5.1</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61" calcext:value-type="float">
            <text:p>176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0040</text:p>
          </table:table-cell>
          <table:table-cell office:value-type="string" calcext:value-type="string">
            <text:p>Woonoppervlak 0-40 m2</text:p>
          </table:table-cell>
          <table:table-cell office:value-type="string" calcext:value-type="string">
            <text:p>Woningen 0-40 m2</text:p>
          </table:table-cell>
          <table:table-cell office:value-type="string" calcext:value-type="string">
            <text:p>Verblijfsobject dat op de peildatum geregistreerd is in de Basisregistraties Adressen en Gebouwen (BAG) met een gemiddeld gebruikers oppervlakte (GBO) tot 40 m2.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oning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71" calcext:value-type="float">
            <text:p>177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4060</text:p>
          </table:table-cell>
          <table:table-cell office:value-type="string" calcext:value-type="string">
            <text:p>Woonoppervlak 40-60 m2</text:p>
          </table:table-cell>
          <table:table-cell office:value-type="string" calcext:value-type="string">
            <text:p>Woningen 40-60 m2</text:p>
          </table:table-cell>
          <table:table-cell office:value-type="string" calcext:value-type="string">
            <text:p>Verblijfsobject dat op de peildatum geregistreerd is in de Basisregistraties Adressen en Gebouwen (BAG) met een gemiddeld gebruikers oppervlakte (GBO) tot 40 m2.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oning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81" calcext:value-type="float">
            <text:p>178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6080</text:p>
          </table:table-cell>
          <table:table-cell office:value-type="string" calcext:value-type="string">
            <text:p>Woonoppervlak 60-80 m2</text:p>
          </table:table-cell>
          <table:table-cell office:value-type="string" calcext:value-type="string">
            <text:p>Woningen 60-80 m2</text:p>
          </table:table-cell>
          <table:table-cell office:value-type="string" calcext:value-type="string">
            <text:p>Verblijfsobject dat op de peildatum geregistreerd is in de Basisregistraties Adressen en Gebouwen (BAG) met een gemiddeld gebruikers oppervlakte (GBO) van 60 tot 80m2.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oning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91" calcext:value-type="float">
            <text:p>179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80100</text:p>
          </table:table-cell>
          <table:table-cell office:value-type="string" calcext:value-type="string">
            <text:p>Woonoppervlak 80-100 m2</text:p>
          </table:table-cell>
          <table:table-cell office:value-type="string" calcext:value-type="string">
            <text:p>Woningen 80-100 m2</text:p>
          </table:table-cell>
          <table:table-cell office:value-type="string" calcext:value-type="string">
            <text:p>Verblijfsobject dat op de peildatum geregistreerd is in de Basisregistraties Adressen en Gebouwen (BAG) met een gemiddeld gebruikers oppervlakte (GBO) van 80 tot 100m2.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oning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01" calcext:value-type="float">
            <text:p>18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100PLUS</text:p>
          </table:table-cell>
          <table:table-cell office:value-type="string" calcext:value-type="string">
            <text:p>Woonoppervlak 100 m2+</text:p>
          </table:table-cell>
          <table:table-cell office:value-type="string" calcext:value-type="string">
            <text:p>Woningen 100 m2+</text:p>
          </table:table-cell>
          <table:table-cell office:value-type="string" calcext:value-type="string">
            <text:p>Verblijfsobject dat op de peildatum geregistreerd is in de Basisregistraties Adressen en Gebouwen (BAG) met een gemiddeld gebruikers oppervlakte (GBO) van 80 tot 100m2.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oning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11" calcext:value-type="float">
            <text:p>181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ONB</text:p>
          </table:table-cell>
          <table:table-cell office:value-type="string" calcext:value-type="string">
            <text:p>Woonoppervlak onbekend</text:p>
          </table:table-cell>
          <table:table-cell office:value-type="string" calcext:value-type="string">
            <text:p>Woningen onbekend</text:p>
          </table:table-cell>
          <table:table-cell office:value-type="string" calcext:value-type="string">
            <text:p>Verblijfsobject dat op de peildatum geregistreerd is in de Basisregistraties Adressen en Gebouwen (BAG) en waarvan het gemiddelde gebruikers oppervlakte (GBO) onbekend is.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oning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21" calcext:value-type="float">
            <text:p>182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0040_P</text:p>
          </table:table-cell>
          <table:table-cell office:value-type="string" calcext:value-type="string">
            <text:p>Woonoppervlak: % 0 - 40 m2</text:p>
          </table:table-cell>
          <table:table-cell office:value-type="string" calcext:value-type="string">
            <text:p>Woningen 0 - 40 m2 (%)</text:p>
          </table:table-cell>
          <table:table-cell office:value-type="string" calcext:value-type="string">
            <text:p>Aandeel van de woningvoorraad met een gemiddeld gebruiksoppervlakte (GBO) tot 40 m2</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woningoppervlak%</text:p>
          </table:table-cell>
          <table:table-cell office:value-type="string" calcext:value-type="string">
            <text:p>F5.1</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31" calcext:value-type="float">
            <text:p>183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4060_P</text:p>
          </table:table-cell>
          <table:table-cell office:value-type="string" calcext:value-type="string">
            <text:p>Woonoppervlak: % 40- 60 m2</text:p>
          </table:table-cell>
          <table:table-cell office:value-type="string" calcext:value-type="string">
            <text:p>Woningen 40- 60 m2 (%)</text:p>
          </table:table-cell>
          <table:table-cell office:value-type="string" calcext:value-type="string">
            <text:p>Aandeel van de woningvoorraad met een gemiddeld gebruiksoppervlakte (GBO) van 40 tot 60 m2</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woningoppervlak%</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41" calcext:value-type="float">
            <text:p>184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6080_P</text:p>
          </table:table-cell>
          <table:table-cell office:value-type="string" calcext:value-type="string">
            <text:p>Woonoppervlak: % 60- 80 m2</text:p>
          </table:table-cell>
          <table:table-cell office:value-type="string" calcext:value-type="string">
            <text:p>Woningen 60- 80 m2 (%)</text:p>
          </table:table-cell>
          <table:table-cell office:value-type="string" calcext:value-type="string">
            <text:p>Aandeel van de woningvoorraad met een gemiddeld gebruiksoppervlakte (GBO) van 60 tot 80 m2</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woningoppervlak%</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51" calcext:value-type="float">
            <text:p>185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80100_P</text:p>
          </table:table-cell>
          <table:table-cell office:value-type="string" calcext:value-type="string">
            <text:p>Woonoppervlak: % 80- 100 m2</text:p>
          </table:table-cell>
          <table:table-cell office:value-type="string" calcext:value-type="string">
            <text:p>Woningen 80- 100 m2 (%)</text:p>
          </table:table-cell>
          <table:table-cell office:value-type="string" calcext:value-type="string">
            <text:p>Aandeel van de woningvoorraad met een gemiddeld gebruiksoppervlakte (GBO) van 80 tot 100 m2</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woningoppervlak%</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61" calcext:value-type="float">
            <text:p>186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100PLUS_P</text:p>
          </table:table-cell>
          <table:table-cell office:value-type="string" calcext:value-type="string">
            <text:p>Woonoppervlak: % 100 m2+</text:p>
          </table:table-cell>
          <table:table-cell office:value-type="string" calcext:value-type="string">
            <text:p>Woningen 100 m2+ (%)</text:p>
          </table:table-cell>
          <table:table-cell office:value-type="string" calcext:value-type="string">
            <text:p>Aandeel van de woningvoorraad met een gemiddeld gebruiksoppervlakte (GBO) groter dan 100 m2</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woningoppervlak%</text:p>
          </table:table-cell>
          <table:table-cell office:value-type="string" calcext:value-type="string">
            <text:p>F5.1</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71" calcext:value-type="float">
            <text:p>187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ONB_P</text:p>
          </table:table-cell>
          <table:table-cell office:value-type="string" calcext:value-type="string">
            <text:p>Woningoppervlak: % onbekend</text:p>
          </table:table-cell>
          <table:table-cell office:value-type="string" calcext:value-type="string">
            <text:p>Woonoppervlak onbekend (%)</text:p>
          </table:table-cell>
          <table:table-cell office:value-type="string" calcext:value-type="string">
            <text:p>Aandeel van de woningvoorraad waarvan het gemiddelde gebruikers oppervlakte (GBO) onbekend is.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woningoppervlak%</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81" calcext:value-type="float">
            <text:p>188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BEZET</text:p>
          </table:table-cell>
          <table:table-cell office:value-type="string" calcext:value-type="string">
            <text:p>Woningbezetting gemiddeld</text:p>
          </table:table-cell>
          <table:table-cell office:value-type="string" calcext:value-type="string">
            <text:p>Woningbezetting</text:p>
          </table:table-cell>
          <table:table-cell office:value-type="string" calcext:value-type="string">
            <text:p>Gemiddeld aantal bewoners (exclusief briefadreshoudenden) per woning in het gebie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5" calcext:value-type="float">
            <text:p>5</text:p>
          </table:table-cell>
          <table:table-cell table:number-columns-repeated="2"/>
          <table:table-cell office:value-type="string" calcext:value-type="string">
            <text:p>F5.2</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100" calcext:value-type="float">
            <text:p>100</text:p>
          </table:table-cell>
          <table:table-cell office:value-type="float" office:value="0" calcext:value-type="float">
            <text:p>0</text:p>
          </table:table-cell>
          <table:table-cell table:number-columns-repeated="1004"/>
        </table:table-row>
        <table:table-row table:style-name="ro2">
          <table:table-cell office:value-type="float" office:value="1891" calcext:value-type="float">
            <text:p>189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WOZ_GEM</text:p>
          </table:table-cell>
          <table:table-cell table:number-columns-repeated="2" office:value-type="string" calcext:value-type="string">
            <text:p>WOZ-waarde</text:p>
          </table:table-cell>
          <table:table-cell office:value-type="string" calcext:value-type="string">
            <text:p>Door de gemeente periodiek getaxeerde waarde van onroerende zaken in het kader van de Wet waardering onroerende zaken (WOZ). De WOZ-waarde wordt vastgesteld op basis van het peiljaar voorafgaand aan de peildatum. </text:p>
            <text:p/>
            <text:p>De cijfers op wijkniveau over 2014 zijn gebaseerd op de gebiedsindeling 2010. De grenswijzigingen per 1-1-2015 zijn buiten beschouwing gelaten.</text:p>
          </table:table-cell>
          <table:table-cell office:value-type="string" calcext:value-type="string">
            <text:p>Belastingen Amsterdam/OIS</text:p>
          </table:table-cell>
          <table:table-cell office:value-type="string" calcext:value-type="string">
            <text:p>1 <text:s/>januari</text:p>
          </table:table-cell>
          <table:table-cell office:value-type="string" calcext:value-type="string">
            <text:p>1 keer per jaar</text:p>
          </table:table-cell>
          <table:table-cell office:value-type="float" office:value="5" calcext:value-type="float">
            <text:p>5</text:p>
          </table:table-cell>
          <table:table-cell office:value-type="string" calcext:value-type="string">
            <text:p>euro</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901" calcext:value-type="float">
            <text:p>19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WOZ_M2</text:p>
          </table:table-cell>
          <table:table-cell office:value-type="string" calcext:value-type="string">
            <text:p>WOZ-waarde per m2</text:p>
          </table:table-cell>
          <table:table-cell office:value-type="string" calcext:value-type="string">
            <text:p>WOZ-waarde / m2</text:p>
          </table:table-cell>
          <table:table-cell office:value-type="string" calcext:value-type="string">
            <text:p>Door de gemeente (Dienst Belastingen) periodiek getaxeerde waarde van onroerende zaken in het kader van de Wet waardering onroerende zaken (WOZ) per vierkante meter. De WOZ-waarde wordt vastgesteld op basis van het peiljaar voorafgaand aan het peildatum. </text:p>
            <text:p/>
            <text:p>De cijfers op wijkniveau over 2014 zijn gebaseerd op de gebiedsindeling 2010. De grenswijzigingen per 1-1-2015 zijn buiten beschouwing gelaten.</text:p>
          </table:table-cell>
          <table:table-cell office:value-type="string" calcext:value-type="string">
            <text:p>Belastingen Amsterdam/OIS</text:p>
          </table:table-cell>
          <table:table-cell office:value-type="string" calcext:value-type="string">
            <text:p>1 <text:s/>januari</text:p>
          </table:table-cell>
          <table:table-cell office:value-type="string" calcext:value-type="string">
            <text:p>1 keer per jaar</text:p>
          </table:table-cell>
          <table:table-cell office:value-type="float" office:value="5" calcext:value-type="float">
            <text:p>5</text:p>
          </table:table-cell>
          <table:table-cell office:value-type="string" calcext:value-type="string">
            <text:p>euro/m2</text:p>
          </table:table-cell>
          <table:table-cell/>
          <table:table-cell office:value-type="string" calcext:value-type="string">
            <text:p>F8.</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911" calcext:value-type="float">
            <text:p>191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_GEM</text:p>
          </table:table-cell>
          <table:table-cell table:number-columns-repeated="2" office:value-type="string" calcext:value-type="string">
            <text:p>Huur gemiddeld</text:p>
          </table:table-cell>
          <table:table-cell office:value-type="string" calcext:value-type="string">
            <text:p>Gemiddelde huur per maan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5" calcext:value-type="float">
            <text:p>5</text:p>
          </table:table-cell>
          <table:table-cell office:value-type="string" calcext:value-type="string">
            <text:p>euro</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5">
          <table:table-cell office:value-type="float" office:value="1921" calcext:value-type="float">
            <text:p>192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VRIJ_GEM</text:p>
          </table:table-cell>
          <table:table-cell table:number-columns-repeated="2" office:value-type="string" calcext:value-type="string">
            <text:p>Huur gemiddeld vrije sector</text:p>
          </table:table-cell>
          <table:table-cell office:value-type="string" calcext:value-type="string">
            <text:p>Gemiddelde huur per maand voor woningen in de vrije sector. Met een huur boven de liberalisatiegrens is de hoogte van de huur niet meer gereguleerd en kan men niet meer in aanmerking komen voor huurtoeslag. </text:p>
            <text:p/>
            <text:p>Liberalisatiegrens: </text:p>
            <text:p>2017: 711 euro</text:p>
            <text:p>2015: 711 euro</text:p>
            <text:p>2013: 681 euro</text:p>
            <text:p>2011:  643 euro</text:p>
            <text:p>2009: 622 euro</text:p>
            <text:p>2007: 605 euro</text:p>
            <text:p>2005: 583 euro</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5" calcext:value-type="float">
            <text:p>5</text:p>
          </table:table-cell>
          <table:table-cell office:value-type="string" calcext:value-type="string">
            <text:p>euro</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931" calcext:value-type="float">
            <text:p>193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LAAG_P</text:p>
          </table:table-cell>
          <table:table-cell office:value-type="string" calcext:value-type="string">
            <text:p>Huur: % goedkoop</text:p>
          </table:table-cell>
          <table:table-cell office:value-type="string" calcext:value-type="string">
            <text:p>Goedkope huur (%)</text:p>
          </table:table-cell>
          <table:table-cell office:value-type="string" calcext:value-type="string">
            <text:p>Aandeel woningen met een huur lager dan 425 euro op de totale woningvoorraad. De indicator verscheen voor het laatst in 2013. Sinds 2015 wordt gekeken naar de kwaliteitskortingsgrens.  </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1941" calcext:value-type="float">
            <text:p>194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KWAL_P</text:p>
          </table:table-cell>
          <table:table-cell office:value-type="string" calcext:value-type="string">
            <text:p>Huur: % tot kwaliteitskortingsgrens</text:p>
          </table:table-cell>
          <table:table-cell office:value-type="string" calcext:value-type="string">
            <text:p>Huur&lt;kwaliteitskortingsgrens (%)</text:p>
          </table:table-cell>
          <table:table-cell office:value-type="string" calcext:value-type="string">
            <text:p>Aandeel woningen op de totale woningvoorraad met een huur tot de kwaliteitskortingsgrens. De kwaliteitskortingsgrens is een begrip uit de huurtoeslag. Bij een huur boven deze grens ontvangt men minder huurtoeslag vanwege de naar verwachting betere kwaliteit van de woning.    </text:p>
            <text:p/>
            <text:p>Kwaliteitskortingsgrens:</text:p>
            <text:p>2017: 414 euro</text:p>
            <text:p>2015: 403 euro</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office:value-type="string" calcext:value-type="string">
            <text:p>huurprijs woning</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1951" calcext:value-type="float">
            <text:p>195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TSLG_P</text:p>
          </table:table-cell>
          <table:table-cell office:value-type="string" calcext:value-type="string">
            <text:p>Huur: % sociaal</text:p>
          </table:table-cell>
          <table:table-cell office:value-type="string" calcext:value-type="string">
            <text:p>Sociale huur (%)</text:p>
          </table:table-cell>
          <table:table-cell office:value-type="string" calcext:value-type="string">
            <text:p>Aandeel sociale huurwoningen op de totale woningvoorraad. Sociale huur wil zeggen dat de huur niet boven de huurtoeslaggrens uitkomt.</text:p>
            <text:p/>
            <text:p>2017:  711 euro</text:p>
            <text:p>2015:  711 euro</text:p>
            <text:p>2013:  681 euro</text:p>
            <text:p>2011:   643 euro</text:p>
            <text:p>2009: 622 euro</text:p>
            <text:p>2007: 605 euro</text:p>
            <text:p>2005: 583 euro</text:p>
            <text:p/>
            <text:p>In 2015 is de definitie van de woningvoorraad aangepast en verruimd met voornamelijk relatief kleine huurwoningen die voorheen buiten de definitie vielen. De cijfers tot en met 2013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1961" calcext:value-type="float">
            <text:p>196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MIDDEN_P</text:p>
          </table:table-cell>
          <table:table-cell office:value-type="string" calcext:value-type="string">
            <text:p>Huur: % midden</text:p>
          </table:table-cell>
          <table:table-cell office:value-type="string" calcext:value-type="string">
            <text:p>Middelhoge huur (%)</text:p>
          </table:table-cell>
          <table:table-cell office:value-type="string" calcext:value-type="string">
            <text:p>Aandeel woningen met een middeldure huur op de totale woningvoorraad.</text:p>
            <text:p/>
            <text:p>2017:  711  euro - 971 euro</text:p>
            <text:p>2015:  711 euro - 971 euro</text:p>
            <text:p>2013:  681 euro - 930 euro</text:p>
            <text:p>2011:   643 euro -900 euro</text:p>
            <text:p>2009: 622 euro - 870 euro</text:p>
            <text:p>2007: 605 euro - 847 euro</text:p>
            <text:p>2005: 583 euro - 816 euro</text:p>
            <text:p/>
            <text:p>In 2015 is de definitie van de woningvoorraad aangepast en verruimd met voornamelijk relatief kleine huurwoningen die voorheen buiten de definitie vielen. De cijfers tot en met 2013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office:value-type="string" calcext:value-type="string">
            <text:p>huurprijs woning</text:p>
          </table:table-cell>
          <table:table-cell office:value-type="string" calcext:value-type="string">
            <text:p>F8.</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1971" calcext:value-type="float">
            <text:p>197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HOOG_P</text:p>
          </table:table-cell>
          <table:table-cell office:value-type="string" calcext:value-type="string">
            <text:p>Huur: % hoog</text:p>
          </table:table-cell>
          <table:table-cell office:value-type="string" calcext:value-type="string">
            <text:p>Hoge huur (%)</text:p>
          </table:table-cell>
          <table:table-cell office:value-type="string" calcext:value-type="string">
            <text:p>Aandeel woningen met een hoge huur op de totale woningvoorraad.</text:p>
            <text:p/>
            <text:p>2017:  &gt; 971 euro</text:p>
            <text:p>2015:  &gt; 971 euro</text:p>
            <text:p>2013:  &gt; 930 euro</text:p>
            <text:p>2011:   &gt; 900 euro</text:p>
            <text:p>2009: &gt; 870 euro</text:p>
            <text:p>2007: &gt; 847 euro</text:p>
            <text:p>2005: &gt;816 euro</text:p>
            <text:p/>
            <text:p>In 2015 is de definitie van de woningvoorraad verruimd met voornamelijk relatief kleine huurwoningen die voorheen buiten de definitie vielen. De cijfers tot 2015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office:value-type="string" calcext:value-type="string">
            <text:p>huurprijs woning</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1981" calcext:value-type="float">
            <text:p>198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SOCCORP_P</text:p>
          </table:table-cell>
          <table:table-cell office:value-type="string" calcext:value-type="string">
            <text:p>Huur: % sociaal (corporatie)</text:p>
          </table:table-cell>
          <table:table-cell office:value-type="string" calcext:value-type="string">
            <text:p>Sociale huur (corporatie %)</text:p>
          </table:table-cell>
          <table:table-cell office:value-type="string" calcext:value-type="string">
            <text:p>Aandeel sociale huurwoningen in het bezit van een woningcorporatie op de totale woningvoorraad. Sociale huur wil zeggen dat de huur niet boven de huurtoeslaggrens uitkomt.</text:p>
            <text:p/>
            <text:p>2017:  711 euro</text:p>
            <text:p>2015:  711 euro</text:p>
            <text:p>2013:  681 euro</text:p>
            <text:p>2011:   643 euro</text:p>
            <text:p>2009: 622 euro</text:p>
            <text:p>2007: 605 euro</text:p>
            <text:p>2005: 583 euro</text:p>
            <text:p/>
            <text:p>In 2015 is de definitie van de woningvoorraad aangepast. Het is verruimd met voornamelijk relatief kleine huurwoningen die voorheen buiten de definitie vielen. De cijfers tot en met 2013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5">
          <table:table-cell office:value-type="float" office:value="1991" calcext:value-type="float">
            <text:p>199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SOCPART_P</text:p>
          </table:table-cell>
          <table:table-cell office:value-type="string" calcext:value-type="string">
            <text:p>Huur: % sociaal (particulier)</text:p>
          </table:table-cell>
          <table:table-cell office:value-type="string" calcext:value-type="string">
            <text:p>Sociale huur (particulier %)</text:p>
          </table:table-cell>
          <table:table-cell office:value-type="string" calcext:value-type="string">
            <text:p>Aandeel sociale huurwoningen in het bezit van particulieren op de totale woningvoorraad. Sociale huur wil zeggen dat de huur niet boven de huurtoeslaggrens uitkomt.</text:p>
            <text:p/>
            <text:p>2015:  711 euro</text:p>
            <text:p>2013:  681 euro</text:p>
            <text:p>2011:   643 euro</text:p>
            <text:p>2009: 622 euro</text:p>
            <text:p>2007: 605 euro</text:p>
            <text:p>2005: 583 euro</text:p>
            <text:p/>
            <text:p>In 2015 is de definitie van de woningvoorraad aangepast. Het is verruimd met voornamelijk relatief kleine huurwoningen die voorheen buiten de definitie vielen. De cijfers tot 2015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2001" calcext:value-type="float">
            <text:p>20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VRIJCORP_P</text:p>
          </table:table-cell>
          <table:table-cell office:value-type="string" calcext:value-type="string">
            <text:p>Huur: % vrije sector (corporatie)</text:p>
          </table:table-cell>
          <table:table-cell office:value-type="string" calcext:value-type="string">
            <text:p>Vrije sector (corporatie %)</text:p>
          </table:table-cell>
          <table:table-cell office:value-type="string" calcext:value-type="string">
            <text:p>Aandeel huurwoningen in de vrije sector in het bezit van een woningcorporatie op de totale woningvoorraad. Vrije sector wil zeggen dat de huur boven de liberalisatiegrens ligt. Met een huur boven de liberalisatiegrens is de hoogte van de huur niet meer gereguleerd en kan men niet meer in aanmerking komen voor huurtoeslag. </text:p>
            <text:p/>
            <text:p>2017: 711 euro</text:p>
            <text:p>2015:  711 euro</text:p>
            <text:p>2013:  681 euro</text:p>
            <text:p>2011:   643 euro</text:p>
            <text:p>2009: 622 euro</text:p>
            <text:p>2007: 605 euro</text:p>
            <text:p>2005: 583 euro</text:p>
            <text:p/>
            <text:p>In 2015 is de definitie van de woningvoorraad aangepast. Het is verruimd met voornamelijk relatief kleine huurwoningen die voorheen buiten de definitie vielen. De cijfers tot 2015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2011" calcext:value-type="float">
            <text:p>201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VRIJPART_P</text:p>
          </table:table-cell>
          <table:table-cell office:value-type="string" calcext:value-type="string">
            <text:p>Huur: % vrije sector (particulier)</text:p>
          </table:table-cell>
          <table:table-cell office:value-type="string" calcext:value-type="string">
            <text:p>Vrije sector (particulier %)</text:p>
          </table:table-cell>
          <table:table-cell office:value-type="string" calcext:value-type="string">
            <text:p>Aandeel huurwoningen in de vrije sector in het bezit van particulieren op de totale woningvoorraad. Met een huur boven de liberalisatiegrens is de hoogte van de huur niet meer gereguleerd en kan men niet meer in aanmerking komen voor huurtoeslag. </text:p>
            <text:p/>
            <text:p>2017:  711 euro</text:p>
            <text:p>2015:  711 euro</text:p>
            <text:p>2013:  681 euro</text:p>
            <text:p>2011:   643 euro</text:p>
            <text:p>2009: 622 euro</text:p>
            <text:p>2007: 605 euro</text:p>
            <text:p>2005: 583 euro</text:p>
            <text:p/>
            <text:p>In 2015 is de definitie van de woningvoorraad aangepast. Het is verruimd met voornamelijk relatief kleine huurwoningen die voorheen buiten de definitie vielen. De cijfers tot 2015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21" calcext:value-type="float">
            <text:p>202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QUOTE</text:p>
          </table:table-cell>
          <table:table-cell table:number-columns-repeated="2" office:value-type="string" calcext:value-type="string">
            <text:p>Huurquote</text:p>
          </table:table-cell>
          <table:table-cell office:value-type="string" calcext:value-type="string">
            <text:p>De huurquote is het percentage van het inkomen dat besteed wordt aan kale huur minus de huurtoeslag.</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5" calcext:value-type="float">
            <text:p>5</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31" calcext:value-type="float">
            <text:p>203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WONING_R</text:p>
          </table:table-cell>
          <table:table-cell office:value-type="string" calcext:value-type="string">
            <text:p>Tevredenheid met eigen woning (1-10)</text:p>
          </table:table-cell>
          <table:table-cell office:value-type="string" calcext:value-type="string">
            <text:p>Eigen woning (1-10)</text:p>
          </table:table-cell>
          <table:table-cell office:value-type="string" calcext:value-type="string">
            <text:p>Gemiddeld rapportcijfer dat bewoners geven als antwoord op de vraag: Wilt u aangeven in welke mate u tevreden bent over uw woning? (totaaloordeel).</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Stedelijke ontwikkeling en wonen</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41" calcext:value-type="float">
            <text:p>204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WONINGCORP_R</text:p>
          </table:table-cell>
          <table:table-cell office:value-type="string" calcext:value-type="string">
            <text:p>Tevredenheid met eigen corporatiewoning (1-10)</text:p>
          </table:table-cell>
          <table:table-cell office:value-type="string" calcext:value-type="string">
            <text:p>Eigen corporatiewoning (1-10)</text:p>
          </table:table-cell>
          <table:table-cell office:value-type="string" calcext:value-type="string">
            <text:p>Gemiddeld rapportcijfer dat bewoners van een corporatiewoning geven als antwoord op de vraag: Wilt u aangeven in welke mate u tevreden bent over uw woning? (totaaloordeel).</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51" calcext:value-type="float">
            <text:p>205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WONING65_R</text:p>
          </table:table-cell>
          <table:table-cell office:value-type="string" calcext:value-type="string">
            <text:p>Tevredenheid met eigen woning (65+)</text:p>
          </table:table-cell>
          <table:table-cell office:value-type="string" calcext:value-type="string">
            <text:p>Eigen woning (65+</text:p>
          </table:table-cell>
          <table:table-cell office:value-type="string" calcext:value-type="string">
            <text:p><text:s/>1-10)</text:p>
          </table:table-cell>
          <table:table-cell office:value-type="string" calcext:value-type="string">
            <text:p>Gemiddeld rapportcijfer dat bewoners van 65 jaar of ouder geven als antwoord op de vraag: Wilt u aangeven in welke mate u tevreden bent over uw woning? (totaaloordeel).</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3"/>
        </table:table-row>
        <table:table-row table:style-name="ro2">
          <table:table-cell office:value-type="float" office:value="2061" calcext:value-type="float">
            <text:p>206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NDERHOUDWONING_R</text:p>
          </table:table-cell>
          <table:table-cell table:number-columns-repeated="2" office:value-type="string" calcext:value-type="string">
            <text:p>Onderhoud eigen woning (1-10)</text:p>
          </table:table-cell>
          <table:table-cell office:value-type="string" calcext:value-type="string">
            <text:p>Gemiddeld rapportcijfer dat bewoners geven als antwoord op de vraag: Hoe beoordeelt u de staat van onderhoud van uw woning?</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71" calcext:value-type="float">
            <text:p>207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ORONDERHOUDWONINGEN_R</text:p>
          </table:table-cell>
          <table:table-cell table:number-columns-repeated="2" office:value-type="string" calcext:value-type="string">
            <text:p>Onderhoud woningen buurt (1-10)</text:p>
          </table:table-cell>
          <table:table-cell office:value-type="string" calcext:value-type="string">
            <text:p>Gemiddeld rapportcijfer dat bewoners geven als antwoord op de vraag: Hoe beoordeelt u de staat van onderhoud van de woningen in de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81" calcext:value-type="float">
            <text:p>208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VERHUIS_P</text:p>
          </table:table-cell>
          <table:table-cell table:number-columns-repeated="2" office:value-type="string" calcext:value-type="string">
            <text:p>Verhuisgeneigden (%)</text:p>
          </table:table-cell>
          <table:table-cell office:value-type="string" calcext:value-type="string">
            <text:p>Aandeel bewoners dat de komende twee jaar wil verhuizen.</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Stedelijke ontwikkeling en wonen</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91" calcext:value-type="float">
            <text:p>209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VERHUIS65_P</text:p>
          </table:table-cell>
          <table:table-cell table:number-columns-repeated="2" office:value-type="string" calcext:value-type="string">
            <text:p>Verhuisgeneigden (% 65+)</text:p>
          </table:table-cell>
          <table:table-cell office:value-type="string" calcext:value-type="string">
            <text:p>Aandeel bewoners van 65 jaar en ouder dat de komende twee jaar wil verhuizen.</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01" calcext:value-type="float">
            <text:p>21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BUURT_R</text:p>
          </table:table-cell>
          <table:table-cell office:value-type="string" calcext:value-type="string">
            <text:p>Buurt: tevredenheid met eigen buurt (1-10)</text:p>
          </table:table-cell>
          <table:table-cell office:value-type="string" calcext:value-type="string">
            <text:p>Eigen buurt (1-10)</text:p>
          </table:table-cell>
          <table:table-cell office:value-type="string" calcext:value-type="string">
            <text:p>Gemiddeld rapportcijfer dat bewoners geven als antwoord op de vraag: Hoe tevreden bent u met uw buurt? (totaaloordeel) (1=zeer ontevreden, 10=zeer tevreden).</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Stedelijke ontwikkeling en wonen</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2111" calcext:value-type="float">
            <text:p>211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LEEFBAARBRT_R</text:p>
          </table:table-cell>
          <table:table-cell office:value-type="string" calcext:value-type="string">
            <text:p>Buurt: prettig wonen (1-10)</text:p>
          </table:table-cell>
          <table:table-cell office:value-type="string" calcext:value-type="string">
            <text:p>Prettig wonen (1-10)</text:p>
          </table:table-cell>
          <table:table-cell office:value-type="string" calcext:value-type="string">
            <text:p>Gemiddeld rapportcijfer dat bewoners geven als antwoord op de vraag: </text:p>
            <text:p>Als u door middel van een rapportcijfer van 1 tot en met 10 zou mogen aangeven hoe prettig u het vindt om in uw buurt te wonen, welk cijfer zou u dan gev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uurtontwikkeling</text:p>
          </table:table-cell>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21" calcext:value-type="float">
            <text:p>212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VERWACHTINGBUURT_R</text:p>
          </table:table-cell>
          <table:table-cell office:value-type="string" calcext:value-type="string">
            <text:p>Buurt: buurtontwikkeling (1-10)</text:p>
          </table:table-cell>
          <table:table-cell office:value-type="string" calcext:value-type="string">
            <text:p>Buurtontwikkeling (1-10)</text:p>
          </table:table-cell>
          <table:table-cell office:value-type="string" calcext:value-type="string">
            <text:p>Gemiddeld rapportcijfer dat bewoners geven als antwoord op de vraag: Hoe denkt u dat de buurt waar u woont zich de komende jaren zal ontwikkelen? (1=zeer negatief, 10 =zeer positief).</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Stedelijke ontwikkeling en wonen</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31" calcext:value-type="float">
            <text:p>213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BUURTVOOR_P</text:p>
          </table:table-cell>
          <table:table-cell table:number-columns-repeated="2" office:value-type="string" calcext:value-type="string">
            <text:p>Buurt: % vooruit</text:p>
          </table:table-cell>
          <table:table-cell office:value-type="string" calcext:value-type="string">
            <text:p>% Bewoners dat vindt dat de buurt waar men in woont de afgelopen 12 maanden vooruit is gegaa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uurtontwikkeling</text:p>
          </table:table-cell>
          <table:table-cell office:value-type="string" calcext:value-type="string">
            <text:p>F8.</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41" calcext:value-type="float">
            <text:p>214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BUURTGELIJK_P</text:p>
          </table:table-cell>
          <table:table-cell table:number-columns-repeated="2" office:value-type="string" calcext:value-type="string">
            <text:p>Buurt: % gelijk</text:p>
          </table:table-cell>
          <table:table-cell office:value-type="string" calcext:value-type="string">
            <text:p>% Bewoners dat vindt dat de buurt waar men in woont de afgelopen 12 maanden gelijk  is geblev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uurtontwikkeling</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51" calcext:value-type="float">
            <text:p>215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BUURTACHT_P</text:p>
          </table:table-cell>
          <table:table-cell table:number-columns-repeated="2" office:value-type="string" calcext:value-type="string">
            <text:p>Buurt: % achteruit</text:p>
          </table:table-cell>
          <table:table-cell office:value-type="string" calcext:value-type="string">
            <text:p>% Bewoners dat vindt dat de buurt waar men in woont de afgelopen 12 maanden achteruit is gegaa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uurtontwikkeling</text:p>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61" calcext:value-type="float">
            <text:p>216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THUISVOELEN_R</text:p>
          </table:table-cell>
          <table:table-cell office:value-type="string" calcext:value-type="string">
            <text:p>Buurt: Thuisvoelen (1-10)</text:p>
          </table:table-cell>
          <table:table-cell office:value-type="string" calcext:value-type="string">
            <text:p>Thuisvoelen (1-10)</text:p>
          </table:table-cell>
          <table:table-cell office:value-type="string" calcext:value-type="string">
            <text:p>Gemiddeld rapportcijfer dat bewoners geven als antwoord op de vraag: Voelt u zich thuis in uw buurt? (1= helemaal niet thuis, 10 = zeer thuis).</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71" calcext:value-type="float">
            <text:p>217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OMGEVINGMOOI_R</text:p>
          </table:table-cell>
          <table:table-cell table:number-columns-repeated="2" office:value-type="string" calcext:value-type="string">
            <text:p>Uiterlijk woonomgeving (1-10)</text:p>
          </table:table-cell>
          <table:table-cell office:value-type="string" calcext:value-type="string">
            <text:p>Gemiddeld rapportcijfer dat bewoners geven als antwoord op de vraag: Hoe beoordeelt u de inrichting van de woonomgeving in uw buurt? (1=zeer lelijk, 10 =zeer mooi).</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81" calcext:value-type="float">
            <text:p>218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WONINGENMOOI_R</text:p>
          </table:table-cell>
          <table:table-cell table:number-columns-repeated="2" office:value-type="string" calcext:value-type="string">
            <text:p>Uiterlijk woningen (1-10)</text:p>
          </table:table-cell>
          <table:table-cell office:value-type="string" calcext:value-type="string">
            <text:p>Gemiddeld rapportcijfer dat bewoners geven als antwoord op de vraag: Hoe beoordeelt u de woningen in uw buurt? (1=zeer lelijk, 10 =zeer mooi).</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91" calcext:value-type="float">
            <text:p>219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GROENMOOI_R</text:p>
          </table:table-cell>
          <table:table-cell table:number-columns-repeated="2" office:value-type="string" calcext:value-type="string">
            <text:p>Uiterlijk groen (1-10)</text:p>
          </table:table-cell>
          <table:table-cell office:value-type="string" calcext:value-type="string">
            <text:p>Gemiddeld rapportcijfer dat bewoners geven als antwoord op de vraag: Hoe beoordeelt u de groenvoorzieningen in uw buurt? (1=zeer lelijk, 10 =zeer mooi).</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01" calcext:value-type="float">
            <text:p>220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AANBODSPELEN_R</text:p>
          </table:table-cell>
          <table:table-cell table:number-columns-repeated="2" office:value-type="string" calcext:value-type="string">
            <text:p>Speelvoorzieningen (1-10)</text:p>
          </table:table-cell>
          <table:table-cell office:value-type="string" calcext:value-type="string">
            <text:p>Gemiddeld rapportcijfer dat bewoners geven als antwoord op de vraag: Wat vindt u van het aanbod van speelvoorzieningen in uw buurt? (1=ruim onvoldoende, 10=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2211" calcext:value-type="float">
            <text:p>221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VERLOED_P</text:p>
          </table:table-cell>
          <table:table-cell table:number-columns-repeated="2" office:value-type="string" calcext:value-type="string">
            <text:p>Verloederingsscore</text:p>
          </table:table-cell>
          <table:table-cell office:value-type="string" calcext:value-type="string">
            <text:p>De verloederingsscore wordt berekend op basis van zes vragen uit de Veiligheidsmonitor. </text:p>
            <text:p>In welke mate ervaart u overlast van:   </text:p>
            <text:p>*bekladding van muren of gebouwen</text:p>
            <text:p>*rommel op straat</text:p>
            <text:p>*hondenpoep</text:p>
            <text:p>*vernieling straatmeubilair. </text:p>
            <text:p>Daarnaast wordt gevraagd naar het oordeel over: </text:p>
            <text:p>*het onderhoud in de buurt van groen </text:p>
            <text:p>*het onderhoud in de buurt van straten.</text:p>
            <text:p/>
            <text:p>Alle vragen zijn omgescoord naar een schaal van 0 tot 100, waarbij 0 geen verloedering is en 100 zeer veel verloedering. De verloederingsscore is het gemiddelde van deze zes. </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office:value-type="string" calcext:value-type="string">
            <text:p>Verkeer en Openbare ruimte</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221" calcext:value-type="float">
            <text:p>222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_GROF_P</text:p>
          </table:table-cell>
          <table:table-cell table:number-columns-repeated="2" office:value-type="string" calcext:value-type="string">
            <text:p>Zwerfvuil grof</text:p>
          </table:table-cell>
          <table:table-cell office:value-type="string" calcext:value-type="string">
            <text:p>Het aandeel plekken waar op basis van tellingen minstens de score B is gegeven voor de aanwezigheid van grof zwerfvuil. <text:s text:c="2"/>In vakken van 100 bij 100 meter is steeds gezocht naar de slechtste plek. Deze plek krijgt een score van A+, A, B, C of D, waarbij A+ het beste resultaat is (geen vuil aanwezig) en D het slechtste (veel vuil aanwezig).</text:p>
          </table:table-cell>
          <table:table-cell office:value-type="string" calcext:value-type="string">
            <text:p>Buiten in Beeld</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231" calcext:value-type="float">
            <text:p>223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_FIJN_P</text:p>
          </table:table-cell>
          <table:table-cell table:number-columns-repeated="2" office:value-type="string" calcext:value-type="string">
            <text:p>Zwerfvuil fijn</text:p>
          </table:table-cell>
          <table:table-cell office:value-type="string" calcext:value-type="string">
            <text:p>Het aandeel plekken waar op basis van tellingen minstens de score B is gegeven voor de aanwezigheid van fijn zwerfvuil. <text:s text:c="2"/>In vakken van 100 bij 100 meter is steeds gezocht naar de slechtste plek. Deze plek krijgt een score van A+, A, B, C of D, waarbij A+ het beste resultaat is (geen vuil aanwezig) en D het slechtste (veel vuil aanwezig).</text:p>
          </table:table-cell>
          <table:table-cell office:value-type="string" calcext:value-type="string">
            <text:p>Buiten in Beeld</text:p>
          </table:table-cell>
          <table:table-cell office:value-type="string" calcext:value-type="string">
            <text:p>jaarcijfer</text:p>
          </table:table-cell>
          <table:table-cell office:value-type="string" calcext:value-type="string">
            <text:p>2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41" calcext:value-type="float">
            <text:p>224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SCHOONSTRATEN_R</text:p>
          </table:table-cell>
          <table:table-cell office:value-type="string" calcext:value-type="string">
            <text:p>Schoon straten en stoepen (1-10)</text:p>
          </table:table-cell>
          <table:table-cell office:value-type="string" calcext:value-type="string">
            <text:p>Schoon straten/stoepen (1-10)</text:p>
          </table:table-cell>
          <table:table-cell office:value-type="string" calcext:value-type="string">
            <text:p>Gemiddeld rapportcijfer dat bewoners geven als antwoord op de vraag: Hoe beoordeelt u het schoonhouden van de straten en stoepen in uw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51" calcext:value-type="float">
            <text:p>225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SCHOONGROEN_R</text:p>
          </table:table-cell>
          <table:table-cell table:number-columns-repeated="2" office:value-type="string" calcext:value-type="string">
            <text:p>Schoon groen (1-10)</text:p>
          </table:table-cell>
          <table:table-cell office:value-type="string" calcext:value-type="string">
            <text:p>Gemiddeld rapportcijfer dat bewoners geven als antwoord op de vraag: Hoe beoordeelt u het schoonhouden van de groenvoorzieningen in uw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61" calcext:value-type="float">
            <text:p>226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SCHOONSPELEN_R</text:p>
          </table:table-cell>
          <table:table-cell table:number-columns-repeated="2" office:value-type="string" calcext:value-type="string">
            <text:p>Schoon speelvoorzieningen (1-10)</text:p>
          </table:table-cell>
          <table:table-cell office:value-type="string" calcext:value-type="string">
            <text:p>Gemiddeld rapportcijfer dat bewoners geven als antwoord op de vraag: Hoe beoordeelt u het schoonhouden van de speelvoorzieningen in uw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71" calcext:value-type="float">
            <text:p>227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ONDERHOUDSTRATEN_R</text:p>
          </table:table-cell>
          <table:table-cell office:value-type="string" calcext:value-type="string">
            <text:p>Onderhoud straten en stoepen (1-10)</text:p>
          </table:table-cell>
          <table:table-cell office:value-type="string" calcext:value-type="string">
            <text:p>Onderhoud straten/stoepen (1-10)</text:p>
          </table:table-cell>
          <table:table-cell office:value-type="string" calcext:value-type="string">
            <text:p>Gemiddeld rapportcijfer dat bewoners geven als antwoord op de vraag: Hoe beoordeelt u de staat van onderhoud van de straten en stoepen in uw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81" calcext:value-type="float">
            <text:p>228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ONDERHOUDGROEN_R</text:p>
          </table:table-cell>
          <table:table-cell table:number-columns-repeated="2" office:value-type="string" calcext:value-type="string">
            <text:p>Onderhoud groen (1-10)</text:p>
          </table:table-cell>
          <table:table-cell office:value-type="string" calcext:value-type="string">
            <text:p>Gemiddeld rapportcijfer dat bewoners geven als antwoord op de vraag: Hoe beoordeelt u de staat van onderhoud van de groenvoorzieningen in uw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91" calcext:value-type="float">
            <text:p>229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ONDERHOUDSPELEN_R</text:p>
          </table:table-cell>
          <table:table-cell table:number-columns-repeated="2" office:value-type="string" calcext:value-type="string">
            <text:p>Onderhoud speelvoorzieningen (1-10)</text:p>
          </table:table-cell>
          <table:table-cell office:value-type="string" calcext:value-type="string">
            <text:p>Gemiddeld rapportcijfer dat bewoners geven als antwoord op de vraag: Hoe beoordeelt u de staat van onderhoud van de speelvoorzieningen in uw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301" calcext:value-type="float">
            <text:p>230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MVERVUILING_R</text:p>
          </table:table-cell>
          <table:table-cell table:number-columns-repeated="2" office:value-type="string" calcext:value-type="string">
            <text:p>Overlast vervuiling (1-10)</text:p>
          </table:table-cell>
          <table:table-cell office:value-type="string" calcext:value-type="string">
            <text:p>Gemiddeld rapportcijfer dat bewoners geven als antwoord op de vraag: In welke mate ondervindt u overlast van vervuiling?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2311" calcext:value-type="float">
            <text:p>231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VERLICHT_P</text:p>
          </table:table-cell>
          <table:table-cell table:number-columns-repeated="2" office:value-type="string" calcext:value-type="string">
            <text:p>Verlichting goed (%)</text:p>
          </table:table-cell>
          <table:table-cell office:value-type="string" calcext:value-type="string">
            <text:p>% Bewoners dat het (helemaal) eens is met de volgende stelling:</text:p>
            <text:p>In de buurt is het buiten goed verlich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21" calcext:value-type="float">
            <text:p>232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OPP</text:p>
          </table:table-cell>
          <table:table-cell table:number-columns-repeated="2" office:value-type="string" calcext:value-type="string">
            <text:p>Oppervlakte totaal</text:p>
          </table:table-cell>
          <table:table-cell office:value-type="string" calcext:value-type="string">
            <text:p>Totaal oppervlak van het gebied in hectares</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2" calcext:value-type="float">
            <text:p>2</text:p>
          </table:table-cell>
          <table:table-cell office:value-type="string" calcext:value-type="string">
            <text:p>ha</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31" calcext:value-type="float">
            <text:p>233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WATER</text:p>
          </table:table-cell>
          <table:table-cell table:number-columns-repeated="2" office:value-type="string" calcext:value-type="string">
            <text:p>Oppervlakte water</text:p>
          </table:table-cell>
          <table:table-cell office:value-type="string" calcext:value-type="string">
            <text:p>Aantal hectare binnenwater</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2" calcext:value-type="float">
            <text:p>2</text:p>
          </table:table-cell>
          <table:table-cell office:value-type="string" calcext:value-type="string">
            <text:p>ha</text:p>
          </table:table-cell>
          <table:table-cell office:value-type="string" calcext:value-type="string">
            <text:p>bodemoppervlakt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41" calcext:value-type="float">
            <text:p>234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LAND</text:p>
          </table:table-cell>
          <table:table-cell table:number-columns-repeated="2" office:value-type="string" calcext:value-type="string">
            <text:p>Oppervlakte land</text:p>
          </table:table-cell>
          <table:table-cell office:value-type="string" calcext:value-type="string">
            <text:p>Landoppervlak in hectares (=totaal min het water)</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2" calcext:value-type="float">
            <text:p>2</text:p>
          </table:table-cell>
          <table:table-cell office:value-type="string" calcext:value-type="string">
            <text:p>ha</text:p>
          </table:table-cell>
          <table:table-cell office:value-type="string" calcext:value-type="string">
            <text:p>bodemoppervlakt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51" calcext:value-type="float">
            <text:p>235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GROEN</text:p>
          </table:table-cell>
          <table:table-cell table:number-columns-repeated="2" office:value-type="string" calcext:value-type="string">
            <text:p>Oppervlakte groen</text:p>
          </table:table-cell>
          <table:table-cell office:value-type="string" calcext:value-type="string">
            <text:p>Aantal hectare recreatie-, agrarisch, bos en natuurlijk terrein</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2" calcext:value-type="float">
            <text:p>2</text:p>
          </table:table-cell>
          <table:table-cell office:value-type="string" calcext:value-type="string">
            <text:p>ha</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61" calcext:value-type="float">
            <text:p>236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SPORT</text:p>
          </table:table-cell>
          <table:table-cell table:number-columns-repeated="2" office:value-type="string" calcext:value-type="string">
            <text:p>Oppervlakte sport</text:p>
          </table:table-cell>
          <table:table-cell office:value-type="string" calcext:value-type="string">
            <text:p>Aantal hectare sport- en golfterrein</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2" calcext:value-type="float">
            <text:p>2</text:p>
          </table:table-cell>
          <table:table-cell office:value-type="string" calcext:value-type="string">
            <text:p>ha</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71" calcext:value-type="float">
            <text:p>237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WATER_P</text:p>
          </table:table-cell>
          <table:table-cell table:number-columns-repeated="2" office:value-type="string" calcext:value-type="string">
            <text:p>Oppervlakte: % water</text:p>
          </table:table-cell>
          <table:table-cell office:value-type="string" calcext:value-type="string">
            <text:p>Aandeel binnenwater op de totale oppervlakte.</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81" calcext:value-type="float">
            <text:p>238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GROEN_P</text:p>
          </table:table-cell>
          <table:table-cell table:number-columns-repeated="2" office:value-type="string" calcext:value-type="string">
            <text:p>Oppervlakte: % groen</text:p>
          </table:table-cell>
          <table:table-cell office:value-type="string" calcext:value-type="string">
            <text:p>Aandeel groen op het landoppervlak</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91" calcext:value-type="float">
            <text:p>239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SPORT_P</text:p>
          </table:table-cell>
          <table:table-cell table:number-columns-repeated="2" office:value-type="string" calcext:value-type="string">
            <text:p>Oppervlakte: % sport</text:p>
          </table:table-cell>
          <table:table-cell office:value-type="string" calcext:value-type="string">
            <text:p>Aandeel sport- en golfterrein op het landoppervlak</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2401" calcext:value-type="float">
            <text:p>240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VERBLIJF_I</text:p>
          </table:table-cell>
          <table:table-cell table:number-columns-repeated="2" office:value-type="string" calcext:value-type="string">
            <text:p>Verblijversdichtheidsindex</text:p>
          </table:table-cell>
          <table:table-cell office:value-type="string" calcext:value-type="string">
            <text:p>De Verblijversdichtheidsindex beschrijft per wijk het aantal verblijvers per hectare openbare ruimte op een gemiddelde dag. De indexwaarde 100 staat voor het stedelijk gemiddelde in 2014. Een indexcijfer boven de 100 betekent dat er op een gemiddelde dag per hectare meer mensen verblijven dan gemiddeld in Amsterdam in 2014.</text:p>
            <text:p/>
            <text:p>Verblijvers zijn bewoners, werkzame personen, studenten en bezoekers. Er is geen rekening gehouden met verkeer.  </text:p>
            <text:p/>
            <text:p>Het aantal bezoekers is gebaseerd op bezoekersaantallen voor: hotels, Airbnb, bibliotheek, familie en vrienden, sport, ziekenhuizen, werkbezoek, musea, attracties/evenementen en theater, rondvaartboten, winkelstraten, markten, parken, trein, P+R, pontgebruik.</text:p>
          </table:table-cell>
          <table:table-cell office:value-type="string" calcext:value-type="string">
            <text:p>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Verkeer en Openbare ruimte</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2411" calcext:value-type="float">
            <text:p>241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HLDRUK_P</text:p>
          </table:table-cell>
          <table:table-cell table:number-columns-repeated="2" office:value-type="string" calcext:value-type="string">
            <text:p>Heel druk (%)</text:p>
          </table:table-cell>
          <table:table-cell office:value-type="string" calcext:value-type="string">
            <text:p>Aandeel bewoners, ondernemers en studenten in een gebied dat "heel druk" antwoordt op de volgende vraag: </text:p>
            <text:p>Hoe zou u uw buurt waar u woont (of werkt of studeert of waar uw onderneming gevestigd is) beschrijven? Is dat …?</text:p>
          </table:table-cell>
          <table:table-cell office:value-type="string" calcext:value-type="string">
            <text:p>OIS</text:p>
          </table:table-cell>
          <table:table-cell office:value-type="string" calcext:value-type="string">
            <text:p>nvt</text:p>
          </table:table-cell>
          <table:table-cell office:value-type="string" calcext:value-type="string">
            <text:p>1 keer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421" calcext:value-type="float">
            <text:p>242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HARD_P</text:p>
          </table:table-cell>
          <table:table-cell office:value-type="string" calcext:value-type="string">
            <text:p>Overlast: te hard rijden (%)</text:p>
          </table:table-cell>
          <table:table-cell office:value-type="string" calcext:value-type="string">
            <text:p>Overlast te hard rijden (%)</text:p>
          </table:table-cell>
          <table:table-cell office:value-type="string" calcext:value-type="string">
            <text:p>% Bewoners dat zegt zelf veel overlast te ervaren van te hard rijden in de buur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Verkeer en Openbare ruimte</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431" calcext:value-type="float">
            <text:p>243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AGRESSIEF_P</text:p>
          </table:table-cell>
          <table:table-cell office:value-type="string" calcext:value-type="string">
            <text:p>Overlast: agressief gedrag verkeer (%)</text:p>
          </table:table-cell>
          <table:table-cell office:value-type="string" calcext:value-type="string">
            <text:p>Overlast agressief gedrag verkeer (%)</text:p>
          </table:table-cell>
          <table:table-cell office:value-type="string" calcext:value-type="string">
            <text:p>% Bewoners dat zegt zelf veel overlast te ervaren in de buurt van agressief gedrag in het verkeer.</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441" calcext:value-type="float">
            <text:p>244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ARKOVL_P</text:p>
          </table:table-cell>
          <table:table-cell office:value-type="string" calcext:value-type="string">
            <text:p>Overlast: parkeerproblemen (%)</text:p>
          </table:table-cell>
          <table:table-cell office:value-type="string" calcext:value-type="string">
            <text:p>Overlast parkeerproblemen (%)</text:p>
          </table:table-cell>
          <table:table-cell office:value-type="string" calcext:value-type="string">
            <text:p>% Bewoners dat zegt zelf veel overlast te ervaren in de buurt van parkeerproblemen, bijvoorbeeld fout geparkeerde voertuigen of drukte.</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451" calcext:value-type="float">
            <text:p>245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TOTAAL</text:p>
          </table:table-cell>
          <table:table-cell table:number-columns-repeated="2" office:value-type="string" calcext:value-type="string">
            <text:p>Parkeerplaatsen totaal</text:p>
          </table:table-cell>
          <table:table-cell office:value-type="string" calcext:value-type="string">
            <text:p>Aantal parkeerplaatsen in de openbare ruimte.</text:p>
          </table:table-cell>
          <table:table-cell office:value-type="string" calcext:value-type="string">
            <text:p>RVE Parkeren</text:p>
          </table:table-cell>
          <table:table-cell office:value-type="string" calcext:value-type="string">
            <text:p>febr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461" calcext:value-type="float">
            <text:p>246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FISCAAL</text:p>
          </table:table-cell>
          <table:table-cell table:number-columns-repeated="2" office:value-type="string" calcext:value-type="string">
            <text:p>Parkeerplaatsen fiscaal</text:p>
          </table:table-cell>
          <table:table-cell office:value-type="string" calcext:value-type="string">
            <text:p>Aantal fiscale parkeerplaatsen in de openbare ruimte. Dit zijn parkeerplaatsen waarvoor parkeergeld betaald moet worden volgens de daarvoor geldende regels.</text:p>
          </table:table-cell>
          <table:table-cell office:value-type="string" calcext:value-type="string">
            <text:p>RVE Parkeren</text:p>
          </table:table-cell>
          <table:table-cell office:value-type="string" calcext:value-type="string">
            <text:p>febr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parkeerplaats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471" calcext:value-type="float">
            <text:p>247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NIETFISC</text:p>
          </table:table-cell>
          <table:table-cell table:number-columns-repeated="2" office:value-type="string" calcext:value-type="string">
            <text:p>Parkeerplaatsen niet-fiscaal</text:p>
          </table:table-cell>
          <table:table-cell office:value-type="string" calcext:value-type="string">
            <text:p>Aantal niet-fiscale parkeerplaatsen in de openbare ruimte. Dit zijn parkeerplaatsen waar gratis kan worden geparkeerd.</text:p>
          </table:table-cell>
          <table:table-cell office:value-type="string" calcext:value-type="string">
            <text:p>RVE Parkeren</text:p>
          </table:table-cell>
          <table:table-cell office:value-type="string" calcext:value-type="string">
            <text:p>febr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parkeerplaats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481" calcext:value-type="float">
            <text:p>248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MULDER</text:p>
          </table:table-cell>
          <table:table-cell table:number-columns-repeated="2" office:value-type="string" calcext:value-type="string">
            <text:p>Parkeerplaatsen Mulderplaats</text:p>
          </table:table-cell>
          <table:table-cell office:value-type="string" calcext:value-type="string">
            <text:p>Aantal niet algemeen toegankelijke parkeerplaatsen in de openbare ruimte als bus- of taxistandplaatsen, gehandicaptenparkeerplaatsen, plaatsen bestemd voor laden en lossen en plaatsen bestemd voor politie.</text:p>
          </table:table-cell>
          <table:table-cell office:value-type="string" calcext:value-type="string">
            <text:p>RVE Parkeren</text:p>
          </table:table-cell>
          <table:table-cell office:value-type="string" calcext:value-type="string">
            <text:p>febr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parkeerplaats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491" calcext:value-type="float">
            <text:p>249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ARKEREN_R</text:p>
          </table:table-cell>
          <table:table-cell table:number-columns-repeated="2" office:value-type="string" calcext:value-type="string">
            <text:p>Parkeervoorzieningen (1-10)</text:p>
          </table:table-cell>
          <table:table-cell office:value-type="string" calcext:value-type="string">
            <text:p>Gemiddeld rapportcijfer dat bewoners geven als antwoord op de vraag: Wat vindt u van het aanbod van parkeervoorzieningen in uw buurt? (1=ruim onvoldoende, 10=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01" calcext:value-type="float">
            <text:p>250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FIETSPARKEREN_R</text:p>
          </table:table-cell>
          <table:table-cell table:number-columns-repeated="2" office:value-type="string" calcext:value-type="string">
            <text:p>Parkeervoorzieningen fietsen (1-10)</text:p>
          </table:table-cell>
          <table:table-cell office:value-type="string" calcext:value-type="string">
            <text:p>Gemiddeld rapportcijfer dat bewoners geven als antwoord op de vraag: Wat vindt u van het aanbod aan fietsparkeervoorzieningen in uw buurt (1=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11" calcext:value-type="float">
            <text:p>251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ARKEEROVERLAST_R</text:p>
          </table:table-cell>
          <table:table-cell table:number-columns-repeated="2" office:value-type="string" calcext:value-type="string">
            <text:p>Parkeeroverlast (1-10)</text:p>
          </table:table-cell>
          <table:table-cell office:value-type="string" calcext:value-type="string">
            <text:p>Gemiddeld rapportcijfer dat bewoners geven als antwoord op de vraag: Kunt u aangeven in welke mate u overlast ondervindt van parkeren?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21" calcext:value-type="float">
            <text:p>252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OV_R</text:p>
          </table:table-cell>
          <table:table-cell office:value-type="string" calcext:value-type="string">
            <text:p>Aanbod OV (1-10)</text:p>
          </table:table-cell>
          <table:table-cell office:value-type="string" calcext:value-type="string">
            <text:p>OV (1-10)</text:p>
          </table:table-cell>
          <table:table-cell office:value-type="string" calcext:value-type="string">
            <text:p>Gemiddeld rapportcijfer dat bewoners geven als antwoord op de vraag: Wat vindt u van het aanbod van openbaar vervoer in uw buurt? (1=ruim onvoldoende, 10=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31" calcext:value-type="float">
            <text:p>253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OV65_R</text:p>
          </table:table-cell>
          <table:table-cell office:value-type="string" calcext:value-type="string">
            <text:p>Aanbod OV 65+ (1-10)</text:p>
          </table:table-cell>
          <table:table-cell office:value-type="string" calcext:value-type="string">
            <text:p>OV 65+ (1-10)</text:p>
          </table:table-cell>
          <table:table-cell office:value-type="string" calcext:value-type="string">
            <text:p>Gemiddeld rapportcijfer dat bewoners van 65 jaar en ouder geven als antwoord op de vraag: Wat vindt u van het aanbod van openbaar vervoer in uw buurt? (1=ruim onvoldoende, 10=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41" calcext:value-type="float">
            <text:p>254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OVERLASTVERKEER_R</text:p>
          </table:table-cell>
          <table:table-cell table:number-columns-repeated="2" office:value-type="string" calcext:value-type="string">
            <text:p>Overlast verkeersdrukte (1-10)</text:p>
          </table:table-cell>
          <table:table-cell office:value-type="string" calcext:value-type="string">
            <text:p>Gemiddeld rapportcijfer dat bewoners geven als antwoord op de vraag: In welke mate ondervindt u overlast van verkeersdrukte?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51" calcext:value-type="float">
            <text:p>255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VERKEERSLAWAAI_R</text:p>
          </table:table-cell>
          <table:table-cell table:number-columns-repeated="2" office:value-type="string" calcext:value-type="string">
            <text:p>Overlast verkeerslawaai (1-10)</text:p>
          </table:table-cell>
          <table:table-cell office:value-type="string" calcext:value-type="string">
            <text:p>Gemiddeld rapportcijfer dat bewoners geven als antwoord op de vraag: In welke mate ondervindt u overlast van verkeerslawaai?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61" calcext:value-type="float">
            <text:p>256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IGH_I</text:p>
          </table:table-cell>
          <table:table-cell table:number-columns-repeated="2" office:value-type="string" calcext:value-type="string">
            <text:p>Veiligheidsindex totaal</text:p>
          </table:table-cell>
          <table:table-cell office:value-type="string" calcext:value-type="string">
            <text:p>De veiligheidsindex beschrijft de veiligheid van een gebied. De waarde 100 staat voor de gemiddelde veiligheid in de politieregio Amsterdam-Amstelland in 2014 (Amsterdam, Aalsmeer, Amstelveen, Diemen, Ouder-Amstel en Uithoorn). Hoe lager de score, hoe veiliger. De Veiligheidsindex is opgebouwd uit de drie deelindexen voor criminaliteit, overlast en onveiligheidsbeleving. De indexen zijn gebaseerd op politiecijfers en de Veiligheidsmonitor. </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71" calcext:value-type="float">
            <text:p>257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CRIMIN_I</text:p>
          </table:table-cell>
          <table:table-cell office:value-type="string" calcext:value-type="string">
            <text:p>Veiligheidsindex: Criminaliteit</text:p>
          </table:table-cell>
          <table:table-cell office:value-type="string" calcext:value-type="string">
            <text:p>Criminaliteit index</text:p>
          </table:table-cell>
          <table:table-cell office:value-type="string" calcext:value-type="string">
            <text:p>De criminaliteitsindex beschrijft hoeveel criminaliteit plaatsvindt in een gebied gebaseerd op politiecijfers en slachtofferschapgegevens uit de enquête Veiligheidsmonitor. Er wordt onderscheid gemaakt tussen High Impact Criminaliteit (HIC) en High Volume Criminaliteit (HVC). Een delict dat het slachtoffer persoonlijk raakt, zoals geweld, is een High Impact delict. Veel voorkomende delicten zoals bv diefstal uit een auto raken het slachtoffer in mindere mate en vallen onder High Volume delicten. De criminaliteitsindex is het gemiddelde van de HIC- en de HVC-index.  De waarde 100 staat voor de gemiddelde aanwezigheid van criminaliteit in de politieregio Amsterdam-Amstelland in 2014. Hoe lager de score, hoe minder criminaliteit. </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81" calcext:value-type="float">
            <text:p>258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OLUME_I</text:p>
          </table:table-cell>
          <table:table-cell office:value-type="string" calcext:value-type="string">
            <text:p>Veiligheidsindex: High Volume Crime</text:p>
          </table:table-cell>
          <table:table-cell office:value-type="string" calcext:value-type="string">
            <text:p>High Volume Crime index</text:p>
          </table:table-cell>
          <table:table-cell office:value-type="string" calcext:value-type="string">
            <text:p>High Volume delicten zijn veelvoorkomende delicten die het slachtoffer in mindere mate persoonlijk raken. De index geeft weer in welke mate de volgende delicten plaatsvinden volgens politiecijfers en slachtofferschapgegevens uit de enquête Veiligheidsmonitor: inbraak uit een box/garage/schuur/tuinhuis, diefstal vanaf/uit motorvoertuigen, diefstal van voertuigen, overige vermogensdelicten, diefstal/inbraak bij bedrijven en instellingen, winkeldiefstallen en zakkenrollerij.. De waarde 100 staat voor de gemiddelde aanwezigheid van High Volume Criminaliteit in de politieregio Amsterdam-Amstelland in 2014. Hoe lager de score, hoe minder HVC. </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91" calcext:value-type="float">
            <text:p>259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IMPACT_I</text:p>
          </table:table-cell>
          <table:table-cell office:value-type="string" calcext:value-type="string">
            <text:p>Veiligheidsindex: High Impact Crime</text:p>
          </table:table-cell>
          <table:table-cell office:value-type="string" calcext:value-type="string">
            <text:p>High Impact Crime index</text:p>
          </table:table-cell>
          <table:table-cell office:value-type="string" calcext:value-type="string">
            <text:p>Een delict dat het slachtoffer persoonlijk raakt, zoals geweld, is een High Impact delict. De index geeft weer in welke mate de volgende delicten plaatsvinden volgens politiecijfers en slachtofferschapgegevens uit de enquête Veiligheidsmonitor: zedenmisdrijven, moord/doodslag, bedreiging, mishandeling/openlijk geweld, straatroof, overvallen en diefstal/inbraak woning. De waarde 100 staat voor de gemiddelde aanwezigheid van High Impact Criminaliteit in de politieregio Amsterdam-Amstelland in 2014. Hoe lager de score, hoe minder HIC. </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01" calcext:value-type="float">
            <text:p>260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OVERLAST_I</text:p>
          </table:table-cell>
          <table:table-cell office:value-type="string" calcext:value-type="string">
            <text:p>Overlast: Overlastindex</text:p>
          </table:table-cell>
          <table:table-cell office:value-type="string" calcext:value-type="string">
            <text:p>Overlastindex</text:p>
          </table:table-cell>
          <table:table-cell office:value-type="string" calcext:value-type="string">
            <text:p>De Overlastindex beschrijft de aanwezigheid van bedoelde of onbedoelde gedragingen die gericht zijn tegen personen dan wel objecten of goederen (in de openbare ruimte) die niet altijd strafbaar zijn (bijvoorbeeld rondhangende jongeren, zwerfvuil, baldadigheid, graffiti of vandalisme), maar die wel als hinderlijk worden ervaren en daarmee de sociale veiligheid aantasten in een buurt. De index is gebaseerd op politiecijfers en enquêtegegevens. De waarde 100 staat voor de gemiddelde aanwezigheid van overlast in de politieregio Amsterdam-Amstelland in 2014. Hoe lager de score, hoe minder overlast.</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11" calcext:value-type="float">
            <text:p>261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VVERLOED_I</text:p>
          </table:table-cell>
          <table:table-cell table:number-columns-repeated="2" office:value-type="string" calcext:value-type="string">
            <text:p>Verloederingsindex</text:p>
          </table:table-cell>
          <table:table-cell office:value-type="string" calcext:value-type="string">
            <text:p>De Verloederingsindex beschrijft de aanwezigheid van bedoelde of onbedoelde gedragingen die gericht zijn tegen objecten of goederen in de openbare ruimte die niet altijd strafbaar zijn (bijvoorbeeld zwerfvuil, graffiti of vandalisme), maar die wel als hinderlijk worden ervaren en daarmee de sociale veiligheid aantasten in een buurt. De index is gebaseerd op politiecijfers en enquêtegegevens. De waarde 100 staat voor de gemiddelde aanwezigheid van verloedering in de politieregio Amsterdam-Amstelland in 2014. Hoe lager de score, hoe minder verloedering.</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21" calcext:value-type="float">
            <text:p>262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PERSONOVL_I</text:p>
          </table:table-cell>
          <table:table-cell office:value-type="string" calcext:value-type="string">
            <text:p>Overlast: Personenoverlastindex</text:p>
          </table:table-cell>
          <table:table-cell office:value-type="string" calcext:value-type="string">
            <text:p>Personenoverlastindex</text:p>
          </table:table-cell>
          <table:table-cell office:value-type="string" calcext:value-type="string">
            <text:p>De Overlastindex beschrijft de aanwezigheid van bedoelde of onbedoelde gedragingen die gericht zijn tegen personen die niet altijd strafbaar zijn (bijvoorbeeld rondhangende jongeren,  baldadigheid, maar die wel als hinderlijk worden ervaren en daarmee de sociale veiligheid aantasten in een buurt. De index is gebaseerd op politiecijfers en enquêtegegevens. De waarde 100 staat voor de gemiddelde aanwezigheid van personenoverlast in de politieregio Amsterdam-Amstelland in 2014. Hoe lager de score, hoe minder personenoverlast.</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31" calcext:value-type="float">
            <text:p>263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BELEVING_I</text:p>
          </table:table-cell>
          <table:table-cell table:number-columns-repeated="2" office:value-type="string" calcext:value-type="string">
            <text:p>Onveiligheidsbelevingsindex</text:p>
          </table:table-cell>
          <table:table-cell office:value-type="string" calcext:value-type="string">
            <text:p>De Onveiligheidsbelevingsindex is opgebouwd uit drie elementen: risicoperceptie, onveiligheidsbeleving en vermijdingsgedrag. Risicoperceptie is de inschatting van de kans op slachtofferschap van criminaliteit en overlast. De veiligheidsgevoelens brengen in kaart of en hoe vaak men zich onveilig of angstig voor criminaliteit voelt. Risicoperceptie is daarmee de cognitieve component, veiligheidsbeleving de affectieve component en vermijding (van bepaald gedrag of plekken) de zogenaamde conatieve component; gedrag als gevolg van een mindere veiligheidsbeleving. De index is gebaseerd op de enquête Veiligheidsmonitor. De waarde 100 staat voor de gemiddelde onveiligheidsbeleving in de politieregio Amsterdam-Amstelland in 2014. Hoe lager de score, hoe minder onveiligheidsbeleving.</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2651" calcext:value-type="float">
            <text:p>265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PREV_P</text:p>
          </table:table-cell>
          <table:table-cell office:value-type="string" calcext:value-type="string">
            <text:p>Beveiligingsmaatregelen woning (%)</text:p>
          </table:table-cell>
          <table:table-cell office:value-type="string" calcext:value-type="string">
            <text:p>Beveiligingsmaatregelen (%)</text:p>
          </table:table-cell>
          <table:table-cell office:value-type="string" calcext:value-type="string">
            <text:p>Aandeel 15-plussers dat 1 of meer van de volgende beveiligingsmaatregelen voor de woning heeft genomen:</text:p>
            <text:p>*extra sloten</text:p>
            <text:p>*rolluiken</text:p>
            <text:p>*alarm.</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61" calcext:value-type="float">
            <text:p>266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SLACHT_P</text:p>
          </table:table-cell>
          <table:table-cell table:number-columns-repeated="2" office:value-type="string" calcext:value-type="string">
            <text:p>Slachtofferschap <text:s/>(%)</text:p>
          </table:table-cell>
          <table:table-cell office:value-type="string" calcext:value-type="string">
            <text:p>Aandeel 15-plussers dat de afgelopen 12 maanden eens of vaker slachtoffer is geweest van vermogensdelicten, geweld of vandalisme. </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71" calcext:value-type="float">
            <text:p>267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SLACHTJONG_P</text:p>
          </table:table-cell>
          <table:table-cell table:number-columns-repeated="2" office:value-type="string" calcext:value-type="string">
            <text:p>Slachtofferschap (% jongeren)</text:p>
          </table:table-cell>
          <table:table-cell office:value-type="string" calcext:value-type="string">
            <text:p>Aandeel 15 tot en met 25-jarigen dat de afgelopen 12 maanden eens of vaker slachtoffer is geweest van vermogensdelicten, geweld of vandalisme.</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81" calcext:value-type="float">
            <text:p>268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SLACHTVERM_P</text:p>
          </table:table-cell>
          <table:table-cell office:value-type="string" calcext:value-type="string">
            <text:p>Slachtofferschap: vermogensdelicten (%)</text:p>
          </table:table-cell>
          <table:table-cell office:value-type="string" calcext:value-type="string">
            <text:p>Slachtoffers vermogensdelicten (%)</text:p>
          </table:table-cell>
          <table:table-cell office:value-type="string" calcext:value-type="string">
            <text:p>Aandeel 15-plussers dat de afgelopen 12 maanden eens of vaker slachtoffer is geweest van vermogensdelicten: diefstal uit/vanaf auto, fietsendiefstal, diefstal van overige voertuigen, zakkenrollerij, overige diefstal en/of verkoopfraude.</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91" calcext:value-type="float">
            <text:p>269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SLACHTGEW_P</text:p>
          </table:table-cell>
          <table:table-cell office:value-type="string" calcext:value-type="string">
            <text:p>Slachtofferschap: geweld (%)</text:p>
          </table:table-cell>
          <table:table-cell office:value-type="string" calcext:value-type="string">
            <text:p>Slachtoffers geweld (%)</text:p>
          </table:table-cell>
          <table:table-cell office:value-type="string" calcext:value-type="string">
            <text:p>Aandeel 15-plussers dat de afgelopen 12 maanden slachtoffer is geweest van geweld.</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01" calcext:value-type="float">
            <text:p>270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SLACHTVAN_P</text:p>
          </table:table-cell>
          <table:table-cell office:value-type="string" calcext:value-type="string">
            <text:p>Slachtofferschap: vandalisme (%)</text:p>
          </table:table-cell>
          <table:table-cell office:value-type="string" calcext:value-type="string">
            <text:p>Slachtoffers vandalisme (%)</text:p>
          </table:table-cell>
          <table:table-cell office:value-type="string" calcext:value-type="string">
            <text:p>Aandeel 15-plussers dat de afgelopen 12 maanden slachtoffer is geweest van vandalisme.</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11" calcext:value-type="float">
            <text:p>271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SLACHTFIETS_P</text:p>
          </table:table-cell>
          <table:table-cell office:value-type="string" calcext:value-type="string">
            <text:p>Slachtofferschap: fietsendiefstal (%)</text:p>
          </table:table-cell>
          <table:table-cell office:value-type="string" calcext:value-type="string">
            <text:p>Slachtoffers fietsendiefstal (%)</text:p>
          </table:table-cell>
          <table:table-cell office:value-type="string" calcext:value-type="string">
            <text:p>Aandeel 15-plussers dat de afgelopen 12 maanden slachtoffer is geweest van fietsendiefstal.</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21" calcext:value-type="float">
            <text:p>272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IGVOELENALG_P</text:p>
          </table:table-cell>
          <table:table-cell table:number-columns-repeated="2" office:value-type="string" calcext:value-type="string">
            <text:p>Onveilig voelen: % wel eens</text:p>
          </table:table-cell>
          <table:table-cell office:value-type="string" calcext:value-type="string">
            <text:p>% Bewoners dat zich wel eens (zelden, soms of vaak) onveilig voel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31" calcext:value-type="float">
            <text:p>273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AAKVEILIGVOELENALG_P</text:p>
          </table:table-cell>
          <table:table-cell table:number-columns-repeated="2" office:value-type="string" calcext:value-type="string">
            <text:p>Onveilig voelen: % vaak</text:p>
          </table:table-cell>
          <table:table-cell office:value-type="string" calcext:value-type="string">
            <text:p>% Bewoners dat zich vaak onveilig voel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41" calcext:value-type="float">
            <text:p>274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IGVOELEN_P</text:p>
          </table:table-cell>
          <table:table-cell table:number-columns-repeated="2" office:value-type="string" calcext:value-type="string">
            <text:p>Onveilig voelen eigen buurt: % wel eens</text:p>
          </table:table-cell>
          <table:table-cell office:value-type="string" calcext:value-type="string">
            <text:p>% Bewoners dat zich wel eens (=zelden, soms of vaak) onveilig voelt in de eigen buur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51" calcext:value-type="float">
            <text:p>275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AAKVEILIGVOELEN_P</text:p>
          </table:table-cell>
          <table:table-cell table:number-columns-repeated="2" office:value-type="string" calcext:value-type="string">
            <text:p>Onveilig voelen eigen buurt: % vaak</text:p>
          </table:table-cell>
          <table:table-cell office:value-type="string" calcext:value-type="string">
            <text:p>% Bewoners dat zich vaak onveilig voelt in de eigen buur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61" calcext:value-type="float">
            <text:p>276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IGVOELEN65_P</text:p>
          </table:table-cell>
          <table:table-cell table:number-columns-repeated="2" office:value-type="string" calcext:value-type="string">
            <text:p>Onveilig voelen eigen buurt: % wel eens (65+)</text:p>
          </table:table-cell>
          <table:table-cell office:value-type="string" calcext:value-type="string">
            <text:p>% Bewoners van 65 jaar en ouder dat zich wel eens (=zelden, soms of vaak) onveilig voelt in de eigen buur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71" calcext:value-type="float">
            <text:p>277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THUIS_P</text:p>
          </table:table-cell>
          <table:table-cell table:number-columns-repeated="2" office:value-type="string" calcext:value-type="string">
            <text:p>Onveilig voelen thuis: % vaak</text:p>
          </table:table-cell>
          <table:table-cell office:value-type="string" calcext:value-type="string">
            <text:p>% Bewoners dat zich thuis vaak onveilig voel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2781" calcext:value-type="float">
            <text:p>278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BUURTVEILIG_R</text:p>
          </table:table-cell>
          <table:table-cell table:number-columns-repeated="2" office:value-type="string" calcext:value-type="string">
            <text:p>Veiligheid buurt (1-10)</text:p>
          </table:table-cell>
          <table:table-cell office:value-type="string" calcext:value-type="string">
            <text:p>Gemiddeld rapportcijfer dat bewoners geven als antwoord op de vraag: </text:p>
            <text:p>Als u de veiligheid in uw buurt een rapportcijfer zou mogen geven van 1 tot en met 10, welk cijfer zou u dan gev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91" calcext:value-type="float">
            <text:p>279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IGDAG_R</text:p>
          </table:table-cell>
          <table:table-cell table:number-columns-repeated="2" office:value-type="string" calcext:value-type="string">
            <text:p>Veiligheidsgevoel overdag (1-10)</text:p>
          </table:table-cell>
          <table:table-cell office:value-type="string" calcext:value-type="string">
            <text:p>Gemiddeld rapportcijfer dat bewoners geven als antwoord op de vraag: Hoe veilig voelt u zich overdag in uw buurt? (1=zeer onveilig, 10=zeer veilig).</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01" calcext:value-type="float">
            <text:p>280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IGAVOND_R</text:p>
          </table:table-cell>
          <table:table-cell table:number-columns-repeated="2" office:value-type="string" calcext:value-type="string">
            <text:p>Veiligheidsgevoel 's avonds (1-10)</text:p>
          </table:table-cell>
          <table:table-cell office:value-type="string" calcext:value-type="string">
            <text:p>Gemiddeld rapportcijfer dat bewoners geven als antwoord op de vraag: Hoe veilig voelt u zich 's avonds in uw buurt? (1=zeer onveilig, 10=zeer veilig).</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11" calcext:value-type="float">
            <text:p>281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CRIMINALITEIT_R</text:p>
          </table:table-cell>
          <table:table-cell table:number-columns-repeated="2" office:value-type="string" calcext:value-type="string">
            <text:p>Overlast criminaliteit (1-10)</text:p>
          </table:table-cell>
          <table:table-cell office:value-type="string" calcext:value-type="string">
            <text:p>Kunt u met een rapportcijfer 1 t/m 10 aangeven in welke mate u overlast ondervindt van criminaliteit?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21" calcext:value-type="float">
            <text:p>282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CRIMITOE_P</text:p>
          </table:table-cell>
          <table:table-cell table:number-columns-repeated="2" office:value-type="string" calcext:value-type="string">
            <text:p>Criminaliteit: % toegenomen</text:p>
          </table:table-cell>
          <table:table-cell office:value-type="string" calcext:value-type="string">
            <text:p>% Bewoners dat denkt dat de criminaliteit in de buurt de afgelopen 12 maanden is toegenom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criminaliteitontwikkeling</text:p>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831" calcext:value-type="float">
            <text:p>283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CRIMIGELIJK_P</text:p>
          </table:table-cell>
          <table:table-cell table:number-columns-repeated="2" office:value-type="string" calcext:value-type="string">
            <text:p>Criminaliteit: % gelijk</text:p>
          </table:table-cell>
          <table:table-cell office:value-type="string" calcext:value-type="string">
            <text:p>% Bewoners dat denkt dat de criminaliteit in de buurt de afgelopen 12 maanden is gelijk geblev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criminaliteitontwikkeling</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41" calcext:value-type="float">
            <text:p>284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CRIMIAF_P</text:p>
          </table:table-cell>
          <table:table-cell table:number-columns-repeated="2" office:value-type="string" calcext:value-type="string">
            <text:p>Criminaliteit: % afgenomen</text:p>
          </table:table-cell>
          <table:table-cell office:value-type="string" calcext:value-type="string">
            <text:p>% Bewoners dat denkt dat de criminaliteit in de buurt de afgelopen 12 maanden is afgenom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criminaliteitontwikkeling</text:p>
          </table:table-cell>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2851" calcext:value-type="float">
            <text:p>285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JEUGDIGE_P</text:p>
          </table:table-cell>
          <table:table-cell office:value-type="string" calcext:value-type="string">
            <text:p>Verdachten: % jeugdigen (12-24 jaar)</text:p>
          </table:table-cell>
          <table:table-cell office:value-type="string" calcext:value-type="string">
            <text:p>Jeugdige verdachten (% 12-24)</text:p>
          </table:table-cell>
          <table:table-cell office:value-type="string" calcext:value-type="string">
            <text:p>Het aandeel jeugdige verdachten is het % verdachten van criminaliteit onder de 12 tot en met 24-jarige bevolking. </text:p>
            <text:p/>
            <text:p>Er worden geen cijfers gepubliceerd over gebieden met minder dan 100 12 tot en met 24-jarigen.</text:p>
            <text:p/>
            <text:p>De cijfers op wijkniveau zijn gebaseerd op de buurtindeling 2010. De grenswijzigingen van 1-1-2015 zijn buiten beschouwing gelaten, met uitzondering van Duivelseiland, dat is opgenomen in het Museumkwartier.</text:p>
          </table:table-cell>
          <table:table-cell office:value-type="string" calcext:value-type="string">
            <text:p>Politieeenheid Amsterdam</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Onderwijs, jeugd en diversiteit</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2861" calcext:value-type="float">
            <text:p>286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OLWASSEN_P</text:p>
          </table:table-cell>
          <table:table-cell office:value-type="string" calcext:value-type="string">
            <text:p>Verdachten: % volwassenen (25+)</text:p>
          </table:table-cell>
          <table:table-cell office:value-type="string" calcext:value-type="string">
            <text:p>Volwassen verdachten (% 25+)</text:p>
          </table:table-cell>
          <table:table-cell office:value-type="string" calcext:value-type="string">
            <text:p>% Verdachten van criminaliteit onder de bevolking van 25 jaar of ouder.</text:p>
            <text:p/>
            <text:p>Er worden geen cijfers gepubliceerd over gebieden met minder dan 100 25-plussers.</text:p>
            <text:p/>
            <text:p>De cijfers op wijkniveau zijn gebaseerd op de buurtindeling 2010. De grenswijzigingen van 1-1-2015 zijn buiten beschouwing gelaten, met uitzondering van Duivelseiland, dat is opgenomen in het Museumkwartier.</text:p>
          </table:table-cell>
          <table:table-cell office:value-type="string" calcext:value-type="string">
            <text:p>Politieeenheid Amsterdam</text:p>
          </table:table-cell>
          <table:table-cell office:value-type="string" calcext:value-type="string">
            <text:p>jaarcijfer</text:p>
          </table:table-cell>
          <table:table-cell office:value-type="string" calcext:value-type="string">
            <text:p>1 <text:s/>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71" calcext:value-type="float">
            <text:p>287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OVERL_P</text:p>
          </table:table-cell>
          <table:table-cell table:number-columns-repeated="2" office:value-type="string" calcext:value-type="string">
            <text:p>Overlast: % veel</text:p>
          </table:table-cell>
          <table:table-cell office:value-type="string" calcext:value-type="string">
            <text:p>% Bewoners dat het idee heeft dat er veel overlast plaatsvindt in de buur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81" calcext:value-type="float">
            <text:p>288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OVERLTOE_P</text:p>
          </table:table-cell>
          <table:table-cell table:number-columns-repeated="2" office:value-type="string" calcext:value-type="string">
            <text:p>Overlast: % toegenomen</text:p>
          </table:table-cell>
          <table:table-cell office:value-type="string" calcext:value-type="string">
            <text:p>% Bewoners dat denkt dat de overlast in de buurt de afgelopen 12 maanden is toegenom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91" calcext:value-type="float">
            <text:p>289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OVERLGELIJK_P</text:p>
          </table:table-cell>
          <table:table-cell table:number-columns-repeated="2" office:value-type="string" calcext:value-type="string">
            <text:p>Overlast: % gelijk</text:p>
          </table:table-cell>
          <table:table-cell office:value-type="string" calcext:value-type="string">
            <text:p>% Bewoners dat denkt dat de overlast in de buurt de afgelopen 12 maanden gelijk is geblev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01" calcext:value-type="float">
            <text:p>290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OVERLAF_P</text:p>
          </table:table-cell>
          <table:table-cell table:number-columns-repeated="2" office:value-type="string" calcext:value-type="string">
            <text:p>Overlast: % afgenomen</text:p>
          </table:table-cell>
          <table:table-cell office:value-type="string" calcext:value-type="string">
            <text:p>% Bewoners dat denkt dat de overlast in de buurt de afgelopen 12 maanden is afgenom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11" calcext:value-type="float">
            <text:p>291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DRONKEN_P</text:p>
          </table:table-cell>
          <table:table-cell office:value-type="string" calcext:value-type="string">
            <text:p>Overlast: dronken mensen op straat (%)</text:p>
          </table:table-cell>
          <table:table-cell office:value-type="string" calcext:value-type="string">
            <text:p>Overlast dronken mensen op straat (%)</text:p>
          </table:table-cell>
          <table:table-cell office:value-type="string" calcext:value-type="string">
            <text:p>% Bewoners dat zegt zelf veel overlast te ervaren van dronken mensen op straa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21" calcext:value-type="float">
            <text:p>292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DRUGSOVL_P</text:p>
          </table:table-cell>
          <table:table-cell office:value-type="string" calcext:value-type="string">
            <text:p>Overlast: drugs (%)</text:p>
          </table:table-cell>
          <table:table-cell office:value-type="string" calcext:value-type="string">
            <text:p>Drugsoverlast (%)</text:p>
          </table:table-cell>
          <table:table-cell office:value-type="string" calcext:value-type="string">
            <text:p>% Bewoners dat zegt zelf veel overlast te ervaren van drugsgebruik of drugshandel, bijvoorbeeld op straat of in coffeeshops.</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31" calcext:value-type="float">
            <text:p>293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HORECA_P</text:p>
          </table:table-cell>
          <table:table-cell office:value-type="string" calcext:value-type="string">
            <text:p>Overlast: horecagelegenheden (%)</text:p>
          </table:table-cell>
          <table:table-cell office:value-type="string" calcext:value-type="string">
            <text:p>Overlast horeca (%)</text:p>
          </table:table-cell>
          <table:table-cell office:value-type="string" calcext:value-type="string">
            <text:p>% Bewoners dat zegt zelf veel overlast te ervaren van horecagelegenheden zoals cafés, restaurants of snackbars.</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41" calcext:value-type="float">
            <text:p>294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BUURTBEW_P</text:p>
          </table:table-cell>
          <table:table-cell office:value-type="string" calcext:value-type="string">
            <text:p>Overlast: buurtbewoners (%)</text:p>
          </table:table-cell>
          <table:table-cell office:value-type="string" calcext:value-type="string">
            <text:p>Overlast buurtbewoners (%)</text:p>
          </table:table-cell>
          <table:table-cell office:value-type="string" calcext:value-type="string">
            <text:p>% Bewoners dat zegt zelf veel overlast te ervaren van buurtbewoners.</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51" calcext:value-type="float">
            <text:p>295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LASTIGGEV_P</text:p>
          </table:table-cell>
          <table:table-cell office:value-type="string" calcext:value-type="string">
            <text:p>Overlast: lastigvallen (%)</text:p>
          </table:table-cell>
          <table:table-cell office:value-type="string" calcext:value-type="string">
            <text:p>Overlast lastigvallen (%)</text:p>
          </table:table-cell>
          <table:table-cell office:value-type="string" calcext:value-type="string">
            <text:p>% Bewoners dat zegt zelf veel overlast te ervaren van mensen die op straat worden lastig gevall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61" calcext:value-type="float">
            <text:p>296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JONGERENOVL_P</text:p>
          </table:table-cell>
          <table:table-cell office:value-type="string" calcext:value-type="string">
            <text:p>Overlast: rondhangende jongeren (%)</text:p>
          </table:table-cell>
          <table:table-cell office:value-type="string" calcext:value-type="string">
            <text:p>Overlast jongeren (%)</text:p>
          </table:table-cell>
          <table:table-cell office:value-type="string" calcext:value-type="string">
            <text:p>% Bewoners dat zegt zelf veel overlast te ervaren van rondhangende jonger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71" calcext:value-type="float">
            <text:p>297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BURENOVERLAST_R</text:p>
          </table:table-cell>
          <table:table-cell office:value-type="string" calcext:value-type="string">
            <text:p>Overlast: buren (1-10)</text:p>
          </table:table-cell>
          <table:table-cell office:value-type="string" calcext:value-type="string">
            <text:p>Overlast buren (1-10)</text:p>
          </table:table-cell>
          <table:table-cell office:value-type="string" calcext:value-type="string">
            <text:p>Kunt u met een rapportcijfer van 1 t/m 10 aangeven in welke mate u overlast ondervindt van buren?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Openbare orde en veiligheid</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81" calcext:value-type="float">
            <text:p>298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OVERLASTANDEREGROEPEN_R</text:p>
          </table:table-cell>
          <table:table-cell office:value-type="string" calcext:value-type="string">
            <text:p>Overlast: andere groepen (1-10)</text:p>
          </table:table-cell>
          <table:table-cell office:value-type="string" calcext:value-type="string">
            <text:p>Overlast andere groepen (1-10)</text:p>
          </table:table-cell>
          <table:table-cell office:value-type="string" calcext:value-type="string">
            <text:p>Kunt u met een rapportcijfer 1 t/m 10 aangeven in welke mate u overlast ondervindt van andere groepen mensen?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91" calcext:value-type="float">
            <text:p>299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HORECAOVERLAST_R</text:p>
          </table:table-cell>
          <table:table-cell office:value-type="string" calcext:value-type="string">
            <text:p>Overlast: horeca (1-10)</text:p>
          </table:table-cell>
          <table:table-cell office:value-type="string" calcext:value-type="string">
            <text:p>Overlast horeca (1-10)</text:p>
          </table:table-cell>
          <table:table-cell office:value-type="string" calcext:value-type="string">
            <text:p>Kunt u met een rapportcijfer van 1 t/m 10 aangeven in welke mate u overlast ondervindt van horeca?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001" calcext:value-type="float">
            <text:p>300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BRAND</text:p>
          </table:table-cell>
          <table:table-cell table:number-columns-repeated="2" office:value-type="string" calcext:value-type="string">
            <text:p>Binnenbranden</text:p>
          </table:table-cell>
          <table:table-cell office:value-type="string" calcext:value-type="string">
            <text:p>Het aantal binnenbranden in woningen. Binnenbranden zijn branden in een min of meer omsloten ruimte.</text:p>
          </table:table-cell>
          <table:table-cell office:value-type="string" calcext:value-type="string">
            <text:p>Brandweer Amsterdam-Amstelland</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011" calcext:value-type="float">
            <text:p>301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BRAND_P</text:p>
          </table:table-cell>
          <table:table-cell office:value-type="string" calcext:value-type="string">
            <text:p>Binnenbranden per 1.000 woningen</text:p>
          </table:table-cell>
          <table:table-cell office:value-type="string" calcext:value-type="string">
            <text:p>Binnenbranden/1.000 woningen</text:p>
          </table:table-cell>
          <table:table-cell office:value-type="string" calcext:value-type="string">
            <text:p>Het aantal binnenbranden in woningen per 1.000 woningen. Binnenbranden zijn branden in een min of meer omsloten ruimte.</text:p>
          </table:table-cell>
          <table:table-cell office:value-type="string" calcext:value-type="string">
            <text:p>Brandweer Amsterdam-Amstelland</text:p>
          </table:table-cell>
          <table:table-cell office:value-type="string" calcext:value-type="string">
            <text:p>jaarcijfer</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woningen</text:p>
          </table:table-cell>
          <table:table-cell/>
          <table:table-cell office:value-type="string" calcext:value-type="string">
            <text:p>F5.1</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500" calcext:value-type="float">
            <text:p>500</text:p>
          </table:table-cell>
          <table:table-cell office:value-type="float" office:value="0" calcext:value-type="float">
            <text:p>0</text:p>
          </table:table-cell>
          <table:table-cell table:number-columns-repeated="1004"/>
        </table:table-row>
        <table:table-row table:style-name="ro2">
          <table:table-cell office:value-type="float" office:value="3021" calcext:value-type="float">
            <text:p>30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text:p>
          </table:table-cell>
          <table:table-cell office:value-type="string" calcext:value-type="string">
            <text:p>Vestigingen totaal</text:p>
          </table:table-cell>
          <table:table-cell office:value-type="string" calcext:value-type="string">
            <text:p>Vestigingen</text:p>
          </table:table-cell>
          <table:table-cell office:value-type="string" calcext:value-type="string">
            <text:p>Een locatie van een door de Kamer van Koophandel geregistreerde onderneming, instelling of zelfstandige beroepsbeoefenaar, waarin of van waaruit een economische activiteit, andere (niet-economische) activiteit, of zelfstandig (vrij) beroep wordt uitgeoefend voor minimaal 12 uur per week door minimaal één werkzaam persoon. Het aantal vestigingen wordt bepaald op een peildatum.</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office:value-type="string" calcext:value-type="string">
            <text:p>Economie en cultuur</text:p>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031" calcext:value-type="float">
            <text:p>30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ZZP</text:p>
          </table:table-cell>
          <table:table-cell table:number-columns-repeated="2" office:value-type="string" calcext:value-type="string">
            <text:p>ZZP</text:p>
          </table:table-cell>
          <table:table-cell office:value-type="string" calcext:value-type="string">
            <text:p>Aantal Zelfstandigen zonder personeel, oftewel het aantal vestigingen met 1 werkzame persoon en de rechtsvorm eenmanszaak.</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041" calcext:value-type="float">
            <text:p>30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ZZP_P</text:p>
          </table:table-cell>
          <table:table-cell table:number-columns-repeated="2" office:value-type="string" calcext:value-type="string">
            <text:p>ZZP (% vestigingen)</text:p>
          </table:table-cell>
          <table:table-cell office:value-type="string" calcext:value-type="string">
            <text:p>Aantal Zelfstandigen zonder personeel, oftewel het aantal vestigingen met 1 werkzame persoon en de rechtsvorm eenmanszaak, op het totaal aantal vestiging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3051" calcext:value-type="float">
            <text:p>30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START</text:p>
          </table:table-cell>
          <table:table-cell office:value-type="string" calcext:value-type="string">
            <text:p>Startende ondernemers</text:p>
          </table:table-cell>
          <table:table-cell office:value-type="string" calcext:value-type="string">
            <text:p>Starters</text:p>
          </table:table-cell>
          <table:table-cell office:value-type="string" calcext:value-type="string">
            <text:p>Aantal gestarte ondernemingen in het voorgaande jaar dat per 1 januari van het peiljaar nog in bedrijf is. 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 </text:p>
            <text:p/>
            <text:p>Sinds 1 juli 2008 zijn ook vrije beroepen verplicht zich in te schrijven in het Handelregister. In 2008 leidde dit tot een toename van het aantal geregistreerde artsen en advocaten en in 2009 van de creatieve beroep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061" calcext:value-type="float">
            <text:p>30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START_P</text:p>
          </table:table-cell>
          <table:table-cell office:value-type="string" calcext:value-type="string">
            <text:p>Startende ondernemers (% vestigingen)</text:p>
          </table:table-cell>
          <table:table-cell office:value-type="string" calcext:value-type="string">
            <text:p>Starters (% vestigingen)</text:p>
          </table:table-cell>
          <table:table-cell office:value-type="string" calcext:value-type="string">
            <text:p>Aandeel startende ondernemers op het totaal aantal vestiginge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071" calcext:value-type="float">
            <text:p>30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0WP</text:p>
          </table:table-cell>
          <table:table-cell table:number-columns-repeated="2" office:value-type="string" calcext:value-type="string">
            <text:p>Grootteklasse 0 wp</text:p>
          </table:table-cell>
          <table:table-cell office:value-type="string" calcext:value-type="string">
            <text:p>Aantal vestigingen zonder werkzame person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081" calcext:value-type="float">
            <text:p>30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0FT</text:p>
          </table:table-cell>
          <table:table-cell table:number-columns-repeated="2" office:value-type="string" calcext:value-type="string">
            <text:p>Grootteklasse 0 full timers</text:p>
          </table:table-cell>
          <table:table-cell office:value-type="string" calcext:value-type="string">
            <text:p>Aantal vestigingen met alleen werkzame personen die minder dan 12 uur per week werk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091" calcext:value-type="float">
            <text:p>30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1WP</text:p>
          </table:table-cell>
          <table:table-cell table:number-columns-repeated="2" office:value-type="string" calcext:value-type="string">
            <text:p>Grootteklasse 1 wp</text:p>
          </table:table-cell>
          <table:table-cell office:value-type="string" calcext:value-type="string">
            <text:p>Aantal vestigingen met 1 werkzame persoo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01" calcext:value-type="float">
            <text:p>31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2TM4WP</text:p>
          </table:table-cell>
          <table:table-cell table:number-columns-repeated="2" office:value-type="string" calcext:value-type="string">
            <text:p>Grootteklasse 2-4 wp</text:p>
          </table:table-cell>
          <table:table-cell office:value-type="string" calcext:value-type="string">
            <text:p>Aantal vestigingen met 2 tot en met 4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11" calcext:value-type="float">
            <text:p>31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5TM9WP</text:p>
          </table:table-cell>
          <table:table-cell table:number-columns-repeated="2" office:value-type="string" calcext:value-type="string">
            <text:p>Grootteklasse 5-9 wp</text:p>
          </table:table-cell>
          <table:table-cell office:value-type="string" calcext:value-type="string">
            <text:p>Aantal vestigingen met 5 tot en met 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21" calcext:value-type="float">
            <text:p>31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10TM19WP</text:p>
          </table:table-cell>
          <table:table-cell table:number-columns-repeated="2" office:value-type="string" calcext:value-type="string">
            <text:p>Grootteklasse 10-19 wp</text:p>
          </table:table-cell>
          <table:table-cell office:value-type="string" calcext:value-type="string">
            <text:p>Aantal vestigingen met 10 tot en met 1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31" calcext:value-type="float">
            <text:p>31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20TM49WP</text:p>
          </table:table-cell>
          <table:table-cell table:number-columns-repeated="2" office:value-type="string" calcext:value-type="string">
            <text:p>Grootteklasse 20-49 wp</text:p>
          </table:table-cell>
          <table:table-cell office:value-type="string" calcext:value-type="string">
            <text:p>Aantal vestigingen met 20 tot en met 4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41" calcext:value-type="float">
            <text:p>31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50TM99WP</text:p>
          </table:table-cell>
          <table:table-cell table:number-columns-repeated="2" office:value-type="string" calcext:value-type="string">
            <text:p>Grootteklasse 50-99 wp</text:p>
          </table:table-cell>
          <table:table-cell office:value-type="string" calcext:value-type="string">
            <text:p>Aantal vestigingen met 50 tot en met 9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51" calcext:value-type="float">
            <text:p>31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100TM199WP</text:p>
          </table:table-cell>
          <table:table-cell table:number-columns-repeated="2" office:value-type="string" calcext:value-type="string">
            <text:p>Grootteklasse 100-199 wp</text:p>
          </table:table-cell>
          <table:table-cell office:value-type="string" calcext:value-type="string">
            <text:p>Aantal vestigingen met 100 tot en met 19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61" calcext:value-type="float">
            <text:p>31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200TM499WP</text:p>
          </table:table-cell>
          <table:table-cell table:number-columns-repeated="2" office:value-type="string" calcext:value-type="string">
            <text:p>Grootteklasse 200-499 wp</text:p>
          </table:table-cell>
          <table:table-cell office:value-type="string" calcext:value-type="string">
            <text:p>Aantal vestigingen met 200 tot en met 49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71" calcext:value-type="float">
            <text:p>31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500TM799WP</text:p>
          </table:table-cell>
          <table:table-cell table:number-columns-repeated="2" office:value-type="string" calcext:value-type="string">
            <text:p>Grootteklasse 500-799 wp</text:p>
          </table:table-cell>
          <table:table-cell office:value-type="string" calcext:value-type="string">
            <text:p>Aantal vestigingen met 500 tot en met 79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81" calcext:value-type="float">
            <text:p>31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800TM999WP</text:p>
          </table:table-cell>
          <table:table-cell table:number-columns-repeated="2" office:value-type="string" calcext:value-type="string">
            <text:p>Grootteklasse 800-999 wp</text:p>
          </table:table-cell>
          <table:table-cell office:value-type="string" calcext:value-type="string">
            <text:p>Aantal vestigingen met 800 tot en met 99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91" calcext:value-type="float">
            <text:p>31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1000TM4999WP</text:p>
          </table:table-cell>
          <table:table-cell table:number-columns-repeated="2" office:value-type="string" calcext:value-type="string">
            <text:p>Grootteklasse 1000-4999 wp</text:p>
          </table:table-cell>
          <table:table-cell office:value-type="string" calcext:value-type="string">
            <text:p>Aantal vestigingen met 1.000 tot en met 4.99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201" calcext:value-type="float">
            <text:p>32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5000PLUSWP</text:p>
          </table:table-cell>
          <table:table-cell table:number-columns-repeated="2" office:value-type="string" calcext:value-type="string">
            <text:p>Grootteklasse 5000+ wp</text:p>
          </table:table-cell>
          <table:table-cell office:value-type="string" calcext:value-type="string">
            <text:p>Aantal vestigingen met 5.000 of meer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211" calcext:value-type="float">
            <text:p>32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RUIM</text:p>
          </table:table-cell>
          <table:table-cell office:value-type="string" calcext:value-type="string">
            <text:p>Voorraad kantoorruimte (objecten)</text:p>
          </table:table-cell>
          <table:table-cell office:value-type="string" calcext:value-type="string">
            <text:p>Voorraad kantoren (objecten)</text:p>
          </table:table-cell>
          <table:table-cell office:value-type="string" calcext:value-type="string">
            <text:p>Totaal aantal kantoorruimtes.</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221" calcext:value-type="float">
            <text:p>32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RUIMLEEG</text:p>
          </table:table-cell>
          <table:table-cell office:value-type="string" calcext:value-type="string">
            <text:p>Leegstand kantoorruimte (objecten)</text:p>
          </table:table-cell>
          <table:table-cell office:value-type="string" calcext:value-type="string">
            <text:p>Leegstand kantoren (objecten)</text:p>
          </table:table-cell>
          <table:table-cell office:value-type="string" calcext:value-type="string">
            <text:p>Totaal aantal kantoorruimtes zonder gebruiker.</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231" calcext:value-type="float">
            <text:p>32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RUIM_M2</text:p>
          </table:table-cell>
          <table:table-cell office:value-type="string" calcext:value-type="string">
            <text:p>Voorraad kantoorruimte (m2)</text:p>
          </table:table-cell>
          <table:table-cell office:value-type="string" calcext:value-type="string">
            <text:p>Voorraad kantoren (m2)</text:p>
          </table:table-cell>
          <table:table-cell office:value-type="string" calcext:value-type="string">
            <text:p>Aantal vierkante meters kantoorruimte bedrijfsruimte.</text:p>
            <text:p/>
            <text:p>Er worden alleen gegevens gepresenteerd over gebieden met meer dan 10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241" calcext:value-type="float">
            <text:p>32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RUIM_M2LEEG</text:p>
          </table:table-cell>
          <table:table-cell office:value-type="string" calcext:value-type="string">
            <text:p>Leegstand kantoorruimte (m2)</text:p>
          </table:table-cell>
          <table:table-cell office:value-type="string" calcext:value-type="string">
            <text:p>Leegstand kantoren (m2)</text:p>
          </table:table-cell>
          <table:table-cell office:value-type="string" calcext:value-type="string">
            <text:p>Aantal vierkante meters kantoorruimte bedrijfsruimte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251" calcext:value-type="float">
            <text:p>32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RUIM_M2LEEG_P</text:p>
          </table:table-cell>
          <table:table-cell office:value-type="string" calcext:value-type="string">
            <text:p>Leegstand kantoorruimte (% m2)</text:p>
          </table:table-cell>
          <table:table-cell office:value-type="string" calcext:value-type="string">
            <text:p>Leegstand kantoren (% m2)</text:p>
          </table:table-cell>
          <table:table-cell office:value-type="string" calcext:value-type="string">
            <text:p>Aandeel vierkante meters kantoorruimte bedrijfsruimte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office:value-type="string" calcext:value-type="string">
            <text:p>Economie en cultuur</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261" calcext:value-type="float">
            <text:p>32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KLEIN</text:p>
          </table:table-cell>
          <table:table-cell office:value-type="string" calcext:value-type="string">
            <text:p>Voorraad kleinschalige kantoorruimte (objecten)</text:p>
          </table:table-cell>
          <table:table-cell office:value-type="string" calcext:value-type="string">
            <text:p>Kleinschalige kantoren (objecten)</text:p>
          </table:table-cell>
          <table:table-cell office:value-type="string" calcext:value-type="string">
            <text:p>Aantal kleinschalige kantoorruimtes (250 m2 of kleiner).</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271" calcext:value-type="float">
            <text:p>32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KLEINLEEG</text:p>
          </table:table-cell>
          <table:table-cell office:value-type="string" calcext:value-type="string">
            <text:p>Leegstand kleinschalige kantoorruimte (objecten)</text:p>
          </table:table-cell>
          <table:table-cell office:value-type="string" calcext:value-type="string">
            <text:p>Leegstand kleinschalige kantoren (objecten)</text:p>
          </table:table-cell>
          <table:table-cell office:value-type="string" calcext:value-type="string">
            <text:p>Aantal kleinschalige kantoorruimtes (250 m2 of kleiner) zonder gebruiker.</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281" calcext:value-type="float">
            <text:p>32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KLEIN_M2</text:p>
          </table:table-cell>
          <table:table-cell office:value-type="string" calcext:value-type="string">
            <text:p>Voorraad kleinschalige kantoorruimte (m2)</text:p>
          </table:table-cell>
          <table:table-cell office:value-type="string" calcext:value-type="string">
            <text:p>Kleinschalige kantoren (m2)</text:p>
          </table:table-cell>
          <table:table-cell office:value-type="string" calcext:value-type="string">
            <text:p>Aantal vierkante meters kleinschalige kantoorruimte (250 m2 of kleiner).</text:p>
            <text:p/>
            <text:p>Er worden alleen gegevens gepresenteerd over gebieden met meer dan 10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291" calcext:value-type="float">
            <text:p>32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KLEIN_M2LEEG</text:p>
          </table:table-cell>
          <table:table-cell office:value-type="string" calcext:value-type="string">
            <text:p>Leegstand kleinschalige kantoorruimte (m2)</text:p>
          </table:table-cell>
          <table:table-cell office:value-type="string" calcext:value-type="string">
            <text:p>Leegstand kleinschalige kantoren (m2)</text:p>
          </table:table-cell>
          <table:table-cell office:value-type="string" calcext:value-type="string">
            <text:p>Aantal vierkante meters kleinschalige kantoorruimte (250 m2 of kleiner)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301" calcext:value-type="float">
            <text:p>33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KLEIN_M2LEEG_P</text:p>
          </table:table-cell>
          <table:table-cell office:value-type="string" calcext:value-type="string">
            <text:p>Leegstand kleinschalige kantoorruimte (% m2)</text:p>
          </table:table-cell>
          <table:table-cell office:value-type="string" calcext:value-type="string">
            <text:p>Leegstand kleinschalige kantoren (% m2)</text:p>
          </table:table-cell>
          <table:table-cell office:value-type="string" calcext:value-type="string">
            <text:p>Aandeel vierkante meters kleinschalige kantoorruimte (250 m2 of kleiner)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311" calcext:value-type="float">
            <text:p>33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RUIM</text:p>
          </table:table-cell>
          <table:table-cell office:value-type="string" calcext:value-type="string">
            <text:p>Voorraad bedrijfsruimte (objecten)</text:p>
          </table:table-cell>
          <table:table-cell office:value-type="string" calcext:value-type="string">
            <text:p>Bedrijfsruimten (objecten)</text:p>
          </table:table-cell>
          <table:table-cell office:value-type="string" calcext:value-type="string">
            <text:p>Totaal aantal bedrijfsruimtes.</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321" calcext:value-type="float">
            <text:p>33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RUIMLEEG</text:p>
          </table:table-cell>
          <table:table-cell table:number-columns-repeated="2" office:value-type="string" calcext:value-type="string">
            <text:p>Leegstand bedrijfsruimte (objecten)</text:p>
          </table:table-cell>
          <table:table-cell office:value-type="string" calcext:value-type="string">
            <text:p>Totaal aantal bedrijfsruimtes zonder gebruiker.</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331" calcext:value-type="float">
            <text:p>33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RUIM_M2</text:p>
          </table:table-cell>
          <table:table-cell office:value-type="string" calcext:value-type="string">
            <text:p>Voorraad bedrijfsruimte (m2)</text:p>
          </table:table-cell>
          <table:table-cell office:value-type="string" calcext:value-type="string">
            <text:p>Bedrijfsruimten (m2)</text:p>
          </table:table-cell>
          <table:table-cell office:value-type="string" calcext:value-type="string">
            <text:p>Aantal vierkante meters bedrijfsruimte.</text:p>
            <text:p/>
            <text:p>Er worden alleen gegevens gepresenteerd over gebieden met meer dan 10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341" calcext:value-type="float">
            <text:p>33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RUIM_M2LEEG</text:p>
          </table:table-cell>
          <table:table-cell table:number-columns-repeated="2" office:value-type="string" calcext:value-type="string">
            <text:p>Leegstand bedrijfsruimte (m2)</text:p>
          </table:table-cell>
          <table:table-cell office:value-type="string" calcext:value-type="string">
            <text:p>Aantal vierkante meters bedrijfsruimte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351" calcext:value-type="float">
            <text:p>33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RUIM_M2LEEG_P</text:p>
          </table:table-cell>
          <table:table-cell table:number-columns-repeated="2" office:value-type="string" calcext:value-type="string">
            <text:p>Leegstand bedrijfsruimte (% m2)</text:p>
          </table:table-cell>
          <table:table-cell office:value-type="string" calcext:value-type="string">
            <text:p>Aandeel vierkante meters bedrijfsruimte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361" calcext:value-type="float">
            <text:p>33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KLEIN</text:p>
          </table:table-cell>
          <table:table-cell office:value-type="string" calcext:value-type="string">
            <text:p>Voorraad kleinschalige bedrijfsruimte (objecten)</text:p>
          </table:table-cell>
          <table:table-cell office:value-type="string" calcext:value-type="string">
            <text:p>Kleinschalige bedrijfsruimte (objecten)</text:p>
          </table:table-cell>
          <table:table-cell office:value-type="string" calcext:value-type="string">
            <text:p>Aantal kleinschalige bedrijfsruimtes (250 m2 of kleiner).</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371" calcext:value-type="float">
            <text:p>33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KLEINLEEG</text:p>
          </table:table-cell>
          <table:table-cell table:number-columns-repeated="2" office:value-type="string" calcext:value-type="string">
            <text:p>Leegstand kleinschalige bedrijfsruimte (objecten)</text:p>
          </table:table-cell>
          <table:table-cell office:value-type="string" calcext:value-type="string">
            <text:p>Aantal kleinschalige bedrijfsruimtes (250 m2 of kleiner) zonder gebruiker.</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381" calcext:value-type="float">
            <text:p>33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KLEIN_M2</text:p>
          </table:table-cell>
          <table:table-cell office:value-type="string" calcext:value-type="string">
            <text:p>Voorraad kleinschalige bedrijfsruimte (m2)</text:p>
          </table:table-cell>
          <table:table-cell office:value-type="string" calcext:value-type="string">
            <text:p>Kleinschalige bedrijfsruimte (m2)</text:p>
          </table:table-cell>
          <table:table-cell office:value-type="string" calcext:value-type="string">
            <text:p>Aantal vierkante meters kleinschalige bedrijfsruimte (250 m2 of kleiner).</text:p>
            <text:p/>
            <text:p>Er worden alleen gegevens gepresenteerd over gebieden met meer dan 10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391" calcext:value-type="float">
            <text:p>33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KLEIN_M2LEEG</text:p>
          </table:table-cell>
          <table:table-cell table:number-columns-repeated="2" office:value-type="string" calcext:value-type="string">
            <text:p>Leegstand kleinschalige bedrijfsruimte (m2)</text:p>
          </table:table-cell>
          <table:table-cell office:value-type="string" calcext:value-type="string">
            <text:p>Aantal vierkante meters kleinschalige bedrijfsruimte (250 m2 of kleiner)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01" calcext:value-type="float">
            <text:p>34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HORECA_1000INW</text:p>
          </table:table-cell>
          <table:table-cell office:value-type="string" calcext:value-type="string">
            <text:p>Horecavestigingen per 1.000 inwoners</text:p>
          </table:table-cell>
          <table:table-cell office:value-type="string" calcext:value-type="string">
            <text:p>Horeca / 1.000 inw</text:p>
          </table:table-cell>
          <table:table-cell office:value-type="string" calcext:value-type="string">
            <text:p>Aantal vestigingen horeca per 1.000 inwoners.</text:p>
          </table:table-cell>
          <table:table-cell office:value-type="string" calcext:value-type="string">
            <text:p>OIS</text:p>
          </table:table-cell>
          <table:table-cell office:value-type="float" office:value="42736" calcext:value-type="float">
            <text:p>42736</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8.</text:p>
          </table:table-cell>
          <table:table-cell office:value-type="string" calcext:value-type="string">
            <text:p>Economie en cultuur</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11" calcext:value-type="float">
            <text:p>34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HORECAAANBOD_R</text:p>
          </table:table-cell>
          <table:table-cell office:value-type="string" calcext:value-type="string">
            <text:p>Horeca-aanbod (1-10)</text:p>
          </table:table-cell>
          <table:table-cell office:value-type="string" calcext:value-type="string">
            <text:p>Horeca (1-10)</text:p>
          </table:table-cell>
          <table:table-cell office:value-type="string" calcext:value-type="string">
            <text:p>Gemiddeld rapportcijfer dat bewoners geven als antwoord op de vraag: Wat vindt u van het aanbod van horeca in uw buurt? (1=ruim onvoldoende, 10= ruim voldoende)</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21" calcext:value-type="float">
            <text:p>34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HOT</text:p>
          </table:table-cell>
          <table:table-cell table:number-columns-repeated="2" office:value-type="string" calcext:value-type="string">
            <text:p>Hotels</text:p>
          </table:table-cell>
          <table:table-cell office:value-type="string" calcext:value-type="string">
            <text:p>Aantal hotels op basis van de hotelregistratie.</text:p>
          </table:table-cell>
          <table:table-cell office:value-type="string" calcext:value-type="string">
            <text:p>OIS</text:p>
          </table:table-cell>
          <table:table-cell office:value-type="string" calcext:value-type="string">
            <text:p>1 jul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31" calcext:value-type="float">
            <text:p>34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HOTKAM</text:p>
          </table:table-cell>
          <table:table-cell table:number-columns-repeated="2" office:value-type="string" calcext:value-type="string">
            <text:p>Hotelkamers</text:p>
          </table:table-cell>
          <table:table-cell office:value-type="string" calcext:value-type="string">
            <text:p>Aantal hotelkamers</text:p>
          </table:table-cell>
          <table:table-cell office:value-type="string" calcext:value-type="string">
            <text:p>OIS</text:p>
          </table:table-cell>
          <table:table-cell office:value-type="string" calcext:value-type="string">
            <text:p>1 jul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41" calcext:value-type="float">
            <text:p>34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HOTBED</text:p>
          </table:table-cell>
          <table:table-cell table:number-columns-repeated="2" office:value-type="string" calcext:value-type="string">
            <text:p>Hotelbedden</text:p>
          </table:table-cell>
          <table:table-cell office:value-type="string" calcext:value-type="string">
            <text:p>Aantal hotelbedden</text:p>
          </table:table-cell>
          <table:table-cell office:value-type="string" calcext:value-type="string">
            <text:p>OIS</text:p>
          </table:table-cell>
          <table:table-cell office:value-type="string" calcext:value-type="string">
            <text:p>1 jul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51" calcext:value-type="float">
            <text:p>34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HOTBED_1000INW</text:p>
          </table:table-cell>
          <table:table-cell office:value-type="string" calcext:value-type="string">
            <text:p>Hotelbedden per 1.000 inwoners</text:p>
          </table:table-cell>
          <table:table-cell office:value-type="string" calcext:value-type="string">
            <text:p>Hotelbedden / 1.000 inw.</text:p>
          </table:table-cell>
          <table:table-cell office:value-type="string" calcext:value-type="string">
            <text:p>Aantal hotelbedden op de peildatum 1 juli <text:s/>per 1.000 inwoners op 1 januari van dat jaar.</text:p>
          </table:table-cell>
          <table:table-cell office:value-type="string" calcext:value-type="string">
            <text:p>OIS</text:p>
          </table:table-cell>
          <table:table-cell office:value-type="float" office:value="42552" calcext:value-type="float">
            <text:p>42552</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8.</text:p>
          </table:table-cell>
          <table:table-cell office:value-type="string" calcext:value-type="string">
            <text:p>Economie en cultuur</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3461" calcext:value-type="float">
            <text:p>34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COFFEE</text:p>
          </table:table-cell>
          <table:table-cell table:number-columns-repeated="2" office:value-type="string" calcext:value-type="string">
            <text:p>Coffeeshops</text:p>
          </table:table-cell>
          <table:table-cell office:value-type="string" calcext:value-type="string">
            <text:p>Aantal coffeeshops</text:p>
          </table:table-cell>
          <table:table-cell office:value-type="string" calcext:value-type="string">
            <text:p>OOV</text:p>
          </table:table-cell>
          <table:table-cell office:value-type="string" calcext:value-type="string">
            <text:p>decemb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71" calcext:value-type="float">
            <text:p>34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HOTKVK</text:p>
          </table:table-cell>
          <table:table-cell table:number-columns-repeated="2" office:value-type="string" calcext:value-type="string">
            <text:p>Hotels (KVK)</text:p>
          </table:table-cell>
          <table:table-cell office:value-type="string" calcext:value-type="string">
            <text:p>Aantal vestigingen van hotels op basis van de registratie van de Kamer van Koophandel</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oreca</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81" calcext:value-type="float">
            <text:p>34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RESTAU</text:p>
          </table:table-cell>
          <table:table-cell office:value-type="string" calcext:value-type="string">
            <text:p>Horeca: restaurants</text:p>
          </table:table-cell>
          <table:table-cell office:value-type="string" calcext:value-type="string">
            <text:p>Restaurants</text:p>
          </table:table-cell>
          <table:table-cell office:value-type="string" calcext:value-type="string">
            <text:p>Aantal vestigingen restaurant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oreca</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91" calcext:value-type="float">
            <text:p>34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SNACK</text:p>
          </table:table-cell>
          <table:table-cell office:value-type="string" calcext:value-type="string">
            <text:p>Horeca: snackbars, ijssalons</text:p>
          </table:table-cell>
          <table:table-cell office:value-type="string" calcext:value-type="string">
            <text:p>Snackbars, ijssalons</text:p>
          </table:table-cell>
          <table:table-cell office:value-type="string" calcext:value-type="string">
            <text:p>Aantal vestigingen met de activiteitencodes voor snackbars en ijssalon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oreca</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501" calcext:value-type="float">
            <text:p>35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CAFE</text:p>
          </table:table-cell>
          <table:table-cell office:value-type="string" calcext:value-type="string">
            <text:p>Horeca: cafés</text:p>
          </table:table-cell>
          <table:table-cell office:value-type="string" calcext:value-type="string">
            <text:p>Cafés</text:p>
          </table:table-cell>
          <table:table-cell office:value-type="string" calcext:value-type="string">
            <text:p>Aantal vestigingen met de activiteitencodes voor café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oreca</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511" calcext:value-type="float">
            <text:p>35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KANTINE</text:p>
          </table:table-cell>
          <table:table-cell office:value-type="string" calcext:value-type="string">
            <text:p>Horeca: kantines</text:p>
          </table:table-cell>
          <table:table-cell office:value-type="string" calcext:value-type="string">
            <text:p>Kantines</text:p>
          </table:table-cell>
          <table:table-cell office:value-type="string" calcext:value-type="string">
            <text:p>Aantal vestigingen met de activiteitencodes voor kantine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oreca</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521" calcext:value-type="float">
            <text:p>35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HORECOV</text:p>
          </table:table-cell>
          <table:table-cell office:value-type="string" calcext:value-type="string">
            <text:p>Horeca: overig</text:p>
          </table:table-cell>
          <table:table-cell office:value-type="string" calcext:value-type="string">
            <text:p>Overige horeca</text:p>
          </table:table-cell>
          <table:table-cell office:value-type="string" calcext:value-type="string">
            <text:p>Aantal vestigingen met de activiteitencodes voor overige horeca.</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oreca</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31" calcext:value-type="float">
            <text:p>35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TOER</text:p>
          </table:table-cell>
          <table:table-cell table:number-columns-repeated="2" office:value-type="string" calcext:value-type="string">
            <text:p>Vestigingen toerisme</text:p>
          </table:table-cell>
          <table:table-cell office:value-type="string" calcext:value-type="string">
            <text:p>Vestingen met de activiteitencodes: logies en overnachtingen, overige horeca, personenvervoer, reisorganisatie- en bemiddeling, cultuur en recreatie, jachthavens, zeilscholen en  recreatieve detailhandel. Inclusief  activiteiten van minder dan 12 uur per week.</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41" calcext:value-type="float">
            <text:p>35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ICT</text:p>
          </table:table-cell>
          <table:table-cell table:number-columns-repeated="2" office:value-type="string" calcext:value-type="string">
            <text:p>Vestigingen ICT</text:p>
          </table:table-cell>
          <table:table-cell office:value-type="string" calcext:value-type="string">
            <text:p>Vestingen met de activiteitencodes: content, diensten en hardware.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51" calcext:value-type="float">
            <text:p>35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ZDVL</text:p>
          </table:table-cell>
          <table:table-cell office:value-type="string" calcext:value-type="string">
            <text:p>Vestigingen zakelijke dienstverlening</text:p>
          </table:table-cell>
          <table:table-cell office:value-type="string" calcext:value-type="string">
            <text:p>Vestigingen zakelijke dvl</text:p>
          </table:table-cell>
          <table:table-cell office:value-type="string" calcext:value-type="string">
            <text:p>Vestingen met de activiteitencodes: 68, 691, 692, 701, 702, 711, 712, 721, 722, 731, 732, 741, 742, 743, 749, 750, 77, 78, 79, 80, 81, 82.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61" calcext:value-type="float">
            <text:p>35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CI</text:p>
          </table:table-cell>
          <table:table-cell table:number-columns-repeated="2" office:value-type="string" calcext:value-type="string">
            <text:p>Vestigingen creatieve industrie</text:p>
          </table:table-cell>
          <table:table-cell office:value-type="string" calcext:value-type="string">
            <text:p>Vestingen met de activiteitencodes: kunsten, media en entertainment en creatieve zakelijke dienstverlening. Inclusief activiteiten van minder dan 12 uur per week.</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71" calcext:value-type="float">
            <text:p>35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CI_KUNSTEN</text:p>
          </table:table-cell>
          <table:table-cell table:number-columns-repeated="2" office:value-type="string" calcext:value-type="string">
            <text:p>Vestigingen CI: kunsten</text:p>
          </table:table-cell>
          <table:table-cell office:value-type="string" calcext:value-type="string">
            <text:p>Vestingen met de activiteitencodes  kunsten. Inclusief activiteiten van minder dan 12 uur per week.</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81" calcext:value-type="float">
            <text:p>35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CI_ME</text:p>
          </table:table-cell>
          <table:table-cell office:value-type="string" calcext:value-type="string">
            <text:p>Vestigingen CI: media en entertainment</text:p>
          </table:table-cell>
          <table:table-cell office:value-type="string" calcext:value-type="string">
            <text:p>Vestigingen CI: media / entertainment</text:p>
          </table:table-cell>
          <table:table-cell office:value-type="string" calcext:value-type="string">
            <text:p>Vestingen met de activiteitencodes voor media en entertainment. Inclusief activiteiten van minder dan 12 uur per week.</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91" calcext:value-type="float">
            <text:p>35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CI_ZDVL</text:p>
          </table:table-cell>
          <table:table-cell office:value-type="string" calcext:value-type="string">
            <text:p>Vestigingen CI: creatieve zakelijke dienstverlening</text:p>
          </table:table-cell>
          <table:table-cell office:value-type="string" calcext:value-type="string">
            <text:p>Vestigingen CI: creatieve zakelijke dvl</text:p>
          </table:table-cell>
          <table:table-cell office:value-type="string" calcext:value-type="string">
            <text:p>Vestingen met de activiteitencodes voor creatieve zakelijke dienstverlening. Inclusief activiteiten van minder dan 12 uur per week.</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601" calcext:value-type="float">
            <text:p>36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TOER_P</text:p>
          </table:table-cell>
          <table:table-cell table:number-columns-repeated="2" office:value-type="string" calcext:value-type="string">
            <text:p>Vestigingen toerisme (%)</text:p>
          </table:table-cell>
          <table:table-cell office:value-type="string" calcext:value-type="string">
            <text:p>Aandeel vestigingen toerisme, oftewel vestingen met de activiteitencodes: logies en overnachtingen, overige horeca, personenvervoer, reisorganisatie- en bemiddeling, cultuur en recreatie, jachthavens, zeilscholen en  recreatieve detailhandel) op het totaal aantal vestigingen. Inclusief  activiteiten van minder dan 12 uur per week.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3611" calcext:value-type="float">
            <text:p>36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ICT_P</text:p>
          </table:table-cell>
          <table:table-cell table:number-columns-repeated="2" office:value-type="string" calcext:value-type="string">
            <text:p>Vestigingen ICT (%)</text:p>
          </table:table-cell>
          <table:table-cell office:value-type="string" calcext:value-type="string">
            <text:p>Aandeel ICT-vestigingen (activiteitencodes: content, diensten, hardware)  op totaal aantal vestingen.</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3621" calcext:value-type="float">
            <text:p>36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ZDVL_P</text:p>
          </table:table-cell>
          <table:table-cell office:value-type="string" calcext:value-type="string">
            <text:p>Vestigingen zakelijke dienstverlening (%)</text:p>
          </table:table-cell>
          <table:table-cell office:value-type="string" calcext:value-type="string">
            <text:p>Vestigingen zakelijke dvl (%)</text:p>
          </table:table-cell>
          <table:table-cell office:value-type="string" calcext:value-type="string">
            <text:p>Aandeel vestigingen zakelijke dienstverlening (vestingen met de activiteitencodes: 68, 691, 692, 701, 702, 711, 712, 721, 722, 731, 732, 741, 742, 743, 749, 750, 77, 78, 79, 80, 81, 82) op het totaal aantal vestigingen.</text:p>
            <text:p/>
            <text:p>Een vestiging is een locatie van een door de Kamer van Koophandel geregistreerde onderneming waarin of van waaruit een economische activiteit wordt uitgeoefend voor minimaal 12 uur per week door minimaal één werkzaam persoo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631" calcext:value-type="float">
            <text:p>36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CI_P</text:p>
          </table:table-cell>
          <table:table-cell table:number-columns-repeated="2" office:value-type="string" calcext:value-type="string">
            <text:p>Vestigingen creatieve industrie (%)</text:p>
          </table:table-cell>
          <table:table-cell office:value-type="string" calcext:value-type="string">
            <text:p>Aandeel vestigingen creatieve industrie (vestingen met de activiteitencodes: kunsten, media en entertainment en creatieve zakelijke dienstverlening) op het totaal aantal vestigingen. Inclusief activiteiten van minder dan 12 uur per week.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3641" calcext:value-type="float">
            <text:p>36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text:p>
          </table:table-cell>
          <table:table-cell office:value-type="string" calcext:value-type="string">
            <text:p>Werkzame personen totaal ( &gt;12 uur/week )</text:p>
          </table:table-cell>
          <table:table-cell office:value-type="string" calcext:value-type="string">
            <text:p>Werkzame personen ( &gt;12 uur/week )</text:p>
          </table:table-cell>
          <table:table-cell office:value-type="string" calcext:value-type="string">
            <text:p>Personen die voor 12 uur of meer per week werkzaam zijn bij een bij de Kamer van Koophandel geregistreerde vestiging. Hieronder vallen directeuren van NV’s en BV’s, eigenaars, meewerkende gezinsleden, personeel in loondienst, krachten geleend van uitzendbureaus en personen werkzaam via regelingen voor gesubsidieerde arbeid. Tot de werkenden worden ook buitendienstmedewerkers gerekend zoals vertegenwoordigers, service-/onderhoudsmedewerkers, varend/rijdend personeel en thuiswerkers die op de loonlijst staan. Ook personen afwezig wegens ziekte en vakantie worden meegeteld. </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office:value-type="string" calcext:value-type="string">
            <text:p>Economie en cultuur</text:p>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651" calcext:value-type="float">
            <text:p>36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KLEIN</text:p>
          </table:table-cell>
          <table:table-cell office:value-type="string" calcext:value-type="string">
            <text:p>Werkzame personen totaal (incl. &lt;12 uur/week )</text:p>
          </table:table-cell>
          <table:table-cell office:value-type="string" calcext:value-type="string">
            <text:p>Werkzame personen (incl. &lt;12 uur/week )</text:p>
          </table:table-cell>
          <table:table-cell office:value-type="string" calcext:value-type="string">
            <text:p>Personen die werkzaam zijn bij een bij de Kamer van Koophandel geregistreerde vestiging, inclusief de kleine banen van minder dan 12 uur per week. Hieronder vallen directeuren van NV’s en BV’s, eigenaars, meewerkende gezinsleden, personeel in loondienst, krachten geleend van uitzendbureaus en personen werkzaam via regelingen voor gesubsidieerde arbeid. Tot de werkenden worden ook buitendienstmedewerkers gerekend zoals vertegenwoordigers, service-/onderhoudsmedewerkers, varend/rijdend personeel en thuiswerkers die op de loonlijst staan. Ook personen afwezig wegens ziekte en vakantie worden meegeteld.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661" calcext:value-type="float">
            <text:p>36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1000INW</text:p>
          </table:table-cell>
          <table:table-cell office:value-type="string" calcext:value-type="string">
            <text:p>Werkzame personen totaal per 1.000 inwoners</text:p>
          </table:table-cell>
          <table:table-cell office:value-type="string" calcext:value-type="string">
            <text:p>WP / 1.000 inw</text:p>
          </table:table-cell>
          <table:table-cell office:value-type="string" calcext:value-type="string">
            <text:p>Aantal werkzame personen (minstens 12 uur per week) in het gebied per 1.000 inwon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8.</text:p>
          </table:table-cell>
          <table:table-cell office:value-type="string" calcext:value-type="string">
            <text:p>Economie en cultuur</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8">
          <table:table-cell office:value-type="float" office:value="3671" calcext:value-type="float">
            <text:p>36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DICHT</text:p>
          </table:table-cell>
          <table:table-cell office:value-type="string" calcext:value-type="string">
            <text:p>Werkzame personen totaal per hectare</text:p>
          </table:table-cell>
          <table:table-cell office:value-type="string" calcext:value-type="string">
            <text:p>WP / ha</text:p>
          </table:table-cell>
          <table:table-cell office:value-type="string" calcext:value-type="string">
            <text:p>Aantal werkzame personen (minstens 12 uur) in het gebied per hectare.</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ha</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681" calcext:value-type="float">
            <text:p>36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ICT</text:p>
          </table:table-cell>
          <table:table-cell office:value-type="string" calcext:value-type="string">
            <text:p>Werkzame personen ICT</text:p>
          </table:table-cell>
          <table:table-cell office:value-type="string" calcext:value-type="string">
            <text:p>WP ICT</text:p>
          </table:table-cell>
          <table:table-cell office:value-type="string" calcext:value-type="string">
            <text:p>Aantal werkzame personen (minstens 12 uur per week) in de sector ICT.</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691" calcext:value-type="float">
            <text:p>36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ZDVL</text:p>
          </table:table-cell>
          <table:table-cell office:value-type="string" calcext:value-type="string">
            <text:p>Werkzame personen <text:s/>zakelijke dienstverlening</text:p>
          </table:table-cell>
          <table:table-cell office:value-type="string" calcext:value-type="string">
            <text:p>WP <text:s/>zakelijke dvl</text:p>
          </table:table-cell>
          <table:table-cell office:value-type="string" calcext:value-type="string">
            <text:p>Aantal werkzame personen (minstens 12 uur per week) in de sector zakelijke dienstverlening.</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01" calcext:value-type="float">
            <text:p>37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CI</text:p>
          </table:table-cell>
          <table:table-cell office:value-type="string" calcext:value-type="string">
            <text:p>Werkzame personen creatieve industrie</text:p>
          </table:table-cell>
          <table:table-cell office:value-type="string" calcext:value-type="string">
            <text:p>WP creatieve industrie</text:p>
          </table:table-cell>
          <table:table-cell office:value-type="string" calcext:value-type="string">
            <text:p>Aantal werkzame personen (minstens 12 uur per week) in de sector creatieve industrie.</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11" calcext:value-type="float">
            <text:p>37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TOER</text:p>
          </table:table-cell>
          <table:table-cell office:value-type="string" calcext:value-type="string">
            <text:p>Werkzame personen toerisme</text:p>
          </table:table-cell>
          <table:table-cell office:value-type="string" calcext:value-type="string">
            <text:p>WP toerisme</text:p>
          </table:table-cell>
          <table:table-cell office:value-type="string" calcext:value-type="string">
            <text:p>Aantal werkzame personen (minstens 12 uur per week) in de sector toerisme.</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21" calcext:value-type="float">
            <text:p>37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CULTUUR</text:p>
          </table:table-cell>
          <table:table-cell office:value-type="string" calcext:value-type="string">
            <text:p>Werkzame personen cultuurvoorzieningen</text:p>
          </table:table-cell>
          <table:table-cell office:value-type="string" calcext:value-type="string">
            <text:p>WP cultuurvoorzieningen</text:p>
          </table:table-cell>
          <table:table-cell office:value-type="string" calcext:value-type="string">
            <text:p>Aantal werkzame personen (minstens 12 uur per week) in de sector cultuur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31" calcext:value-type="float">
            <text:p>37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GEZOND</text:p>
          </table:table-cell>
          <table:table-cell office:value-type="string" calcext:value-type="string">
            <text:p>Werkzame personen gezondheidsvoorzieningen</text:p>
          </table:table-cell>
          <table:table-cell office:value-type="string" calcext:value-type="string">
            <text:p>WP gezondheidsvoorzieningen</text:p>
          </table:table-cell>
          <table:table-cell office:value-type="string" calcext:value-type="string">
            <text:p>Aantal werkzame personen (minstens 12 uur per week) bij gezondheids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41" calcext:value-type="float">
            <text:p>37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SPORT</text:p>
          </table:table-cell>
          <table:table-cell office:value-type="string" calcext:value-type="string">
            <text:p>Werkzame personen sportvoorzieningen</text:p>
          </table:table-cell>
          <table:table-cell office:value-type="string" calcext:value-type="string">
            <text:p>WP sportvoorzieningen</text:p>
          </table:table-cell>
          <table:table-cell office:value-type="string" calcext:value-type="string">
            <text:p>Aantal werkzame personen (minstens 12 uur per week) bij sport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51" calcext:value-type="float">
            <text:p>37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WELZIJN</text:p>
          </table:table-cell>
          <table:table-cell office:value-type="string" calcext:value-type="string">
            <text:p>Werkzame personen <text:s/>welzijnsvoorzieningen</text:p>
          </table:table-cell>
          <table:table-cell office:value-type="string" calcext:value-type="string">
            <text:p>WP <text:s/>welzijnsvoorzieningen</text:p>
          </table:table-cell>
          <table:table-cell office:value-type="string" calcext:value-type="string">
            <text:p>Aantal werkzame personen  (minstens 12 uur per week) bij welzijns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3761" calcext:value-type="float">
            <text:p>376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WINKELAANBOD_R</text:p>
          </table:table-cell>
          <table:table-cell table:number-columns-repeated="2" office:value-type="string" calcext:value-type="string">
            <text:p>Dagelijkse boodschappen (1-10)</text:p>
          </table:table-cell>
          <table:table-cell office:value-type="string" calcext:value-type="string">
            <text:p>Gemiddeld rapportcijfer dat bewoners geven als antwoord op de vraag: </text:p>
            <text:p>Wat vindt u van het aanbod van winkels voor dagelijkse boodschappen in uw buurt? (1=ruim onvoldoende, 10= ruim voldoende)</text:p>
            <text:p/>
            <text:p>Tot en met 2015 werd gevraagd naar het aanbod van winkelvoorzieningen. </text:p>
            <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71" calcext:value-type="float">
            <text:p>377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text:p>
          </table:table-cell>
          <table:table-cell office:value-type="string" calcext:value-type="string">
            <text:p>Winkelruimtes totaal</text:p>
          </table:table-cell>
          <table:table-cell office:value-type="string" calcext:value-type="string">
            <text:p>Winkels</text:p>
          </table:table-cell>
          <table:table-cell office:value-type="string" calcext:value-type="string">
            <text:p>Totaal aantal vastgoedobjecten die als winkel in gebruik zij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781" calcext:value-type="float">
            <text:p>378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DG</text:p>
          </table:table-cell>
          <table:table-cell office:value-type="string" calcext:value-type="string">
            <text:p>Winkelruimtes food</text:p>
          </table:table-cell>
          <table:table-cell office:value-type="string" calcext:value-type="string">
            <text:p>Winkels food</text:p>
          </table:table-cell>
          <table:table-cell office:value-type="string" calcext:value-type="string">
            <text:p>Aantal winkelruimtes voor food (dagelijkse goeder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791" calcext:value-type="float">
            <text:p>379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NDG</text:p>
          </table:table-cell>
          <table:table-cell office:value-type="string" calcext:value-type="string">
            <text:p>Winkelruimtes non-food</text:p>
          </table:table-cell>
          <table:table-cell office:value-type="string" calcext:value-type="string">
            <text:p>Winkels non-food</text:p>
          </table:table-cell>
          <table:table-cell office:value-type="string" calcext:value-type="string">
            <text:p>Aantal winkelruimtes voor non-food (niet-dagelijkse goeder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801" calcext:value-type="float">
            <text:p>380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WINK_1000INW</text:p>
          </table:table-cell>
          <table:table-cell office:value-type="string" calcext:value-type="string">
            <text:p>Winkelruimtes totaal / 1.000 inwoners</text:p>
          </table:table-cell>
          <table:table-cell office:value-type="string" calcext:value-type="string">
            <text:p>Winkels / 1.000 inw</text:p>
          </table:table-cell>
          <table:table-cell office:value-type="string" calcext:value-type="string">
            <text:p>Aantal winkelruimtes per 1.000 inwon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office:value-type="string" calcext:value-type="string">
            <text:p>Economie en cultuur</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3811" calcext:value-type="float">
            <text:p>381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WINKDG_1000INW</text:p>
          </table:table-cell>
          <table:table-cell office:value-type="string" calcext:value-type="string">
            <text:p>Winkelruimtes food / 1.000 inwoners</text:p>
          </table:table-cell>
          <table:table-cell office:value-type="string" calcext:value-type="string">
            <text:p>Winkels food / 1.000 inw</text:p>
          </table:table-cell>
          <table:table-cell office:value-type="string" calcext:value-type="string">
            <text:p>Aantal winkelruimtes voor food (dagelijkse goederen) per 1.000 inwon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3821" calcext:value-type="float">
            <text:p>382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GWWVO_M2</text:p>
          </table:table-cell>
          <table:table-cell table:number-columns-repeated="2" office:value-type="string" calcext:value-type="string">
            <text:p>WVO totaal (m2)</text:p>
          </table:table-cell>
          <table:table-cell office:value-type="string" calcext:value-type="string">
            <text:p>Totaal aantal m2 winkelvloeroppervlakte (WVO).</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m2</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831" calcext:value-type="float">
            <text:p>383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GWFOODWVO_M2</text:p>
          </table:table-cell>
          <table:table-cell table:number-columns-repeated="2" office:value-type="string" calcext:value-type="string">
            <text:p>WVO food (m2)</text:p>
          </table:table-cell>
          <table:table-cell office:value-type="string" calcext:value-type="string">
            <text:p>Totaal aantal m2 winkelvloeroppervlakte food (dagelijkse goeder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m2</text:p>
          </table:table-cell>
          <table:table-cell office:value-type="string" calcext:value-type="string">
            <text:p>winkel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841" calcext:value-type="float">
            <text:p>384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GWNONFWVO_M2</text:p>
          </table:table-cell>
          <table:table-cell table:number-columns-repeated="2" office:value-type="string" calcext:value-type="string">
            <text:p>WVO non- food (m2)</text:p>
          </table:table-cell>
          <table:table-cell office:value-type="string" calcext:value-type="string">
            <text:p>Totaal aantal m2 winkelvloeroppervlakte non-food (niet-dagelijkse goeder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m2</text:p>
          </table:table-cell>
          <table:table-cell office:value-type="string" calcext:value-type="string">
            <text:p>winkel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851" calcext:value-type="float">
            <text:p>385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GWWVO_1000INW</text:p>
          </table:table-cell>
          <table:table-cell table:number-columns-repeated="2" office:value-type="string" calcext:value-type="string">
            <text:p>WVO totaal / 1.000 inw</text:p>
          </table:table-cell>
          <table:table-cell office:value-type="string" calcext:value-type="string">
            <text:p>Totaal aantal m2 winkelvloeroppervlakte (WVO) per 1.000 inwoners.</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m2</text:p>
          </table:table-cell>
          <table:table-cell/>
          <table:table-cell office:value-type="string" calcext:value-type="string">
            <text:p>F5.1</text:p>
          </table:table-cell>
          <table:table-cell office:value-type="string" calcext:value-type="string">
            <text:p>Economie en cultuur</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3861" calcext:value-type="float">
            <text:p>386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GWFOODWVO_1000INW</text:p>
          </table:table-cell>
          <table:table-cell table:number-columns-repeated="2" office:value-type="string" calcext:value-type="string">
            <text:p>WVO food <text:s/>/ 1.000 inw</text:p>
          </table:table-cell>
          <table:table-cell office:value-type="string" calcext:value-type="string">
            <text:p>Totaal aantal m2 winkelvloeroppervlakte food (dagelijkse goederen) per 1.000 inwoners.</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m2</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3871" calcext:value-type="float">
            <text:p>387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GWNONFWVO_1000INW</text:p>
          </table:table-cell>
          <table:table-cell table:number-columns-repeated="2" office:value-type="string" calcext:value-type="string">
            <text:p>WVO non- food / 1.000 inw</text:p>
          </table:table-cell>
          <table:table-cell office:value-type="string" calcext:value-type="string">
            <text:p>Totaal aantal m2 winkelvloeroppervlakte non- food (niet-dagelijkse goederen) per 1.000 inwoners.</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m2</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8">
          <table:table-cell office:value-type="float" office:value="3881" calcext:value-type="float">
            <text:p>388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WINKALG_R</text:p>
          </table:table-cell>
          <table:table-cell table:number-columns-repeated="2" office:value-type="string" calcext:value-type="string">
            <text:p>1-10: winkelgebied</text:p>
          </table:table-cell>
          <table:table-cell office:value-type="string" calcext:value-type="string">
            <text:p>Gemiddeld rapportcijfer dat bezoekers die dit winkelgebied het meest bezoeken geven als antwoord op de vraag: </text:p>
            <text:p>Wat is uw totaaloordeel over dit winkelgebied? Kunt u dit uitdrukken in een rapportcijfer tussen 1 en 10, waarbij een 1 voor heel slecht staat en een 10 voor heel goed?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891" calcext:value-type="float">
            <text:p>389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ILIG_R</text:p>
          </table:table-cell>
          <table:table-cell table:number-columns-repeated="2" office:value-type="string" calcext:value-type="string">
            <text:p>1-10: veiligheid winkelomgeving</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veiligheid winkelomgeving?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01" calcext:value-type="float">
            <text:p>390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EREIK_R</text:p>
          </table:table-cell>
          <table:table-cell table:number-columns-repeated="2" office:value-type="string" calcext:value-type="string">
            <text:p>1-10: bereikbaarheid</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algemene bereikbaarheid?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11" calcext:value-type="float">
            <text:p>391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PARKEER_R</text:p>
          </table:table-cell>
          <table:table-cell table:number-columns-repeated="2" office:value-type="string" calcext:value-type="string">
            <text:p>1-10: parkeren auto</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parkeermogelijkheden voor auto's?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21" calcext:value-type="float">
            <text:p>392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PARKEERFIETS_R</text:p>
          </table:table-cell>
          <table:table-cell table:number-columns-repeated="2" office:value-type="string" calcext:value-type="string">
            <text:p>1-10: parkeren fiets</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parkeermogelijkheden voor de fiets?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31" calcext:value-type="float">
            <text:p>393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FOOD_R</text:p>
          </table:table-cell>
          <table:table-cell table:number-columns-repeated="2" office:value-type="string" calcext:value-type="string">
            <text:p>1-10: keuze food</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keuzemogelijkheden van food-winkels?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41" calcext:value-type="float">
            <text:p>394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NONFOOD_R</text:p>
          </table:table-cell>
          <table:table-cell table:number-columns-repeated="2" office:value-type="string" calcext:value-type="string">
            <text:p>1-10: keuze non-food</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keuzemogelijkheden van non-foodwinkels?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51" calcext:value-type="float">
            <text:p>395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UITERL_R</text:p>
          </table:table-cell>
          <table:table-cell table:number-columns-repeated="2" office:value-type="string" calcext:value-type="string">
            <text:p>1-10: uiterlijk winkels</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het uiterlijk van de winkels?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61" calcext:value-type="float">
            <text:p>396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INRICHT_R</text:p>
          </table:table-cell>
          <table:table-cell table:number-columns-repeated="2" office:value-type="string" calcext:value-type="string">
            <text:p>1-10: aankleding, inrichting</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aankleding en inrichting van het centrum-winkelgebied?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71" calcext:value-type="float">
            <text:p>397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SFEER_R</text:p>
          </table:table-cell>
          <table:table-cell table:number-columns-repeated="2" office:value-type="string" calcext:value-type="string">
            <text:p>1-10: sfeer, gezelligheid</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sfeer en de gezelligheid van winkels?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81" calcext:value-type="float">
            <text:p>398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SERVICE_R</text:p>
          </table:table-cell>
          <table:table-cell table:number-columns-repeated="2" office:value-type="string" calcext:value-type="string">
            <text:p>1-10: service, bediening</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service en bediening?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91" calcext:value-type="float">
            <text:p>399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PRIJS_R</text:p>
          </table:table-cell>
          <table:table-cell table:number-columns-repeated="2" office:value-type="string" calcext:value-type="string">
            <text:p>1-10: prijsniveau</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het algemeen prijsniveau?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4001" calcext:value-type="float">
            <text:p>400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DAGHORECA_R</text:p>
          </table:table-cell>
          <table:table-cell office:value-type="string" calcext:value-type="string">
            <text:p>1-10: aanbod daghoreca</text:p>
          </table:table-cell>
          <table:table-cell office:value-type="string" calcext:value-type="string">
            <text:p>1-10: daghoreca</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het aanbod van daghoreca?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11" calcext:value-type="float">
            <text:p>401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VOEDING</text:p>
          </table:table-cell>
          <table:table-cell office:value-type="string" calcext:value-type="string">
            <text:p>Winkels food: voedings- en genotmiddelen</text:p>
          </table:table-cell>
          <table:table-cell office:value-type="string" calcext:value-type="string">
            <text:p>Winkels voedings- en genotmiddelen</text:p>
          </table:table-cell>
          <table:table-cell office:value-type="string" calcext:value-type="string">
            <text:p>Het aantal winkelruimtes voor voedings- en genotmiddel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21" calcext:value-type="float">
            <text:p>402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BAKKER</text:p>
          </table:table-cell>
          <table:table-cell office:value-type="string" calcext:value-type="string">
            <text:p>Winkels food: warme bakkers</text:p>
          </table:table-cell>
          <table:table-cell office:value-type="string" calcext:value-type="string">
            <text:p>Warme bakkers</text:p>
          </table:table-cell>
          <table:table-cell office:value-type="string" calcext:value-type="string">
            <text:p>Het aantal warme bakk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31" calcext:value-type="float">
            <text:p>403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SUPERM</text:p>
          </table:table-cell>
          <table:table-cell office:value-type="string" calcext:value-type="string">
            <text:p>Winkels food: supermarkten</text:p>
          </table:table-cell>
          <table:table-cell office:value-type="string" calcext:value-type="string">
            <text:p>Supermarkten</text:p>
          </table:table-cell>
          <table:table-cell office:value-type="string" calcext:value-type="string">
            <text:p>Het aantal supermarkt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41" calcext:value-type="float">
            <text:p>404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DROGIST</text:p>
          </table:table-cell>
          <table:table-cell office:value-type="string" calcext:value-type="string">
            <text:p>Winkels non-food: <text:s/>drogist /apotheek</text:p>
          </table:table-cell>
          <table:table-cell office:value-type="string" calcext:value-type="string">
            <text:p>Drogist /apotheek</text:p>
          </table:table-cell>
          <table:table-cell office:value-type="string" calcext:value-type="string">
            <text:p>Het aantal drogisterijen en apothek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51" calcext:value-type="float">
            <text:p>405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KLEDING</text:p>
          </table:table-cell>
          <table:table-cell office:value-type="string" calcext:value-type="string">
            <text:p>Winkels non-food: kleding</text:p>
          </table:table-cell>
          <table:table-cell office:value-type="string" calcext:value-type="string">
            <text:p>Winkels kleding</text:p>
          </table:table-cell>
          <table:table-cell office:value-type="string" calcext:value-type="string">
            <text:p>Het aantal winkelruimtes voor kleding, mode en schoeisel.</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61" calcext:value-type="float">
            <text:p>406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INRICHT</text:p>
          </table:table-cell>
          <table:table-cell office:value-type="string" calcext:value-type="string">
            <text:p>Winkels non-food: woninginrichting</text:p>
          </table:table-cell>
          <table:table-cell office:value-type="string" calcext:value-type="string">
            <text:p>Winkels woninginrichting</text:p>
          </table:table-cell>
          <table:table-cell office:value-type="string" calcext:value-type="string">
            <text:p>Het aantal winkelruimtes voor woninginrichting.</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71" calcext:value-type="float">
            <text:p>407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ELEKTR</text:p>
          </table:table-cell>
          <table:table-cell office:value-type="string" calcext:value-type="string">
            <text:p>Winkels non-food: elektronica</text:p>
          </table:table-cell>
          <table:table-cell office:value-type="string" calcext:value-type="string">
            <text:p>Winkels elektronica</text:p>
          </table:table-cell>
          <table:table-cell office:value-type="string" calcext:value-type="string">
            <text:p>Het aantal winkelruimtes voor witgoed, bruingoed, geluidsdrag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81" calcext:value-type="float">
            <text:p>408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IJZERW</text:p>
          </table:table-cell>
          <table:table-cell office:value-type="string" calcext:value-type="string">
            <text:p>Winkels non-food: ijzerwaren</text:p>
          </table:table-cell>
          <table:table-cell office:value-type="string" calcext:value-type="string">
            <text:p>Winkels ijzerwaren</text:p>
          </table:table-cell>
          <table:table-cell office:value-type="string" calcext:value-type="string">
            <text:p>Het aantal winkelruimtes voor ijzerwaren en gereedschap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91" calcext:value-type="float">
            <text:p>409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BOEK</text:p>
          </table:table-cell>
          <table:table-cell office:value-type="string" calcext:value-type="string">
            <text:p>Winkels non-food: boeken</text:p>
          </table:table-cell>
          <table:table-cell office:value-type="string" calcext:value-type="string">
            <text:p>Winkels boeken</text:p>
          </table:table-cell>
          <table:table-cell office:value-type="string" calcext:value-type="string">
            <text:p>Het aantal winkelruimtes voor boeken en tijdschrift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101" calcext:value-type="float">
            <text:p>410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TWEEDE</text:p>
          </table:table-cell>
          <table:table-cell office:value-type="string" calcext:value-type="string">
            <text:p>Winkels non-food: tweede hands</text:p>
          </table:table-cell>
          <table:table-cell office:value-type="string" calcext:value-type="string">
            <text:p>Winkels tweede hands</text:p>
          </table:table-cell>
          <table:table-cell office:value-type="string" calcext:value-type="string">
            <text:p>Het aantal winkelruimtes voor tweede hands en anti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111" calcext:value-type="float">
            <text:p>411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WAREN</text:p>
          </table:table-cell>
          <table:table-cell office:value-type="string" calcext:value-type="string">
            <text:p>Winkels non-food: warenhuizen</text:p>
          </table:table-cell>
          <table:table-cell office:value-type="string" calcext:value-type="string">
            <text:p>Warenhuizen</text:p>
          </table:table-cell>
          <table:table-cell office:value-type="string" calcext:value-type="string">
            <text:p>Het aantal warenhuiz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121" calcext:value-type="float">
            <text:p>412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OVERIG</text:p>
          </table:table-cell>
          <table:table-cell office:value-type="string" calcext:value-type="string">
            <text:p>Winkels non-food: overig</text:p>
          </table:table-cell>
          <table:table-cell office:value-type="string" calcext:value-type="string">
            <text:p>Winkels overig non-food</text:p>
          </table:table-cell>
          <table:table-cell office:value-type="string" calcext:value-type="string">
            <text:p>Het aantal overige winkelruimtes voor non-food artikel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131" calcext:value-type="float">
            <text:p>413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INDDGL_P</text:p>
          </table:table-cell>
          <table:table-cell table:number-columns-repeated="2" office:value-type="string" calcext:value-type="string">
            <text:p>Koopkrachtbinding food</text:p>
          </table:table-cell>
          <table:table-cell office:value-type="string" calcext:value-type="string">
            <text:p>Aandeel dagelijkse goederen dat bewoners kopen in het eigen gebied/stadsdeel.</text:p>
          </table:table-cell>
          <table:table-cell office:value-type="string" calcext:value-type="string">
            <text:p>Consumentenenquete</text:p>
          </table:table-cell>
          <table:table-cell office:value-type="string" calcext:value-type="string">
            <text:p>jaarcijfer</text:p>
          </table:table-cell>
          <table:table-cell office:value-type="string" calcext:value-type="string">
            <text:p>1 keer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141" calcext:value-type="float">
            <text:p>414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INDNIETDGL_P</text:p>
          </table:table-cell>
          <table:table-cell table:number-columns-repeated="2" office:value-type="string" calcext:value-type="string">
            <text:p>Koopkrachtbinding non-food</text:p>
          </table:table-cell>
          <table:table-cell office:value-type="string" calcext:value-type="string">
            <text:p>Aandeel niet-dagelijkse goederen dat bewoners kopen in het eigen gebied/stadsdeel.</text:p>
          </table:table-cell>
          <table:table-cell office:value-type="string" calcext:value-type="string">
            <text:p>Consumentenenquete</text:p>
          </table:table-cell>
          <table:table-cell office:value-type="string" calcext:value-type="string">
            <text:p>jaarcijfer</text:p>
          </table:table-cell>
          <table:table-cell office:value-type="string" calcext:value-type="string">
            <text:p>1 keer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151" calcext:value-type="float">
            <text:p>415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WP_BGWDG</text:p>
          </table:table-cell>
          <table:table-cell office:value-type="string" calcext:value-type="string">
            <text:p>Werkzame personen winkels food</text:p>
          </table:table-cell>
          <table:table-cell office:value-type="string" calcext:value-type="string">
            <text:p>WP winkels food</text:p>
          </table:table-cell>
          <table:table-cell office:value-type="string" calcext:value-type="string">
            <text:p>Aantal werkzame personen (minstens 12 uur per week) bij winkels food (dagelijkse goederen).</text:p>
            <text:p/>
            <text:p> 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161" calcext:value-type="float">
            <text:p>416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WP_BGWNDG</text:p>
          </table:table-cell>
          <table:table-cell office:value-type="string" calcext:value-type="string">
            <text:p>Werkzame personen winkels non-food</text:p>
          </table:table-cell>
          <table:table-cell office:value-type="string" calcext:value-type="string">
            <text:p>WP winkels non-food</text:p>
          </table:table-cell>
          <table:table-cell office:value-type="string" calcext:value-type="string">
            <text:p>Aantal werkzame personen (minstens 12 uur per week) bij winkels non-food (niet-dagelijkse goeder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171" calcext:value-type="float">
            <text:p>41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KANT</text:p>
          </table:table-cell>
          <table:table-cell table:number-columns-repeated="2" office:value-type="string" calcext:value-type="string">
            <text:p>Kantoor: vestigingen totaal</text:p>
          </table:table-cell>
          <table:table-cell office:value-type="string" calcext:value-type="string">
            <text:p>De hoofdfunctie 'kantoor' wordt aan een vestiging toegekend op basis van de activiteitencode (SBI) waarmee deze vestiging is geregistreerd bij de Kamer van Koophandel. Dit zijn vestigingen met de SBI-codes van banken, verzekeringen, overige dienstverlening en overige kantoren. 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181" calcext:value-type="float">
            <text:p>41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WINK</text:p>
          </table:table-cell>
          <table:table-cell table:number-columns-repeated="2" office:value-type="string" calcext:value-type="string">
            <text:p>Winkel: vestigingen totaal</text:p>
          </table:table-cell>
          <table:table-cell office:value-type="string" calcext:value-type="string">
            <text:p>De hoofdfunctie 'winkel' wordt aan een vestiging toegekend op basis van de activiteitencode (SBI) waarmee deze vestiging is geregistreerd bij de Kamer van Koophandel. Dit zijn vestigingen met de SBI-codes van: detailhandel in voedings- en genotmiddelen en overige detailhandel (47 (exclusief 479) en 45194, 74202, 7722, 77292, 96021 en 96022). 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191" calcext:value-type="float">
            <text:p>41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VOORZ</text:p>
          </table:table-cell>
          <table:table-cell table:number-columns-repeated="2" office:value-type="string" calcext:value-type="string">
            <text:p>Voorzieningen: vestigingen totaal</text:p>
          </table:table-cell>
          <table:table-cell office:value-type="string" calcext:value-type="string">
            <text:p>De hoofdfunctie 'voorzieningen' wordt aan een vestiging toegekend op basis van de activiteitencode (SBI) waarmee deze vestiging is geregistreerd bij de Kamer van Koophandel. Dit zijn vestigingen met de SBI-codes van politie, brandweer, onderwijs, gezondheidszorg, welzijnszorg, cultuur, sport en recreatie.  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01" calcext:value-type="float">
            <text:p>42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HORECA</text:p>
          </table:table-cell>
          <table:table-cell table:number-columns-repeated="2" office:value-type="string" calcext:value-type="string">
            <text:p>Horeca: vestigingen totaal</text:p>
          </table:table-cell>
          <table:table-cell office:value-type="string" calcext:value-type="string">
            <text:p>De hoofdfunctie 'horeca' wordt aan een vestiging toegekend op basis van de activiteitencode (SBI) waarmee deze vestiging is geregistreerd bij de Kamer van Koophandel. Dit zijn vestigingen met de SBI-codes van hotels, restaurants, cafés en overig horeca.  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11" calcext:value-type="float">
            <text:p>42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BEDR</text:p>
          </table:table-cell>
          <table:table-cell table:number-columns-repeated="2" office:value-type="string" calcext:value-type="string">
            <text:p>Bedrijf: vestigingen totaal</text:p>
          </table:table-cell>
          <table:table-cell office:value-type="string" calcext:value-type="string">
            <text:p>De hoofdfunctie 'bedrijf' wordt aan een vestiging toegekend op basis van de activiteitencode (SBI) waarmee deze vestiging is geregistreerd bij de Kamer van Koophandel. De Dienst Ruimtelijke Ordening (DRO) heeft de definitie van bedrijfsvestigingen in Amsterdam bepaald. Dit zijn vestigingen met de SBI-codes van industrie, bouw, onderhoud en reparatie, handel, vervoer, opslag en telecommunicatie, media- en filmproductie en overige bedrijven. 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21" calcext:value-type="float">
            <text:p>42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VG</text:p>
          </table:table-cell>
          <table:table-cell table:number-columns-repeated="2" office:value-type="string" calcext:value-type="string">
            <text:p>Overig: vestigingen totaal</text:p>
          </table:table-cell>
          <table:table-cell office:value-type="string" calcext:value-type="string">
            <text:p>De hoofdfunctie 'overig' wordt aan een vestiging toegekend op basis van de activiteitencode (SBI) waarmee deze vestiging is geregistreerd bij de Kamer van Koophandel. De Dienst Ruimtelijke Ordening (DRO) heeft de definitie van overige vestigingen in Amsterdam bepaald. Dit zijn vestigingen met de SBI-codes van landbouw, visserij, delfstoffenwinning en overig. 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4231" calcext:value-type="float">
            <text:p>423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KANT_P</text:p>
          </table:table-cell>
          <table:table-cell table:number-columns-repeated="2" office:value-type="string" calcext:value-type="string">
            <text:p>Kantoor: vestigingen totaal (%)</text:p>
          </table:table-cell>
          <table:table-cell office:value-type="string" calcext:value-type="string">
            <text:p>Aandeel van de vestigingen met de hoofdfunctie Kantoor. </text:p>
            <text:p/>
            <text:p>De hoofdfunctie 'kantoor' wordt aan een vestiging toegekend op basis van de activiteitencode (SBI) waarmee deze vestiging is geregistreerd bij de Kamer van Koophandel. Dit zijn vestigingen met de SBI-codes van banken, verzekeringen, overige dienstverlening en overige kantoren. Een vestiging is een locatie van een door de Kamer van Koophandel geregistreerde onderneming waarin of van waaruit een economische activiteit wordt uitgeoefend voor minimaal 12 uur per week door minimaal één werkzaam persoo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41" calcext:value-type="float">
            <text:p>424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WINK_P</text:p>
          </table:table-cell>
          <table:table-cell table:number-columns-repeated="2" office:value-type="string" calcext:value-type="string">
            <text:p>Winkel: vestigingen totaal (%)</text:p>
          </table:table-cell>
          <table:table-cell office:value-type="string" calcext:value-type="string">
            <text:p>Aandeel van de vestigingen met de hoofdfunctie Winkel. </text:p>
            <text:p/>
            <text:p>De hoofdfunctie 'winkel' wordt aan een vestiging toegekend op basis van de activiteitencode (SBI) waarmee deze vestiging is geregistreerd bij de Kamer van Koophandel. Dit zijn vestigingen met de SBI-codes van: detailhandel in voedings- en genotmiddelen en overige detailhandel (47 (exclusief 479) en 45194, 74202, 7722, 77292, 96021 en 96022). 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51" calcext:value-type="float">
            <text:p>425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VOORZ_P</text:p>
          </table:table-cell>
          <table:table-cell table:number-columns-repeated="2" office:value-type="string" calcext:value-type="string">
            <text:p>Voorzieningen: vestigingen totaal (%)</text:p>
          </table:table-cell>
          <table:table-cell office:value-type="string" calcext:value-type="string">
            <text:p>Aandeel van de vestigingen met de hoofdfunctie Voorzieningen. </text:p>
            <text:p/>
            <text:p>De hoofdfunctie 'voorzieningen' wordt aan een vestiging toegekend op basis van de activiteitencode (SBI) waarmee deze vestiging is geregistreerd bij de Kamer van Koophandel. Dit zijn vestigingen met de SBI-codes van politie, brandweer, onderwijs, gezondheidszorg, welzijnszorg, cultuur, sport en recreatie.  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61" calcext:value-type="float">
            <text:p>426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HORECA_P</text:p>
          </table:table-cell>
          <table:table-cell table:number-columns-repeated="2" office:value-type="string" calcext:value-type="string">
            <text:p>Horeca: vestigingen totaal (%)</text:p>
          </table:table-cell>
          <table:table-cell office:value-type="string" calcext:value-type="string">
            <text:p>Aandeel van de vestigingen met de hoofdfunctie Horeca. </text:p>
            <text:p/>
            <text:p>De hoofdfunctie 'horeca' wordt aan een vestiging toegekend op basis van de activiteitencode (SBI) waarmee deze vestiging is geregistreerd bij de Kamer van Koophandel. Dit zijn vestigingen met de SBI-codes van hotels, restaurants, cafés en overig horeca.  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71" calcext:value-type="float">
            <text:p>42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BEDR_P</text:p>
          </table:table-cell>
          <table:table-cell table:number-columns-repeated="2" office:value-type="string" calcext:value-type="string">
            <text:p>Bedrijf: vestigingen totaal (%)</text:p>
          </table:table-cell>
          <table:table-cell office:value-type="string" calcext:value-type="string">
            <text:p>Aandeel van de vestigingen met de hoofdfunctie Bedrijf. </text:p>
            <text:p/>
            <text:p>De hoofdfunctie 'bedrijf' wordt aan een vestiging toegekend op basis van de activiteitencode (SBI) waarmee deze vestiging is geregistreerd bij de Kamer van Koophandel. De Dienst Ruimtelijke Ordening (DRO) heeft de definitie van bedrijfsvestigingen in Amsterdam bepaald. Dit zijn vestigingen met de SBI-codes van industrie, bouw, onderhoud en reparatie, handel, vervoer, opslag en telecommunicatie, media- en filmproductie en overige bedrijven. 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4281" calcext:value-type="float">
            <text:p>42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VG_P</text:p>
          </table:table-cell>
          <table:table-cell table:number-columns-repeated="2" office:value-type="string" calcext:value-type="string">
            <text:p>Overig: vestigingen totaal (%)</text:p>
          </table:table-cell>
          <table:table-cell office:value-type="string" calcext:value-type="string">
            <text:p>Aandeel van de vestigingen met de hoofdfunctie Overig. </text:p>
            <text:p/>
            <text:p/>
            <text:p>De hoofdfunctie 'overig' wordt aan een vestiging toegekend op basis van de activiteitencode (SBI) waarmee deze vestiging is geregistreerd bij de Kamer van Koophandel. De Dienst Ruimtelijke Ordening (DRO) heeft de definitie van overige vestigingen in Amsterdam bepaald. Dit zijn vestigingen met de SBI-codes van landbouw, visserij, delfstoffenwinning en overig. 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4291" calcext:value-type="float">
            <text:p>42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BANK</text:p>
          </table:table-cell>
          <table:table-cell office:value-type="string" calcext:value-type="string">
            <text:p>Kantoor: vestigingen bank</text:p>
          </table:table-cell>
          <table:table-cell office:value-type="string" calcext:value-type="string">
            <text:p>Kantoor: bank</text:p>
          </table:table-cell>
          <table:table-cell office:value-type="string" calcext:value-type="string">
            <text:p>De deelfunctie 'bank' wordt aan een vestiging toegekend op basis van de activiteitencode (SBI) waarmee deze vestiging is geregistreerd bij de Kamer van Koophandel. Dit zijn vestigingen met de SBI-codes van financiële instellingen (64). </text:p>
            <text:p/>
            <text:p>De deelfunctie bank valt onder de hoofdfunctie kantoren.</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4301" calcext:value-type="float">
            <text:p>43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VERZ</text:p>
          </table:table-cell>
          <table:table-cell office:value-type="string" calcext:value-type="string">
            <text:p>Kantoor: vestigingen verzekeringen</text:p>
          </table:table-cell>
          <table:table-cell office:value-type="string" calcext:value-type="string">
            <text:p>Kantoor: verzekeringen</text:p>
          </table:table-cell>
          <table:table-cell office:value-type="string" calcext:value-type="string">
            <text:p>De deelfunctie 'verzekeringen' wordt aan een vestiging toegekend op basis van de activiteitencode (SBI) waarmee deze vestiging is geregistreerd bij de Kamer van Koophandel. Dit zijn vestigingen met de SBI-codes van Verzekeringen en pensioenfondsen (geen verplichte sociale verzekeringen) (65) en waarborgfondsen (66293). </text:p>
            <text:p/>
            <text:p>De deelfunctie verzekeringen valt onder de hoofdfunctie kantoren.</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311" calcext:value-type="float">
            <text:p>43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ZAKDNST</text:p>
          </table:table-cell>
          <table:table-cell office:value-type="string" calcext:value-type="string">
            <text:p>Kantoor: vestigingen zakelijke diensten</text:p>
          </table:table-cell>
          <table:table-cell office:value-type="string" calcext:value-type="string">
            <text:p>Kantoor: zakelijke diensten</text:p>
          </table:table-cell>
          <table:table-cell office:value-type="string" calcext:value-type="string">
            <text:p>De deelfunctie 'zakelijke diensten' wordt aan een vestiging toegekend op basis van de activiteitencode (SBI) waarmee deze vestiging is geregistreerd bij de Kamer van Koophandel. </text:p>
            <text:p/>
            <text:p>De deelfunctie zakelijke diensten valt onder de hoofdfunctie kantor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321" calcext:value-type="float">
            <text:p>43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VKANTOOR</text:p>
          </table:table-cell>
          <table:table-cell office:value-type="string" calcext:value-type="string">
            <text:p>Kantoor: vestigingen overige kantoren</text:p>
          </table:table-cell>
          <table:table-cell office:value-type="string" calcext:value-type="string">
            <text:p>Kantoor: overig</text:p>
          </table:table-cell>
          <table:table-cell office:value-type="string" calcext:value-type="string">
            <text:p>De deelfunctie 'overige kantoren' wordt aan een vestiging toegekend op basis van de activiteitencode (SBI) waarmee deze vestiging is geregistreerd bij de Kamer van Koophandel. </text:p>
            <text:p/>
            <text:p>De deelfunctie overige kantoren valt onder de hoofdfunctie kantor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331" calcext:value-type="float">
            <text:p>433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WINKVESTDG</text:p>
          </table:table-cell>
          <table:table-cell office:value-type="string" calcext:value-type="string">
            <text:p>Winkel: vestigingen dagelijkse goederen</text:p>
          </table:table-cell>
          <table:table-cell office:value-type="string" calcext:value-type="string">
            <text:p>Winkel: dagelijkse goederen</text:p>
          </table:table-cell>
          <table:table-cell office:value-type="string" calcext:value-type="string">
            <text:p>De deelfunctie 'winkelvestigingen dagelijkse goederen' wordt aan een vestiging toegekend op basis van de activiteitencode (SBI) waarmee deze vestiging is geregistreerd bij de Kamer van Koophandel. Een vestiging is een locatie van een door de Kamer van Koophandel geregistreerde onderneming waarin of van waaruit een economische activiteit wordt uitgeoefend voor minimaal 12 uur per week door minimaal één werkzaam persoon.  </text:p>
            <text:p/>
            <text:p>De deelfunctie winkelvestigingen dagelijkse goederen valt onder de hoofdfunctie winkel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341" calcext:value-type="float">
            <text:p>434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WINKVESTNDG</text:p>
          </table:table-cell>
          <table:table-cell office:value-type="string" calcext:value-type="string">
            <text:p>Winkel: vestigingen niet-dagelijks</text:p>
          </table:table-cell>
          <table:table-cell office:value-type="string" calcext:value-type="string">
            <text:p>Winkel: niet-dagelijks</text:p>
          </table:table-cell>
          <table:table-cell office:value-type="string" calcext:value-type="string">
            <text:p>De deelfunctie 'winkelvestigingen niet-dagelijkse goederen' wordt aan een vestiging toegekend op basis van de activiteitencode (SBI) waarmee deze vestiging is geregistreerd bij de Kamer van Koophandel. Een vestiging is een locatie van een door de Kamer van Koophandel geregistreerde onderneming waarin of van waaruit een economische activiteit wordt uitgeoefend voor minimaal 12 uur per week door minimaal één werkzaam persoon.  </text:p>
            <text:p/>
            <text:p>De deelfunctie winkelvestigingen niet-dagelijkse goederen valt onder de hoofdfunctie winkel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351" calcext:value-type="float">
            <text:p>435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POLBRAND</text:p>
          </table:table-cell>
          <table:table-cell office:value-type="string" calcext:value-type="string">
            <text:p>Voorzieningen: vestigingen politie/brandweer</text:p>
          </table:table-cell>
          <table:table-cell office:value-type="string" calcext:value-type="string">
            <text:p>Voorzieningen: politie/brandweer</text:p>
          </table:table-cell>
          <table:table-cell office:value-type="string" calcext:value-type="string">
            <text:p>De deelfunctie 'politie en brandweer' wordt aan een vestiging toegekend op basis van de activiteitencode (SBI) waarmee deze vestiging is geregistreerd bij de Kamer van Koophandel. Een vestiging is een locatie van een door de Kamer van Koophandel geregistreerde onderneming waarin of van waaruit een economische activiteit wordt uitgeoefend voor minimaal 12 uur per week door minimaal één werkzaam persoon.  </text:p>
            <text:p/>
            <text:p>De deelfunctie politie / brandweer valt onder de hoofdfunctie Voorzien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361" calcext:value-type="float">
            <text:p>436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ND</text:p>
          </table:table-cell>
          <table:table-cell office:value-type="string" calcext:value-type="string">
            <text:p>Voorzieningen: vestigingen onderwijs</text:p>
          </table:table-cell>
          <table:table-cell office:value-type="string" calcext:value-type="string">
            <text:p>Voorzieningen: onderwijs</text:p>
          </table:table-cell>
          <table:table-cell office:value-type="string" calcext:value-type="string">
            <text:p>De deelfunctie 'onderwijs' wordt aan een vestiging toegekend op basis van de activiteitencode (SBI) waarmee deze vestiging is geregistreerd bij de Kamer van Koophandel.  Een vestiging is een locatie van een door de Kamer van Koophandel geregistreerde onderneming waarin of van waaruit een economische activiteit wordt uitgeoefend voor minimaal 12 uur per week door minimaal één werkzaam persoon.  </text:p>
            <text:p/>
            <text:p>De deelfunctie politie / brandweer valt onder de hoofdfunctie Voorzien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371" calcext:value-type="float">
            <text:p>43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GEZZORG</text:p>
          </table:table-cell>
          <table:table-cell office:value-type="string" calcext:value-type="string">
            <text:p>Voorzieningen: vestigingen gezondheidszorg</text:p>
          </table:table-cell>
          <table:table-cell office:value-type="string" calcext:value-type="string">
            <text:p>Voorzieningen: gezondheidszorg</text:p>
          </table:table-cell>
          <table:table-cell office:value-type="string" calcext:value-type="string">
            <text:p>De deelfunctie 'gezondheidszorg' wordt aan een vestiging toegekend op basis van de activiteitencode (SBI) waarmee deze vestiging is geregistreerd bij de Kamer van Koophandel. </text:p>
            <text:p/>
            <text:p>De deelfunctie Gezondheidszorg valt onder de hoofdfunctie Voorzien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381" calcext:value-type="float">
            <text:p>43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WELZ</text:p>
          </table:table-cell>
          <table:table-cell office:value-type="string" calcext:value-type="string">
            <text:p>Voorzieningen: vestigingen welzijnszorg</text:p>
          </table:table-cell>
          <table:table-cell office:value-type="string" calcext:value-type="string">
            <text:p>Voorzieningen: welzijnszorg</text:p>
          </table:table-cell>
          <table:table-cell office:value-type="string" calcext:value-type="string">
            <text:p>De deelfunctie 'welzijnszorg' wordt aan een vestiging toegekend op basis van de activiteitencode (SBI) waarmee deze vestiging is geregistreerd bij de Kamer van Koophandel. </text:p>
            <text:p/>
            <text:p>De deelfunctie Welzijnszorg valt onder de hoofdfunctie Voorzien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391" calcext:value-type="float">
            <text:p>43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CULT</text:p>
          </table:table-cell>
          <table:table-cell office:value-type="string" calcext:value-type="string">
            <text:p>Voorzieningen: vestigingen cultuur</text:p>
          </table:table-cell>
          <table:table-cell office:value-type="string" calcext:value-type="string">
            <text:p>Voorzieningen: cultuur</text:p>
          </table:table-cell>
          <table:table-cell office:value-type="string" calcext:value-type="string">
            <text:p>De deelfunctie 'cultuur' wordt aan een vestiging toegekend op basis van de activiteitencode (SBI) waarmee deze vestiging is geregistreerd bij de Kamer van Koophandel. </text:p>
            <text:p/>
            <text:p>De deelfunctie Cultuur valt onder de hoofdfunctie Voorziening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01" calcext:value-type="float">
            <text:p>44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SR</text:p>
          </table:table-cell>
          <table:table-cell office:value-type="string" calcext:value-type="string">
            <text:p>Voorzieningen: vestigingen sport en recreatie</text:p>
          </table:table-cell>
          <table:table-cell office:value-type="string" calcext:value-type="string">
            <text:p>Voorzieningen: sport en recreatie</text:p>
          </table:table-cell>
          <table:table-cell office:value-type="string" calcext:value-type="string">
            <text:p>De deelfunctie 'sport en recreatie' wordt aan een vestiging toegekend op basis van de activiteitencode (SBI) waarmee deze vestiging is geregistreerd bij de Kamer van Koophandel. </text:p>
            <text:p/>
            <text:p>De deelfunctie Sport en recreatie bank valt onder de hoofdfunctie Voorzien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11" calcext:value-type="float">
            <text:p>44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HO</text:p>
          </table:table-cell>
          <table:table-cell office:value-type="string" calcext:value-type="string">
            <text:p>Horeca: vestigingen hotel</text:p>
          </table:table-cell>
          <table:table-cell office:value-type="string" calcext:value-type="string">
            <text:p>Horeca: hotel</text:p>
          </table:table-cell>
          <table:table-cell office:value-type="string" calcext:value-type="string">
            <text:p>De deelfunctie 'hotel' wordt aan een vestiging toegekend op basis van de activiteitencode (SBI) waarmee deze vestiging is geregistreerd bij de Kamer van Koophandel. </text:p>
            <text:p/>
            <text:p>De deelfunctie Hotel valt onder de hoofdfunctie Horeca.</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4421" calcext:value-type="float">
            <text:p>44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RE</text:p>
          </table:table-cell>
          <table:table-cell office:value-type="string" calcext:value-type="string">
            <text:p>Horeca: vestigingen restaurant</text:p>
          </table:table-cell>
          <table:table-cell office:value-type="string" calcext:value-type="string">
            <text:p>Horeca: restaurant</text:p>
          </table:table-cell>
          <table:table-cell office:value-type="string" calcext:value-type="string">
            <text:p>De deelfunctie 'restaurant' wordt aan een vestiging toegekend op basis van de activiteitencode (SBI) waarmee deze vestiging is geregistreerd bij de Kamer van Koophandel. </text:p>
            <text:p/>
            <text:p>De deelfunctie Restaurant bank valt onder de hoofdfunctie Horeca.</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4431" calcext:value-type="float">
            <text:p>443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CA</text:p>
          </table:table-cell>
          <table:table-cell office:value-type="string" calcext:value-type="string">
            <text:p>Horeca: vestigingen café</text:p>
          </table:table-cell>
          <table:table-cell office:value-type="string" calcext:value-type="string">
            <text:p>Horeca: café</text:p>
          </table:table-cell>
          <table:table-cell office:value-type="string" calcext:value-type="string">
            <text:p>De deelfunctie 'café' wordt aan een vestiging toegekend op basis van de activiteitencode (SBI) waarmee deze vestiging is geregistreerd bij de Kamer van Koophandel. </text:p>
            <text:p/>
            <text:p>De deelfunctie Café valt onder de hoofdfunctie Horeca.</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41" calcext:value-type="float">
            <text:p>444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VHRC</text:p>
          </table:table-cell>
          <table:table-cell office:value-type="string" calcext:value-type="string">
            <text:p>Horeca: vestigingen overige horeca</text:p>
          </table:table-cell>
          <table:table-cell office:value-type="string" calcext:value-type="string">
            <text:p>Horeca: overig</text:p>
          </table:table-cell>
          <table:table-cell office:value-type="string" calcext:value-type="string">
            <text:p>De deelfunctie 'overige horeca' wordt aan een vestiging toegekend op basis van de activiteitencode (SBI) waarmee deze vestiging is geregistreerd bij de Kamer van Koophandel. </text:p>
            <text:p/>
            <text:p>De deelfunctie Overige horeca valt onder de hoofdfunctie Horeca.</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51" calcext:value-type="float">
            <text:p>445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INDBW</text:p>
          </table:table-cell>
          <table:table-cell office:value-type="string" calcext:value-type="string">
            <text:p>Bedrijf: vestigingen industrie / bouw</text:p>
          </table:table-cell>
          <table:table-cell office:value-type="string" calcext:value-type="string">
            <text:p>Bedrijf: industrie / bouw</text:p>
          </table:table-cell>
          <table:table-cell office:value-type="string" calcext:value-type="string">
            <text:p>De deelfunctie 'Industrie / Bouw' wordt aan een vestiging toegekend op basis van de activiteitencode (SBI) waarmee deze vestiging is geregistreerd bij de Kamer van Koophandel. </text:p>
            <text:p/>
            <text:p>De deelfunctie Industrie / Bouw valt onder de hoofdfunctie Bedrijv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61" calcext:value-type="float">
            <text:p>446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NDERH</text:p>
          </table:table-cell>
          <table:table-cell office:value-type="string" calcext:value-type="string">
            <text:p>Bedrijf: vestigingen onderhoud / reparatie</text:p>
          </table:table-cell>
          <table:table-cell office:value-type="string" calcext:value-type="string">
            <text:p>Bedrijf: onderhoud / reparatie</text:p>
          </table:table-cell>
          <table:table-cell office:value-type="string" calcext:value-type="string">
            <text:p>De deelfunctie 'onderhoud / reparatie' wordt aan een vestiging toegekend op basis van de activiteitencode (SBI) waarmee deze vestiging is geregistreerd bij de Kamer van Koophandel. </text:p>
            <text:p/>
            <text:p>De deelfunctie Onderhoud / Reparatie valt onder de hoofdfunctie Bedrijv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71" calcext:value-type="float">
            <text:p>44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HANDEL</text:p>
          </table:table-cell>
          <table:table-cell office:value-type="string" calcext:value-type="string">
            <text:p>Bedrijf: vestigingen handel</text:p>
          </table:table-cell>
          <table:table-cell office:value-type="string" calcext:value-type="string">
            <text:p>Bedrijf: handel</text:p>
          </table:table-cell>
          <table:table-cell office:value-type="string" calcext:value-type="string">
            <text:p>De deelfunctie 'handel' wordt aan een vestiging toegekend op basis van de activiteitencode (SBI) waarmee deze vestiging is geregistreerd bij de Kamer van Koophandel. </text:p>
            <text:p/>
            <text:p>De deelfunctie Handel valt onder de hoofdfunctie Bedrijv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81" calcext:value-type="float">
            <text:p>44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VOT</text:p>
          </table:table-cell>
          <table:table-cell office:value-type="string" calcext:value-type="string">
            <text:p>Bedrijf: vestigingen vervoer, opslag, telecommunicatie</text:p>
          </table:table-cell>
          <table:table-cell office:value-type="string" calcext:value-type="string">
            <text:p>Bedrijf: vervoer, opslag, telecommunicatie</text:p>
          </table:table-cell>
          <table:table-cell office:value-type="string" calcext:value-type="string">
            <text:p>De deelfunctie 'Vervoer, vestigingen, telecommunicatie' wordt aan een vestiging toegekend op basis van de activiteitencode (SBI) waarmee deze vestiging is geregistreerd bij de Kamer van Koophandel. </text:p>
            <text:p/>
            <text:p>De deelfunctie Vervoer, opslag, telecommunicatie valt onder de hoofdfunctie Bedrijv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491" calcext:value-type="float">
            <text:p>44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MEDFILM</text:p>
          </table:table-cell>
          <table:table-cell office:value-type="string" calcext:value-type="string">
            <text:p>Bedrijf: vestigingen media / filmproductie</text:p>
          </table:table-cell>
          <table:table-cell office:value-type="string" calcext:value-type="string">
            <text:p>Bedrijf: media / filmproductie</text:p>
          </table:table-cell>
          <table:table-cell office:value-type="string" calcext:value-type="string">
            <text:p>De deelfunctie 'media / filmproductie' wordt aan een vestiging toegekend op basis van de activiteitencode (SBI) waarmee deze vestiging is geregistreerd bij de Kamer van Koophandel. </text:p>
            <text:p/>
            <text:p>De deelfunctie Media / filmproductie valt onder de hoofdfunctie Bedrijv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501" calcext:value-type="float">
            <text:p>45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VBEDR</text:p>
          </table:table-cell>
          <table:table-cell office:value-type="string" calcext:value-type="string">
            <text:p>Bedrijf: vestigingen overige bedrijven</text:p>
          </table:table-cell>
          <table:table-cell office:value-type="string" calcext:value-type="string">
            <text:p>Bedrijf: overig</text:p>
          </table:table-cell>
          <table:table-cell office:value-type="string" calcext:value-type="string">
            <text:p>De deelfunctie 'overige bedrijven' wordt aan een vestiging toegekend op basis van de activiteitencode (SBI) waarmee deze vestiging is geregistreerd bij de Kamer van Koophandel. </text:p>
            <text:p/>
            <text:p>De deelfunctie Overige bedrijven valt onder de hoofdfunctie Bedrijv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511" calcext:value-type="float">
            <text:p>45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LVD</text:p>
          </table:table-cell>
          <table:table-cell office:value-type="string" calcext:value-type="string">
            <text:p>Overig: vestigingen landbouw/visserij/delfstof</text:p>
          </table:table-cell>
          <table:table-cell office:value-type="string" calcext:value-type="string">
            <text:p>Overig: landbouw/visserij/delfstof</text:p>
          </table:table-cell>
          <table:table-cell office:value-type="string" calcext:value-type="string">
            <text:p>De deelfunctie 'landbouw/visserij/delfstoffenwinning' wordt aan een vestiging toegekend op basis van de activiteitencode (SBI) waarmee deze vestiging is geregistreerd bij de Kamer van Koophandel. </text:p>
            <text:p/>
            <text:p>De deelfunctie Landbouw/Visserij/ Delfstoffenwinning valt onder de hoofdfunctie Overig.</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521" calcext:value-type="float">
            <text:p>45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VERIG</text:p>
          </table:table-cell>
          <table:table-cell office:value-type="string" calcext:value-type="string">
            <text:p>Overig: vestigingen overig</text:p>
          </table:table-cell>
          <table:table-cell office:value-type="string" calcext:value-type="string">
            <text:p>Overig: overig</text:p>
          </table:table-cell>
          <table:table-cell office:value-type="string" calcext:value-type="string">
            <text:p>De deelfunctie 'overig' wordt aan een vestiging toegekend op basis van de activiteitencode (SBI) waarmee deze vestiging is geregistreerd bij de Kamer van Koophandel</text:p>
            <text:p/>
            <text:p>De deelfunctie Overig valt onder de hoofdfunctie Overig.</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531" calcext:value-type="float">
            <text:p>453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KANT</text:p>
          </table:table-cell>
          <table:table-cell office:value-type="string" calcext:value-type="string">
            <text:p>Kantoor: werkzame personen totaal</text:p>
          </table:table-cell>
          <table:table-cell office:value-type="string" calcext:value-type="string">
            <text:p>Kantoor WP</text:p>
          </table:table-cell>
          <table:table-cell office:value-type="string" calcext:value-type="string">
            <text:p>Personen die voor 12 uur of meer per week werkzaam zijn bij vestigingen met de hoofdfunctie 'kantoor'. Dit zijn vestigingen met de SBI-codes van banken, verzekeringen, overige dienstverlening en overige kantoren. </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541" calcext:value-type="float">
            <text:p>454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WINK</text:p>
          </table:table-cell>
          <table:table-cell office:value-type="string" calcext:value-type="string">
            <text:p>Winkel: werkzame personen totaal</text:p>
          </table:table-cell>
          <table:table-cell office:value-type="string" calcext:value-type="string">
            <text:p>Winkel WP</text:p>
          </table:table-cell>
          <table:table-cell office:value-type="string" calcext:value-type="string">
            <text:p>Personen die voor 12 uur of meer per week werkzaam zijn bij vestigingen met de hoofdfunctie 'winkel'. Dit zijn vestigingen met de SBI-codes van: detailhandel in voedings- en genotmiddelen en overige detailhandel. Het aantal werkzame personen wordt bepaald op een peildatum.</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551" calcext:value-type="float">
            <text:p>455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VOORZ</text:p>
          </table:table-cell>
          <table:table-cell office:value-type="string" calcext:value-type="string">
            <text:p>Voorzieningen: werkzame personen totaal</text:p>
          </table:table-cell>
          <table:table-cell office:value-type="string" calcext:value-type="string">
            <text:p>Voorzieningen WP</text:p>
          </table:table-cell>
          <table:table-cell office:value-type="string" calcext:value-type="string">
            <text:p>Personen die voor 12 uur of meer per week werkzaam zijn bij ondernemingsvestigingen met de hoofdfunctie 'voorzieningen'. Dit zijn vestigingen met de SBI-codes van politie, brandweer, onderwijs, gezondheidszorg, welzijnszorg, cultuur, sport en recreatie.  Het aantal werkzame personen wordt bepaald op een peildatum.</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561" calcext:value-type="float">
            <text:p>456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HORECA</text:p>
          </table:table-cell>
          <table:table-cell office:value-type="string" calcext:value-type="string">
            <text:p>Horeca: werkzame personen totaal</text:p>
          </table:table-cell>
          <table:table-cell office:value-type="string" calcext:value-type="string">
            <text:p>Horeca WP</text:p>
          </table:table-cell>
          <table:table-cell office:value-type="string" calcext:value-type="string">
            <text:p>Personen die voor 12 uur of meer per week werkzaam zijn bij ondernemingsvestigingen met de hoofdfunctie 'horeca'. Dit zijn vestigingen met de SBI-codes van hotels, restaurants, cafés en overig horeca. Het aantal werkzame personen wordt bepaald op een peildatum.</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571" calcext:value-type="float">
            <text:p>45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BEDR</text:p>
          </table:table-cell>
          <table:table-cell office:value-type="string" calcext:value-type="string">
            <text:p>Bedrijf: werkzame personen totaal</text:p>
          </table:table-cell>
          <table:table-cell office:value-type="string" calcext:value-type="string">
            <text:p>Bedrijf WP</text:p>
          </table:table-cell>
          <table:table-cell office:value-type="string" calcext:value-type="string">
            <text:p>Personen die voor 12 uur of meer per week werkzaam zijn bij vestigingen met de hoofdfunctie 'bedrijf'. Dit zijn vestigingen met de SBI-codes van industrie, bouw, onderhoud en reparatie, handel, vervoer, opslag en telecommunicatie, media- en filmproductie en overige bedrijven. Het aantal werkzame personen wordt bepaald op een peildatum.</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581" calcext:value-type="float">
            <text:p>45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VG</text:p>
          </table:table-cell>
          <table:table-cell office:value-type="string" calcext:value-type="string">
            <text:p>Overig: werkzame personen totaal</text:p>
          </table:table-cell>
          <table:table-cell office:value-type="string" calcext:value-type="string">
            <text:p>Overig WP</text:p>
          </table:table-cell>
          <table:table-cell office:value-type="string" calcext:value-type="string">
            <text:p>Personen die voor 12 uur of meer per week werkzaam zijn bij vestigingen met de hoofdfunctie 'overig'. Dit zijn vestigingen met de SBI-codes van landbouw, visserij, delfstoffenwinning en overig. Het aantal werkzame personen wordt bepaald op een peildatum.</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591" calcext:value-type="float">
            <text:p>45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BANK</text:p>
          </table:table-cell>
          <table:table-cell office:value-type="string" calcext:value-type="string">
            <text:p>Kantoor: werkzame personen bank</text:p>
          </table:table-cell>
          <table:table-cell office:value-type="string" calcext:value-type="string">
            <text:p>Kantoor: WP bank</text:p>
          </table:table-cell>
          <table:table-cell office:value-type="string" calcext:value-type="string">
            <text:p>Personen die voor 12 uur of meer per week werkzaam zijn bij vestigingen met de deelfunctie 'bank'. Dit zijn vestigingen met de SBI-codes van financiële instellingen (64). </text:p>
            <text:p/>
            <text:p>De deelfunctie bank valt onder de hoofdfunctie kantor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601" calcext:value-type="float">
            <text:p>46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VERZ</text:p>
          </table:table-cell>
          <table:table-cell office:value-type="string" calcext:value-type="string">
            <text:p>Kantoor: werkzame personen verzekeringen</text:p>
          </table:table-cell>
          <table:table-cell office:value-type="string" calcext:value-type="string">
            <text:p>Kantoor: WP verzekeringen</text:p>
          </table:table-cell>
          <table:table-cell office:value-type="string" calcext:value-type="string">
            <text:p>Personen die voor 12 uur of meer per week werkzaam zijn bij vestigingen met de deelfunctie 'verzekeringen'. Dit zijn vestigingen met de SBI-codes van Verzekeringen en pensioenfondsen (geen verplichte sociale verzekeringen) (65) en waarborgfondsen (66293). </text:p>
            <text:p/>
            <text:p>De deelfunctie verzekeringen valt onder de hoofdfunctie kantor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611" calcext:value-type="float">
            <text:p>46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ZAKDNST</text:p>
          </table:table-cell>
          <table:table-cell office:value-type="string" calcext:value-type="string">
            <text:p>Kantoor: werkzame personen zakelijke diensten</text:p>
          </table:table-cell>
          <table:table-cell office:value-type="string" calcext:value-type="string">
            <text:p>Kantoor: WP zakelijke diensten</text:p>
          </table:table-cell>
          <table:table-cell office:value-type="string" calcext:value-type="string">
            <text:p>Personen die voor 12 uur of meer per week werkzaam zijn bij vestigingen met de deelfunctie 'zakelijke diensten'.</text:p>
            <text:p/>
            <text:p>De deelfunctie zakelijke diensten valt onder de hoofdfunctie kantor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4621" calcext:value-type="float">
            <text:p>46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VKANTOOR</text:p>
          </table:table-cell>
          <table:table-cell office:value-type="string" calcext:value-type="string">
            <text:p>Kantoor: werkzame personen overige kantoren</text:p>
          </table:table-cell>
          <table:table-cell office:value-type="string" calcext:value-type="string">
            <text:p>Kantoor: WP overige kantoren</text:p>
          </table:table-cell>
          <table:table-cell office:value-type="string" calcext:value-type="string">
            <text:p>Personen die voor 12 uur of meer per week werkzaam zijn bij vestigingen met de deelfunctie óverige kantoren'. </text:p>
            <text:p/>
            <text:p>De deelfunctie overige kantoren valt onder de hoofdfunctie kantoren.</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631" calcext:value-type="float">
            <text:p>463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WINKVESTDG</text:p>
          </table:table-cell>
          <table:table-cell office:value-type="string" calcext:value-type="string">
            <text:p>Winkel: werkzame personen dagelijkse goederen</text:p>
          </table:table-cell>
          <table:table-cell office:value-type="string" calcext:value-type="string">
            <text:p>Winkel: WP dagelijkse goederen</text:p>
          </table:table-cell>
          <table:table-cell office:value-type="string" calcext:value-type="string">
            <text:p>Personen die voor 12 uur of meer per week werkzaam zijn bij vestigingen met de deelfunctie 'winkels dagelijkse goederen'.  </text:p>
            <text:p/>
            <text:p>De deelfunctie winkelvestigingen dagelijkse goederen valt onder de hoofdfunctie winkels.</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641" calcext:value-type="float">
            <text:p>464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WINKVESTNDG</text:p>
          </table:table-cell>
          <table:table-cell office:value-type="string" calcext:value-type="string">
            <text:p>Winkel: werkzame personen niet-dagelijkse goederen</text:p>
          </table:table-cell>
          <table:table-cell office:value-type="string" calcext:value-type="string">
            <text:p>Winkel: WP niet-dagelijkse goederen</text:p>
          </table:table-cell>
          <table:table-cell office:value-type="string" calcext:value-type="string">
            <text:p>Personen die voor 12 uur of meer per week werkzaam zijn bij vestigingen met de deelfunctie 'winkels niet-dagelijkse goederen'. </text:p>
            <text:p/>
            <text:p>De deelfunctie winkelvestigingen niet-dagelijkse goederen valt onder de hoofdfunctie winkels.</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651" calcext:value-type="float">
            <text:p>465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POLBRAND</text:p>
          </table:table-cell>
          <table:table-cell office:value-type="string" calcext:value-type="string">
            <text:p>Voorzieningen: werkzame personen politie/brandweer</text:p>
          </table:table-cell>
          <table:table-cell office:value-type="string" calcext:value-type="string">
            <text:p>Voorzieningen: WP politie/brandweer</text:p>
          </table:table-cell>
          <table:table-cell office:value-type="string" calcext:value-type="string">
            <text:p>Personen die voor 12 uur of meer per week werkzaam zijn bij vestigingen met de deelfunctie 'brandweer'.</text:p>
            <text:p/>
            <text:p>De deelfunctie politie / brandweer valt onder de hoofdfunctie 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661" calcext:value-type="float">
            <text:p>466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ND</text:p>
          </table:table-cell>
          <table:table-cell office:value-type="string" calcext:value-type="string">
            <text:p>Voorzieningen: werkzame personen onderwijs</text:p>
          </table:table-cell>
          <table:table-cell office:value-type="string" calcext:value-type="string">
            <text:p>Voorzieningen: WP onderwijs</text:p>
          </table:table-cell>
          <table:table-cell office:value-type="string" calcext:value-type="string">
            <text:p>Personen die voor 12 uur of meer per week werkzaam zijn bij vestigingen met de deelfunctie 'onderwijs'. </text:p>
            <text:p/>
            <text:p>De deelfunctie politie / brandweer valt onder de hoofdfunctie 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671" calcext:value-type="float">
            <text:p>46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GEZZORG</text:p>
          </table:table-cell>
          <table:table-cell office:value-type="string" calcext:value-type="string">
            <text:p>Voorzieningen: werkzame personen gezondheidszorg</text:p>
          </table:table-cell>
          <table:table-cell office:value-type="string" calcext:value-type="string">
            <text:p>Voorzieningen: WP gezondheidszorg</text:p>
          </table:table-cell>
          <table:table-cell office:value-type="string" calcext:value-type="string">
            <text:p>Personen die voor 12 uur of meer per week werkzaam zijn bij vestigingen met de deelfunctie 'gezondheidszorg'. </text:p>
            <text:p/>
            <text:p>De deelfunctie Gezondheidszorg valt onder de hoofdfunctie 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681" calcext:value-type="float">
            <text:p>46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WELZ</text:p>
          </table:table-cell>
          <table:table-cell office:value-type="string" calcext:value-type="string">
            <text:p>Voorzieningen: werkzame personen welzijnszorg</text:p>
          </table:table-cell>
          <table:table-cell office:value-type="string" calcext:value-type="string">
            <text:p>Voorzieningen: WP welzijnszorg</text:p>
          </table:table-cell>
          <table:table-cell office:value-type="string" calcext:value-type="string">
            <text:p>Personen die voor 12 uur of meer per week werkzaam zijn bij vestigingen met de deelfunctie 'welzijnszorg'. </text:p>
            <text:p/>
            <text:p>De deelfunctie Welzijnszorg valt onder de hoofdfunctie 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4691" calcext:value-type="float">
            <text:p>46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CULT</text:p>
          </table:table-cell>
          <table:table-cell office:value-type="string" calcext:value-type="string">
            <text:p>Voorzieningen: werkzame personen cultuur</text:p>
          </table:table-cell>
          <table:table-cell office:value-type="string" calcext:value-type="string">
            <text:p>Voorzieningen: WP cultuur</text:p>
          </table:table-cell>
          <table:table-cell office:value-type="string" calcext:value-type="string">
            <text:p>Personen die voor 12 uur of meer per week werkzaam zijn bij vestigingen met de deelfunctie 'cultuur'. </text:p>
            <text:p/>
            <text:p>De deelfunctie Cultuur valt onder de hoofdfunctie Voorzieningen.</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701" calcext:value-type="float">
            <text:p>47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SR</text:p>
          </table:table-cell>
          <table:table-cell office:value-type="string" calcext:value-type="string">
            <text:p>Voorzieningen: werkzame personen sport en recreatie</text:p>
          </table:table-cell>
          <table:table-cell office:value-type="string" calcext:value-type="string">
            <text:p>Voorzieningen: WP sport en recreatie</text:p>
          </table:table-cell>
          <table:table-cell office:value-type="string" calcext:value-type="string">
            <text:p>Personen die voor 12 uur of meer per week werkzaam zijn bij vestigingen met de deelfunctie 'sport en recreatie'. </text:p>
            <text:p/>
            <text:p>De deelfunctie Sport en recreatie bank valt onder de hoofdfunctie 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711" calcext:value-type="float">
            <text:p>47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HO</text:p>
          </table:table-cell>
          <table:table-cell office:value-type="string" calcext:value-type="string">
            <text:p>Horeca: werkzame personen hotel</text:p>
          </table:table-cell>
          <table:table-cell office:value-type="string" calcext:value-type="string">
            <text:p>Horeca: WP hotel</text:p>
          </table:table-cell>
          <table:table-cell office:value-type="string" calcext:value-type="string">
            <text:p>Personen die voor 12 uur of meer per week werkzaam zijn bij vestigingen met de deelfunctie 'hotel'. </text:p>
            <text:p/>
            <text:p>De deelfunctie Hotel valt onder de hoofdfunctie Horeca.</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721" calcext:value-type="float">
            <text:p>47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RE</text:p>
          </table:table-cell>
          <table:table-cell office:value-type="string" calcext:value-type="string">
            <text:p>Horeca: werkzame personen restaurant</text:p>
          </table:table-cell>
          <table:table-cell office:value-type="string" calcext:value-type="string">
            <text:p>Horeca: WP restaurant</text:p>
          </table:table-cell>
          <table:table-cell office:value-type="string" calcext:value-type="string">
            <text:p>Personen die voor 12 uur of meer per week werkzaam zijn bij vestigingen met de deelfunctie 'restaurant'. </text:p>
            <text:p/>
            <text:p>De deelfunctie Restaurant bank valt onder de hoofdfunctie Horeca.</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731" calcext:value-type="float">
            <text:p>473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CA</text:p>
          </table:table-cell>
          <table:table-cell office:value-type="string" calcext:value-type="string">
            <text:p>Horeca: werkzame personen café</text:p>
          </table:table-cell>
          <table:table-cell office:value-type="string" calcext:value-type="string">
            <text:p>Horeca: WP café</text:p>
          </table:table-cell>
          <table:table-cell office:value-type="string" calcext:value-type="string">
            <text:p>Personen die voor 12 uur of meer per week werkzaam zijn bij vestigingen met de deelfunctie 'café'. </text:p>
            <text:p/>
            <text:p>De deelfunctie Café valt onder de hoofdfunctie Horeca.</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741" calcext:value-type="float">
            <text:p>474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VHRC</text:p>
          </table:table-cell>
          <table:table-cell office:value-type="string" calcext:value-type="string">
            <text:p>Horeca: werkzame personen overige horeca</text:p>
          </table:table-cell>
          <table:table-cell office:value-type="string" calcext:value-type="string">
            <text:p>Horeca: WP overige horeca</text:p>
          </table:table-cell>
          <table:table-cell office:value-type="string" calcext:value-type="string">
            <text:p>Personen die voor 12 uur of meer per week werkzaam zijn bij vestigingen met de deelfunctie 'overige horeca'. </text:p>
            <text:p/>
            <text:p>De deelfunctie Overige horeca valt onder de hoofdfunctie Horeca.</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751" calcext:value-type="float">
            <text:p>475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INDBW</text:p>
          </table:table-cell>
          <table:table-cell office:value-type="string" calcext:value-type="string">
            <text:p>Bedrijf: werkzame personen industrie / bouw</text:p>
          </table:table-cell>
          <table:table-cell office:value-type="string" calcext:value-type="string">
            <text:p>Bedrijf: WP industrie / bouw</text:p>
          </table:table-cell>
          <table:table-cell office:value-type="string" calcext:value-type="string">
            <text:p>Personen die voor 12 uur of meer per week werkzaam zijn bij vestigingen met de deelfunctie 'industrie / bouw'. </text:p>
            <text:p/>
            <text:p>De deelfunctie Industrie / Bouw valt onder de hoofdfunctie Bedrijv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761" calcext:value-type="float">
            <text:p>476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NDERH</text:p>
          </table:table-cell>
          <table:table-cell office:value-type="string" calcext:value-type="string">
            <text:p>Bedrijf: werkzame personen onderhoud / reparatie</text:p>
          </table:table-cell>
          <table:table-cell office:value-type="string" calcext:value-type="string">
            <text:p>Bedrijf: WP onderhoud / reparatie</text:p>
          </table:table-cell>
          <table:table-cell office:value-type="string" calcext:value-type="string">
            <text:p>Personen die voor 12 uur of meer per week werkzaam zijn bij vestigingen met de deelfunctie onderhoud / reparatie. </text:p>
            <text:p/>
            <text:p>De deelfunctie Onderhoud / Reparatie valt onder de hoofdfunctie Bedrijv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771" calcext:value-type="float">
            <text:p>47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HANDEL</text:p>
          </table:table-cell>
          <table:table-cell office:value-type="string" calcext:value-type="string">
            <text:p>Bedrijf: werkzame personen handel</text:p>
          </table:table-cell>
          <table:table-cell office:value-type="string" calcext:value-type="string">
            <text:p>Bedrijf: WP handel</text:p>
          </table:table-cell>
          <table:table-cell office:value-type="string" calcext:value-type="string">
            <text:p>Personen die voor 12 uur of meer per week werkzaam zijn bij vestigingen met de deelfunctie 'handel'. </text:p>
            <text:p/>
            <text:p>De deelfunctie Handel valt onder de hoofdfunctie Bedrijv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781" calcext:value-type="float">
            <text:p>47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VOT</text:p>
          </table:table-cell>
          <table:table-cell office:value-type="string" calcext:value-type="string">
            <text:p>Bedrijf: werkzame personen vervoer, opslag, telecommunicatie</text:p>
          </table:table-cell>
          <table:table-cell office:value-type="string" calcext:value-type="string">
            <text:p>Bedrijf: WP vervoer, opslag, telecommunicatie</text:p>
          </table:table-cell>
          <table:table-cell office:value-type="string" calcext:value-type="string">
            <text:p>Personen die voor 12 uur of meer per week werkzaam zijn bij vestigingen met de deelfunctie 'vervoer, opslag, telecommunicatie'.</text:p>
            <text:p/>
            <text:p>De deelfunctie Vervoer, opslag, telecommunicatie valt onder de hoofdfunctie Bedrijv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4791" calcext:value-type="float">
            <text:p>47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MEDFILM</text:p>
          </table:table-cell>
          <table:table-cell office:value-type="string" calcext:value-type="string">
            <text:p>Bedrijf: werkzame personen media / filmproductie</text:p>
          </table:table-cell>
          <table:table-cell office:value-type="string" calcext:value-type="string">
            <text:p>Bedrijf: WP media / filmproductie</text:p>
          </table:table-cell>
          <table:table-cell office:value-type="string" calcext:value-type="string">
            <text:p>Personen die voor 12 uur of meer per week werkzaam zijn bij vestigingen met de deelfunctie media / filmproductie. </text:p>
            <text:p/>
            <text:p>De deelfunctie Media / filmproductie valt onder de hoofdfunctie Bedrijven.</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4801" calcext:value-type="float">
            <text:p>48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VBEDR</text:p>
          </table:table-cell>
          <table:table-cell office:value-type="string" calcext:value-type="string">
            <text:p>Bedrijf: werkzame personen overige bedrijven</text:p>
          </table:table-cell>
          <table:table-cell office:value-type="string" calcext:value-type="string">
            <text:p>Bedrijf: WP overige bedrijven</text:p>
          </table:table-cell>
          <table:table-cell office:value-type="string" calcext:value-type="string">
            <text:p>Personen die voor 12 uur of meer per week werkzaam zijn bij vestigingen met de deelfunctie 'overige bedrijven'. </text:p>
            <text:p/>
            <text:p>De deelfunctie Overige bedrijven valt onder de hoofdfunctie Bedrijven.</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811" calcext:value-type="float">
            <text:p>48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LVD</text:p>
          </table:table-cell>
          <table:table-cell office:value-type="string" calcext:value-type="string">
            <text:p>Overig: werkzame personen landbouw/visserij/delfstof</text:p>
          </table:table-cell>
          <table:table-cell office:value-type="string" calcext:value-type="string">
            <text:p>Overig: WP landbouw/visserij/delfstof</text:p>
          </table:table-cell>
          <table:table-cell office:value-type="string" calcext:value-type="string">
            <text:p>Personen die voor 12 uur of meer per week werkzaam zijn bij vestigingen met de deelfunctie 'landbouw / visserij / delfstofwinning'. </text:p>
            <text:p/>
            <text:p>De deelfunctie Landbouw/Visserij/ Delfstoffenwinning valt onder de hoofdfunctie Overig.</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821" calcext:value-type="float">
            <text:p>48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VERIG</text:p>
          </table:table-cell>
          <table:table-cell office:value-type="string" calcext:value-type="string">
            <text:p>Overig: werkzame personen overig</text:p>
          </table:table-cell>
          <table:table-cell office:value-type="string" calcext:value-type="string">
            <text:p>Overig: WP overig</text:p>
          </table:table-cell>
          <table:table-cell office:value-type="string" calcext:value-type="string">
            <text:p>Personen die voor 12 uur of meer per week werkzaam zijn bij vestigingen met de deelfunctie 'overig'. </text:p>
            <text:p/>
            <text:p>De deelfunctie Overig valt onder de hoofdfunctie Overig.</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4831" calcext:value-type="float">
            <text:p>48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A</text:p>
          </table:table-cell>
          <table:table-cell table:number-columns-repeated="2" office:value-type="string" calcext:value-type="string">
            <text:p>Vestigingen A: landbouw, bosbouw en visserij</text:p>
          </table:table-cell>
          <table:table-cell office:value-type="string" calcext:value-type="string">
            <text:p>Aantal vestigingen met de sectiecode A: Landbouw, bosbouw en visserij. </text:p>
            <text:p/>
            <text:p>Een vestiging is een locatie van een door de Kamer van Koophandel geregistreerde onderneming waarin of van waaruit een economische activiteit wordt uitgeoefend voor minimaal 12 uur per week door minimaal één werkzaam persoo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841" calcext:value-type="float">
            <text:p>48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B</text:p>
          </table:table-cell>
          <table:table-cell table:number-columns-repeated="2" office:value-type="string" calcext:value-type="string">
            <text:p>Vestigingen B: winning van delfstoffen</text:p>
          </table:table-cell>
          <table:table-cell office:value-type="string" calcext:value-type="string">
            <text:p>Aantal vestigingen met de sectiecode B: winning van delfstoffen.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851" calcext:value-type="float">
            <text:p>48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C</text:p>
          </table:table-cell>
          <table:table-cell table:number-columns-repeated="2" office:value-type="string" calcext:value-type="string">
            <text:p>Vestigingen C: industrie</text:p>
          </table:table-cell>
          <table:table-cell office:value-type="string" calcext:value-type="string">
            <text:p>Aantal vestigingen met de sectiecode C: Industrie.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861" calcext:value-type="float">
            <text:p>48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D</text:p>
          </table:table-cell>
          <table:table-cell table:number-columns-repeated="2" office:value-type="string" calcext:value-type="string">
            <text:p>Vestigingen D: energiebedrijven</text:p>
          </table:table-cell>
          <table:table-cell office:value-type="string" calcext:value-type="string">
            <text:p>Aantal vestigingen met de sectiecode D: Energiebedrijven.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871" calcext:value-type="float">
            <text:p>48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E</text:p>
          </table:table-cell>
          <table:table-cell table:number-columns-repeated="2" office:value-type="string" calcext:value-type="string">
            <text:p>Vestigingen E: waterwinning en afvalverwerking</text:p>
          </table:table-cell>
          <table:table-cell office:value-type="string" calcext:value-type="string">
            <text:p>Aantal vestigingen met de sectiecode E: Waterwinning en afvalverwerking.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881" calcext:value-type="float">
            <text:p>48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F</text:p>
          </table:table-cell>
          <table:table-cell table:number-columns-repeated="2" office:value-type="string" calcext:value-type="string">
            <text:p>Vestigingen F: bouwnijverheid</text:p>
          </table:table-cell>
          <table:table-cell office:value-type="string" calcext:value-type="string">
            <text:p>Aantal vestigingen met de sectiecode F: Bouwnijverheid.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891" calcext:value-type="float">
            <text:p>48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G1</text:p>
          </table:table-cell>
          <table:table-cell table:number-columns-repeated="2" office:value-type="string" calcext:value-type="string">
            <text:p>Vestigingen G1: groothandel</text:p>
          </table:table-cell>
          <table:table-cell office:value-type="string" calcext:value-type="string">
            <text:p>Aantal vestigingen met de sectiecode G1: Groothandel.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901" calcext:value-type="float">
            <text:p>49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G2</text:p>
          </table:table-cell>
          <table:table-cell table:number-columns-repeated="2" office:value-type="string" calcext:value-type="string">
            <text:p>Vestigingen G2: detailhandel</text:p>
          </table:table-cell>
          <table:table-cell office:value-type="string" calcext:value-type="string">
            <text:p>Aantal vestigingen met de sectiecode G2: Detailhandel.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911" calcext:value-type="float">
            <text:p>49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H</text:p>
          </table:table-cell>
          <table:table-cell table:number-columns-repeated="2" office:value-type="string" calcext:value-type="string">
            <text:p>Vestigingen H: transport en logistiek</text:p>
          </table:table-cell>
          <table:table-cell office:value-type="string" calcext:value-type="string">
            <text:p>Aantal vestigingen met de sectiecode H: transport en logistiek.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921" calcext:value-type="float">
            <text:p>49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I</text:p>
          </table:table-cell>
          <table:table-cell table:number-columns-repeated="2" office:value-type="string" calcext:value-type="string">
            <text:p>Vestigingen I: horeca</text:p>
          </table:table-cell>
          <table:table-cell office:value-type="string" calcext:value-type="string">
            <text:p>Aantal vestigingen met de sectiecode I: Horeca.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931" calcext:value-type="float">
            <text:p>49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J</text:p>
          </table:table-cell>
          <table:table-cell table:number-columns-repeated="2" office:value-type="string" calcext:value-type="string">
            <text:p>Vestigingen J: informatie en communicatie</text:p>
          </table:table-cell>
          <table:table-cell office:value-type="string" calcext:value-type="string">
            <text:p>Aantal vestigingen met de sectiecode J: Informatie en communicatie.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941" calcext:value-type="float">
            <text:p>49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K</text:p>
          </table:table-cell>
          <table:table-cell table:number-columns-repeated="2" office:value-type="string" calcext:value-type="string">
            <text:p>Vestigingen K: financiële instellingen</text:p>
          </table:table-cell>
          <table:table-cell office:value-type="string" calcext:value-type="string">
            <text:p>Aantal vestigingen met de sectiecode K: Financiële instellingen.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951" calcext:value-type="float">
            <text:p>49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L</text:p>
          </table:table-cell>
          <table:table-cell table:number-columns-repeated="2" office:value-type="string" calcext:value-type="string">
            <text:p>Vestigingen L: handel, verhuur onroerend goed</text:p>
          </table:table-cell>
          <table:table-cell office:value-type="string" calcext:value-type="string">
            <text:p>Aantal vestigingen met de sectiecode L: Handel, verhuur onroerend goed.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961" calcext:value-type="float">
            <text:p>49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M</text:p>
          </table:table-cell>
          <table:table-cell table:number-columns-repeated="2" office:value-type="string" calcext:value-type="string">
            <text:p>Vestigingen M: advisering en onderzoek</text:p>
          </table:table-cell>
          <table:table-cell office:value-type="string" calcext:value-type="string">
            <text:p>Aantal vestingen met de sectiecode M: Advisering en onderzoek.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971" calcext:value-type="float">
            <text:p>49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N</text:p>
          </table:table-cell>
          <table:table-cell table:number-columns-repeated="2" office:value-type="string" calcext:value-type="string">
            <text:p>Vestigingen N: overige zakelijke dienstverlening</text:p>
          </table:table-cell>
          <table:table-cell office:value-type="string" calcext:value-type="string">
            <text:p>Aantal vestigingen met de sectiecode N: Overige zakelijke dienstverlening.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981" calcext:value-type="float">
            <text:p>49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O</text:p>
          </table:table-cell>
          <table:table-cell table:number-columns-repeated="2" office:value-type="string" calcext:value-type="string">
            <text:p>Vestigingen O: overheid</text:p>
          </table:table-cell>
          <table:table-cell office:value-type="string" calcext:value-type="string">
            <text:p>Aantal vestigingen met de sectiecode O: Overheid.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991" calcext:value-type="float">
            <text:p>49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P</text:p>
          </table:table-cell>
          <table:table-cell table:number-columns-repeated="2" office:value-type="string" calcext:value-type="string">
            <text:p>Vestigingen P: onderwijs</text:p>
          </table:table-cell>
          <table:table-cell office:value-type="string" calcext:value-type="string">
            <text:p>Aantal vestigingen met de sectiecode P: Onderwijs.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01" calcext:value-type="float">
            <text:p>50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Q</text:p>
          </table:table-cell>
          <table:table-cell table:number-columns-repeated="2" office:value-type="string" calcext:value-type="string">
            <text:p>Vestigingen Q: gezondheids- en welzijnszorg</text:p>
          </table:table-cell>
          <table:table-cell office:value-type="string" calcext:value-type="string">
            <text:p>Aantal vestigingen met de sectiecode Q: Gezondheids- en welzijnszorg.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011" calcext:value-type="float">
            <text:p>50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R</text:p>
          </table:table-cell>
          <table:table-cell table:number-columns-repeated="2" office:value-type="string" calcext:value-type="string">
            <text:p>Vestigingen R: cultuur sport en recreatie</text:p>
          </table:table-cell>
          <table:table-cell office:value-type="string" calcext:value-type="string">
            <text:p>Aantal vestigingen  met de sectiecode R: Cultuur, sport en recreatie.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021" calcext:value-type="float">
            <text:p>50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S</text:p>
          </table:table-cell>
          <table:table-cell table:number-columns-repeated="2" office:value-type="string" calcext:value-type="string">
            <text:p>Vestigingen S: overige dienstverlening</text:p>
          </table:table-cell>
          <table:table-cell office:value-type="string" calcext:value-type="string">
            <text:p>Aantal vestigingen met de sectiecode S: Overige dienstverlening.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31" calcext:value-type="float">
            <text:p>50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T</text:p>
          </table:table-cell>
          <table:table-cell table:number-columns-repeated="2" office:value-type="string" calcext:value-type="string">
            <text:p>Vestigingen T: huishouden als werkgever</text:p>
          </table:table-cell>
          <table:table-cell office:value-type="string" calcext:value-type="string">
            <text:p>Aantal vestigingen met de sectiecode T: Huishoudens als werkgever van huishoudelijk personeel en/of niet-gedifferentieerde productie van goederen en diensten door huishoudens voor eigen gebruik.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41" calcext:value-type="float">
            <text:p>50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U</text:p>
          </table:table-cell>
          <table:table-cell table:number-columns-repeated="2" office:value-type="string" calcext:value-type="string">
            <text:p>Vestigingen U: extraterritoriale organisaties</text:p>
          </table:table-cell>
          <table:table-cell office:value-type="string" calcext:value-type="string">
            <text:p>Aantal vestigingen met de sectiecode U: Extraterritoriale organisaties en lichamen.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51" calcext:value-type="float">
            <text:p>50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A_P</text:p>
          </table:table-cell>
          <table:table-cell table:number-columns-repeated="2" office:value-type="string" calcext:value-type="string">
            <text:p>% Vestigingen A: landbouw, bosbouw en visserij</text:p>
          </table:table-cell>
          <table:table-cell office:value-type="string" calcext:value-type="string">
            <text:p>Aandeel op het totaal aantal vestigingen van de vestigingen met de sectiecode A: Landbouw, bosbouw en visserij.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61" calcext:value-type="float">
            <text:p>50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B_P</text:p>
          </table:table-cell>
          <table:table-cell table:number-columns-repeated="2" office:value-type="string" calcext:value-type="string">
            <text:p>% Vestigingen B: winning van delfstoffen</text:p>
          </table:table-cell>
          <table:table-cell office:value-type="string" calcext:value-type="string">
            <text:p>Aandeel op het totaal aantal vestigingen van de vestigingen met de sectiecode B: winning van delfstoffen.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71" calcext:value-type="float">
            <text:p>50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C_P</text:p>
          </table:table-cell>
          <table:table-cell table:number-columns-repeated="2" office:value-type="string" calcext:value-type="string">
            <text:p>% Vestigingen C: industrie</text:p>
          </table:table-cell>
          <table:table-cell office:value-type="string" calcext:value-type="string">
            <text:p>Aandeel op het totaal aantal vestigingen van de vestigingen met de sectiecode C: Industrie.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081" calcext:value-type="float">
            <text:p>50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D_P</text:p>
          </table:table-cell>
          <table:table-cell table:number-columns-repeated="2" office:value-type="string" calcext:value-type="string">
            <text:p>% Vestigingen D: energiebedrijven</text:p>
          </table:table-cell>
          <table:table-cell office:value-type="string" calcext:value-type="string">
            <text:p>Aandeel op het totaal aantal vestigingen van de vestigingen met de sectiecode D: Energiebedrijven. </text:p>
            <text:p/>
            <text:p>Een vestiging is een locatie van een door de Kamer van Koophandel geregistreerde onderneming waarin of van waaruit een economische activiteit wordt uitgeoefend voor minimaal 12 uur per week door minimaal één werkzaam persoo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91" calcext:value-type="float">
            <text:p>50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E_P</text:p>
          </table:table-cell>
          <table:table-cell table:number-columns-repeated="2" office:value-type="string" calcext:value-type="string">
            <text:p>% Vestigingen E: waterwinning en afvalverwerking</text:p>
          </table:table-cell>
          <table:table-cell office:value-type="string" calcext:value-type="string">
            <text:p>Aandeel op het totaal aantal vestigingen van de vestigingen met de sectiecode E: Waterwinning en afvalverwerking.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101" calcext:value-type="float">
            <text:p>51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F_P</text:p>
          </table:table-cell>
          <table:table-cell table:number-columns-repeated="2" office:value-type="string" calcext:value-type="string">
            <text:p>% Vestigingen F: bouwnijverheid</text:p>
          </table:table-cell>
          <table:table-cell office:value-type="string" calcext:value-type="string">
            <text:p>Aandeel op het totaal aantal vestigingen van de vestigingen met de sectiecode F: Bouwnijverheid.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111" calcext:value-type="float">
            <text:p>51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G1_P</text:p>
          </table:table-cell>
          <table:table-cell table:number-columns-repeated="2" office:value-type="string" calcext:value-type="string">
            <text:p>% Vestigingen G1: groothandel</text:p>
          </table:table-cell>
          <table:table-cell office:value-type="string" calcext:value-type="string">
            <text:p>Aandeel op het totaal aantal vestigingen van de vestigingen met de sectiecode G1: Groothandel. </text:p>
            <text:p/>
            <text:p>Een vestiging is een locatie van een door de Kamer van Koophandel geregistreerde onderneming waarin of van waaruit een economische activiteit wordt uitgeoefend voor minimaal 12 uur per week door minimaal één werkzaam persoo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121" calcext:value-type="float">
            <text:p>51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G2_P</text:p>
          </table:table-cell>
          <table:table-cell table:number-columns-repeated="2" office:value-type="string" calcext:value-type="string">
            <text:p>% Vestigingen G2: detailhandel</text:p>
          </table:table-cell>
          <table:table-cell office:value-type="string" calcext:value-type="string">
            <text:p>Aandeel op het totaal aantal vestigingen van de vestigingen met de sectiecode G2: Detailhandel.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131" calcext:value-type="float">
            <text:p>51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H_P</text:p>
          </table:table-cell>
          <table:table-cell table:number-columns-repeated="2" office:value-type="string" calcext:value-type="string">
            <text:p>% Vestigingen H: transport en logistiek</text:p>
          </table:table-cell>
          <table:table-cell office:value-type="string" calcext:value-type="string">
            <text:p>Aandeel op het totaal aantal vestigingen van de vestigingen met de sectiecode H: transport en logistiek.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141" calcext:value-type="float">
            <text:p>51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I_P</text:p>
          </table:table-cell>
          <table:table-cell table:number-columns-repeated="2" office:value-type="string" calcext:value-type="string">
            <text:p>% Vestigingen I: horeca</text:p>
          </table:table-cell>
          <table:table-cell office:value-type="string" calcext:value-type="string">
            <text:p>Aandeel op het totaal aantal vestigingen van de vestigingen met de sectiecode I: Horeca.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151" calcext:value-type="float">
            <text:p>51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J_P</text:p>
          </table:table-cell>
          <table:table-cell table:number-columns-repeated="2" office:value-type="string" calcext:value-type="string">
            <text:p>% Vestigingen J: informatie en communicatie</text:p>
          </table:table-cell>
          <table:table-cell office:value-type="string" calcext:value-type="string">
            <text:p>Aandeel op het totaal aantal vestigingen van de vestigingen met de sectiecode J: Informatie en communicatie.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161" calcext:value-type="float">
            <text:p>51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K_P</text:p>
          </table:table-cell>
          <table:table-cell table:number-columns-repeated="2" office:value-type="string" calcext:value-type="string">
            <text:p>% Vestigingen K: financiële instellingen</text:p>
          </table:table-cell>
          <table:table-cell office:value-type="string" calcext:value-type="string">
            <text:p>Aandeel op het totaal aantal vestigingen van de vestigingen met de sectiecode K: Financiële instellingen.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171" calcext:value-type="float">
            <text:p>51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L_P</text:p>
          </table:table-cell>
          <table:table-cell table:number-columns-repeated="2" office:value-type="string" calcext:value-type="string">
            <text:p>% Vestigingen L: handel, verhuur onroerend goed</text:p>
          </table:table-cell>
          <table:table-cell office:value-type="string" calcext:value-type="string">
            <text:p>Aandeel op het totaal aantal vestigingen van de vestigingen met de sectiecode L: Handel, verhuur onroerend goed.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181" calcext:value-type="float">
            <text:p>51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M_P</text:p>
          </table:table-cell>
          <table:table-cell table:number-columns-repeated="2" office:value-type="string" calcext:value-type="string">
            <text:p>% Vestigingen M: advisering en onderzoek</text:p>
          </table:table-cell>
          <table:table-cell office:value-type="string" calcext:value-type="string">
            <text:p>Aandeel op het totaal aantal vestigingen van de vestigingen met de sectiecode M: Advisering en onderzoek.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191" calcext:value-type="float">
            <text:p>51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N_P</text:p>
          </table:table-cell>
          <table:table-cell table:number-columns-repeated="2" office:value-type="string" calcext:value-type="string">
            <text:p>% Vestigingen N: overige zakelijke dienstverlening</text:p>
          </table:table-cell>
          <table:table-cell office:value-type="string" calcext:value-type="string">
            <text:p>Aandeel op het totaal aantal vestigingen van de vestigingen met de sectiecode N: Overige zakelijke dienstverlening.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01" calcext:value-type="float">
            <text:p>52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O_P</text:p>
          </table:table-cell>
          <table:table-cell table:number-columns-repeated="2" office:value-type="string" calcext:value-type="string">
            <text:p>% Vestigingen O: overheid</text:p>
          </table:table-cell>
          <table:table-cell office:value-type="string" calcext:value-type="string">
            <text:p>Aandeel op het totaal aantal vestigingen van de vestigingen met de sectiecode O: Overheid.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11" calcext:value-type="float">
            <text:p>52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P_P</text:p>
          </table:table-cell>
          <table:table-cell table:number-columns-repeated="2" office:value-type="string" calcext:value-type="string">
            <text:p>% Vestigingen P: onderwijs</text:p>
          </table:table-cell>
          <table:table-cell office:value-type="string" calcext:value-type="string">
            <text:p>Aandeel op het totaal aantal vestigingen van de vestigingen met de sectiecode P: Onderwijs.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21" calcext:value-type="float">
            <text:p>52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Q_P</text:p>
          </table:table-cell>
          <table:table-cell table:number-columns-repeated="2" office:value-type="string" calcext:value-type="string">
            <text:p>% Vestigingen Q: gezondheids- en welzijnszorg</text:p>
          </table:table-cell>
          <table:table-cell office:value-type="string" calcext:value-type="string">
            <text:p>Aandeel op het totaal aantal vestigingen van de vestigingen met de sectiecode Q: Gezondheids- en welzijnszorg.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231" calcext:value-type="float">
            <text:p>52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R_P</text:p>
          </table:table-cell>
          <table:table-cell table:number-columns-repeated="2" office:value-type="string" calcext:value-type="string">
            <text:p>% Vestigingen R: cultuur sport en recreatie</text:p>
          </table:table-cell>
          <table:table-cell office:value-type="string" calcext:value-type="string">
            <text:p>Aandeel op het totaal aantal vestigingen van de vestigingen met de sectiecode R: Cultuur, sport en recreatie.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241" calcext:value-type="float">
            <text:p>52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S_P</text:p>
          </table:table-cell>
          <table:table-cell table:number-columns-repeated="2" office:value-type="string" calcext:value-type="string">
            <text:p>% Vestigingen S: overige dienstverlening</text:p>
          </table:table-cell>
          <table:table-cell office:value-type="string" calcext:value-type="string">
            <text:p>Aandeel op het totaal aantal vestigingen van de vestigingen met de sectiecode S: Overige dienstverlening.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51" calcext:value-type="float">
            <text:p>52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T_P</text:p>
          </table:table-cell>
          <table:table-cell table:number-columns-repeated="2" office:value-type="string" calcext:value-type="string">
            <text:p>% Vestigingen T: huishouden als werkgever</text:p>
          </table:table-cell>
          <table:table-cell office:value-type="string" calcext:value-type="string">
            <text:p>Aandeel op het totaal aantal vestigingen van de vestigingen met de sectiecode T: Huishoudens als werkgever van huishoudelijk personeel en/of niet-gedifferentieerde productie van goederen en diensten door huishoudens voor eigen gebruik.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61" calcext:value-type="float">
            <text:p>52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U_P</text:p>
          </table:table-cell>
          <table:table-cell table:number-columns-repeated="2" office:value-type="string" calcext:value-type="string">
            <text:p>% Vestigingen U: extraterritoriale organisaties</text:p>
          </table:table-cell>
          <table:table-cell office:value-type="string" calcext:value-type="string">
            <text:p>Aandeel op het totaal aantal vestigingen van de vestigingen met de sectiecode U: Extraterritoriale organisaties en lichamen.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71" calcext:value-type="float">
            <text:p>52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A</text:p>
          </table:table-cell>
          <table:table-cell office:value-type="string" calcext:value-type="string">
            <text:p>Werkzame personen A: landbouw, bosbouw en visserij</text:p>
          </table:table-cell>
          <table:table-cell office:value-type="string" calcext:value-type="string">
            <text:p>WP A: landbouw, bosbouw en visserij</text:p>
          </table:table-cell>
          <table:table-cell office:value-type="string" calcext:value-type="string">
            <text:p>Aantal personen die voor 12 uur of meer per week werkzaam zijn bij vestigingen met de sectiecode A: Landbouw, bosbouw en visserij.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81" calcext:value-type="float">
            <text:p>52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B</text:p>
          </table:table-cell>
          <table:table-cell office:value-type="string" calcext:value-type="string">
            <text:p>Werkzame personen B: winning van delfstoffen</text:p>
          </table:table-cell>
          <table:table-cell office:value-type="string" calcext:value-type="string">
            <text:p>WP B: winning van delfstoffen</text:p>
          </table:table-cell>
          <table:table-cell office:value-type="string" calcext:value-type="string">
            <text:p>Aantal personen die voor 12 uur of meer per week werkzaam zijn bij vestigingen met de sectiecode B: winning van delfstoff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291" calcext:value-type="float">
            <text:p>52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C</text:p>
          </table:table-cell>
          <table:table-cell office:value-type="string" calcext:value-type="string">
            <text:p>Werkzame personen C: industrie</text:p>
          </table:table-cell>
          <table:table-cell office:value-type="string" calcext:value-type="string">
            <text:p>WP C: industrie</text:p>
          </table:table-cell>
          <table:table-cell office:value-type="string" calcext:value-type="string">
            <text:p>Aantal personen die voor 12 uur of meer per week werkzaam zijn bij vestigingen met de sectiecode C: Industrie.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301" calcext:value-type="float">
            <text:p>53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D</text:p>
          </table:table-cell>
          <table:table-cell office:value-type="string" calcext:value-type="string">
            <text:p>Werkzame personen D: energiebedrijven</text:p>
          </table:table-cell>
          <table:table-cell office:value-type="string" calcext:value-type="string">
            <text:p>WP D: energiebedrijven</text:p>
          </table:table-cell>
          <table:table-cell office:value-type="string" calcext:value-type="string">
            <text:p>Aantal personen die voor 12 uur of meer per week werkzaam zijn bij vestigingen met de sectiecode D: Energiebedrijven.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311" calcext:value-type="float">
            <text:p>53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E</text:p>
          </table:table-cell>
          <table:table-cell office:value-type="string" calcext:value-type="string">
            <text:p>Werkzame personen <text:s/>E: waterwinning en afvalverwerking</text:p>
          </table:table-cell>
          <table:table-cell office:value-type="string" calcext:value-type="string">
            <text:p>WP <text:s/>E: waterwinning en afvalverwerking</text:p>
          </table:table-cell>
          <table:table-cell office:value-type="string" calcext:value-type="string">
            <text:p>Aantal personen die voor 12 uur of meer per week werkzaam zijn bij vestigingen met de sectiecode E: Waterwinning en afvalverwerking.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321" calcext:value-type="float">
            <text:p>53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F</text:p>
          </table:table-cell>
          <table:table-cell office:value-type="string" calcext:value-type="string">
            <text:p>Werkzame personen F: bouwnijverheid</text:p>
          </table:table-cell>
          <table:table-cell office:value-type="string" calcext:value-type="string">
            <text:p>WP F: bouwnijverheid</text:p>
          </table:table-cell>
          <table:table-cell office:value-type="string" calcext:value-type="string">
            <text:p>Aantal personen die voor 12 uur of meer per week werkzaam zijn bij vestigingen met de sectiecode F: Bouwnijverheid. </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331" calcext:value-type="float">
            <text:p>53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G1</text:p>
          </table:table-cell>
          <table:table-cell office:value-type="string" calcext:value-type="string">
            <text:p>Werkzame personen G1: groothandel</text:p>
          </table:table-cell>
          <table:table-cell office:value-type="string" calcext:value-type="string">
            <text:p>WP G1: groothandel</text:p>
          </table:table-cell>
          <table:table-cell office:value-type="string" calcext:value-type="string">
            <text:p>Aantal personen die voor 12 uur of meer per week werkzaam zijn bij  vestigingen met de sectiecode G1: Groothandel.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341" calcext:value-type="float">
            <text:p>53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G2</text:p>
          </table:table-cell>
          <table:table-cell office:value-type="string" calcext:value-type="string">
            <text:p>Werkzame personen G2: detailhandel</text:p>
          </table:table-cell>
          <table:table-cell office:value-type="string" calcext:value-type="string">
            <text:p>WP G2: detailhandel</text:p>
          </table:table-cell>
          <table:table-cell office:value-type="string" calcext:value-type="string">
            <text:p>Aantal personen die voor 12 uur of meer per week werkzaam zijn bij  vestigingen met de sectiecode G2: Detailhandel.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351" calcext:value-type="float">
            <text:p>53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H</text:p>
          </table:table-cell>
          <table:table-cell office:value-type="string" calcext:value-type="string">
            <text:p>Werkzame personen H: transport en logistiek</text:p>
          </table:table-cell>
          <table:table-cell office:value-type="string" calcext:value-type="string">
            <text:p>WP H: transport en logistiek</text:p>
          </table:table-cell>
          <table:table-cell office:value-type="string" calcext:value-type="string">
            <text:p>Aantal personen die voor 12 uur of meer per week werkzaam zijn bij  vestigingen met de sectiecode H: transport en logistiek.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361" calcext:value-type="float">
            <text:p>53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I</text:p>
          </table:table-cell>
          <table:table-cell office:value-type="string" calcext:value-type="string">
            <text:p>Werkzame personen I: horeca</text:p>
          </table:table-cell>
          <table:table-cell office:value-type="string" calcext:value-type="string">
            <text:p>WP I: horeca</text:p>
          </table:table-cell>
          <table:table-cell office:value-type="string" calcext:value-type="string">
            <text:p>Aantal personen die voor 12 uur of meer per week werkzaam zijn bij vestigingen met de sectiecode I: Horeca.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371" calcext:value-type="float">
            <text:p>53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J</text:p>
          </table:table-cell>
          <table:table-cell office:value-type="string" calcext:value-type="string">
            <text:p>Werkzame personen J: informatie en communicatie</text:p>
          </table:table-cell>
          <table:table-cell office:value-type="string" calcext:value-type="string">
            <text:p>WP J: informatie en communicatie</text:p>
          </table:table-cell>
          <table:table-cell office:value-type="string" calcext:value-type="string">
            <text:p>Aantal personen die voor 12 uur of meer per week werkzaam zijn bij  vestigingen met de sectiecode J: Informatie en communicatie.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381" calcext:value-type="float">
            <text:p>53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K</text:p>
          </table:table-cell>
          <table:table-cell office:value-type="string" calcext:value-type="string">
            <text:p>Werkzame personen K: financiële instellingen</text:p>
          </table:table-cell>
          <table:table-cell office:value-type="string" calcext:value-type="string">
            <text:p>WP K: financiële instellingen</text:p>
          </table:table-cell>
          <table:table-cell office:value-type="string" calcext:value-type="string">
            <text:p>Aantal personen die voor 12 uur of meer per week werkzaam zijn bij  vestigingen met de sectiecode K: Financiële instellingen.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391" calcext:value-type="float">
            <text:p>53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L</text:p>
          </table:table-cell>
          <table:table-cell office:value-type="string" calcext:value-type="string">
            <text:p>Werkzame personen L: handel, verhuur onroerend goed</text:p>
          </table:table-cell>
          <table:table-cell office:value-type="string" calcext:value-type="string">
            <text:p>WP L: handel, verhuur onroerend goed</text:p>
          </table:table-cell>
          <table:table-cell office:value-type="string" calcext:value-type="string">
            <text:p>Aantal personen die voor 12 uur of meer per week werkzaam zijn bij vestigingen met de sectiecode L: Handel, verhuur onroerend goed.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5401" calcext:value-type="float">
            <text:p>54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M</text:p>
          </table:table-cell>
          <table:table-cell office:value-type="string" calcext:value-type="string">
            <text:p>Werkzame personen M: advisering en onderzoek</text:p>
          </table:table-cell>
          <table:table-cell office:value-type="string" calcext:value-type="string">
            <text:p>WP M: advisering en onderzoek</text:p>
          </table:table-cell>
          <table:table-cell office:value-type="string" calcext:value-type="string">
            <text:p>Aantal personen die voor 12 uur of meer per week werkzaam zijn bij  vestingen met de sectiecode M: Advisering en onderzoek. </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411" calcext:value-type="float">
            <text:p>54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N</text:p>
          </table:table-cell>
          <table:table-cell office:value-type="string" calcext:value-type="string">
            <text:p>Werkzame personen N: overige zakelijke dienstverlening</text:p>
          </table:table-cell>
          <table:table-cell office:value-type="string" calcext:value-type="string">
            <text:p>WP N: overige zakelijke dienstverlening</text:p>
          </table:table-cell>
          <table:table-cell office:value-type="string" calcext:value-type="string">
            <text:p>Aantal personen die voor 12 uur of meer per week werkzaam zijn bij  vestigingen met de sectiecode N: Overige zakelijke dienstverlening.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421" calcext:value-type="float">
            <text:p>54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O</text:p>
          </table:table-cell>
          <table:table-cell office:value-type="string" calcext:value-type="string">
            <text:p>Werkzame personen O: overheid</text:p>
          </table:table-cell>
          <table:table-cell office:value-type="string" calcext:value-type="string">
            <text:p>WP O: overheid</text:p>
          </table:table-cell>
          <table:table-cell office:value-type="string" calcext:value-type="string">
            <text:p>Aantal personen die voor 12 uur of meer per week werkzaam zijn bij  vestigingen met de sectiecode O: Overheid.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431" calcext:value-type="float">
            <text:p>54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P</text:p>
          </table:table-cell>
          <table:table-cell office:value-type="string" calcext:value-type="string">
            <text:p>Werkzame personen P: onderwijs</text:p>
          </table:table-cell>
          <table:table-cell office:value-type="string" calcext:value-type="string">
            <text:p>WP P: onderwijs</text:p>
          </table:table-cell>
          <table:table-cell office:value-type="string" calcext:value-type="string">
            <text:p>Aantal personen die voor 12 uur of meer per week werkzaam zijn bij  vestigingen met de sectiecode P: Onderwijs.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441" calcext:value-type="float">
            <text:p>54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Q</text:p>
          </table:table-cell>
          <table:table-cell office:value-type="string" calcext:value-type="string">
            <text:p>Werkzame personen Q: gezondheids- en welzijnszorg</text:p>
          </table:table-cell>
          <table:table-cell office:value-type="string" calcext:value-type="string">
            <text:p>WP Q: gezondheids- en welzijnszorg</text:p>
          </table:table-cell>
          <table:table-cell office:value-type="string" calcext:value-type="string">
            <text:p>Aantal personen die voor 12 uur of meer per week werkzaam zijn bij vestigingen met de sectiecode Q: Gezondheids- en welzijnszorg.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451" calcext:value-type="float">
            <text:p>54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R</text:p>
          </table:table-cell>
          <table:table-cell office:value-type="string" calcext:value-type="string">
            <text:p>Werkzame personen R: cultuur sport en recreatie</text:p>
          </table:table-cell>
          <table:table-cell office:value-type="string" calcext:value-type="string">
            <text:p>WP R: cultuur sport en recreatie</text:p>
          </table:table-cell>
          <table:table-cell office:value-type="string" calcext:value-type="string">
            <text:p>Aantal personen die voor 12 uur of meer per week werkzaam zijn bij  vestigingen  met de sectiecode R: Cultuur, sport en recreatie. </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461" calcext:value-type="float">
            <text:p>54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S</text:p>
          </table:table-cell>
          <table:table-cell office:value-type="string" calcext:value-type="string">
            <text:p>Werkzame personen S: overige dienstverlening</text:p>
          </table:table-cell>
          <table:table-cell office:value-type="string" calcext:value-type="string">
            <text:p>WP S: overige dienstverlening</text:p>
          </table:table-cell>
          <table:table-cell office:value-type="string" calcext:value-type="string">
            <text:p>Aantal personen die voor 12 uur of meer per week werkzaam zijn bij  vestigingen met de sectiecode S: Overige dienstverlening.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471" calcext:value-type="float">
            <text:p>54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T</text:p>
          </table:table-cell>
          <table:table-cell office:value-type="string" calcext:value-type="string">
            <text:p>Werkzame personen T: huishoudens als werkgever</text:p>
          </table:table-cell>
          <table:table-cell office:value-type="string" calcext:value-type="string">
            <text:p>WP T: huishoudens als werkgever</text:p>
          </table:table-cell>
          <table:table-cell office:value-type="string" calcext:value-type="string">
            <text:p>Aantal personen die voor 12 uur of meer per week werkzaam zijn bij  vestigingen met de sectiecode T: Huishoudens als werkgever van huishoudelijk personeel en/of niet-gedifferentieerde productie van goederen en diensten door huishoudens voor eigen gebruik.</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481" calcext:value-type="float">
            <text:p>54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U</text:p>
          </table:table-cell>
          <table:table-cell office:value-type="string" calcext:value-type="string">
            <text:p>Werkzame personen U: extraterritoriale organisaties</text:p>
          </table:table-cell>
          <table:table-cell office:value-type="string" calcext:value-type="string">
            <text:p>WP U: extraterritoriale organisaties</text:p>
          </table:table-cell>
          <table:table-cell office:value-type="string" calcext:value-type="string">
            <text:p>Aantal personen die voor 12 uur of meer per week werkzaam zijn bij  vestigingen met de sectiecode U: Extraterritoriale organisaties en lichamen.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491" calcext:value-type="float">
            <text:p>54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A_P</text:p>
          </table:table-cell>
          <table:table-cell office:value-type="string" calcext:value-type="string">
            <text:p>% Werkzame personen A: landbouw, bosbouw en visserij</text:p>
          </table:table-cell>
          <table:table-cell office:value-type="string" calcext:value-type="string">
            <text:p>% WP A: landbouw, bosbouw en visserij</text:p>
          </table:table-cell>
          <table:table-cell office:value-type="string" calcext:value-type="string">
            <text:p>Aandeel van het totaal aantal werkzame personen dat voor 12 uur of meer per week werkzaam is bij een vestiging met de sectiecode A: Landbouw, bosbouw en visserij.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501" calcext:value-type="float">
            <text:p>55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B_P</text:p>
          </table:table-cell>
          <table:table-cell office:value-type="string" calcext:value-type="string">
            <text:p>% Werkzame personen B: winning van delfstoffen</text:p>
          </table:table-cell>
          <table:table-cell office:value-type="string" calcext:value-type="string">
            <text:p>% WP B: winning van delfstoffen</text:p>
          </table:table-cell>
          <table:table-cell office:value-type="string" calcext:value-type="string">
            <text:p>Aandeel van het totaal aantal werkzame personen dat voor 12 uur of meer per week werkzaam is bij een vestiging met de sectiecode B: winning van delfstoff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511" calcext:value-type="float">
            <text:p>55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C_P</text:p>
          </table:table-cell>
          <table:table-cell office:value-type="string" calcext:value-type="string">
            <text:p>% Werkzame personen <text:s/>C: industrie</text:p>
          </table:table-cell>
          <table:table-cell office:value-type="string" calcext:value-type="string">
            <text:p>% WP <text:s/>C: industrie</text:p>
          </table:table-cell>
          <table:table-cell office:value-type="string" calcext:value-type="string">
            <text:p>Aandeel van het totaal aantal werkzame personen dat voor 12 uur of meer per week werkzaam is bij een vestiging met de sectiecode C: Industrie.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521" calcext:value-type="float">
            <text:p>55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D_P</text:p>
          </table:table-cell>
          <table:table-cell office:value-type="string" calcext:value-type="string">
            <text:p>% Werkzame personen D: energiebedrijven</text:p>
          </table:table-cell>
          <table:table-cell office:value-type="string" calcext:value-type="string">
            <text:p>% WP D: energiebedrijven</text:p>
          </table:table-cell>
          <table:table-cell office:value-type="string" calcext:value-type="string">
            <text:p>Aandeel van het totaal aantal werkzame personen dat voor 12 uur of meer per week werkzaam is bij een vestiging met de sectiecode D: Energiebedrijven.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531" calcext:value-type="float">
            <text:p>55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E_P</text:p>
          </table:table-cell>
          <table:table-cell office:value-type="string" calcext:value-type="string">
            <text:p>% Werkzame personen E: waterwinning en afvalverwerking</text:p>
          </table:table-cell>
          <table:table-cell office:value-type="string" calcext:value-type="string">
            <text:p>% WP E: waterwinning en afvalverwerking</text:p>
          </table:table-cell>
          <table:table-cell office:value-type="string" calcext:value-type="string">
            <text:p>Aandeel van het totaal aantal werkzame personen dat voor 12 uur of meer per week werkzaam is bij een vestiging met de sectiecode E: Waterwinning en afvalverwerking.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541" calcext:value-type="float">
            <text:p>55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F_P</text:p>
          </table:table-cell>
          <table:table-cell office:value-type="string" calcext:value-type="string">
            <text:p>% Werkzame personen F: bouwnijverheid</text:p>
          </table:table-cell>
          <table:table-cell office:value-type="string" calcext:value-type="string">
            <text:p>% WP F: bouwnijverheid</text:p>
          </table:table-cell>
          <table:table-cell office:value-type="string" calcext:value-type="string">
            <text:p>Aandeel van het totaal aantal werkzame personen dat voor 12 uur of meer per week werkzaam is bij een vestiging met de sectiecode F: Bouwnijverheid. </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551" calcext:value-type="float">
            <text:p>55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G1_P</text:p>
          </table:table-cell>
          <table:table-cell office:value-type="string" calcext:value-type="string">
            <text:p>% Werkzame personen G1: groothandel</text:p>
          </table:table-cell>
          <table:table-cell office:value-type="string" calcext:value-type="string">
            <text:p>% WP G1: groothandel</text:p>
          </table:table-cell>
          <table:table-cell office:value-type="string" calcext:value-type="string">
            <text:p>Aandeel van het totaal aantal werkzame personen dat voor 12 uur of meer per week werkzaam is bij een vestiging met de sectiecode G1: Groothandel.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561" calcext:value-type="float">
            <text:p>55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G2_P</text:p>
          </table:table-cell>
          <table:table-cell office:value-type="string" calcext:value-type="string">
            <text:p>% Werkzame personen G2: detailhandel</text:p>
          </table:table-cell>
          <table:table-cell office:value-type="string" calcext:value-type="string">
            <text:p>% WP G2: detailhandel</text:p>
          </table:table-cell>
          <table:table-cell office:value-type="string" calcext:value-type="string">
            <text:p>Aandeel van het totaal aantal werkzame personen dat voor 12 uur of meer per week werkzaam is bij een vestiging met de sectiecode G2: Detailhandel.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571" calcext:value-type="float">
            <text:p>55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H_P</text:p>
          </table:table-cell>
          <table:table-cell office:value-type="string" calcext:value-type="string">
            <text:p>% Werkzame personen H: transport en logistiek</text:p>
          </table:table-cell>
          <table:table-cell office:value-type="string" calcext:value-type="string">
            <text:p>% WP H: transport en logistiek</text:p>
          </table:table-cell>
          <table:table-cell office:value-type="string" calcext:value-type="string">
            <text:p>Aandeel van het totaal aantal werkzame personen dat voor 12 uur of meer per week werkzaam is bij een vestiging met de sectiecode H: transport en logistiek.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581" calcext:value-type="float">
            <text:p>55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I_P</text:p>
          </table:table-cell>
          <table:table-cell office:value-type="string" calcext:value-type="string">
            <text:p>% Werkzame personen I: horeca</text:p>
          </table:table-cell>
          <table:table-cell office:value-type="string" calcext:value-type="string">
            <text:p>% WP I: horeca</text:p>
          </table:table-cell>
          <table:table-cell office:value-type="string" calcext:value-type="string">
            <text:p>Aandeel van het totaal aantal werkzame personen dat voor 12 uur of meer per week werkzaam is bij een vestiging met de sectiecode I: Horeca.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591" calcext:value-type="float">
            <text:p>55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J_P</text:p>
          </table:table-cell>
          <table:table-cell office:value-type="string" calcext:value-type="string">
            <text:p>% Werkzame personen J: informatie en communicatie</text:p>
          </table:table-cell>
          <table:table-cell office:value-type="string" calcext:value-type="string">
            <text:p>% WP J: informatie en communicatie</text:p>
          </table:table-cell>
          <table:table-cell office:value-type="string" calcext:value-type="string">
            <text:p>Aandeel van het totaal aantal werkzame personen dat voor 12 uur of meer per week werkzaam is bij een vestiging met de sectiecode J: Informatie en communicatie.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601" calcext:value-type="float">
            <text:p>56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K_P</text:p>
          </table:table-cell>
          <table:table-cell office:value-type="string" calcext:value-type="string">
            <text:p>% Werkzame personen K: financiële instellingen</text:p>
          </table:table-cell>
          <table:table-cell office:value-type="string" calcext:value-type="string">
            <text:p>% WP K: financiële instellingen</text:p>
          </table:table-cell>
          <table:table-cell office:value-type="string" calcext:value-type="string">
            <text:p>Aandeel van het totaal aantal werkzame personen dat voor 12 uur of meer per week werkzaam is bij een vestiging met de sectiecode K: Financiële instellingen. </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611" calcext:value-type="float">
            <text:p>56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L_P</text:p>
          </table:table-cell>
          <table:table-cell office:value-type="string" calcext:value-type="string">
            <text:p>% Werkzame personen L: handel, verhuur onroerend goed</text:p>
          </table:table-cell>
          <table:table-cell office:value-type="string" calcext:value-type="string">
            <text:p>% WP L: handel, verhuur onroerend goed</text:p>
          </table:table-cell>
          <table:table-cell office:value-type="string" calcext:value-type="string">
            <text:p>Aandeel van het totaal aantal werkzame personen dat voor 12 uur of meer per week werkzaam is bij een vestiging met de sectiecode L: Handel, verhuur onroerend goed.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621" calcext:value-type="float">
            <text:p>56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M_P</text:p>
          </table:table-cell>
          <table:table-cell office:value-type="string" calcext:value-type="string">
            <text:p>% Werkzame personen M: advisering en onderzoek</text:p>
          </table:table-cell>
          <table:table-cell office:value-type="string" calcext:value-type="string">
            <text:p>% WP M: advisering en onderzoek</text:p>
          </table:table-cell>
          <table:table-cell office:value-type="string" calcext:value-type="string">
            <text:p>Aandeel van het totaal aantal werkzame personen dat voor 12 uur of meer per week werkzaam is bij een vestiging met de sectiecode M: Advisering en onderzoek.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631" calcext:value-type="float">
            <text:p>56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N_P</text:p>
          </table:table-cell>
          <table:table-cell office:value-type="string" calcext:value-type="string">
            <text:p>% Werkzame personen N: overige zakelijke dienstverlening</text:p>
          </table:table-cell>
          <table:table-cell office:value-type="string" calcext:value-type="string">
            <text:p>% WP N: overige zakelijke dienstverlening</text:p>
          </table:table-cell>
          <table:table-cell office:value-type="string" calcext:value-type="string">
            <text:p>Aandeel van het totaal aantal werkzame personen dat voor 12 uur of meer per week werkzaam is bij een vestiging met de sectiecode N: Overige zakelijke dienstverlening.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641" calcext:value-type="float">
            <text:p>56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O_P</text:p>
          </table:table-cell>
          <table:table-cell office:value-type="string" calcext:value-type="string">
            <text:p>% Werkzame personen O: overheid</text:p>
          </table:table-cell>
          <table:table-cell office:value-type="string" calcext:value-type="string">
            <text:p>% WP O: overheid</text:p>
          </table:table-cell>
          <table:table-cell office:value-type="string" calcext:value-type="string">
            <text:p>Aandeel van het totaal aantal werkzame personen dat voor 12 uur of meer per week werkzaam is bij een vestiging met de sectiecode O: Overheid.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651" calcext:value-type="float">
            <text:p>56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P_P</text:p>
          </table:table-cell>
          <table:table-cell office:value-type="string" calcext:value-type="string">
            <text:p>% Werkzame personen P: onderwijs</text:p>
          </table:table-cell>
          <table:table-cell office:value-type="string" calcext:value-type="string">
            <text:p>% WP P: onderwijs</text:p>
          </table:table-cell>
          <table:table-cell office:value-type="string" calcext:value-type="string">
            <text:p>Aandeel van het totaal aantal werkzame personen dat voor 12 uur of meer per week werkzaam is bij een vestiging met de sectiecode P: Onderwijs. </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661" calcext:value-type="float">
            <text:p>56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Q_P</text:p>
          </table:table-cell>
          <table:table-cell office:value-type="string" calcext:value-type="string">
            <text:p>% Werkzame personen Q: gezondheids- en welzijnszorg</text:p>
          </table:table-cell>
          <table:table-cell office:value-type="string" calcext:value-type="string">
            <text:p>% WP Q: gezondheids- en welzijnszorg</text:p>
          </table:table-cell>
          <table:table-cell office:value-type="string" calcext:value-type="string">
            <text:p>Aandeel van het totaal aantal werkzame personen dat voor 12 uur of meer per week werkzaam is bij een vestiging met de sectiecode Q: Gezondheids- en welzijnszorg.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671" calcext:value-type="float">
            <text:p>56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R_P</text:p>
          </table:table-cell>
          <table:table-cell office:value-type="string" calcext:value-type="string">
            <text:p>% Werkzame personen R: cultuur sport en recreatie</text:p>
          </table:table-cell>
          <table:table-cell office:value-type="string" calcext:value-type="string">
            <text:p>% WP R: cultuur sport en recreatie</text:p>
          </table:table-cell>
          <table:table-cell office:value-type="string" calcext:value-type="string">
            <text:p>Aandeel van het totaal aantal werkzame personen dat voor 12 uur of meer per week werkzaam is bij een vestiging  met de sectiecode R: Cultuur, sport en recreatie.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681" calcext:value-type="float">
            <text:p>56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S_P</text:p>
          </table:table-cell>
          <table:table-cell office:value-type="string" calcext:value-type="string">
            <text:p>% Werkzame personen S: overige dienstverlening</text:p>
          </table:table-cell>
          <table:table-cell office:value-type="string" calcext:value-type="string">
            <text:p>% WP S: overige dienstverlening</text:p>
          </table:table-cell>
          <table:table-cell office:value-type="string" calcext:value-type="string">
            <text:p>Aandeel van het totaal aantal werkzame personen dat voor 12 uur of meer per week werkzaam is bij een vestiging met de sectiecode S: Overige dienstverlening.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691" calcext:value-type="float">
            <text:p>56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T_P</text:p>
          </table:table-cell>
          <table:table-cell office:value-type="string" calcext:value-type="string">
            <text:p>% Werkzame personen T: huishoudens als werkgever</text:p>
          </table:table-cell>
          <table:table-cell office:value-type="string" calcext:value-type="string">
            <text:p>% WP T: huishoudens als werkgever</text:p>
          </table:table-cell>
          <table:table-cell office:value-type="string" calcext:value-type="string">
            <text:p>Aandeel van het totaal aantal werkzame personen dat voor 12 uur of meer per week werkzaam is bij een vestiging met de sectiecode T: Huishoudens als werkgever van huishoudelijk personeel en/of niet-gedifferentieerde productie van goederen en diensten door huishoudens voor eigen gebruik. </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701" calcext:value-type="float">
            <text:p>57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U_P</text:p>
          </table:table-cell>
          <table:table-cell office:value-type="string" calcext:value-type="string">
            <text:p>% Werkzame personen U: extraterritoriale organisaties</text:p>
          </table:table-cell>
          <table:table-cell office:value-type="string" calcext:value-type="string">
            <text:p>% WP U: extraterritoriale organisaties</text:p>
          </table:table-cell>
          <table:table-cell office:value-type="string" calcext:value-type="string">
            <text:p>Aandeel van het totaal aantal werkzame personen dat voor 12 uur of meer per week werkzaam is bij een vestiging met de sectiecode U: Extraterritoriale organisaties en licham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711" calcext:value-type="float">
            <text:p>57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A</text:p>
          </table:table-cell>
          <table:table-cell table:number-columns-repeated="2" office:value-type="string" calcext:value-type="string">
            <text:p>Starters A: Landbouw, bosbouw en visserij</text:p>
          </table:table-cell>
          <table:table-cell office:value-type="string" calcext:value-type="string">
            <text:p>Aantal gestarte ondernemingen in het voorgaande jaar dat per 1 januari van het peiljaar nog in bedrijf is met de sectiecode A: Landbouw, bosbouw en visserij.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721" calcext:value-type="float">
            <text:p>57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B</text:p>
          </table:table-cell>
          <table:table-cell table:number-columns-repeated="2" office:value-type="string" calcext:value-type="string">
            <text:p>Starters B: Winning van delfstoffen</text:p>
          </table:table-cell>
          <table:table-cell office:value-type="string" calcext:value-type="string">
            <text:p>Aantal gestarte ondernemingen in het voorgaande jaar dat per 1 januari van het peiljaar nog in bedrijf is met de sectiecode B: Winning van delfstoffen.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731" calcext:value-type="float">
            <text:p>57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C</text:p>
          </table:table-cell>
          <table:table-cell table:number-columns-repeated="2" office:value-type="string" calcext:value-type="string">
            <text:p>Starters C: Industrie</text:p>
          </table:table-cell>
          <table:table-cell office:value-type="string" calcext:value-type="string">
            <text:p>Aantal gestarte ondernemingen in het voorgaande jaar dat per 1 januari van het peiljaar nog in bedrijf is met de sectiecode C: Industrie.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741" calcext:value-type="float">
            <text:p>57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D</text:p>
          </table:table-cell>
          <table:table-cell table:number-columns-repeated="2" office:value-type="string" calcext:value-type="string">
            <text:p>Starters D: Energiebedrijven</text:p>
          </table:table-cell>
          <table:table-cell office:value-type="string" calcext:value-type="string">
            <text:p>Aantal gestarte ondernemingen in het voorgaande jaar dat per 1 januari van het peiljaar nog in bedrijf is met de sectiecode D: Energiebedrijven.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751" calcext:value-type="float">
            <text:p>57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E</text:p>
          </table:table-cell>
          <table:table-cell table:number-columns-repeated="2" office:value-type="string" calcext:value-type="string">
            <text:p>Starters <text:s/>E: waterwinning en afvalverwerking</text:p>
          </table:table-cell>
          <table:table-cell office:value-type="string" calcext:value-type="string">
            <text:p>Aantal gestarte ondernemingen in het voorgaande jaar dat per 1 januari van het peiljaar nog in bedrijf is met de sectiecode E: Waterwinning en afvalverwerking.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761" calcext:value-type="float">
            <text:p>57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F</text:p>
          </table:table-cell>
          <table:table-cell table:number-columns-repeated="2" office:value-type="string" calcext:value-type="string">
            <text:p>Starters F: bouwnijverheid</text:p>
          </table:table-cell>
          <table:table-cell office:value-type="string" calcext:value-type="string">
            <text:p>Aantal gestarte ondernemingen in het voorgaande jaar dat per 1 januari van het peiljaar nog in bedrijf is met de sectiecode F: Bouwnijverheid.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771" calcext:value-type="float">
            <text:p>57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G1</text:p>
          </table:table-cell>
          <table:table-cell table:number-columns-repeated="2" office:value-type="string" calcext:value-type="string">
            <text:p>Starters G1: groothandel</text:p>
          </table:table-cell>
          <table:table-cell office:value-type="string" calcext:value-type="string">
            <text:p>Aantal gestarte ondernemingen in het voorgaande jaar dat per 1 januari van het peiljaar nog in bedrijf is met de sectiecode G1: Groothandel.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781" calcext:value-type="float">
            <text:p>57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G2</text:p>
          </table:table-cell>
          <table:table-cell table:number-columns-repeated="2" office:value-type="string" calcext:value-type="string">
            <text:p>Starters G2: detailhandel</text:p>
          </table:table-cell>
          <table:table-cell office:value-type="string" calcext:value-type="string">
            <text:p>Aantal gestarte ondernemingen in het voorgaande jaar dat per 1 januari van het peiljaar nog in bedrijf is met de sectiecode G2: Detailhandel.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791" calcext:value-type="float">
            <text:p>57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H</text:p>
          </table:table-cell>
          <table:table-cell table:number-columns-repeated="2" office:value-type="string" calcext:value-type="string">
            <text:p>Starters H: transport en logistiek</text:p>
          </table:table-cell>
          <table:table-cell office:value-type="string" calcext:value-type="string">
            <text:p>Aantal gestarte ondernemingen in het voorgaande jaar dat per 1 januari van het peiljaar nog in bedrijf is met de sectiecode H: transport en logistiek.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801" calcext:value-type="float">
            <text:p>58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I</text:p>
          </table:table-cell>
          <table:table-cell table:number-columns-repeated="2" office:value-type="string" calcext:value-type="string">
            <text:p>Starters I: horeca</text:p>
          </table:table-cell>
          <table:table-cell office:value-type="string" calcext:value-type="string">
            <text:p>Aantal gestarte ondernemingen in het voorgaande jaar dat per 1 januari van het peiljaar nog in bedrijf is met de sectiecode I: Horeca.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811" calcext:value-type="float">
            <text:p>58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J</text:p>
          </table:table-cell>
          <table:table-cell table:number-columns-repeated="2" office:value-type="string" calcext:value-type="string">
            <text:p>Starters J: informatie en communicatie</text:p>
          </table:table-cell>
          <table:table-cell office:value-type="string" calcext:value-type="string">
            <text:p>Aantal gestarte ondernemingen in het voorgaande jaar dat per 1 januari van het peiljaar nog in bedrijf is met de sectiecode J: Informatie en communicatie.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821" calcext:value-type="float">
            <text:p>58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K</text:p>
          </table:table-cell>
          <table:table-cell table:number-columns-repeated="2" office:value-type="string" calcext:value-type="string">
            <text:p>Starters K: financiële instellingen</text:p>
          </table:table-cell>
          <table:table-cell office:value-type="string" calcext:value-type="string">
            <text:p>Aantal gestarte ondernemingen in het voorgaande jaar dat per 1 januari van het peiljaar nog in bedrijf is met de sectiecode K: Financiële instellingen.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831" calcext:value-type="float">
            <text:p>58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L</text:p>
          </table:table-cell>
          <table:table-cell table:number-columns-repeated="2" office:value-type="string" calcext:value-type="string">
            <text:p>Starters L: handel, verhuur onroerend goed</text:p>
          </table:table-cell>
          <table:table-cell office:value-type="string" calcext:value-type="string">
            <text:p>Aantal gestarte ondernemingen in het voorgaande jaar dat per 1 januari van het peiljaar nog in bedrijf is met de sectiecode L: Handel, verhuur onroerend goed.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841" calcext:value-type="float">
            <text:p>58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M</text:p>
          </table:table-cell>
          <table:table-cell table:number-columns-repeated="2" office:value-type="string" calcext:value-type="string">
            <text:p>Starters M: advisering en onderzoek</text:p>
          </table:table-cell>
          <table:table-cell office:value-type="string" calcext:value-type="string">
            <text:p>Aantal vestingen met de sectiecode M: Advisering en onderzoek.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851" calcext:value-type="float">
            <text:p>58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N</text:p>
          </table:table-cell>
          <table:table-cell table:number-columns-repeated="2" office:value-type="string" calcext:value-type="string">
            <text:p>Starters N: overige zakelijke dienstverlening</text:p>
          </table:table-cell>
          <table:table-cell office:value-type="string" calcext:value-type="string">
            <text:p>Aantal gestarte ondernemingen in het voorgaande jaar dat per 1 januari van het peiljaar nog in bedrijf is met de sectiecode N: Overige zakelijke dienstverlening.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861" calcext:value-type="float">
            <text:p>58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O</text:p>
          </table:table-cell>
          <table:table-cell table:number-columns-repeated="2" office:value-type="string" calcext:value-type="string">
            <text:p>Starters O: overheid</text:p>
          </table:table-cell>
          <table:table-cell office:value-type="string" calcext:value-type="string">
            <text:p>Aantal gestarte ondernemingen in het voorgaande jaar dat per 1 januari van het peiljaar nog in bedrijf is met de sectiecode O: Overheid.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871" calcext:value-type="float">
            <text:p>58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P</text:p>
          </table:table-cell>
          <table:table-cell table:number-columns-repeated="2" office:value-type="string" calcext:value-type="string">
            <text:p>Starters P: onderwijs</text:p>
          </table:table-cell>
          <table:table-cell office:value-type="string" calcext:value-type="string">
            <text:p>Aantal gestarte ondernemingen in het voorgaande jaar dat per 1 januari van het peiljaar nog in bedrijf is met de sectiecode P: Onderwijs.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881" calcext:value-type="float">
            <text:p>58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Q</text:p>
          </table:table-cell>
          <table:table-cell table:number-columns-repeated="2" office:value-type="string" calcext:value-type="string">
            <text:p>Starters Q: gezondheids- en welzijnszorg</text:p>
          </table:table-cell>
          <table:table-cell office:value-type="string" calcext:value-type="string">
            <text:p>Aantal gestarte ondernemingen in het voorgaande jaar dat per 1 januari van het peiljaar nog in bedrijf is met de sectiecode Q: Gezondheids- en welzijnszorg.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891" calcext:value-type="float">
            <text:p>58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R</text:p>
          </table:table-cell>
          <table:table-cell table:number-columns-repeated="2" office:value-type="string" calcext:value-type="string">
            <text:p>Starters R: cultuur sport en recreatie</text:p>
          </table:table-cell>
          <table:table-cell office:value-type="string" calcext:value-type="string">
            <text:p>Aantal gestarte ondernemingen in het voorgaande jaar dat per 1 januari van het peiljaar nog in bedrijf is  met de sectiecode R: Cultuur, sport en recreatie.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901" calcext:value-type="float">
            <text:p>59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S</text:p>
          </table:table-cell>
          <table:table-cell table:number-columns-repeated="2" office:value-type="string" calcext:value-type="string">
            <text:p>Starters S: overige dienstverlening</text:p>
          </table:table-cell>
          <table:table-cell office:value-type="string" calcext:value-type="string">
            <text:p>Aantal gestarte ondernemingen in het voorgaande jaar dat per 1 januari van het peiljaar nog in bedrijf is met de sectiecode S: Overige dienstverlening.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911" calcext:value-type="float">
            <text:p>59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T</text:p>
          </table:table-cell>
          <table:table-cell table:number-columns-repeated="2" office:value-type="string" calcext:value-type="string">
            <text:p>Starters T: huishoudens als werkgever</text:p>
          </table:table-cell>
          <table:table-cell office:value-type="string" calcext:value-type="string">
            <text:p>Aantal gestarte ondernemingen in het voorgaande jaar dat per 1 januari van het peiljaar nog in bedrijf is met de sectiecode T: Huishoudens als werkgever van huishoudelijk personeel en/of niet-gedifferentieerde productie van goederen en diensten door huishoudens voor eigen gebruik.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921" calcext:value-type="float">
            <text:p>59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U</text:p>
          </table:table-cell>
          <table:table-cell table:number-columns-repeated="2" office:value-type="string" calcext:value-type="string">
            <text:p>Starters U: extraterritoriale organisaties</text:p>
          </table:table-cell>
          <table:table-cell office:value-type="string" calcext:value-type="string">
            <text:p>Aantal gestarte ondernemingen in het voorgaande jaar dat per 1 januari van het peiljaar nog in bedrijf is met de sectiecode U: Extraterritoriale organisaties en lichamen.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931" calcext:value-type="float">
            <text:p>5931</text:p>
          </table:table-cell>
          <table:table-cell office:value-type="string" calcext:value-type="string">
            <text:p>Economie en cultuur</text:p>
          </table:table-cell>
          <table:table-cell office:value-type="string" calcext:value-type="string">
            <text:p>Cultuur</text:p>
          </table:table-cell>
          <table:table-cell office:value-type="string" calcext:value-type="string">
            <text:p>SRCULTUUR</text:p>
          </table:table-cell>
          <table:table-cell table:number-columns-repeated="2" office:value-type="string" calcext:value-type="string">
            <text:p>Cultuurvoorzieningen</text:p>
          </table:table-cell>
          <table:table-cell office:value-type="string" calcext:value-type="string">
            <text:p>Aantal in het ARRA geregistreerde cultuurvoorzieningen met de SBI-codes 5914, 85521,  85522, 90011, 90012, 90013, 90041, 91011, 91012, 91019, 91021 en 91022. </text:p>
            <text:p/>
            <text:p>Deze codes staan voor  Bioscopen; Dansscholen; Kunstzinnige vorming van amateurs (geen dansscholen); Beoefening van podiumkunst; Producenten van podiumkunst; Circus en variété; Theaters en schouwburgen; Openbare bibliotheken; Kunstuitleencentra; Overige culturele uitleencentra en openbare archieven; Musea; Kunstgaleries en expositieruimt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941" calcext:value-type="float">
            <text:p>5941</text:p>
          </table:table-cell>
          <table:table-cell office:value-type="string" calcext:value-type="string">
            <text:p>Economie en cultuur</text:p>
          </table:table-cell>
          <table:table-cell office:value-type="string" calcext:value-type="string">
            <text:p>Cultuur</text:p>
          </table:table-cell>
          <table:table-cell office:value-type="string" calcext:value-type="string">
            <text:p>SRCULTUUR_1000INW</text:p>
          </table:table-cell>
          <table:table-cell office:value-type="string" calcext:value-type="string">
            <text:p>Cultuurvoorzieningen per 1.000 inwoners</text:p>
          </table:table-cell>
          <table:table-cell office:value-type="string" calcext:value-type="string">
            <text:p>Cultuurvoorzieningen / 1.000 inw.</text:p>
          </table:table-cell>
          <table:table-cell office:value-type="string" calcext:value-type="string">
            <text:p>Aantal cultuurvoorzieningen per 1. 000 inwoners. Het gaat om het aantal in het ARRA geregistreerde cultuurvoorzieningen met de SBI-codes 5914, 85521,  85522, 90011, 90012, 90013, 90041, 91011, 91012, 91019, 91021 en 91022. </text:p>
            <text:p/>
            <text:p>Deze codes staan voor  Bioscopen; Dansscholen; Kunstzinnige vorming van amateurs (geen dansscholen); Beoefening van podiumkunst; Producenten van podiumkunst; Circus en variété; Theaters en schouwburgen; Openbare bibliotheken; Kunstuitleencentra; Overige culturele uitleencentra en openbare archieven; Musea; Kunstgaleries en expositieruimt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5.1</text:p>
          </table:table-cell>
          <table:table-cell office:value-type="string" calcext:value-type="string">
            <text:p>Economie en cultuur</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7">
          <table:table-cell office:value-type="float" office:value="5951" calcext:value-type="float">
            <text:p>5951</text:p>
          </table:table-cell>
          <table:table-cell office:value-type="string" calcext:value-type="string">
            <text:p>Economie en cultuur</text:p>
          </table:table-cell>
          <table:table-cell office:value-type="string" calcext:value-type="string">
            <text:p>Cultuur</text:p>
          </table:table-cell>
          <table:table-cell office:value-type="string" calcext:value-type="string">
            <text:p>SRUIT4_P</text:p>
          </table:table-cell>
          <table:table-cell table:number-columns-repeated="2" office:value-type="string" calcext:value-type="string">
            <text:p>Culturele participatie</text:p>
          </table:table-cell>
          <table:table-cell office:value-type="string" calcext:value-type="string">
            <text:p>Aandeel 18-plussers de afgelopen 12 maanden minstens 4 van de volgende culturele voorzieningen heeft bezocht:</text:p>
            <text:p>*dansavond of houseparty</text:p>
            <text:p>*concert van klassieke muziek</text:p>
            <text:p>*popconcert</text:p>
            <text:p>*opera</text:p>
            <text:p>*toneelvoorstelling</text:p>
            <text:p>*balletuitvoering</text:p>
            <text:p>*cabaretvoorstelling</text:p>
            <text:p>*musical</text:p>
            <text:p>*film</text:p>
            <text:p>*museum</text:p>
            <text:p>*multicultureel festival</text:p>
            <text:p>*homofestival of andere activiteiten voor homo's</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Economie en cultuur</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961" calcext:value-type="float">
            <text:p>5961</text:p>
          </table:table-cell>
          <table:table-cell office:value-type="string" calcext:value-type="string">
            <text:p>Welzijn, zorg en sport</text:p>
          </table:table-cell>
          <table:table-cell office:value-type="string" calcext:value-type="string">
            <text:p>Sport</text:p>
          </table:table-cell>
          <table:table-cell office:value-type="string" calcext:value-type="string">
            <text:p>SRSPORTGELEGENHEDEN_R</text:p>
          </table:table-cell>
          <table:table-cell table:number-columns-repeated="2" office:value-type="string" calcext:value-type="string">
            <text:p>Sportgelegenheden (1-10)</text:p>
          </table:table-cell>
          <table:table-cell office:value-type="string" calcext:value-type="string">
            <text:p>Gemiddeld rapportcijfer dat bewoners geven als antwoord op de vraag: Wat vindt u van het aanbod van sportgelegenheden in de buurt?</text:p>
            <text:p/>
            <text:p>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Welzijn, zorg en spor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971" calcext:value-type="float">
            <text:p>5971</text:p>
          </table:table-cell>
          <table:table-cell office:value-type="string" calcext:value-type="string">
            <text:p>Welzijn, zorg en sport</text:p>
          </table:table-cell>
          <table:table-cell office:value-type="string" calcext:value-type="string">
            <text:p>Sport</text:p>
          </table:table-cell>
          <table:table-cell office:value-type="string" calcext:value-type="string">
            <text:p>SRSPORT</text:p>
          </table:table-cell>
          <table:table-cell table:number-columns-repeated="2" office:value-type="string" calcext:value-type="string">
            <text:p>Sportvoorzieningen</text:p>
          </table:table-cell>
          <table:table-cell office:value-type="string" calcext:value-type="string">
            <text:p>Aantal in het ARRA geregistreerde vestigingen met de SBI-code 931 (Spor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981" calcext:value-type="float">
            <text:p>5981</text:p>
          </table:table-cell>
          <table:table-cell office:value-type="string" calcext:value-type="string">
            <text:p>Welzijn, zorg en sport</text:p>
          </table:table-cell>
          <table:table-cell office:value-type="string" calcext:value-type="string">
            <text:p>Sport</text:p>
          </table:table-cell>
          <table:table-cell office:value-type="string" calcext:value-type="string">
            <text:p>SRSPORT_1000INW</text:p>
          </table:table-cell>
          <table:table-cell office:value-type="string" calcext:value-type="string">
            <text:p>Sportvoorzieningen per 1.000 inwoners</text:p>
          </table:table-cell>
          <table:table-cell office:value-type="string" calcext:value-type="string">
            <text:p>Sportvoorzieningen / 1.000 inw.</text:p>
          </table:table-cell>
          <table:table-cell office:value-type="string" calcext:value-type="string">
            <text:p>Aantal in het ARRA geregistreerde vestigingen met de SBI-code 931 (Sport) per 1.000 inwon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5.2</text:p>
          </table:table-cell>
          <table:table-cell office:value-type="string" calcext:value-type="string">
            <text:p>Welzijn, zorg en sport</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2">
          <table:table-cell office:value-type="float" office:value="5991" calcext:value-type="float">
            <text:p>5991</text:p>
          </table:table-cell>
          <table:table-cell office:value-type="string" calcext:value-type="string">
            <text:p>Welzijn, zorg en sport</text:p>
          </table:table-cell>
          <table:table-cell office:value-type="string" calcext:value-type="string">
            <text:p>Sport</text:p>
          </table:table-cell>
          <table:table-cell office:value-type="string" calcext:value-type="string">
            <text:p>SRCLUB10_P</text:p>
          </table:table-cell>
          <table:table-cell table:number-columns-repeated="2" office:value-type="string" calcext:value-type="string">
            <text:p>Lid sportvereniging (% 10-jarigen)</text:p>
          </table:table-cell>
          <table:table-cell office:value-type="string" calcext:value-type="string">
            <text:p>Aandeel 10-jarigen dat lid is van een sportvereniging.</text:p>
            <text:p/>
            <text:p>Op wijkniveau zijn de cijfers van de laatste twee schooljaren samengevoegd.</text:p>
          </table:table-cell>
          <table:table-cell office:value-type="string" calcext:value-type="string">
            <text:p>GGD Amsterdam</text:p>
          </table:table-cell>
          <table:table-cell office:value-type="string" calcext:value-type="string">
            <text:p>schooljaar aflopend in het peiljaa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Onderwijs, jeugd en diversitei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001" calcext:value-type="float">
            <text:p>6001</text:p>
          </table:table-cell>
          <table:table-cell office:value-type="string" calcext:value-type="string">
            <text:p>Welzijn, zorg en sport</text:p>
          </table:table-cell>
          <table:table-cell office:value-type="string" calcext:value-type="string">
            <text:p>Sport</text:p>
          </table:table-cell>
          <table:table-cell office:value-type="string" calcext:value-type="string">
            <text:p>SRSPORTDLN_P</text:p>
          </table:table-cell>
          <table:table-cell table:number-columns-repeated="2" office:value-type="string" calcext:value-type="string">
            <text:p>Sportdeelname (% 5-80 jaar)</text:p>
          </table:table-cell>
          <table:table-cell office:value-type="string" calcext:value-type="string">
            <text:p>De sportdeelname is het aandeel 5 tot 80-jarigen dat minimaal een keer heeft gesport in de maand april.</text:p>
          </table:table-cell>
          <table:table-cell office:value-type="string" calcext:value-type="string">
            <text:p>Sportdeelnameindex</text:p>
          </table:table-cell>
          <table:table-cell office:value-type="string" calcext:value-type="string">
            <text:p>april</text:p>
          </table:table-cell>
          <table:table-cell office:value-type="string" calcext:value-type="string">
            <text:p>2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011" calcext:value-type="float">
            <text:p>601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SLI_I</text:p>
          </table:table-cell>
          <table:table-cell table:number-columns-repeated="2" office:value-type="string" calcext:value-type="string">
            <text:p>Standaardleefsituatieindex</text:p>
          </table:table-cell>
          <table:table-cell office:value-type="string" calcext:value-type="string">
            <text:p>De Standaard Leefsituatie Index (SLI) is ontwikkeld door het Sociaal Cultureel Planbureau (SCP) en beschrijft de kwaliteit van leven op acht belangrijke maatschappelijke domeinen in 1 getal. De score 100 staat voor het Amsterdams gemiddelde in 2004. De SLI is gebaseerd op de score op de volgende domeinen: wonen, gezondheid, consumptiegoederen, vrijetijdsactiviteiten, mobiliteit, sociale participatie, sportactiviteiten, vakantie en het sociaal netwerk.</text:p>
          </table:table-cell>
          <table:table-cell office:value-type="string" calcext:value-type="string">
            <text:p>Staat van de Stad</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Welzijn, zorg en spor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021" calcext:value-type="float">
            <text:p>602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ONGEZOND_P</text:p>
          </table:table-cell>
          <table:table-cell office:value-type="string" calcext:value-type="string">
            <text:p>Gezondheid: % matig-slecht</text:p>
          </table:table-cell>
          <table:table-cell office:value-type="string" calcext:value-type="string">
            <text:p>Gezondheid matig-slecht (%)</text:p>
          </table:table-cell>
          <table:table-cell office:value-type="string" calcext:value-type="string">
            <text:p>Aandeel Amsterdammers van 19 jaar en ouder dat de eigen gezondheid omschrijft als gaat wel - zeer slecht.</text:p>
          </table:table-cell>
          <table:table-cell office:value-type="string" calcext:value-type="string">
            <text:p>Amsterdamse Gezondheidsmonitor GGD</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004"/>
        </table:table-row>
        <table:table-row table:style-name="ro2">
          <table:table-cell office:value-type="float" office:value="6031" calcext:value-type="float">
            <text:p>603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GEZOND_P</text:p>
          </table:table-cell>
          <table:table-cell office:value-type="string" calcext:value-type="string">
            <text:p>Gezondheid: % (zeer) goed</text:p>
          </table:table-cell>
          <table:table-cell office:value-type="string" calcext:value-type="string">
            <text:p>Gezondheid (zeer) goed (%)</text:p>
          </table:table-cell>
          <table:table-cell office:value-type="string" calcext:value-type="string">
            <text:p>Aandeel Amsterdammers van 19 jaar en ouder dat de eigen ervaren gezondheid omschrijft als (zeer) goed.</text:p>
            <text:p/>
            <text:p>De cijfers op wijk- en buurtniveau zijn schattingen van het RIVM. Deze cijfers kunnen afwijken van door de ggd gepubliceerde cijfers, omdat ze op een andere manier zijn bereken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041" calcext:value-type="float">
            <text:p>604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CHRONISCH_P</text:p>
          </table:table-cell>
          <table:table-cell office:value-type="string" calcext:value-type="string">
            <text:p>Gezondheid: % chronische aandoening</text:p>
          </table:table-cell>
          <table:table-cell office:value-type="string" calcext:value-type="string">
            <text:p>Chronische aandoening (%)</text:p>
          </table:table-cell>
          <table:table-cell office:value-type="string" calcext:value-type="string">
            <text:p>% Amsterdammers van 19 jaar en ouder dat zegt belemmerd te worden door een chronische aandoening.</text:p>
          </table:table-cell>
          <table:table-cell office:value-type="string" calcext:value-type="string">
            <text:p>Amsterdamse Gezondheidsmonitor GGD</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051" calcext:value-type="float">
            <text:p>605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OESO_P</text:p>
          </table:table-cell>
          <table:table-cell office:value-type="string" calcext:value-type="string">
            <text:p>Gezondheid: % lichamelijke beperking</text:p>
          </table:table-cell>
          <table:table-cell office:value-type="string" calcext:value-type="string">
            <text:p>Lichamelijke beperking (%)</text:p>
          </table:table-cell>
          <table:table-cell office:value-type="string" calcext:value-type="string">
            <text:p>Personen die ten minste 1 van 7 activiteiten met betrekking op horen, zien en bewegen niet of alleen met grote moeite kunnen verrichten.</text:p>
            <text:p/>
            <text:p>De cijfers op wijk- en buurtniveau zijn schattingen van het RIVM. Deze cijfers kunnen afwijken van door de GGD gepubliceerde cijfers, omdat ze op een andere manier zijn bereken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061" calcext:value-type="float">
            <text:p>606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ADL_P</text:p>
          </table:table-cell>
          <table:table-cell office:value-type="string" calcext:value-type="string">
            <text:p>Gezondheid: % beperking ADL 65+</text:p>
          </table:table-cell>
          <table:table-cell office:value-type="string" calcext:value-type="string">
            <text:p>Beperking ADL (% 65+)</text:p>
          </table:table-cell>
          <table:table-cell office:value-type="string" calcext:value-type="string">
            <text:p>Percentage 65-plussers met één of meer beperkingen bij activiteiten van het dagelijks leven</text:p>
            <text:p/>
            <text:p>De cijfers op wijkniveau zijn schattingen van de GG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6071" calcext:value-type="float">
            <text:p>607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DEPR_P</text:p>
          </table:table-cell>
          <table:table-cell office:value-type="string" calcext:value-type="string">
            <text:p>Gezondheid: % ernstige psychische klachten</text:p>
          </table:table-cell>
          <table:table-cell office:value-type="string" calcext:value-type="string">
            <text:p>Ernstige psychische klachten (%)</text:p>
          </table:table-cell>
          <table:table-cell office:value-type="string" calcext:value-type="string">
            <text:p>Aandeel Amsterdammers van 19 jaar en ouder met ernstige psychische klachten volgens de K10 screeningslijst die bestaat uit 10 vragen over de gemoedstoestand in de afgelopen vier weken. </text:p>
            <text:p/>
            <text:p>De cijfers op wijk- en buurtniveau zijn schattingen van het RIVM. Deze cijfers kunnen afwijken van door de GGD gepubliceerde cijfers, omdat ze op een andere manier zijn berekend. </text:p>
            <text:p/>
            <text:p/>
          </table:table-cell>
          <table:table-cell office:value-type="string" calcext:value-type="string">
            <text:p>Amsterdamse Gezondheidsmonitor GGD</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6081" calcext:value-type="float">
            <text:p>608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PREGIE_P</text:p>
          </table:table-cell>
          <table:table-cell office:value-type="string" calcext:value-type="string">
            <text:p>Gezondheid: % weinig regie</text:p>
          </table:table-cell>
          <table:table-cell office:value-type="string" calcext:value-type="string">
            <text:p>Weinig regie <text:s/>(%)</text:p>
          </table:table-cell>
          <table:table-cell office:value-type="string" calcext:value-type="string">
            <text:p>Aandeel Amsterdammers van 19 jaar en ouder met weinig regie  over het eigen leven. Deze indicator is gebaseerd op de volgende zeven stellingen.</text:p>
            <text:p>•Ik heb weinig controle over de dingen die me overkomen;</text:p>
            <text:p>•Sommige van mijn problemen kan ik met geen mogelijkheid oplossen;</text:p>
            <text:p>•Er is weinig dat ik kan doen om belangrijke dingen in mijn leven te veranderen;</text:p>
            <text:p>•Ik voel me vaak hopeloos bij het omgaan met de problemen van het leven;</text:p>
            <text:p>•Soms voel ik dat ik een speelbal van het leven ben;</text:p>
            <text:p>•Wat er in de toekomst met me gebeurt hangt voor het grootste deel van mezelf af;</text:p>
            <text:p>•Ik kan ongeveer alles als ik mijn zinnen er op heb gezet.</text:p>
            <text:p> </text:p>
            <text:p>De cijfers op wijk- en buurtniveau zijn schattingen van het RIVM. Deze cijfers kunnen afwijken van door de GGD gepubliceerde cijfers, omdat ze op een andere manier zijn bereken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091" calcext:value-type="float">
            <text:p>609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ROOK_P</text:p>
          </table:table-cell>
          <table:table-cell office:value-type="string" calcext:value-type="string">
            <text:p>Leefstijl: % rokers</text:p>
          </table:table-cell>
          <table:table-cell office:value-type="string" calcext:value-type="string">
            <text:p>Roken (%)</text:p>
          </table:table-cell>
          <table:table-cell office:value-type="string" calcext:value-type="string">
            <text:p>Aandeel Amsterdammers van 19 jaar of ouder dat rookt. Een roker is iemand die (wel eens) rookt, ongeacht de frequentie van roken, de hoeveelheid en de soort rookwaar.</text:p>
            <text:p/>
            <text:p>De cijfers op wijk- en buurtniveau zijn schattingen van het RIVM. Deze cijfers kunnen afwijken van door de GGD gepubliceerde cijfers, omdat ze op een andere manier zijn bereken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101" calcext:value-type="float">
            <text:p>610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ALC_P</text:p>
          </table:table-cell>
          <table:table-cell office:value-type="string" calcext:value-type="string">
            <text:p>Leefstijl: % zwaar / overmatig alcoholgebruik</text:p>
          </table:table-cell>
          <table:table-cell office:value-type="string" calcext:value-type="string">
            <text:p>Zwaar/overmatig alcohol (%)</text:p>
          </table:table-cell>
          <table:table-cell office:value-type="string" calcext:value-type="string">
            <text:p>Aandeel Amsterdammers van 19 jaar of ouder met zwaar en/of overmatig alcoholgebruik. Overmatig alcoholgebruik is voor mannen meer dan 21 glazen per week <text:s/>en voor vrouwen meer dan 14 glazen per week. Zwaar alcoholgebruik is minimaal 1x per week 6 glazen op een dag.</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111" calcext:value-type="float">
            <text:p>611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ZWAAR_P</text:p>
          </table:table-cell>
          <table:table-cell office:value-type="string" calcext:value-type="string">
            <text:p>Leefstijl: % overgewicht of obesitas (volwassenen)</text:p>
          </table:table-cell>
          <table:table-cell office:value-type="string" calcext:value-type="string">
            <text:p>Overgewicht/obesitas (% volwassenen)</text:p>
          </table:table-cell>
          <table:table-cell office:value-type="string" calcext:value-type="string">
            <text:p>Aandeel volwassenen met overgewicht, oftewel een BMI tussen 25 en 30, of obesitas (BMI van 30 of meer).</text:p>
            <text:p/>
            <text:p>De cijfers op wijk- en buurtniveau zijn schattingen van het RIVM. Deze cijfers kunnen afwijken van door de GGD gepubliceerde cijfers, omdat ze op een andere manier zijn bereken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121" calcext:value-type="float">
            <text:p>612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BEWEEG_P</text:p>
          </table:table-cell>
          <table:table-cell office:value-type="string" calcext:value-type="string">
            <text:p>Leefstijl: % voldoet aan beweegnorm</text:p>
          </table:table-cell>
          <table:table-cell office:value-type="string" calcext:value-type="string">
            <text:p>Beweegnorm (%)</text:p>
          </table:table-cell>
          <table:table-cell office:value-type="string" calcext:value-type="string">
            <text:p>Aandeel volwassenen dat aan de beweegnorm voldoet, oftewel, dagelijks minstens half uur minimaal matig intensieve lichamelijke activiteit <text:s/>verricht op minimaal 5 dagen per week.</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131" calcext:value-type="float">
            <text:p>613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ZORGVOORZIENINGEN_R</text:p>
          </table:table-cell>
          <table:table-cell office:value-type="string" calcext:value-type="string">
            <text:p>Aanbod zorgvoorzieningen (1-10)</text:p>
          </table:table-cell>
          <table:table-cell office:value-type="string" calcext:value-type="string">
            <text:p>Zorgvoorzieningen (1-10)</text:p>
          </table:table-cell>
          <table:table-cell office:value-type="string" calcext:value-type="string">
            <text:p>Gemiddeld rapportcijfer dat bewoners geven als antwoord op de vraag: Wat vindt u van het aanbod van zorgvoorzieningen (zoals huisarts) in uw buurt? (1=ruim onvoldoende, 10= ruim voldoende).</text:p>
            <text:p/>
            <text:p>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Welzijn, zorg en spor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141" calcext:value-type="float">
            <text:p>614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ZORGVOORZ65_R</text:p>
          </table:table-cell>
          <table:table-cell office:value-type="string" calcext:value-type="string">
            <text:p>Aanbod zorgvoorzieningen 65+ (1-10)</text:p>
          </table:table-cell>
          <table:table-cell office:value-type="string" calcext:value-type="string">
            <text:p>Zorgvoorzieningen 65+ (1-10)</text:p>
          </table:table-cell>
          <table:table-cell office:value-type="string" calcext:value-type="string">
            <text:p>Gemiddeld rapportcijfer dat bewoners van 65 jaar of ouder geven als antwoord op de vraag: Wat vindt u van het aanbod van zorgvoorzieningen (zoals huisarts) in uw buurt? (1=ruim onvoldoende, 10= ruim voldoende).</text:p>
            <text:p/>
            <text:p>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151" calcext:value-type="float">
            <text:p>615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BUURTHUIZEN_R</text:p>
          </table:table-cell>
          <table:table-cell office:value-type="string" calcext:value-type="string">
            <text:p>Aanbod buurthuizen en wijkcentra (1-10)</text:p>
          </table:table-cell>
          <table:table-cell office:value-type="string" calcext:value-type="string">
            <text:p>Buurthuizen / wijkcentra (1-10)</text:p>
          </table:table-cell>
          <table:table-cell office:value-type="string" calcext:value-type="string">
            <text:p>Gemiddeld rapportcijfer dat bewoners geven als antwoord op de vraag: Wat vindt u van het aanbod van buurthuizen/wijkcentra in uw buurt? (1=ruim onvoldoende, 10= ruim voldoende).</text:p>
            <text:p/>
            <text:p>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161" calcext:value-type="float">
            <text:p>616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BUURTHUIZEN65_R</text:p>
          </table:table-cell>
          <table:table-cell office:value-type="string" calcext:value-type="string">
            <text:p>Aanbod buurthuizen en wijkcentra 65+ (1-10)</text:p>
          </table:table-cell>
          <table:table-cell office:value-type="string" calcext:value-type="string">
            <text:p>Buurthuizen / wijkcentra 65+ (1-10)</text:p>
          </table:table-cell>
          <table:table-cell office:value-type="string" calcext:value-type="string">
            <text:p>Gemiddeld rapportcijfer dat bewoners van 65 jaar en ouder geven als antwoord op de vraag: Wat vindt u van het aanbod van buurthuizen/wijkcentra in uw buurt? (1=ruim onvoldoende, 10= ruim voldoende).</text:p>
            <text:p/>
            <text:p>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171" calcext:value-type="float">
            <text:p>617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GEZOND</text:p>
          </table:table-cell>
          <table:table-cell table:number-columns-repeated="2" office:value-type="string" calcext:value-type="string">
            <text:p>Voorzieningen gezondheidszorg</text:p>
          </table:table-cell>
          <table:table-cell office:value-type="string" calcext:value-type="string">
            <text:p>Aantal in het ARRA geregistreerde voorzieningen gezondheidszorg (SBI 86).</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181" calcext:value-type="float">
            <text:p>618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GEZOND_1000INW</text:p>
          </table:table-cell>
          <table:table-cell office:value-type="string" calcext:value-type="string">
            <text:p>Voorzieningen gezondheidszorg per 1.000 inwoners</text:p>
          </table:table-cell>
          <table:table-cell office:value-type="string" calcext:value-type="string">
            <text:p>Voorzieningen gezondheidszorg / 1.000 inw</text:p>
          </table:table-cell>
          <table:table-cell office:value-type="string" calcext:value-type="string">
            <text:p>Aantal in het ARRA geregistreerde voorzieningen gezondheidszorg (SBI-code 86) per 1.000 inwon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6191" calcext:value-type="float">
            <text:p>619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WELZIJN</text:p>
          </table:table-cell>
          <table:table-cell table:number-columns-repeated="2" office:value-type="string" calcext:value-type="string">
            <text:p>Welzijnsvoorzieningen</text:p>
          </table:table-cell>
          <table:table-cell office:value-type="string" calcext:value-type="string">
            <text:p>Aantal in het ARRA geregistreerde welzijnsvoorzieningen met de SBI-codes 87 en 88, oftewel Verpleging, verzorging en begeleiding met overnachting en Maatschappelijke dienstverlening zonder overnachting.</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201" calcext:value-type="float">
            <text:p>620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WELZIJN_1000INW</text:p>
          </table:table-cell>
          <table:table-cell office:value-type="string" calcext:value-type="string">
            <text:p>Welzijnsvoorzieningen per 1.000 inwoners</text:p>
          </table:table-cell>
          <table:table-cell office:value-type="string" calcext:value-type="string">
            <text:p>Welzijnsvoorzieningen /1.000 inw</text:p>
          </table:table-cell>
          <table:table-cell office:value-type="string" calcext:value-type="string">
            <text:p>Aantal in het ARRA geregistreerde welzijnsvoorzieningen per 1.000 inwoners. Het gaat om vestigingen <text:s/>met de SBI-codes 87 en 88, oftewel Verpleging, verzorging en begeleiding met overnachting en Maatschappelijke dienstverlening zonder overnachting.</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6211" calcext:value-type="float">
            <text:p>621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_KDV</text:p>
          </table:table-cell>
          <table:table-cell office:value-type="string" calcext:value-type="string">
            <text:p>Kindplaatsen kinderdagverblijven</text:p>
          </table:table-cell>
          <table:table-cell office:value-type="string" calcext:value-type="string">
            <text:p>Kindplaatsen KDV</text:p>
          </table:table-cell>
          <table:table-cell office:value-type="string" calcext:value-type="string">
            <text:p>Aantal kindplaatsen in kinderdagverblijven (KDV) voor kinderen van 0 tot 4 jaar. De kindplaatsen hoeven niet bezet te zijn.</text:p>
          </table:table-cell>
          <table:table-cell office:value-type="string" calcext:value-type="string">
            <text:p>Landelijk register kinderopvang</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221" calcext:value-type="float">
            <text:p>622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_BSO</text:p>
          </table:table-cell>
          <table:table-cell office:value-type="string" calcext:value-type="string">
            <text:p>Kindplaatsen buitenschoolse opvang</text:p>
          </table:table-cell>
          <table:table-cell office:value-type="string" calcext:value-type="string">
            <text:p>Kindplaatsen BO</text:p>
          </table:table-cell>
          <table:table-cell office:value-type="string" calcext:value-type="string">
            <text:p>Aantal kindplaatsen in de buitenschoolse opvang (BSO) voor kinderen van 4 tot 12 jaar. De kindplaatsen hoeven niet bezet te zijn.</text:p>
          </table:table-cell>
          <table:table-cell office:value-type="string" calcext:value-type="string">
            <text:p>Landelijk register kinderopvang</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231" calcext:value-type="float">
            <text:p>623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ZWAAR10_P</text:p>
          </table:table-cell>
          <table:table-cell office:value-type="string" calcext:value-type="string">
            <text:p>Overgewicht of obesitas (% 10-jarigen)</text:p>
          </table:table-cell>
          <table:table-cell office:value-type="string" calcext:value-type="string">
            <text:p>Overgewicht/obesitas (% 10-jarigen)</text:p>
          </table:table-cell>
          <table:table-cell office:value-type="string" calcext:value-type="string">
            <text:p>Aandeel 10-jarigen met overgewicht (BMI tussen 25 en 30) of obesitas (BMI van 30 of meer).</text:p>
            <text:p/>
            <text:p>De cijfers hebben betrekking op een schooljaar. Het vermelde peiljaar is het jaar waarin het schooljaar afloopt. Op wijkniveau zijn de cijfers van de laatste twee schooljaren samengevoegd.</text:p>
          </table:table-cell>
          <table:table-cell office:value-type="string" calcext:value-type="string">
            <text:p>Amsterdamse Gezondheidsmonitor GGD</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Onderwijs, jeugd en diversiteit</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241" calcext:value-type="float">
            <text:p>624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ROOKREGVO4_P</text:p>
          </table:table-cell>
          <table:table-cell table:number-columns-repeated="2" office:value-type="string" calcext:value-type="string">
            <text:p>&gt;1x mnd roken (% 4e klas VO)</text:p>
          </table:table-cell>
          <table:table-cell office:value-type="string" calcext:value-type="string">
            <text:p>Aandeel 4e klassers in het voortgezet onderwijs dat 1x per maand of vaker  rookt. </text:p>
            <text:p/>
            <text:p>De cijfers hebben betrekking op een schooljaar. Het vermelde peiljaar is het jaar waarin het schooljaar afloopt.</text:p>
          </table:table-cell>
          <table:table-cell office:value-type="string" calcext:value-type="string">
            <text:p>GGD Amsterdam</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table:table-cell table:number-columns-repeated="2"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251" calcext:value-type="float">
            <text:p>625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CANNAREGVO4_P</text:p>
          </table:table-cell>
          <table:table-cell table:number-columns-repeated="2" office:value-type="string" calcext:value-type="string">
            <text:p>&gt;1x mnd cannabis (% 4e klas VO)</text:p>
          </table:table-cell>
          <table:table-cell office:value-type="string" calcext:value-type="string">
            <text:p>Aandeel 4e klassers in het voortgezet onderwijs dat 1x per maand of vaker  cannabis gebruikt. </text:p>
            <text:p/>
            <text:p>De cijfers hebben betrekking op een schooljaar. Het vermelde peiljaar is het jaar waarin het schooljaar afloopt.</text:p>
          </table:table-cell>
          <table:table-cell office:value-type="string" calcext:value-type="string">
            <text:p>GGD Amsterdam</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table:table-cell table:number-columns-repeated="2" office:value-type="string" calcext:value-type="string">
            <text:p>F8.</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261" calcext:value-type="float">
            <text:p>626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ALCOREGVO4_P</text:p>
          </table:table-cell>
          <table:table-cell table:number-columns-repeated="2" office:value-type="string" calcext:value-type="string">
            <text:p>&gt;1x mnd alcohol (% 4e klas VO)</text:p>
          </table:table-cell>
          <table:table-cell office:value-type="string" calcext:value-type="string">
            <text:p>Aandeel 4e klassers in het voortgezet onderwijs dat1x per maand of vaker alcohol drinkt.</text:p>
            <text:p/>
            <text:p>De cijfers hebben betrekking op een schooljaar. Het vermelde peiljaar is het jaar waarin het schooljaar afloopt.</text:p>
          </table:table-cell>
          <table:table-cell office:value-type="string" calcext:value-type="string">
            <text:p>GGD Amsterdam</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table:table-cell table:number-columns-repeated="2"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271" calcext:value-type="float">
            <text:p>627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OSDQ10_P</text:p>
          </table:table-cell>
          <table:table-cell table:number-columns-repeated="2" office:value-type="string" calcext:value-type="string">
            <text:p>(matig) verhoogd SDQ (% 10-jarigen)</text:p>
          </table:table-cell>
          <table:table-cell office:value-type="string" calcext:value-type="string">
            <text:p>Percentage 10-jarigen met een verhoogde kans op sociaal-emotionele problemen. De Strengths and Difficulties Questionnaire (SDQ) is een vragenlijst om de sociaal-emotionele</text:p>
            <text:p>gezondheid van kinderen en jongeren te meten. Zowel sociaal-emotionele problemen als de sterke kanten van een kind worden in kaart gebracht. </text:p>
            <text:p/>
            <text:p>De vragenlijst is ingevuld door de ouders van de kinderen.  De cijfers hebben betrekking op de woonbuurt van de kinderen. Op wijkniveau zijn de cijfers van de laatste twee schooljaren samengevoegd.</text:p>
          </table:table-cell>
          <table:table-cell office:value-type="string" calcext:value-type="string">
            <text:p>GGD Amsterdam</text:p>
          </table:table-cell>
          <table:table-cell office:value-type="string" calcext:value-type="string">
            <text:p>schooljaar aflopend in het peiljaa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281" calcext:value-type="float">
            <text:p>628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OSDQVO2_P</text:p>
          </table:table-cell>
          <table:table-cell table:number-columns-repeated="2" office:value-type="string" calcext:value-type="string">
            <text:p>(matig) verhoogd SDQ (% 2e klas VO)</text:p>
          </table:table-cell>
          <table:table-cell office:value-type="string" calcext:value-type="string">
            <text:p>Percentage van leerlingen uit de tweede klas van het voortgezet onderwijs met een verhoogde kans op sociaal-emotionele problemen. De Strengths and Difficulties Questionnaire (SDQ) is een vragenlijst om de sociaal-emotionele</text:p>
            <text:p>gezondheid van kinderen en jongeren te meten. Zowel sociaal-emotionele problemen als de sterke kanten van een kind worden in kaart gebracht. </text:p>
            <text:p/>
            <text:p>De vragenlijst is ingevuld door de jongeren zelf.  De cijfers hebben betrekking op de woonbuurt van de jongeren. Op wijkniveau zijn de cijfers van de laatste twee schooljaren samengevoegd. Dit cijfer verscheen voor het laatst over het schooljaar 2014/2015.</text:p>
          </table:table-cell>
          <table:table-cell office:value-type="string" calcext:value-type="string">
            <text:p>GGD Amsterdam</text:p>
          </table:table-cell>
          <table:table-cell office:value-type="string" calcext:value-type="string">
            <text:p>schooljaa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291" calcext:value-type="float">
            <text:p>629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PROSOC_P</text:p>
          </table:table-cell>
          <table:table-cell office:value-type="string" calcext:value-type="string">
            <text:p>Prosociaal gedrag ontvangen (% 4e klas VO)</text:p>
          </table:table-cell>
          <table:table-cell office:value-type="string" calcext:value-type="string">
            <text:p>School prosociaal (% 4e klas VO)</text:p>
          </table:table-cell>
          <table:table-cell office:value-type="string" calcext:value-type="string">
            <text:p>Percentage 4de klassers dat in de afgelopen maand prosociaal gedrag heeft ervaren van leeftijdsgenoten op school. Prosociaal gedrag houdt in dat iemand rekening houdt met de gevoelens van anderen en behulpzaam is.</text:p>
          </table:table-cell>
          <table:table-cell office:value-type="string" calcext:value-type="string">
            <text:p>GGD Amsterdam</text:p>
          </table:table-cell>
          <table:table-cell office:value-type="string" calcext:value-type="string">
            <text:p>schooljaar</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301" calcext:value-type="float">
            <text:p>630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EENZJ_P</text:p>
          </table:table-cell>
          <table:table-cell table:number-columns-repeated="2" office:value-type="string" calcext:value-type="string">
            <text:p>Eenzaam (% 4e klas VO)</text:p>
          </table:table-cell>
          <table:table-cell office:value-type="string" calcext:value-type="string">
            <text:p>Percentage 4de klassers dat eenzaam is.</text:p>
          </table:table-cell>
          <table:table-cell office:value-type="string" calcext:value-type="string">
            <text:p>GGD Amsterdam</text:p>
          </table:table-cell>
          <table:table-cell office:value-type="string" calcext:value-type="string">
            <text:p>schooljaar</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311" calcext:value-type="float">
            <text:p>631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DEPRESS_P</text:p>
          </table:table-cell>
          <table:table-cell table:number-columns-repeated="2" office:value-type="string" calcext:value-type="string">
            <text:p>Depressieklachten (% 4e klas VO)</text:p>
          </table:table-cell>
          <table:table-cell office:value-type="string" calcext:value-type="string">
            <text:p>Percentage 4de klassers met depressieklachten.</text:p>
          </table:table-cell>
          <table:table-cell office:value-type="string" calcext:value-type="string">
            <text:p>GGD Amsterdam</text:p>
          </table:table-cell>
          <table:table-cell office:value-type="string" calcext:value-type="string">
            <text:p>schooljaar</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321" calcext:value-type="float">
            <text:p>632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ANGST_P</text:p>
          </table:table-cell>
          <table:table-cell table:number-columns-repeated="2" office:value-type="string" calcext:value-type="string">
            <text:p>Angstklachten (% 4e klas VO)</text:p>
          </table:table-cell>
          <table:table-cell office:value-type="string" calcext:value-type="string">
            <text:p>Percentage 4de klassers met angstklachten.</text:p>
          </table:table-cell>
          <table:table-cell office:value-type="string" calcext:value-type="string">
            <text:p>GGD Amsterdam</text:p>
          </table:table-cell>
          <table:table-cell office:value-type="string" calcext:value-type="string">
            <text:p>schooljaar</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331" calcext:value-type="float">
            <text:p>633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PIEKER_P</text:p>
          </table:table-cell>
          <table:table-cell table:number-columns-repeated="2" office:value-type="string" calcext:value-type="string">
            <text:p>Piekeren (% 4e klas VO)</text:p>
          </table:table-cell>
          <table:table-cell office:value-type="string" calcext:value-type="string">
            <text:p>Percentage 4de klassers dat veel piekert.</text:p>
          </table:table-cell>
          <table:table-cell office:value-type="string" calcext:value-type="string">
            <text:p>GGD Amsterdam</text:p>
          </table:table-cell>
          <table:table-cell office:value-type="string" calcext:value-type="string">
            <text:p>schooljaar</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6341" calcext:value-type="float">
            <text:p>634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OUDERPSY_P</text:p>
          </table:table-cell>
          <table:table-cell table:number-columns-repeated="2" office:value-type="string" calcext:value-type="string">
            <text:p>Ouder(s) psychische problemen (% 10-jarigen)</text:p>
          </table:table-cell>
          <table:table-cell office:value-type="string" calcext:value-type="string">
            <text:p>Percentage 10-jarigen dat opgroeit in een gezin met minimaal 1 ouder/verzorger met een (ernstig) psychisch probleem.</text:p>
            <text:p/>
            <text:p>Op wijkniveau zijn de cijfers van de laatste twee schooljaren samengevoegd. </text:p>
            <text:p/>
            <text:p>Dit cijfer verscheen voor het laatst over het schooljaar 2014/2015.</text:p>
          </table:table-cell>
          <table:table-cell office:value-type="string" calcext:value-type="string">
            <text:p>Jeugdgezondheidsmonitor Amsterdam - GGD Amsterdam</text:p>
          </table:table-cell>
          <table:table-cell office:value-type="string" calcext:value-type="string">
            <text:p>schooljaar aflopend in het peiljaa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351" calcext:value-type="float">
            <text:p>635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ONGEWENST_P</text:p>
          </table:table-cell>
          <table:table-cell table:number-columns-repeated="2" office:value-type="string" calcext:value-type="string">
            <text:p>Seksualiteit: ongewenst (% 4e klas VO)</text:p>
          </table:table-cell>
          <table:table-cell office:value-type="string" calcext:value-type="string">
            <text:p>Percentage 4de klassers dat een ongewenste seksuele ervaring heeft gehad.</text:p>
            <text:p/>
            <text:p>Dit cijfer verscheen voor het laatst over het schooljaar 2014/2015.</text:p>
          </table:table-cell>
          <table:table-cell office:value-type="string" calcext:value-type="string">
            <text:p>Jeugdgezondheidsmonitor Amsterdam - GGD Amsterdam</text:p>
          </table:table-cell>
          <table:table-cell office:value-type="string" calcext:value-type="string">
            <text:p>schooljaa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6361" calcext:value-type="float">
            <text:p>636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GEDWONGENV04_P</text:p>
          </table:table-cell>
          <table:table-cell office:value-type="string" calcext:value-type="string">
            <text:p>Seksualiteit: gedwongen (% 4e klas VO) </text:p>
            <text:p/>
          </table:table-cell>
          <table:table-cell office:value-type="string" calcext:value-type="string">
            <text:p>Seksualiteit: gedwongen (% 4e klas VO) </text:p>
            <text:p/>
          </table:table-cell>
          <table:table-cell office:value-type="string" calcext:value-type="string">
            <text:p>Percentage 4de klassers dat wel eens is gedwongen tot een seksuele handeling.</text:p>
          </table:table-cell>
          <table:table-cell office:value-type="string" calcext:value-type="string">
            <text:p>Jeugdgezondheidsmonitor Amsterdam - GGD Amsterdam</text:p>
          </table:table-cell>
          <table:table-cell office:value-type="string" calcext:value-type="string">
            <text:p>schooljaar</text:p>
          </table:table-cell>
          <table:table-cell office:value-type="string" calcext:value-type="string">
            <text:p>2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371" calcext:value-type="float">
            <text:p>637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CONDO_P</text:p>
          </table:table-cell>
          <table:table-cell table:number-columns-repeated="2" office:value-type="string" calcext:value-type="string">
            <text:p>Seksualiteit: onveilig (% 4e klas VO)</text:p>
          </table:table-cell>
          <table:table-cell office:value-type="string" calcext:value-type="string">
            <text:p>Percentage 4de klassers dat bij geslachtsgemeenschap niet altijd een condoom gebruikt.</text:p>
            <text:p/>
            <text:p>Op wijkniveau zijn de cijfers van de laatste twee schooljaren samengevoegd.</text:p>
          </table:table-cell>
          <table:table-cell office:value-type="string" calcext:value-type="string">
            <text:p>Jeugdgezondheidsmonitor Amsterdam - GGD Amsterdam</text:p>
          </table:table-cell>
          <table:table-cell office:value-type="string" calcext:value-type="string">
            <text:p>schooljaa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381" calcext:value-type="float">
            <text:p>638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JVOORZ_P</text:p>
          </table:table-cell>
          <table:table-cell table:number-columns-repeated="2" office:value-type="string" calcext:value-type="string">
            <text:p>Jongerenvoorzieningen goed (%)</text:p>
          </table:table-cell>
          <table:table-cell office:value-type="string" calcext:value-type="string">
            <text:p>% Bewoners dat het (helemaal) eens is met de volgende stelling:</text:p>
            <text:p>In de buurt zijn goede voorzieningen voor jonger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391" calcext:value-type="float">
            <text:p>639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OKT_P</text:p>
          </table:table-cell>
          <table:table-cell office:value-type="string" calcext:value-type="string">
            <text:p>Jeugdzorg: OKT (% 0-18 jaar)</text:p>
          </table:table-cell>
          <table:table-cell office:value-type="string" calcext:value-type="string">
            <text:p>OKT (% 0-18 jaar)</text:p>
          </table:table-cell>
          <table:table-cell office:value-type="string" calcext:value-type="string">
            <text:p>Aandeel 0 tot 18-jarige Amsterdammers met jeugdhulp door het Ouder- en Kindteam. In het percentage zijn ook clienten van 18 jaar en ouder meegenomen.</text:p>
            <text:p/>
            <text:p>De cliënten waarvan de woonplaats onbekend is, zijn naar rato verdeeld over de 22 gebieden.</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01" calcext:value-type="float">
            <text:p>640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SAMEN_P</text:p>
          </table:table-cell>
          <table:table-cell office:value-type="string" calcext:value-type="string">
            <text:p>Jeugdzorg: Samen Doen (% gezinnen)</text:p>
          </table:table-cell>
          <table:table-cell office:value-type="string" calcext:value-type="string">
            <text:p>Samen Doen (% gezinnen)</text:p>
          </table:table-cell>
          <table:table-cell office:value-type="string" calcext:value-type="string">
            <text:p>Aandeel huishoudens dat wordt ondersteund door het Samen Doen Team bij complexe problemen op meerdere levensgebieden. Het betreft gezinnen die wonen in Amsterdam.</text:p>
            <text:p/>
            <text:p>De cliënten waarvan de woonplaats onbekend is, zijn naar rato verdeeld over de 22 gebieden.</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11" calcext:value-type="float">
            <text:p>641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ZIN_P</text:p>
          </table:table-cell>
          <table:table-cell office:value-type="string" calcext:value-type="string">
            <text:p>Jeugdzorg: Jeugdhulp, ZIN (% 0-18 jaar)</text:p>
          </table:table-cell>
          <table:table-cell office:value-type="string" calcext:value-type="string">
            <text:p>Jeugdhulp, ZIN (% 0-18 jaar)</text:p>
          </table:table-cell>
          <table:table-cell office:value-type="string" calcext:value-type="string">
            <text:p>Aandeel 0 tot 18-jarigen met specialistische jeugdhulp in de vorm van zorg in natura. In het percentage zijn ook clienten van 18 jaar en ouder meegenomen.</text:p>
            <text:p/>
            <text:p>De cliënten waarvan de woonplaats onbekend is, zijn naar rato verdeeld over de 22 gebieden.</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21" calcext:value-type="float">
            <text:p>642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JHPGB_P</text:p>
          </table:table-cell>
          <table:table-cell office:value-type="string" calcext:value-type="string">
            <text:p>Jeugdzorg: Jeugdhulp, PGB (% 0-18 jaar)</text:p>
          </table:table-cell>
          <table:table-cell office:value-type="string" calcext:value-type="string">
            <text:p>Jeugdhulp, PGB (% 0-18 jaar)</text:p>
          </table:table-cell>
          <table:table-cell office:value-type="string" calcext:value-type="string">
            <text:p>Aandeel 0 tot 18-jarigen met specialistische jeugdhulp in de vorm van persoonsgebonden budget. In het percentage zijn ook clienten van 18 jaar en ouder meegenomen.</text:p>
            <text:p/>
            <text:p>De cliënten waarvan de woonplaats onbekend is, zijn naar rato verdeeld over de 22 gebieden.</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431" calcext:value-type="float">
            <text:p>643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OOO_P</text:p>
          </table:table-cell>
          <table:table-cell office:value-type="string" calcext:value-type="string">
            <text:p>Jeugdzorg: O en O (% 0-18 jaar)</text:p>
          </table:table-cell>
          <table:table-cell office:value-type="string" calcext:value-type="string">
            <text:p>O en O (% 0-18 jaar)</text:p>
          </table:table-cell>
          <table:table-cell office:value-type="string" calcext:value-type="string">
            <text:p>Aandeel 0 tot 18-jarige Amsterdamers met opvoed- en opgroeiondersteuning. De cijfers hebben betrekking op trainingen, cursussen en gezinsondersteuning. Het bereikcijfer is inclusief jeugdigen van 18 jaar en ouder en jongeren die niet in Amsterdam wonen maar hier wel naar school gaan. De cijfers zijn vervolgens gdeeld op het aantal 0 tot 18-jaroge Amsterdammers. </text:p>
            <text:p/>
            <text:p>De cliënten waarvan de woonplaats onbekend is, zijn naar rato verdeeld over de 22 gebieden. Per 2018 is de monitor uitgebreid. De cijfers t/m 2017 zijn niet vergelijkbaar met de cijfers vanaf 2018.</text:p>
            <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41" calcext:value-type="float">
            <text:p>644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JBR_P</text:p>
          </table:table-cell>
          <table:table-cell office:value-type="string" calcext:value-type="string">
            <text:p>Jeugdzorg: Jeugdbescherming en reclassering (% gezinnen)</text:p>
          </table:table-cell>
          <table:table-cell office:value-type="string" calcext:value-type="string">
            <text:p>Jeugdbescherming/reclassering (% gezinnen)</text:p>
          </table:table-cell>
          <table:table-cell office:value-type="string" calcext:value-type="string">
            <text:p>Aandeel gezinnen dat wordt ondersteund door een gecertificeerde instelling voor (preventieve) jeugdbescherming en reclassering. </text:p>
            <text:p/>
            <text:p>Het betreft gezinnen die wonen in Amsterdam. De cliënten waarvan het adres onbekend is, zijn naar rato verdeeld over de 22 gebieden.</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6451" calcext:value-type="float">
            <text:p>645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VT_P</text:p>
          </table:table-cell>
          <table:table-cell office:value-type="string" calcext:value-type="string">
            <text:p>Jeugdzorg: Veilig Thuis melding (% gezinnen)</text:p>
          </table:table-cell>
          <table:table-cell office:value-type="string" calcext:value-type="string">
            <text:p>Veilig Thuismelding (% gezinnen)</text:p>
          </table:table-cell>
          <table:table-cell office:value-type="string" calcext:value-type="string">
            <text:p>Aandeel gezinnen met Veilig Thuis melding.</text:p>
            <text:p> </text:p>
            <text:p>Het cijfer heeft niet betrekking op unieke aantallen gezinnen (per gezin kunnen meerdere meldingen voorkomen).  Het betreft gezinnen die wonen in Amsterdam.</text:p>
            <text:p/>
            <text:p>De cliënten waarvan de woonplaats onbekend is, zijn naar rato verdeeld over de 22 gebieden.</text:p>
            <text:p/>
            <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61" calcext:value-type="float">
            <text:p>646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KMISH_I</text:p>
          </table:table-cell>
          <table:table-cell table:number-columns-repeated="2" office:value-type="string" calcext:value-type="string">
            <text:p>Risicofactorenindex kindermishandeling</text:p>
          </table:table-cell>
          <table:table-cell office:value-type="string" calcext:value-type="string">
            <text:p>De risicofactorenindex kindermishandeling zet de verwachte prevalentie van kindermishandeling af tegen het stedelijk gemiddelde. Het stedelijk gemiddelde is altijd 100. Een hogere index betekent dat er naar verwachting meer kindermishandeling in een gebied plaatsvindt. </text:p>
            <text:p/>
            <text:p>De index is gebaseerd op de volgende risicofactoren: huishoudens met meer dan 3 kinderen, huishoudens met kinderen van 5 jaar of jonger, tienermoeders, stiefouders, eenoudergezinnen, opleidingsniveau en inkomensniveau.</text:p>
          </table:table-cell>
          <table:table-cell office:value-type="string" calcext:value-type="string">
            <text:p>GGD Amsterdam</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71" calcext:value-type="float">
            <text:p>647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VVEINDI</text:p>
          </table:table-cell>
          <table:table-cell office:value-type="string" calcext:value-type="string">
            <text:p>VVE: indicaties</text:p>
          </table:table-cell>
          <table:table-cell office:value-type="string" calcext:value-type="string">
            <text:p>VVE indicaties</text:p>
          </table:table-cell>
          <table:table-cell office:value-type="string" calcext:value-type="string">
            <text:p>Aantal bewoners van 30 tot en met 47 maanden jaar met een indicatie voor Voor en Vroegschoolse Educatie (vve). NB: tot en met peiljaar 2014 bestond de doelgroep uit 30 tot en met 48 maanden.  </text:p>
            <text:p/>
            <text:p>Alleen gegevens van gebieden met meer dan 15 peuters worden weergegeven.</text:p>
          </table:table-cell>
          <table:table-cell office:value-type="string" calcext:value-type="string">
            <text:p>Elektronisch Loket VVE</text:p>
          </table:table-cell>
          <table:table-cell office:value-type="string" calcext:value-type="string">
            <text:p>1 decemb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81" calcext:value-type="float">
            <text:p>648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VVEDEELN</text:p>
          </table:table-cell>
          <table:table-cell office:value-type="string" calcext:value-type="string">
            <text:p>VVE: deelname VVE indicaties</text:p>
          </table:table-cell>
          <table:table-cell office:value-type="string" calcext:value-type="string">
            <text:p>deelname VVE indicaties</text:p>
          </table:table-cell>
          <table:table-cell office:value-type="string" calcext:value-type="string">
            <text:p>Aantal bewoners van 30 tot en met 47 maanden met een indicatie voor Voor en Vroegschoolse Educatie (vve) dat deelneemt aan vve.  NB: tot en met peiljaar 2014 bestond de doelgroep uit 30 tot en met 48 maanden.  </text:p>
            <text:p/>
            <text:p>Alleen gegevens van gebieden met meer dan 15 peuters worden weergegeven.</text:p>
          </table:table-cell>
          <table:table-cell office:value-type="string" calcext:value-type="string">
            <text:p>Elektronisch Loket VVE</text:p>
          </table:table-cell>
          <table:table-cell office:value-type="string" calcext:value-type="string">
            <text:p>1 decemb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91" calcext:value-type="float">
            <text:p>649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VVEINDI_P</text:p>
          </table:table-cell>
          <table:table-cell office:value-type="string" calcext:value-type="string">
            <text:p>VVE: % indicaties</text:p>
          </table:table-cell>
          <table:table-cell office:value-type="string" calcext:value-type="string">
            <text:p>VVE indicaties (5)</text:p>
          </table:table-cell>
          <table:table-cell office:value-type="string" calcext:value-type="string">
            <text:p>Aandeel  bewoners van 30 tot en met 47 maanden volgens het Elektronisch Loket VVE met een indicatie voor Voor en Vroegschoolse Educatie (vve). NB: tot en met peiljaar 2014 bestond de doelgroep uit 30 tot en met 48 maanden.  </text:p>
            <text:p/>
            <text:p>Alleen gegevens van gebieden met meer dan 15 peuters worden weergegeven.</text:p>
          </table:table-cell>
          <table:table-cell office:value-type="string" calcext:value-type="string">
            <text:p>Elektronisch Loket VVE</text:p>
          </table:table-cell>
          <table:table-cell office:value-type="string" calcext:value-type="string">
            <text:p>1 decem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6501" calcext:value-type="float">
            <text:p>650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VVEDEELN_P</text:p>
          </table:table-cell>
          <table:table-cell office:value-type="string" calcext:value-type="string">
            <text:p>VVE: % deelname VVE indicaties</text:p>
          </table:table-cell>
          <table:table-cell office:value-type="string" calcext:value-type="string">
            <text:p>deelname VVE indicaties (%)</text:p>
          </table:table-cell>
          <table:table-cell office:value-type="string" calcext:value-type="string">
            <text:p>Aandeel  bewoners van 30 tot en met 47 maanden met een indicatie voor Voor en Vroegschoolse Educatie (vve) dat deelneemt aan vve. NB: tot en met peiljaar 2014 bestond de doelgroep uit 30 tot en met 48 maanden.  </text:p>
            <text:p>Alleen gegevens van gebieden met meer dan 15 peuters worden weergegeven.</text:p>
          </table:table-cell>
          <table:table-cell office:value-type="string" calcext:value-type="string">
            <text:p>Elektronisch Loket VVE</text:p>
          </table:table-cell>
          <table:table-cell office:value-type="string" calcext:value-type="string">
            <text:p>1 decem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511" calcext:value-type="float">
            <text:p>651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CHBAO</text:p>
          </table:table-cell>
          <table:table-cell office:value-type="string" calcext:value-type="string">
            <text:p>PO: Scholen Basisonderwijs</text:p>
          </table:table-cell>
          <table:table-cell office:value-type="string" calcext:value-type="string">
            <text:p>Scholen PO</text:p>
          </table:table-cell>
          <table:table-cell office:value-type="string" calcext:value-type="string">
            <text:p>Aantal scholen voor basisonderwijs (bao) naar gebied van de van hoofd- dan wel nevenvestiging .</text:p>
          </table:table-cell>
          <table:table-cell office:value-type="string" calcext:value-type="string">
            <text:p>DUO</text:p>
          </table:table-cell>
          <table:table-cell office:value-type="string" calcext:value-type="string">
            <text:p>1 oktob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chol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521" calcext:value-type="float">
            <text:p>652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LLBAO</text:p>
          </table:table-cell>
          <table:table-cell office:value-type="string" calcext:value-type="string">
            <text:p>PO: Leerlingen Basisonderwijs</text:p>
          </table:table-cell>
          <table:table-cell office:value-type="string" calcext:value-type="string">
            <text:p>Leerlingen PO</text:p>
          </table:table-cell>
          <table:table-cell office:value-type="string" calcext:value-type="string">
            <text:p>Aantal leerlingen op de scholen voor basisonderwijs (bao) naar gebied van de van hoofd- dan wel nevenvestiging . D</text:p>
          </table:table-cell>
          <table:table-cell office:value-type="string" calcext:value-type="string">
            <text:p>DUO</text:p>
          </table:table-cell>
          <table:table-cell office:value-type="string" calcext:value-type="string">
            <text:p>1 oktob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rling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531" calcext:value-type="float">
            <text:p>653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BAO_PROG2015</text:p>
          </table:table-cell>
          <table:table-cell table:number-columns-repeated="2" office:value-type="string" calcext:value-type="string">
            <text:p>Basisgeneratie prognose 2015</text:p>
          </table:table-cell>
          <table:table-cell office:value-type="string" calcext:value-type="string">
            <text:p>Prognose uit 2015 voor de omvang van de basisgeneratie op 1 januari. De basisgeneratie is het aantal kinderen in de basisschoolleeftijd en wordt berekend als het aantal kinderen van 4 tot en met 11 jaar en 30% van het aantal 12-jarigen. De basisgeneratie in toekomstige jaren wordt afgeleid uit de bevolkingsaantallen per leeftijd, die berekend zijn in de bevolkingsprognose.</text:p>
          </table:table-cell>
          <table:table-cell office:value-type="string" calcext:value-type="string">
            <text:p>OIS</text:p>
          </table:table-cell>
          <table:table-cell office:value-type="float" office:value="42644" calcext:value-type="float">
            <text:p>42644</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541" calcext:value-type="float">
            <text:p>654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BAO_PROG2016</text:p>
          </table:table-cell>
          <table:table-cell table:number-columns-repeated="2" office:value-type="string" calcext:value-type="string">
            <text:p>Basisgeneratie prognose 2016</text:p>
          </table:table-cell>
          <table:table-cell office:value-type="string" calcext:value-type="string">
            <text:p>Prognose uit 2016 voor de omvang van de basisgeneratie op 1 januari. De basisgeneratie is het aantal kinderen in de basisschoolleeftijd en wordt berekend als het aantal kinderen van 4 tot en met 11 jaar en 30% van het aantal 12-jarigen. De basisgeneratie in toekomstige jaren wordt afgeleid uit de bevolkingsaantallen per leeftijd, die berekend zijn in de bevolkingsprognose.</text:p>
          </table:table-cell>
          <table:table-cell office:value-type="string" calcext:value-type="string">
            <text:p>OIS</text:p>
          </table:table-cell>
          <table:table-cell office:value-type="float" office:value="42644" calcext:value-type="float">
            <text:p>42644</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551" calcext:value-type="float">
            <text:p>655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BAO_PROG2018</text:p>
          </table:table-cell>
          <table:table-cell table:number-columns-repeated="2" office:value-type="string" calcext:value-type="string">
            <text:p>Basisgeneratie prognose 2018</text:p>
          </table:table-cell>
          <table:table-cell office:value-type="string" calcext:value-type="string">
            <text:p>Prognose uit 2018 voor de omvang van de basisgeneratie op 1 januari. De basisgeneratie is het aantal kinderen in de basisschoolleeftijd en wordt berekend als het aantal kinderen van 4 tot en met 11 jaar en 30% van het aantal 12-jarigen. De basisgeneratie in toekomstige jaren wordt afgeleid uit de bevolkingsaantallen per leeftijd, die berekend zijn in de bevolkingsprognose.</text:p>
          </table:table-cell>
          <table:table-cell office:value-type="string" calcext:value-type="string">
            <text:p>OIS</text:p>
          </table:table-cell>
          <table:table-cell office:value-type="float" office:value="42644" calcext:value-type="float">
            <text:p>42644</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6561" calcext:value-type="float">
            <text:p>656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CHSO</text:p>
          </table:table-cell>
          <table:table-cell office:value-type="string" calcext:value-type="string">
            <text:p>SO: Scholen</text:p>
          </table:table-cell>
          <table:table-cell office:value-type="string" calcext:value-type="string">
            <text:p>Scholen SO</text:p>
          </table:table-cell>
          <table:table-cell office:value-type="string" calcext:value-type="string">
            <text:p>Aantal scholen Speciaal Onderwijs inclusief speciaal basisonderwijs (SBO).</text:p>
            <text:p/>
            <text:p>Speciaal onderwijs bestaat uit 4 clusters:</text:p>
            <text:p>Cluster 1: blinde, slechtziende kinderen </text:p>
            <text:p>Cluster 2: dove, slechthorende kinderen </text:p>
            <text:p>Cluster 3: gehandicapte en langdurig zieke kinderen </text:p>
            <text:p>Cluster 4: kinderen met stoornissen en gedragsproblemen.</text:p>
            <text:p/>
            <text:p>Speciale basisscholen zijn bedoeld voor moeilijk lerende kinderen, kinderen met opvoedingsmoeilijkheden en alle andere kinderen die speciale ondersteuning en aandacht nodig hebben. </text:p>
            <text:p> </text:p>
            <text:p/>
          </table:table-cell>
          <table:table-cell office:value-type="string" calcext:value-type="string">
            <text:p>DUO</text:p>
          </table:table-cell>
          <table:table-cell office:value-type="string" calcext:value-type="string">
            <text:p>1 oktob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chol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6571" calcext:value-type="float">
            <text:p>657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LLSO</text:p>
          </table:table-cell>
          <table:table-cell office:value-type="string" calcext:value-type="string">
            <text:p>SO: Leerlingen</text:p>
          </table:table-cell>
          <table:table-cell office:value-type="string" calcext:value-type="string">
            <text:p>Leerlingen SO</text:p>
          </table:table-cell>
          <table:table-cell office:value-type="string" calcext:value-type="string">
            <text:p>Leerlingen Speciaal Onderwijs inclusief speciaal basisonderwijs (SBO) dat in het gebied naar school gaat .</text:p>
            <text:p/>
            <text:p>Speciaal onderwijs bestaat uit 4 clusters:</text:p>
            <text:p>Cluster 1: blinde, slechtziende kinderen </text:p>
            <text:p>Cluster 2: dove, slechthorende kinderen </text:p>
            <text:p>Cluster 3: gehandicapte en langdurig zieke kinderen </text:p>
            <text:p>Cluster 4: kinderen met stoornissen en gedragsproblemen.</text:p>
            <text:p/>
            <text:p>Speciale basisscholen zijn bedoeld voor moeilijk lerende kinderen, kinderen met opvoedingsmoeilijkheden en alle andere kinderen die speciale ondersteuning en aandacht nodig hebben.</text:p>
          </table:table-cell>
          <table:table-cell office:value-type="string" calcext:value-type="string">
            <text:p>DUO</text:p>
          </table:table-cell>
          <table:table-cell office:value-type="string" calcext:value-type="string">
            <text:p>1 oktob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rling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6581" calcext:value-type="float">
            <text:p>658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LLGEW_P</text:p>
          </table:table-cell>
          <table:table-cell office:value-type="string" calcext:value-type="string">
            <text:p>PO: % Gewichtenleerlingen</text:p>
          </table:table-cell>
          <table:table-cell office:value-type="string" calcext:value-type="string">
            <text:p>Gewichtenleerlingen (%)</text:p>
          </table:table-cell>
          <table:table-cell office:value-type="string" calcext:value-type="string">
            <text:p>Aandeel leerlingen op de basisscholen (exclusief speciaal basisonderwijs) in het gebied met een leerlinggewicht uit de gewichtenregeling primair onderwijs. </text:p>
            <text:p>Of een leerling een gewicht toegekend krijgt, hangt af van het opleidingsniveau van de ouders. Kinderen krijgen geen gewicht toegekend als één of beide ouders minimaal drie jaar mavo (c- of d-niveau), of vmbo gemengde leerweg, of theoretische leerweg heeft genoten, of meer dan twee jaar havo of vwo gevolgd.</text:p>
          </table:table-cell>
          <table:table-cell office:value-type="string" calcext:value-type="string">
            <text:p>DUO</text:p>
          </table:table-cell>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6591" calcext:value-type="float">
            <text:p>659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_OPLPO_L_P</text:p>
          </table:table-cell>
          <table:table-cell table:number-columns-repeated="2" office:value-type="string" calcext:value-type="string">
            <text:p>PO: % ouders laagopgeleid</text:p>
          </table:table-cell>
          <table:table-cell office:value-type="string" calcext:value-type="string">
            <text:p>Aandeel van de basisschoolleerlingen (exclusief speciaal basisonderwijs) die in het gebied wonen waarvan de hoogst opgeleide ouder laag opgeleid is (basisschool/vmbo). </text:p>
            <text:p/>
            <text:p>De peildatum heeft betrekking op het jaar waarin de leerlingen zijn geteld. Het opleidingsniveau van de ouders is 1 a 2 jaar eerder bepaald.  </text:p>
            <text:p/>
            <text:p>Er worden alleen cijfers gepresenteerd over gebieden met minstens 100 leerlingen en minstens 20 laagopgeleide ouders.</text:p>
          </table:table-cell>
          <table:table-cell office:value-type="string" calcext:value-type="string">
            <text:p>DUO / CBS / bewerking OIS</text:p>
          </table:table-cell>
          <table:table-cell office:value-type="string" calcext:value-type="string">
            <text:p>1 <text:s/>okto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6601" calcext:value-type="float">
            <text:p>660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_OPLPO_M_P</text:p>
          </table:table-cell>
          <table:table-cell table:number-columns-repeated="2" office:value-type="string" calcext:value-type="string">
            <text:p>PO: % ouders middelbaar opgeleid</text:p>
          </table:table-cell>
          <table:table-cell office:value-type="string" calcext:value-type="string">
            <text:p>Aandeel van de basisschoolleerlingen (exclusief speciaal basisonderwijs) die in het gebied wonen waarvan de hoogst opgeleide ouder  middelbaar opgeleid is (MBO of havo/vwo). </text:p>
            <text:p/>
            <text:p>De peildatum heeft betrekking op het jaar waarin de leerlingen zijn geteld. Het opleidingsniveau van de ouders is 1 a 2 jaar eerder bepaald.  </text:p>
            <text:p/>
            <text:p>Er worden alleen cijfers gepresenteerd over gebieden met minstens 100 leerlingen en minstens 20 middelbaar opgeleide ouders.</text:p>
          </table:table-cell>
          <table:table-cell office:value-type="string" calcext:value-type="string">
            <text:p>DUO / CBS / bewerking OIS</text:p>
          </table:table-cell>
          <table:table-cell office:value-type="string" calcext:value-type="string">
            <text:p>1 <text:s/>okto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6611" calcext:value-type="float">
            <text:p>661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_OPLPO_P</text:p>
          </table:table-cell>
          <table:table-cell table:number-columns-repeated="2" office:value-type="string" calcext:value-type="string">
            <text:p>PO: % ouders hoogopgeleid</text:p>
          </table:table-cell>
          <table:table-cell office:value-type="string" calcext:value-type="string">
            <text:p>Aandeel van de basisschoolleerlingen (exclusief speciaal basisonderwijs) die in het gebied wonen met minimaal een hoogopgeleide ouder (HBO of WO). </text:p>
            <text:p/>
            <text:p>De peildatum heeft betrekking op het jaar waarin de leerlingen zijn geteld. Het opleidingsniveau van de ouders is 1 a 2 jaar eerder bepaald.  </text:p>
            <text:p/>
            <text:p>Er worden alleen cijfers gepresenteerd over gebieden met minstens 100 leerlingen en minstens 20 hoogopgeleide ouders.</text:p>
          </table:table-cell>
          <table:table-cell office:value-type="string" calcext:value-type="string">
            <text:p>DUO / CBS / bewerking OIS</text:p>
          </table:table-cell>
          <table:table-cell office:value-type="string" calcext:value-type="string">
            <text:p>1 <text:s/>okto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621" calcext:value-type="float">
            <text:p>662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AANBODBAO_R</text:p>
          </table:table-cell>
          <table:table-cell office:value-type="string" calcext:value-type="string">
            <text:p>PO: aanbod basisscholen (1-10)</text:p>
          </table:table-cell>
          <table:table-cell office:value-type="string" calcext:value-type="string">
            <text:p>Basisscholen (1-10)</text:p>
          </table:table-cell>
          <table:table-cell office:value-type="string" calcext:value-type="string">
            <text:p>Gemiddeld rapportcijfer dat bewoners geven als antwoord op de vraag: Wat vindt u van het aanbod van basisscholen in uw buurt? (1=ruim onvoldoende, 10= ruim voldoende).</text:p>
            <text:p/>
            <text:p>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6631" calcext:value-type="float">
            <text:p>663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CITOSCH_GEM</text:p>
          </table:table-cell>
          <table:table-cell office:value-type="string" calcext:value-type="string">
            <text:p>PO: Citoscore (schooladres)</text:p>
          </table:table-cell>
          <table:table-cell office:value-type="string" calcext:value-type="string">
            <text:p>Citoscore (schooladres)</text:p>
          </table:table-cell>
          <table:table-cell office:value-type="string" calcext:value-type="string">
            <text:p>Gemiddelde CITO-eindtoetsscore van de deelnemende basisscholen in het gebied. Het gemiddelde van het gebied is een gewogen gemiddelde op basis van de gemiddelde Citoscore van de school en het aantal leerlingen dat aan de toets heeft meegedaan.   </text:p>
            <text:p/>
            <text:p>De Cito score (standaardscore) geeft een indicatie van het best passende onderwijstype.</text:p>
            <text:p>501-523: Basisberoepsgerichte leerweg</text:p>
            <text:p>524-528: Basis- en kaderberoepsgerichte leerweg</text:p>
            <text:p>529-536: Gemengde / theoretische leerweg</text:p>
            <text:p>537-544: Havo</text:p>
            <text:p>545-550: VWO</text:p>
          </table:table-cell>
          <table:table-cell office:value-type="string" calcext:value-type="string">
            <text:p>DUO</text:p>
          </table:table-cell>
          <table:table-cell office:value-type="string" calcext:value-type="string">
            <text:p>nvt</text:p>
          </table:table-cell>
          <table:table-cell office:value-type="string" calcext:value-type="string">
            <text:p>1 keer per jaar</text:p>
          </table:table-cell>
          <table:table-cell office:value-type="float" office:value="5" calcext:value-type="float">
            <text:p>5</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6641" calcext:value-type="float">
            <text:p>664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CITO_GEM</text:p>
          </table:table-cell>
          <table:table-cell office:value-type="string" calcext:value-type="string">
            <text:p>PO: Citoscore (woonadres)</text:p>
          </table:table-cell>
          <table:table-cell office:value-type="string" calcext:value-type="string">
            <text:p>Citoscore (woonadres)</text:p>
          </table:table-cell>
          <table:table-cell office:value-type="string" calcext:value-type="string">
            <text:p>Gemiddelde CITO-eindtoetsscore van de deelnemende 8e groepers woonachtig in het gebied. Er zijn alleen cijfers opgenomen over gebieden waar minstens 15 kinderen hebben deelgenomen aan de CITO-eindtoets. De gemiddelde citoscore o.b.v. cijfers van OJZ is bekend voor de periode 2010-2014. Nieuwere cijfers zijn beschikbaar onder de variabele Ocitoscore_gem .</text:p>
            <text:p/>
            <text:p>De Cito score (standaardscore) geeft een indicatie van het best passende onderwijstype.</text:p>
            <text:p>501-523: Basisberoepsgerichte leerweg</text:p>
            <text:p>524-528: Basis- en kaderberoepsgerichte leerweg</text:p>
            <text:p>529-536: Gemengde / theoretische leerweg</text:p>
            <text:p>537-544: Havo</text:p>
            <text:p>545-550: VWO</text:p>
          </table:table-cell>
          <table:table-cell office:value-type="string" calcext:value-type="string">
            <text:p>OJZ</text:p>
          </table:table-cell>
          <table:table-cell office:value-type="string" calcext:value-type="string">
            <text:p>nvt</text:p>
          </table:table-cell>
          <table:table-cell office:value-type="string" calcext:value-type="string">
            <text:p>1 keer per jaar</text:p>
          </table:table-cell>
          <table:table-cell office:value-type="float" office:value="5" calcext:value-type="float">
            <text:p>5</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6651" calcext:value-type="float">
            <text:p>665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CITOSCORE_GEM</text:p>
          </table:table-cell>
          <table:table-cell office:value-type="string" calcext:value-type="string">
            <text:p>PO: Citoscore CBS (woonadres)</text:p>
          </table:table-cell>
          <table:table-cell office:value-type="string" calcext:value-type="string">
            <text:p>Citoscore CBS (woonadres)</text:p>
          </table:table-cell>
          <table:table-cell office:value-type="string" calcext:value-type="string">
            <text:p>Gemiddelde CITO-eindtoetsscore van de deelnemende basisschoolleerlingen woonachtig in het gebied op 31 december van het schooljaar. Bijvoorbeeld: de CITO-eindtoetsscore 2012 betreft schooljaar 2011/2012 en leerlingen op 31 december 2011. Er zijn alleen cijfers opgenomen over gebieden waar minstens 15 kinderen hebben deelgenomen aan de CITO-eindtoets en waarbij geen gegevens te herleiden zijn tot minder dan 10 kinderen. Op basis van cijfers van het CBS is de gemiddelde Citoscore bekend vanaf het jaar 2012.</text:p>
            <text:p/>
            <text:p>De Cito score (standaardscore) geeft een indicatie van het best passende onderwijstype.</text:p>
            <text:p>501-523: Basisberoepsgerichte leerweg</text:p>
            <text:p>524-528: Basis- en kaderberoepsgerichte leerweg</text:p>
            <text:p>529-536: Gemengde / theoretische leerweg</text:p>
            <text:p>537-544: Havo</text:p>
            <text:p>545-550: VWO</text:p>
          </table:table-cell>
          <table:table-cell office:value-type="string" calcext:value-type="string">
            <text:p>CBS/bewerking OIS</text:p>
          </table:table-cell>
          <table:table-cell office:value-type="string" calcext:value-type="string">
            <text:p>nvt</text:p>
          </table:table-cell>
          <table:table-cell office:value-type="string" calcext:value-type="string">
            <text:p>1 keer per jaar</text:p>
          </table:table-cell>
          <table:table-cell office:value-type="float" office:value="5" calcext:value-type="float">
            <text:p>5</text:p>
          </table:table-cell>
          <table:table-cell table:number-columns-repeated="2"/>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661" calcext:value-type="float">
            <text:p>666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PROLWOO_P</text:p>
          </table:table-cell>
          <table:table-cell office:value-type="string" calcext:value-type="string">
            <text:p>PO: % Basisschooladvies PRO/LWOO</text:p>
          </table:table-cell>
          <table:table-cell office:value-type="string" calcext:value-type="string">
            <text:p>Advies PRO/LWOO (%)</text:p>
          </table:table-cell>
          <table:table-cell office:value-type="string" calcext:value-type="string">
            <text:p>Aandeel 8e groepers met het basisschooladvies praktijkonderwijs of leerwegondersteuning (lwoo) naar woongebied (N&gt; 15 ) </text:p>
            <text:p/>
            <text:p>De cijfers op basis van de bron OJZ zijn beschikbaar over de periode 2010-2015. Meer recente cijfers zijn beschikbaar onder de variabele  OPROVMBOBK_p.</text:p>
          </table:table-cell>
          <table:table-cell office:value-type="string" calcext:value-type="string">
            <text:p>OJZ</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asisschooladvie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6671" calcext:value-type="float">
            <text:p>667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PROVMBOBK_P</text:p>
          </table:table-cell>
          <table:table-cell office:value-type="string" calcext:value-type="string">
            <text:p>PO: % basisschooladvies PRO/VMBO-BK</text:p>
          </table:table-cell>
          <table:table-cell office:value-type="string" calcext:value-type="string">
            <text:p>Advies PRO/VMBO-BK (%)</text:p>
          </table:table-cell>
          <table:table-cell office:value-type="string" calcext:value-type="string">
            <text:p>Aandeel 8e-groepers met een basisschooladvies met als minimum Praktijkonderwijs, VMBO-B of VMBO-K naar woongebied op 31 december van het schooljaar. Bijvoorbeeld: het advies 2012 betreft schooljaar 2011/2012 en leerlingen op 31 december 2011. Er zijn alleen cijfers opgenomen over gebieden waar minstens 15 kinderen een advies hebben gekregen en waarbij geen gegevens te herleiden zijn tot minder dan 10 kinderen. Verder is om onthulling te voorkomen Westpoort bij West  (stadsdelen), Bos en Lommer (22/27 gebieden, rayons), [Oud/Woon- en groengebied] Sloterdijk (wijken, [alternatieve] buurten) gevoegd. In 2012-2013 is SVO bij Praktijkonderwijs gevoegd i.v.m. onthullingsrisico.</text:p>
            <text:p/>
            <text:p>Voor de stad, stadsdelen en 22 gebieden zijn de percentages afgerond op 1 decimaal, voor de kleinere gebiedsindelingen op 0 decimalen. </text:p>
            <text:p>Een percentage van 90 staat voor 90% of meer.</text:p>
            <text:p/>
          </table:table-cell>
          <table:table-cell office:value-type="string" calcext:value-type="string">
            <text:p>CBS/bewerking OIS</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asisschooladvies</text:p>
          </table:table-cell>
          <table:table-cell office:value-type="string" calcext:value-type="string">
            <text:p>F5.1</text:p>
          </table:table-cell>
          <table:table-cell office:value-type="string" calcext:value-type="string">
            <text:p>Onderwijs, jeugd en diversiteit</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681" calcext:value-type="float">
            <text:p>668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VMBO_P</text:p>
          </table:table-cell>
          <table:table-cell office:value-type="string" calcext:value-type="string">
            <text:p>PO: % Basisschooladviezen VMBO</text:p>
          </table:table-cell>
          <table:table-cell office:value-type="string" calcext:value-type="string">
            <text:p>Advies VMBO (%)</text:p>
          </table:table-cell>
          <table:table-cell office:value-type="string" calcext:value-type="string">
            <text:p>Aandeel 8e groepers met het basisschooladvies vmbo, vmbo-havo naar woongebied (N&gt; 15 ) .</text:p>
            <text:p/>
            <text:p>De cijfers op basis van de bron OJZ zijn beschikbaar over de periode 2010-2015. Met recente cijfers zijn beschikbaar onder de variabele OadviesVMBOGT_p.</text:p>
          </table:table-cell>
          <table:table-cell office:value-type="string" calcext:value-type="string">
            <text:p>OJZ</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asisschooladvie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691" calcext:value-type="float">
            <text:p>669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VMBOGT_P</text:p>
          </table:table-cell>
          <table:table-cell office:value-type="string" calcext:value-type="string">
            <text:p>PO: % Basisschooladviezen VMBO -GT</text:p>
          </table:table-cell>
          <table:table-cell office:value-type="string" calcext:value-type="string">
            <text:p>Advies VMBO -GT</text:p>
          </table:table-cell>
          <table:table-cell office:value-type="string" calcext:value-type="string">
            <text:p>Aandeel 8e-groepers met een basisschooladvies met als minimum VMBO-G of VMBO-T naar woongebied op 31 december van het schooljaar. Bijvoorbeeld: het advies 2012 betreft schooljaar 2011/2012 en leerlingen op 31 december 2011. Er zijn alleen cijfers opgenomen over gebieden waar minstens 15 kinderen een advies hebben gekregen en waarbij geen gegevens te herleiden zijn tot minder dan 10 kinderen. Verder is om onthulling te voorkomen Westpoort bij West  (stadsdelen), Bos en Lommer (22/27 gebieden, rayons), [Oud/Woon- en groengebied] Sloterdijk (wijken, [alternatieve] buurten) gevoegd. In 2012-2013 is SVO bij Praktijkonderwijs gevoegd i.v.m. onthullingsrisico.</text:p>
            <text:p/>
            <text:p>Voor de stad, stadsdelen en 22 gebieden zijn de percentages afgerond op 1 decimaal, voor de kleinere gebiedsindelingen op 0 decimalen. </text:p>
            <text:p>Een percentage van 90 staat voor 90% of meer.</text:p>
          </table:table-cell>
          <table:table-cell office:value-type="string" calcext:value-type="string">
            <text:p>CBS/bewerking OIS</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asisschooladvie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701" calcext:value-type="float">
            <text:p>670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HAVOVWO_P</text:p>
          </table:table-cell>
          <table:table-cell office:value-type="string" calcext:value-type="string">
            <text:p>PO: % Basisschooladvies Havo of VWO</text:p>
          </table:table-cell>
          <table:table-cell office:value-type="string" calcext:value-type="string">
            <text:p>Advies Havo of VWO (%)</text:p>
          </table:table-cell>
          <table:table-cell office:value-type="string" calcext:value-type="string">
            <text:p>Aandeel 8e groepers met het basisschooladvies voor Havo, Havo-vwo of Vwo naar woongebied (N &gt; 15 ).</text:p>
            <text:p/>
            <text:p>De cijfers op basis van de bron OJZ zijn beschikbaar over de periode 2010-2015. Nieuwe cijfers zijn beschikbaar onder variabele OadviesHVWO_p</text:p>
          </table:table-cell>
          <table:table-cell office:value-type="string" calcext:value-type="string">
            <text:p>OJZ</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asisschooladvie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6711" calcext:value-type="float">
            <text:p>671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HVWO_P</text:p>
          </table:table-cell>
          <table:table-cell office:value-type="string" calcext:value-type="string">
            <text:p>PO: % Basisschooladvies Havo en/of VWO (CBS)</text:p>
          </table:table-cell>
          <table:table-cell office:value-type="string" calcext:value-type="string">
            <text:p>Advies Havo en/of VWO (CBS)</text:p>
          </table:table-cell>
          <table:table-cell office:value-type="string" calcext:value-type="string">
            <text:p>Aandeel 8e-groepers met een basisschooladvies voor Havo, Havo/VWO of VWO naar woongebied op 31 december van het schooljaar. Bijvoorbeeld: het advies 2012 betreft schooljaar 2011/2012 en leerlingen op 31 december 2011. Er zijn alleen cijfers opgenomen over gebieden waar minstens 15 kinderen een advies hebben gekregen en waarbij geen gegevens te herleiden zijn tot minder dan 10 kinderen. Verder is om onthulling te voorkomen Westpoort bij West  (stadsdelen), Bos en Lommer (22/27 gebieden, rayons), [Oud/Woon- en groengebied] Sloterdijk (wijken, [alternatieve] buurten) gevoegd. In 2012-2013 is SVO bij Praktijkonderwijs gevoegd i.v.m. onthullingsrisico.</text:p>
            <text:p/>
            <text:p>Voor de stad, stadsdelen en 22 gebieden zijn de percentages afgerond op 1 decimaal, voor de kleinere gebiedsindelingen op 0 decimalen. </text:p>
            <text:p>Een percentage van 90 staat voor 90% of meer.</text:p>
            <text:p/>
          </table:table-cell>
          <table:table-cell office:value-type="string" calcext:value-type="string">
            <text:p>CBS/bewerking OIS</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asisschooladvie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721" calcext:value-type="float">
            <text:p>672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CHVO</text:p>
          </table:table-cell>
          <table:table-cell office:value-type="string" calcext:value-type="string">
            <text:p>VO: Scholen</text:p>
          </table:table-cell>
          <table:table-cell office:value-type="string" calcext:value-type="string">
            <text:p>Scholen VO</text:p>
          </table:table-cell>
          <table:table-cell office:value-type="string" calcext:value-type="string">
            <text:p>Aantal scholen voor voortgezet onderwijs (AVO, LWOO, VMBO, HAVO, VWO) naar gebied van de van hoofd- dan wel nevenvestiging . </text:p>
            <text:p/>
            <text:p>De adresgegevens komen uit BRIN (Basisregister Instellingen) en worden door scholen zelf opgegeven.</text:p>
          </table:table-cell>
          <table:table-cell office:value-type="string" calcext:value-type="string">
            <text:p>DUO</text:p>
          </table:table-cell>
          <table:table-cell office:value-type="string" calcext:value-type="string">
            <text:p>1 oktob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chol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731" calcext:value-type="float">
            <text:p>673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LLVO</text:p>
          </table:table-cell>
          <table:table-cell office:value-type="string" calcext:value-type="string">
            <text:p>VO: Leerlingen</text:p>
          </table:table-cell>
          <table:table-cell office:value-type="string" calcext:value-type="string">
            <text:p>Leerlingen VO</text:p>
          </table:table-cell>
          <table:table-cell office:value-type="string" calcext:value-type="string">
            <text:p>Aantal leerlingen op de scholen voor voortgezet onderwijs (AVO, LWOO, VMBO, HAVO, VWO) naar gebied van de van hoofd- dan wel nevenvestiging . </text:p>
            <text:p/>
            <text:p>De adresgegevens komen uit BRIN (Basisregister Instellingen) en worden door scholen zelf opgegeven.</text:p>
          </table:table-cell>
          <table:table-cell office:value-type="string" calcext:value-type="string">
            <text:p>DUO</text:p>
          </table:table-cell>
          <table:table-cell office:value-type="string" calcext:value-type="string">
            <text:p>1 oktob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rling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6741" calcext:value-type="float">
            <text:p>674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_OPLVO_L_P</text:p>
          </table:table-cell>
          <table:table-cell table:number-columns-repeated="2" office:value-type="string" calcext:value-type="string">
            <text:p>VO: % ouders laagopgeleid</text:p>
          </table:table-cell>
          <table:table-cell office:value-type="string" calcext:value-type="string">
            <text:p>Aandeel van de leerlingen in het voortgezet onderwijs die in het gebied wonen waarvan de hoogst opgeleide ouder laagopgeleid is  (basisschool/vmbo). </text:p>
            <text:p/>
            <text:p>De peildatum heeft betrekking op het jaar waarin de leerlingen zijn geteld. Het opleidingsniveau van de ouders is 1 a 2 jaar eerder bepaald.    </text:p>
            <text:p/>
            <text:p>Er worden alleen cijfers gepresenteerd over gebieden met minstens 100 leerlingen en minstens 20 laagopgeleide ouders.</text:p>
          </table:table-cell>
          <table:table-cell office:value-type="string" calcext:value-type="string">
            <text:p>DUO / CBS / bewerking OIS</text:p>
          </table:table-cell>
          <table:table-cell office:value-type="string" calcext:value-type="string">
            <text:p>1 <text:s/>okto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751" calcext:value-type="float">
            <text:p>675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_OPLVO_M_P</text:p>
          </table:table-cell>
          <table:table-cell table:number-columns-repeated="2" office:value-type="string" calcext:value-type="string">
            <text:p>VO: % ouders middelbaar opgeleid</text:p>
          </table:table-cell>
          <table:table-cell office:value-type="string" calcext:value-type="string">
            <text:p>Aandeel van de leerlingen in het voortgezet onderwijs die in het gebied wonen waarvan de hoogst opgeleide ouder middelbaar opgeleid is (MBO of havo/vwo). </text:p>
            <text:p/>
            <text:p>De peildatum heeft betrekking op het jaar waarin de leerlingen zijn geteld. Het opleidingsniveau van de ouders is 1 a 2 jaar eerder bepaald.  </text:p>
            <text:p>Er worden alleen cijfers gepresenteerd over gebieden met minstens 100 leerlingen en minstens 20 middelbaar opgeleide ouders.</text:p>
          </table:table-cell>
          <table:table-cell office:value-type="string" calcext:value-type="string">
            <text:p>DUO / CBS / bewerking OIS</text:p>
          </table:table-cell>
          <table:table-cell office:value-type="string" calcext:value-type="string">
            <text:p>1 <text:s/>okto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6761" calcext:value-type="float">
            <text:p>676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_OPLVO_P</text:p>
          </table:table-cell>
          <table:table-cell table:number-columns-repeated="2" office:value-type="string" calcext:value-type="string">
            <text:p>VO: % ouders hoogopgeleid</text:p>
          </table:table-cell>
          <table:table-cell office:value-type="string" calcext:value-type="string">
            <text:p>Aandeel van de leerlingen in het voortgezet onderwijs die in het gebied wonen waarvan de hoogst opgeleide ouder hoogopgeleid is (HBO of WO). </text:p>
            <text:p/>
            <text:p>De peildatum heeft betrekking op het jaar waarin de leerlingen zijn geteld. Het opleidingsniveau van de ouders is 1 a 2 jaar eerder bepaald.  </text:p>
            <text:p/>
            <text:p>Er worden alleen cijfers gepresenteerd over gebieden met minstens 100 leerlingen en minstens 20 hoogopgeleide ouders.</text:p>
          </table:table-cell>
          <table:table-cell office:value-type="string" calcext:value-type="string">
            <text:p>DUO / CBS / bewerking OIS</text:p>
          </table:table-cell>
          <table:table-cell office:value-type="string" calcext:value-type="string">
            <text:p>1 <text:s/>okto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771" calcext:value-type="float">
            <text:p>677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BOVENLEERPL</text:p>
          </table:table-cell>
          <table:table-cell office:value-type="string" calcext:value-type="string">
            <text:p>18-22 jaar: bovenleerplichtigen</text:p>
          </table:table-cell>
          <table:table-cell office:value-type="string" calcext:value-type="string">
            <text:p>Bovenleerplichtigen</text:p>
          </table:table-cell>
          <table:table-cell office:value-type="string" calcext:value-type="string">
            <text:p>Bovenleerplichtige jongeren zijn alle jongeren van 18 tot en met 22 jaar op moment van de peildatum. <text:s/>Deze jongeren worden geregistreerd in het kader van de RMC (Regionale Meld- en Coördinatiefunctie voortijdig schoolverlaten)-wetgeving: gemeenten zijn verplicht leerlingen die niet meer leerplichtig zijn, tot hun 23e te volgen op weg naar een startkwalificatie, oftewel een diploma op minimaal HAVO/VWO- of MBO-2 niveau. Als deze jongeren dreigen uit te vallen op school, moeten gemeenten een passend aanbod organiseren, zodat deze jongeren alsnog een startkwalificatie kunnen halen.</text:p>
          </table:table-cell>
          <table:table-cell office:value-type="string" calcext:value-type="string">
            <text:p>Erisa</text:p>
          </table:table-cell>
          <table:table-cell office:value-type="string" calcext:value-type="string">
            <text:p>1 jul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781" calcext:value-type="float">
            <text:p>678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ARTKWAL_P</text:p>
          </table:table-cell>
          <table:table-cell office:value-type="string" calcext:value-type="string">
            <text:p>18-22 jaar: % Startkwalificatie</text:p>
          </table:table-cell>
          <table:table-cell office:value-type="string" calcext:value-type="string">
            <text:p>Startkwalificatie (%18-22)</text:p>
          </table:table-cell>
          <table:table-cell office:value-type="string" calcext:value-type="string">
            <text:p>Aandeel bovenleerplichtige jongeren van 18 tot en met 22 jaar met een startkwalificatie op de peildatum naar woongebied. Een startkwalificatie is een diploma havo, vwo, mbo niveau 2 of hoger. </text:p>
            <text:p/>
            <text:p>Er worden alleen gegevens gepresenteerd over gebieden met meer dan 15 bovenleerplichtigen.</text:p>
          </table:table-cell>
          <table:table-cell office:value-type="string" calcext:value-type="string">
            <text:p>Erisa</text:p>
          </table:table-cell>
          <table:table-cell office:value-type="string" calcext:value-type="string">
            <text:p>1 jul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RMC-statu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791" calcext:value-type="float">
            <text:p>679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CHGAAND_P</text:p>
          </table:table-cell>
          <table:table-cell office:value-type="string" calcext:value-type="string">
            <text:p>18-22 jaar: % Schoolgaand</text:p>
          </table:table-cell>
          <table:table-cell office:value-type="string" calcext:value-type="string">
            <text:p>Schoolgaand (% 18-22)</text:p>
          </table:table-cell>
          <table:table-cell office:value-type="string" calcext:value-type="string">
            <text:p>Aandeel bovenleerplichtige jongeren van 18 tot en met 22 jaar op school zonder een startkwalificatie op de peildatum naar woongebied (op peildatum).</text:p>
            <text:p/>
            <text:p>Er worden alleen gegevens gepresenteerd over gebieden met meer dan 15 bovenleerplichtigen.</text:p>
          </table:table-cell>
          <table:table-cell office:value-type="string" calcext:value-type="string">
            <text:p>Erisa</text:p>
          </table:table-cell>
          <table:table-cell office:value-type="string" calcext:value-type="string">
            <text:p>1 jul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RMC-statu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801" calcext:value-type="float">
            <text:p>680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ARBKENMIGR_P</text:p>
          </table:table-cell>
          <table:table-cell office:value-type="string" calcext:value-type="string">
            <text:p>18-22 jaar: % Arbeid kennis migranten</text:p>
          </table:table-cell>
          <table:table-cell office:value-type="string" calcext:value-type="string">
            <text:p>Arbeid kennis migranten (% 18-22)</text:p>
          </table:table-cell>
          <table:table-cell office:value-type="string" calcext:value-type="string">
            <text:p>De arbeid kennismigranten worden ook wel aangeduid als de groep "geen doelgroep". Het betreft het aandeel bovenleerplichtige jongeren van 18 tot en met 22 jaar die in Erisa als mogelijk voortijdig schoolverlater staan geregistreerd, maar niet door DUO als schoolverlater worden gemarkeerd. Het is een diverse groep jongeren, vooral uitwisselingsstudenten en eu-arbeidsmigranten, in mindere mate au-pairs en nieuwkomers. </text:p>
            <text:p/>
            <text:p>Er worden alleen gegevens gepresenteerd over gebieden met meer dan 15 bovenleerplichtigen.</text:p>
          </table:table-cell>
          <table:table-cell office:value-type="string" calcext:value-type="string">
            <text:p>Erisa</text:p>
          </table:table-cell>
          <table:table-cell office:value-type="string" calcext:value-type="string">
            <text:p>1 jul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RMC-statu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811" calcext:value-type="float">
            <text:p>681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LSV_P</text:p>
          </table:table-cell>
          <table:table-cell office:value-type="string" calcext:value-type="string">
            <text:p>18-22 jaar: % Laag opgeleide schoolverlaters</text:p>
          </table:table-cell>
          <table:table-cell office:value-type="string" calcext:value-type="string">
            <text:p>LSV (%18-22 )</text:p>
          </table:table-cell>
          <table:table-cell office:value-type="string" calcext:value-type="string">
            <text:p>Aandeel bovenleerplichtige jongeren van 18 tot en met 22 jaar dat zonder startkwalificatie het onderwijs heeft verlaten. Een startkwalificatie is een diploma havo, vwo, mbo niveau 2 of hoger. </text:p>
            <text:p/>
            <text:p>Er worden alleen gegevens gepresenteerd over gebieden met meer dan 15 bovenleerplichtigen.</text:p>
          </table:table-cell>
          <table:table-cell office:value-type="string" calcext:value-type="string">
            <text:p>Erisa</text:p>
          </table:table-cell>
          <table:table-cell office:value-type="string" calcext:value-type="string">
            <text:p>1 jul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RMC-status</text:p>
          </table:table-cell>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6821" calcext:value-type="float">
            <text:p>682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UDMBO</text:p>
          </table:table-cell>
          <table:table-cell table:number-columns-repeated="2" office:value-type="string" calcext:value-type="string">
            <text:p>Studenten MBO</text:p>
          </table:table-cell>
          <table:table-cell office:value-type="string" calcext:value-type="string">
            <text:p>Aantal bewoners dat staat ingeschreven bij een Mbo-opleiding.</text:p>
            <text:p/>
            <text:p>Het peiljaar heeft betrekking op het jaar waarin het schooljaar eindigt. </text:p>
            <text:p>Met meest recente peiljaar betreft voorlopige cijfers. </text:p>
            <text:p>Er worden alleen gegevens gepresenteerd over gebieden met meer dan 25 MBO-studenten.</text:p>
          </table:table-cell>
          <table:table-cell office:value-type="string" calcext:value-type="string">
            <text:p>CBS/bewerking OIS</text:p>
          </table:table-cell>
          <table:table-cell office:value-type="string" calcext:value-type="string">
            <text:p>me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831" calcext:value-type="float">
            <text:p>683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UDHBO</text:p>
          </table:table-cell>
          <table:table-cell table:number-columns-repeated="2" office:value-type="string" calcext:value-type="string">
            <text:p>Studenten HBO</text:p>
          </table:table-cell>
          <table:table-cell office:value-type="string" calcext:value-type="string">
            <text:p>Aantal bewoners dat staat ingeschreven bij een Hbo-opleiding.</text:p>
            <text:p/>
            <text:p>Het peiljaar heeft betrekking op het jaar waarin het schooljaar eindigt.Met meest recente peiljaar betreft voorlopige cijfers.  Er worden alleen gegevens gepresenteerd over gebieden met meer dan 25 Hbo-studenten.</text:p>
          </table:table-cell>
          <table:table-cell office:value-type="string" calcext:value-type="string">
            <text:p>CBS/bewerking OIS</text:p>
          </table:table-cell>
          <table:table-cell office:value-type="string" calcext:value-type="string">
            <text:p>me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841" calcext:value-type="float">
            <text:p>684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UDWO</text:p>
          </table:table-cell>
          <table:table-cell table:number-columns-repeated="2" office:value-type="string" calcext:value-type="string">
            <text:p>Studenten WO</text:p>
          </table:table-cell>
          <table:table-cell office:value-type="string" calcext:value-type="string">
            <text:p>Aantal bewoners dat staat ingeschreven bij een universiteit.</text:p>
            <text:p/>
            <text:p>Het peiljaar heeft betrekking op het jaar waarin het schooljaar eindigt. Met meest recente peiljaar betreft voorlopige cijfers. Er worden alleen gegevens gepresenteerd over gebieden met meer dan 25 WO-studenten.</text:p>
          </table:table-cell>
          <table:table-cell office:value-type="string" calcext:value-type="string">
            <text:p>CBS/bewerking OIS</text:p>
          </table:table-cell>
          <table:table-cell office:value-type="string" calcext:value-type="string">
            <text:p>me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851" calcext:value-type="float">
            <text:p>685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UDMBO_P</text:p>
          </table:table-cell>
          <table:table-cell table:number-columns-repeated="2" office:value-type="string" calcext:value-type="string">
            <text:p>Studenten MBO (%)</text:p>
          </table:table-cell>
          <table:table-cell office:value-type="string" calcext:value-type="string">
            <text:p>Aandeel van de bewoners dat staat ingeschreven bij een Mbo-opleiding.</text:p>
            <text:p/>
            <text:p>Het peiljaar heeft betrekking op het jaar waarin het schooljaar eindigt. Met meest recente peiljaar betreft voorlopige cijfers.  Er worden alleen gegevens gepresenteerd over gebieden met meer dan 25 MBO-studenten.</text:p>
          </table:table-cell>
          <table:table-cell office:value-type="string" calcext:value-type="string">
            <text:p>CBS/bewerking OIS</text:p>
          </table:table-cell>
          <table:table-cell office:value-type="string" calcext:value-type="string">
            <text:p>me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861" calcext:value-type="float">
            <text:p>686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UDHBO_P</text:p>
          </table:table-cell>
          <table:table-cell table:number-columns-repeated="2" office:value-type="string" calcext:value-type="string">
            <text:p>Studenten HBO (%)</text:p>
          </table:table-cell>
          <table:table-cell office:value-type="string" calcext:value-type="string">
            <text:p>Aandeel van de bewoners dat staat ingeschreven bij een Hbo-opleiding.</text:p>
            <text:p/>
            <text:p>Het peiljaar heeft betrekking op het jaar waarin het schooljaar eindigt. Met meest recente peiljaar betreft voorlopige cijfers. </text:p>
            <text:p>Er worden alleen gegevens gepresenteerd over gebieden met meer dan 25 Hbo-studenten.</text:p>
          </table:table-cell>
          <table:table-cell office:value-type="string" calcext:value-type="string">
            <text:p>CBS/bewerking OIS</text:p>
          </table:table-cell>
          <table:table-cell office:value-type="string" calcext:value-type="string">
            <text:p>me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871" calcext:value-type="float">
            <text:p>687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UDWO_P</text:p>
          </table:table-cell>
          <table:table-cell table:number-columns-repeated="2" office:value-type="string" calcext:value-type="string">
            <text:p>Studenten WO (%)</text:p>
          </table:table-cell>
          <table:table-cell office:value-type="string" calcext:value-type="string">
            <text:p>Aandeel van de bewoners dat staat ingeschreven bij een universiteit.</text:p>
            <text:p/>
            <text:p>Het peiljaar heeft betrekking op het jaar waarin het schooljaar eindigt. Met meest recente peiljaar betreft voorlopige cijfers. </text:p>
            <text:p>Er worden alleen gegevens gepresenteerd over gebieden met meer dan 25 WO-studenten.</text:p>
          </table:table-cell>
          <table:table-cell office:value-type="string" calcext:value-type="string">
            <text:p>CBS/bewerking OIS</text:p>
          </table:table-cell>
          <table:table-cell office:value-type="string" calcext:value-type="string">
            <text:p>me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881" calcext:value-type="float">
            <text:p>688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HHINK_GEM</text:p>
          </table:table-cell>
          <table:table-cell office:value-type="string" calcext:value-type="string">
            <text:p>Gemiddeld besteedbaar huishoudinkomen</text:p>
          </table:table-cell>
          <table:table-cell office:value-type="string" calcext:value-type="string">
            <text:p>Gem. besteedbaar hhinkomen</text:p>
          </table:table-cell>
          <table:table-cell office:value-type="string" calcext:value-type="string">
            <text:p>Het bruto-huishoudinkomen verminderd met de premies sociale zekerheid en andere betaalde overdrachten (o.a. alimentatie voor ex-partner) en de loon-, inkomsten- en vermogensbelasting.</text:p>
            <text:p/>
            <text:p>Tot en met 2010 zijn de cijfers afkomstig uit het RIO bestand van het CBS en gebaseerd op de gebiedsindeling van voor 1-1-2015. Vanaf 2011 zijn de cijfers afkomstig uit het Integrale Inkomens- en Vermogensonderzoek (IIV) van het CBS en de gebiedsindeling van 1-1-2015.</text:p>
            <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5" calcext:value-type="float">
            <text:p>5</text:p>
          </table:table-cell>
          <table:table-cell office:value-type="string" calcext:value-type="string">
            <text:p>euro</text:p>
          </table:table-cell>
          <table:table-cell/>
          <table:table-cell office:value-type="string" calcext:value-type="string">
            <text:p>F8.</text:p>
          </table:table-cell>
          <table:table-cell office:value-type="string" calcext:value-type="string">
            <text:p>Werk, inkomen en participatie</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5">
          <table:table-cell office:value-type="float" office:value="6891" calcext:value-type="float">
            <text:p>689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INKQ1_P</text:p>
          </table:table-cell>
          <table:table-cell table:number-columns-repeated="2" office:value-type="string" calcext:value-type="string">
            <text:p>Inkomen 1e quintiel (%)</text:p>
          </table:table-cell>
          <table:table-cell office:value-type="string" calcext:value-type="string">
            <text:p>Aandeel huishoudens met een besteedbaar huishoudinkomen in het eerste quintiel op basis van de landelijke verdeling van inkomens. Studenten en bewoners van instituten zijn buiten beschouwing gelaten.</text:p>
            <text:p/>
            <text:p>Het besteedbaar inkomen betreft het bruto-huishoudinkomen verminderd met de premies sociale zekerheid en andere betaalde overdrachten (o.a. alimentatie voor ex-partner) en de loon-, inkomsten- en vermogensbelasting. Er worden alleen gegevens gepresenteerd voor gebieden waarbij geen gegevens te herleiden zijn tot minder dan 10 huishoudens.</text:p>
            <text:p/>
            <text:p>1e quintiel (20%-groep) landelijk in euro's:</text:p>
            <text:p>2011: tot 19.013</text:p>
            <text:p>2012: tot 19.062</text:p>
            <text:p>2013: tot 19.056</text:p>
            <text:p>2014: tot 19.635</text:p>
            <text:p>2015: tot 19.804</text:p>
            <text:p>2016: tot 20.294</text:p>
            <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Inkomen in quintielen</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6901" calcext:value-type="float">
            <text:p>69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INKQ2_P</text:p>
          </table:table-cell>
          <table:table-cell table:number-columns-repeated="2" office:value-type="string" calcext:value-type="string">
            <text:p>Inkomen 2e quintiel (%)</text:p>
          </table:table-cell>
          <table:table-cell office:value-type="string" calcext:value-type="string">
            <text:p>Aandeel huishoudens met een besteedbaar huishoudinkomen in het tweede quintiel op basis van de landelijke verdeling van inkomens. Studenten en bewoners van instituten zijn buiten beschouwing gelaten.</text:p>
            <text:p/>
            <text:p>Het besteedbaar inkomen betreft het bruto-huishoudinkomen verminderd met de premies sociale zekerheid en andere betaalde overdrachten (o.a. alimentatie voor ex-partner) en de loon-, inkomsten- en vermogensbelasting. Er worden alleen gegevens gepresenteerd voor gebieden waarbij geen gegevens te herleiden zijn tot minder dan 10 huishoudens.</text:p>
            <text:p/>
            <text:p>2e quintiel (20%-groep) landelijk (euro's):</text:p>
            <text:p>2011: 19.013 tot 27.180</text:p>
            <text:p>2012: 19.062 tot 27.277</text:p>
            <text:p>2013: 19.056 tot 27.334</text:p>
            <text:p>2014: 19.635 tot 28.040</text:p>
            <text:p>2015: 19.804 tot 28.310</text:p>
            <text:p>2016: 20.294 tot 29.015</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Inkomen in quintielen</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6911" calcext:value-type="float">
            <text:p>691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INKQ3_P</text:p>
          </table:table-cell>
          <table:table-cell table:number-columns-repeated="2" office:value-type="string" calcext:value-type="string">
            <text:p>Inkomen 3e quintiel (%)</text:p>
          </table:table-cell>
          <table:table-cell office:value-type="string" calcext:value-type="string">
            <text:p>Aandeel huishoudens met een besteedbaar huishoudinkomen in het derde quintiel op basis van de landelijke verdeling van inkomens. Studenten en bewoners van instituten zijn buiten beschouwing gelaten.</text:p>
            <text:p/>
            <text:p>Het besteedbaar inkomen betreft het bruto-huishoudinkomen verminderd met de premies sociale zekerheid en andere betaalde overdrachten (o.a. alimentatie voor ex-partner) en de loon-, inkomsten- en vermogensbelasting. Er worden alleen gegevens gepresenteerd voor gebieden waarbij geen gegevens te herleiden zijn tot minder dan 10 huishoudens.</text:p>
            <text:p/>
            <text:p>3e quintiel (20%-groep) landelijk (euro's):</text:p>
            <text:p>2011: 27.180 tot 37.530</text:p>
            <text:p>2012: 27.277 tot 37.639</text:p>
            <text:p>2013: 27.334 tot 37.795</text:p>
            <text:p>2014: 28.040 tot 38.898</text:p>
            <text:p>2015: 28.310 tot 39.414</text:p>
            <text:p>2016: 29.015 tot 40.516</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Inkomen in quintielen</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6921" calcext:value-type="float">
            <text:p>692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INKQ4_P</text:p>
          </table:table-cell>
          <table:table-cell table:number-columns-repeated="2" office:value-type="string" calcext:value-type="string">
            <text:p>Inkomen 4e quintiel (%)</text:p>
          </table:table-cell>
          <table:table-cell office:value-type="string" calcext:value-type="string">
            <text:p>Aandeel huishoudens met een besteedbaar huishoudinkomen in het vierde quintiel op basis van de landelijke verdeling van inkomens. Studenten en bewoners van instituten zijn buiten beschouwing gelaten.</text:p>
            <text:p/>
            <text:p>Het besteedbaar inkomen betreft het bruto-huishoudinkomen verminderd met de premies sociale zekerheid en andere betaalde overdrachten (o.a. alimentatie voor ex-partner) en de loon-, inkomsten- en vermogensbelasting. Er worden alleen gegevens gepresenteerd voor gebieden waarbij geen gegevens te herleiden zijn tot minder dan 10 huishoudens.</text:p>
            <text:p/>
            <text:p>4e quintiel (20%-groep) landelijk (euro's):</text:p>
            <text:p>2011: 37.530 tot 51.254</text:p>
            <text:p>2012: 37.639 tot 51.485</text:p>
            <text:p>2013: 37.795 tot 52.109</text:p>
            <text:p>2014: 38.898 tot 53.744</text:p>
            <text:p>2015: 39.414 tot 54.643</text:p>
            <text:p>2016: 40.516 tot 56.512</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Inkomen in quintielen</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6931" calcext:value-type="float">
            <text:p>693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INKQ5_P</text:p>
          </table:table-cell>
          <table:table-cell table:number-columns-repeated="2" office:value-type="string" calcext:value-type="string">
            <text:p>Inkomen 5e quintiel (%)</text:p>
          </table:table-cell>
          <table:table-cell office:value-type="string" calcext:value-type="string">
            <text:p>Aandeel huishoudens met een besteedbaar huishoudinkomen in het vijfde quintiel op basis van de landelijke verdeling van inkomens. Studenten en bewoners van instituten zijn buiten beschouwing gelaten.</text:p>
            <text:p/>
            <text:p>Het besteedbaar inkomen betreft het bruto-huishoudinkomen verminderd met de premies sociale zekerheid en andere betaalde overdrachten (o.a. alimentatie voor ex-partner) en de loon-, inkomsten- en vermogensbelasting. Er worden alleen gegevens gepresenteerd voor gebieden waarbij geen gegevens te herleiden zijn tot minder dan 10 huishoudens.</text:p>
            <text:p>5e quintiel (20%-groep) landelijk (euro's):</text:p>
            <text:p>2011: 51.254 of meer</text:p>
            <text:p>2012: 51.485 of meer</text:p>
            <text:p>2013: 52.109 of meer</text:p>
            <text:p>2014: 53.744 of meer</text:p>
            <text:p>2015: 54.643 of meer</text:p>
            <text:p>2016: 56.512 of meer</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Inkomen in quintielen</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941" calcext:value-type="float">
            <text:p>694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THEIL</text:p>
          </table:table-cell>
          <table:table-cell table:number-columns-repeated="2" office:value-type="string" calcext:value-type="string">
            <text:p>Theilcoëfficiënt</text:p>
          </table:table-cell>
          <table:table-cell office:value-type="string" calcext:value-type="string">
            <text:p>De Theilcoëfficiënt is een maat voor inkomensongelijkheid. Bij een volkomen gelijke inkomensverdeling is de waarde van de coëfficiënt nul. Als één huishouden al het inkomen bezit (totale inkomensongelijkheid) dan is T gelijk aan ln(n) waarbij n de steekproefomvang is. De Theilcoëfficiënt kent dus geen vast maximum.</text:p>
            <text:p/>
            <text:p>De coëfficiënt is berekend op basis van het gestandaardiseerd besteedbaar inkomen van huishoudens. Het betreft alleen huishoudens met een heel jaar inkomen dat positief is. Bewoners van instituten zijn buiten beschouwing gelaten. Er worden alleen gegevens gepresenteerd voor gebieden met meer dan 100 huishoudens in de doelgroep. </text:p>
            <text:p>Tot en met 2013 zijn de cijfers gebaseerd op de gebiedsindeling van voor 1-1-2015. Door een methodewijziging, zijn de cijfers van voor 2015 niet een-op-een vergelijkbaar met latere ja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8" calcext:value-type="float">
            <text:p>8</text:p>
          </table:table-cell>
          <table:table-cell table:number-columns-repeated="2"/>
          <table:table-cell office:value-type="string" calcext:value-type="string">
            <text:p>F5.3</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951" calcext:value-type="float">
            <text:p>695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GINI</text:p>
          </table:table-cell>
          <table:table-cell table:number-columns-repeated="2" office:value-type="string" calcext:value-type="string">
            <text:p>Ginicoëfficiënt</text:p>
          </table:table-cell>
          <table:table-cell office:value-type="string" calcext:value-type="string">
            <text:p>De Ginicoëfficiënt is een maat voor inkomensongelijkheid in een gebied. De waarde van de coëfficiënt ligt tussen 0 en 1, waarbij 0 correspondeert met totale gelijkheid (iedereen heeft hetzelfde inkomen) en 1 met totale ongelijkheid (één huishouden bezit al het inkomen).</text:p>
            <text:p/>
            <text:p>De coëfficiënt is berekend op basis van het gestandaardiseerd besteedbaar inkomen van huishoudens. Het betreft alleen huishoudens met een heel jaar inkomen dat positief is. Bewoners van instituten zijn buiten beschouwing gelaten. Er worden alleen gegevens gepresenteerd voor gebieden met meer dan 100 huishoudens in de doelgroep.  Tot en met 2013 zijn de cijfers gebaseerd op de gebiedsindeling van voor 1-1-2015. Door een methodewijziging, zijn de cijfers van voor 2015 niet een-op-een vergelijkbaar met latere ja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8" calcext:value-type="float">
            <text:p>8</text:p>
          </table:table-cell>
          <table:table-cell table:number-columns-repeated="2"/>
          <table:table-cell office:value-type="string" calcext:value-type="string">
            <text:p>F5.3</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961" calcext:value-type="float">
            <text:p>696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HH120</text:p>
          </table:table-cell>
          <table:table-cell office:value-type="string" calcext:value-type="string">
            <text:p>Minimahuishoudens (120% WSM en weinig vermogen)</text:p>
          </table:table-cell>
          <table:table-cell office:value-type="string" calcext:value-type="string">
            <text:p>Minimahuishoudens</text:p>
          </table:table-cell>
          <table:table-cell office:value-type="string" calcext:value-type="string">
            <text:p>Aantal huishoudens met een inkomen van maximaal 120% van het Wettelijk Sociaal Minimum (WSM) en een vermogen onder de vermogenstoets voor de bijstand. De huishoudens met een inkomen onder deze grens, de zogenaamde minimahuishoudens, komen in aanmerking voor de armoedebestrijdingsregelingen van de gemeente Amsterdam. </text:p>
            <text:p/>
            <text:p>Het betreft alleen huishoudens met een heel jaarinkomen. Studenten en bewoners van instituten zijn buiten beschouwing gelaten.Er worden alleen gegevens gepresenteerd voor de stadsdelen, 22 gebieden en 27 gebieden, waarbij er voor gezorgd is dat er geen gegevens te herleiden zijn tot minder dan 10 huishoudens.</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961" calcext:value-type="float">
            <text:p>696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HH120_P</text:p>
          </table:table-cell>
          <table:table-cell office:value-type="string" calcext:value-type="string">
            <text:p>% Minimahuishoudens (120% WSM en weinig vermogen)</text:p>
          </table:table-cell>
          <table:table-cell office:value-type="string" calcext:value-type="string">
            <text:p>% Minimahuishoudens</text:p>
          </table:table-cell>
          <table:table-cell office:value-type="string" calcext:value-type="string">
            <text:p>Aandeel huishoudens met een inkomen van maximaal 120% van het Wettelijk Sociaal Minimum (WSM) en een vermogen onder de vermogenstoets voor de bijstand. De huishoudens met een inkomen onder deze grens, de zogenaamde minimahuishoudens, komen in aanmerking voor de armoedebestrijdingsregelingen van de gemeente Amsterdam. </text:p>
            <text:p/>
            <text:p>Het betreft alleen huishoudens met een heel jaarinkomen. Studenten en bewoners van instituten zijn buiten beschouwing gelaten. Er is afgerond op 1 decimaal voor de stad, stadsdelen, 22 gebieden en 27 gebieden. Voor de overige gebiedsindelingen is afgerond op 0 decimalen. Er worden alleen gegevens gepresenteerd voor gebieden waarbij geen gegevens te herleiden zijn tot minder dan 10 huishoudens.</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971" calcext:value-type="float">
            <text:p>697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LANGMINHH120_P</text:p>
          </table:table-cell>
          <table:table-cell office:value-type="string" calcext:value-type="string">
            <text:p>% Minimahuishoudens langdurig (120% WSM en weinig vermogen)</text:p>
          </table:table-cell>
          <table:table-cell office:value-type="string" calcext:value-type="string">
            <text:p>% Minimahuishoudens langdurig</text:p>
          </table:table-cell>
          <table:table-cell office:value-type="string" calcext:value-type="string">
            <text:p>Aandeel huishoudens met drie jaar of langer een inkomen van maximaal 120% van het Wettelijk Sociaal Minimum (WSM) en een vermogen onder de vermogenstoets voor de bijstand. Deze huishoudens, de zogenaamde minimahuishoudens, komen in aanmerking voor de armoedebestrijdingsregelingen van de gemeente Amsterdam.</text:p>
            <text:p/>
            <text:p>Het betreft alleen huishoudens met een heel jaar inkomen. Studenten en bewoners van instituten zijn buiten beschouwing gelaten.  Er is afgerond op 1 decimaal voor de stad, stadsdelen, 22 gebieden en 27 gebieden. Voor de overige gebiedsindelingen is afgerond op 0 decimalen.  Er worden alleen gegevens gepresenteerd voor gebieden waarbij geen gegevens te herleiden zijn tot minder dan 10 huishoudens.</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Werk, inkomen en participatie</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981" calcext:value-type="float">
            <text:p>698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LAAGHH120_P</text:p>
          </table:table-cell>
          <table:table-cell office:value-type="string" calcext:value-type="string">
            <text:p>% Lage inkomens (huishoudens 120% WSM )</text:p>
          </table:table-cell>
          <table:table-cell office:value-type="string" calcext:value-type="string">
            <text:p>% Lage inkomens</text:p>
          </table:table-cell>
          <table:table-cell office:value-type="string" calcext:value-type="string">
            <text:p>Aandeel huishoudens met een inkomen van maximaal 120% van het Wettelijk Sociaal Minimum (WSM). </text:p>
            <text:p/>
            <text:p>Het betreft alleen huishoudens met een heel jaar inkomen. Studenten en bewoners van instituten zijn buiten beschouwing gelaten. Er is afgerond op 1 decimaal voor de stad, stadsdelen, 22 gebieden en 27 gebieden. Voor de overige gebiedsindelingen is afgerond op 0 decimalen. Er worden alleen gegevens gepresenteerd voor gebieden waarbij geen gegevens te herleiden zijn tot minder dan 10 huishoudens.</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991" calcext:value-type="float">
            <text:p>699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LANGLAAGHH120_P</text:p>
          </table:table-cell>
          <table:table-cell office:value-type="string" calcext:value-type="string">
            <text:p>% Lage inkomens langdurig (huishoudens 120% WSM )</text:p>
          </table:table-cell>
          <table:table-cell office:value-type="string" calcext:value-type="string">
            <text:p>% Lage inkomens langdurig</text:p>
          </table:table-cell>
          <table:table-cell office:value-type="string" calcext:value-type="string">
            <text:p>Aandeel huishoudens met 3 jaar of langer een inkomen van maximaal  120% van het Wettelijk Sociaal Minimum (WSM). </text:p>
            <text:p/>
            <text:p>Het betreft alleen huishoudens met een heel jaar inkomen. Studenten en bewoners van instituten zijn buiten beschouwing gelaten. Er is afgerond op 1 decimaal voor de stad, stadsdelen, 22 gebieden en 27 gebieden. Voor de overige gebiedsindelingen is afgerond op 0 decimalen. Er worden alleen gegevens gepresenteerd voor gebieden waarbij geen gegevens te herleiden zijn tot minder dan 10 huishoudens.</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01" calcext:value-type="float">
            <text:p>70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JONG120</text:p>
          </table:table-cell>
          <table:table-cell office:value-type="string" calcext:value-type="string">
            <text:p>Minimajongeren (120% WSM en weinig vermogen)</text:p>
          </table:table-cell>
          <table:table-cell office:value-type="string" calcext:value-type="string">
            <text:p>Minimajongeren</text:p>
          </table:table-cell>
          <table:table-cell office:value-type="string" calcext:value-type="string">
            <text:p>Aantal jongeren tot en met 17 jaar dat opgroeit i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jonge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01" calcext:value-type="float">
            <text:p>70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JONG120_P</text:p>
          </table:table-cell>
          <table:table-cell office:value-type="string" calcext:value-type="string">
            <text:p>% Minimajongeren (120% WSM en weinig vermogen)</text:p>
          </table:table-cell>
          <table:table-cell office:value-type="string" calcext:value-type="string">
            <text:p>% Minimajongeren</text:p>
          </table:table-cell>
          <table:table-cell office:value-type="string" calcext:value-type="string">
            <text:p>Aandeel van de jongeren tot en met 17 jaar dat opgroeit i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jonge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11" calcext:value-type="float">
            <text:p>701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LANGMINJONG120_P</text:p>
          </table:table-cell>
          <table:table-cell office:value-type="string" calcext:value-type="string">
            <text:p>% Minimajongeren langdurig (120% WSM en weinig vermogen)</text:p>
          </table:table-cell>
          <table:table-cell office:value-type="string" calcext:value-type="string">
            <text:p>% Minimajongeren langdurig</text:p>
          </table:table-cell>
          <table:table-cell office:value-type="string" calcext:value-type="string">
            <text:p>Aandeel van de jongeren tot en met 17 jaar dat drie jaar of langer deel uitmaakt va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jonge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7001" calcext:value-type="float">
            <text:p>70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VOLW120</text:p>
          </table:table-cell>
          <table:table-cell office:value-type="string" calcext:value-type="string">
            <text:p>Minimavolwassenen (120% WSM en weinig vermogen)</text:p>
          </table:table-cell>
          <table:table-cell office:value-type="string" calcext:value-type="string">
            <text:p>Minimavolwassenen</text:p>
          </table:table-cell>
          <table:table-cell office:value-type="string" calcext:value-type="string">
            <text:p>Aantal 18 t/m 65-jarigen dat deel uitmaakt va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volwassenen.</text:p>
            <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7001" calcext:value-type="float">
            <text:p>70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VOLW120_P</text:p>
          </table:table-cell>
          <table:table-cell office:value-type="string" calcext:value-type="string">
            <text:p>% Minimavolwassenen (120% WSM en weinig vermogen)</text:p>
          </table:table-cell>
          <table:table-cell office:value-type="string" calcext:value-type="string">
            <text:p>% Minimavolwassenen</text:p>
          </table:table-cell>
          <table:table-cell office:value-type="string" calcext:value-type="string">
            <text:p>Aandeel van de 18 t/m 65-jarigen dat deel uitmaakt va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volwassenen.</text:p>
            <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01" calcext:value-type="float">
            <text:p>70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OUD120</text:p>
          </table:table-cell>
          <table:table-cell office:value-type="string" calcext:value-type="string">
            <text:p>Minimaouderen (120% WSM en weinig vermogen)</text:p>
          </table:table-cell>
          <table:table-cell office:value-type="string" calcext:value-type="string">
            <text:p>Minimaouderen</text:p>
          </table:table-cell>
          <table:table-cell office:value-type="string" calcext:value-type="string">
            <text:p>Aantal ouderen (66+) dat deel uitmaakt va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oude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 met 3 jaar vertraging</text:p>
          </table:table-cell>
          <table:table-cell office:value-type="float" office:value="2" calcext:value-type="float">
            <text:p>2</text:p>
          </table:table-cell>
          <table:table-cell table:number-columns-repeated="2"/>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01" calcext:value-type="float">
            <text:p>70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OUD120_P</text:p>
          </table:table-cell>
          <table:table-cell office:value-type="string" calcext:value-type="string">
            <text:p>% Minimaouderen (120% WSM en weinig vermogen)</text:p>
          </table:table-cell>
          <table:table-cell office:value-type="string" calcext:value-type="string">
            <text:p>% Minimaouderen</text:p>
          </table:table-cell>
          <table:table-cell office:value-type="string" calcext:value-type="string">
            <text:p>Aandeel van de ouderen (66+) dat deel uitmaakt va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oude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 met 3 jaar vertraging</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21" calcext:value-type="float">
            <text:p>702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WWB</text:p>
          </table:table-cell>
          <table:table-cell table:number-columns-repeated="2" office:value-type="string" calcext:value-type="string">
            <text:p>Bijstand</text:p>
          </table:table-cell>
          <table:table-cell office:value-type="string" calcext:value-type="string">
            <text:p>Aantal uitkeringen WWB levensonderhoud (N&gt;=10) .</text:p>
            <text:p/>
            <text:p>De cijfers op wijkniveau van 2014 en eerder zijn gebaseerd op de gebiedsindeling van 2010. Met uitzondering van het samenvoegen van Duivelseiland en het Museumkwartier zijn de grenswijzingen per 1-1-2015 buiten beschouwing gelaten.</text:p>
          </table:table-cell>
          <table:table-cell office:value-type="string" calcext:value-type="string">
            <text:p>RVE Inkomen</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7031" calcext:value-type="float">
            <text:p>703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WWB_P</text:p>
          </table:table-cell>
          <table:table-cell office:value-type="string" calcext:value-type="string">
            <text:p>Bijstand (% 15-65)</text:p>
          </table:table-cell>
          <table:table-cell office:value-type="string" calcext:value-type="string">
            <text:p>Bijstand (%)</text:p>
          </table:table-cell>
          <table:table-cell office:value-type="string" calcext:value-type="string">
            <text:p>Aandeel 15 tot en met 65-jarigen dat WWB Levensonderhoud ontvangt (N &gt;=10 bijstandsgerechtigden).</text:p>
            <text:p/>
            <text:p>Tot en met 2017 gaat het om het aandeel 15 tot en met 64-jarigen. In verband met het opschuiven van de WAO-leeftijd wordt vanaf 1-1-2018 gedeeld op het aantal 15 en 65-jarigen. </text:p>
            <text:p/>
            <text:p>De cijfers op wijkniveau van 2014 en eerder zijn gebaseerd op de gebiedsindeling van 2010. Met uitzondering van het samenvoegen van Duivelseiland en het Museumkwartier zijn de grenswijzingen per 1-1-2015 buiten beschouwing gelaten.</text:p>
          </table:table-cell>
          <table:table-cell office:value-type="string" calcext:value-type="string">
            <text:p>RVE Inkomen</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Werk, inkomen en participatie</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041" calcext:value-type="float">
            <text:p>704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WWB12</text:p>
          </table:table-cell>
          <table:table-cell table:number-columns-repeated="2" office:value-type="string" calcext:value-type="string">
            <text:p>Bijstand trede 1 en 2</text:p>
          </table:table-cell>
          <table:table-cell office:value-type="string" calcext:value-type="string">
            <text:p>Aantal uitkeringen WWB levensonderhoud aan huishoudens met grote afstand tot de arbeidsmarkt (N&gt;=10)</text:p>
          </table:table-cell>
          <table:table-cell office:value-type="string" calcext:value-type="string">
            <text:p>RVE Inkomen</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51" calcext:value-type="float">
            <text:p>705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WWB12_P</text:p>
          </table:table-cell>
          <table:table-cell office:value-type="string" calcext:value-type="string">
            <text:p>Bijstand trede 1 en 2 (% 15-65)</text:p>
          </table:table-cell>
          <table:table-cell office:value-type="string" calcext:value-type="string">
            <text:p>Bijstand trede 1 en 2 (%)</text:p>
          </table:table-cell>
          <table:table-cell office:value-type="string" calcext:value-type="string">
            <text:p>Aandeel 15 tot en met 65-jarigen dat WWB Levensonderhoud ontvangt en een grote afstand tot de arbeidsmarkt heeft.</text:p>
            <text:p/>
            <text:p>Tot en met 2017 gaat het om het aandeel 15 tot en met 64-jarigen. In verband met het opschuiven van de WAO-leeftijd wordt vanaf 1-1-2018 gedeeld op het aantal 15 en 65-jarigen.</text:p>
          </table:table-cell>
          <table:table-cell office:value-type="string" calcext:value-type="string">
            <text:p>RVE Inkomen</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Werk, inkomen en participatie</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61" calcext:value-type="float">
            <text:p>706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SHV</text:p>
          </table:table-cell>
          <table:table-cell table:number-columns-repeated="2" office:value-type="string" calcext:value-type="string">
            <text:p>SHV</text:p>
          </table:table-cell>
          <table:table-cell office:value-type="string" calcext:value-type="string">
            <text:p>Aantal lopende dossiers reguliere schuldhulpverlening onder de bevolking van 18 jaar en ouder.</text:p>
            <text:p/>
            <text:p> Er wordt alleen gerapporteerd over gebieden met minstens 10 cliënten.</text:p>
          </table:table-cell>
          <table:table-cell office:value-type="string" calcext:value-type="string">
            <text:p>RVE Inkomen</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71" calcext:value-type="float">
            <text:p>707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SHV_P</text:p>
          </table:table-cell>
          <table:table-cell table:number-columns-repeated="2" office:value-type="string" calcext:value-type="string">
            <text:p>SHV (%)</text:p>
          </table:table-cell>
          <table:table-cell office:value-type="string" calcext:value-type="string">
            <text:p>Aandeel lopende dossiers voor reguliere schuldhulpverlening onder de bevolking van 18 jaar en ouder .</text:p>
            <text:p/>
            <text:p>Er wordt alleen gerapporteerd over gebieden met minstens 10 cliënten.</text:p>
          </table:table-cell>
          <table:table-cell office:value-type="string" calcext:value-type="string">
            <text:p>RVE Inkomen</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Werk, inkomen en participatie</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81" calcext:value-type="float">
            <text:p>708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VEOA</text:p>
          </table:table-cell>
          <table:table-cell table:number-columns-repeated="2" office:value-type="string" calcext:value-type="string">
            <text:p>Vroeg er op af</text:p>
          </table:table-cell>
          <table:table-cell office:value-type="string" calcext:value-type="string">
            <text:p>Aantal meldingen Vroeg Erop Af. Team Vroeg er op af ontvangt meldingen van  betalingsachterstanden bij woningcorporaties, Agis, Dienst Belastingen Gemeente Amsterdam en/of energieleveranciers.</text:p>
            <text:p/>
            <text:p>Er wordt alleen gerapporteerd over gebieden met minstens 10 cliënten.</text:p>
          </table:table-cell>
          <table:table-cell office:value-type="string" calcext:value-type="string">
            <text:p>KWIZ</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91" calcext:value-type="float">
            <text:p>709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VEOA_P</text:p>
          </table:table-cell>
          <table:table-cell table:number-columns-repeated="2" office:value-type="string" calcext:value-type="string">
            <text:p>Vroeg er op af (%)</text:p>
          </table:table-cell>
          <table:table-cell office:value-type="string" calcext:value-type="string">
            <text:p>Aandeel Amsterdammers van 18 jaar of ouder dat is aangemeld bij Vroeg er op af. Team Vroeg er op af ontvangt meldingen van  betalingsachterstanden bij woningcorporaties, Agis, Dienst Belastingen Gemeente Amsterdam en/of energieleveranciers.</text:p>
            <text:p/>
            <text:p> Er wordt alleen gerapporteerd over gebieden met minstens 10 cliënten.</text:p>
          </table:table-cell>
          <table:table-cell office:value-type="string" calcext:value-type="string">
            <text:p>KWI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Werk, inkomen en participatie</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01" calcext:value-type="float">
            <text:p>710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WERKEND_P</text:p>
          </table:table-cell>
          <table:table-cell office:value-type="string" calcext:value-type="string">
            <text:p>Netto arbeidsparticipatie totaal</text:p>
          </table:table-cell>
          <table:table-cell office:value-type="string" calcext:value-type="string">
            <text:p>Netto arbeidsparticipatie</text:p>
          </table:table-cell>
          <table:table-cell office:value-type="string" calcext:value-type="string">
            <text:p>De netto arbeidsparticipatie is het aandeel van de 15 tot en met 74-jarigen met betaald werk van minimaal 1 uur per week.</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11" calcext:value-type="float">
            <text:p>711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WERKENDVROUW_P</text:p>
          </table:table-cell>
          <table:table-cell table:number-columns-repeated="2" office:value-type="string" calcext:value-type="string">
            <text:p>Netto arbeidsparticipatie vrouwen</text:p>
          </table:table-cell>
          <table:table-cell office:value-type="string" calcext:value-type="string">
            <text:p>De netto arbeidsparticipatie voor vrouwen is het aandeel van de 15 tot en met 74-jarige vrouwen met betaald werk van minimaal 1 uur per week.</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21" calcext:value-type="float">
            <text:p>712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WERKENDJEUGD_P</text:p>
          </table:table-cell>
          <table:table-cell office:value-type="string" calcext:value-type="string">
            <text:p>Netto arbeidsparticipatie 15-26 jaar</text:p>
          </table:table-cell>
          <table:table-cell office:value-type="string" calcext:value-type="string">
            <text:p>Netto arbeidsparticipatie (15-26)</text:p>
          </table:table-cell>
          <table:table-cell office:value-type="string" calcext:value-type="string">
            <text:p>De netto arbeidsparticipatie onder jeugd is het aandeel van de 15 tot en met 26-jarigen <text:s/>met betaald werk van minimaal 1 uur per week.</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31" calcext:value-type="float">
            <text:p>713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BBVJEUGD_P</text:p>
          </table:table-cell>
          <table:table-cell office:value-type="string" calcext:value-type="string">
            <text:p>Bruto arbeidsparticipatie 15-26 jaar</text:p>
          </table:table-cell>
          <table:table-cell office:value-type="string" calcext:value-type="string">
            <text:p>Bruto arbeidsparticipatie (15-26)</text:p>
          </table:table-cell>
          <table:table-cell office:value-type="string" calcext:value-type="string">
            <text:p>De bruto arbeidsparticipatie onder jeugd is het aandeel van de 15 tot en met 26-jarigen dat tot de beroepsbevolking hoort. De beroepsbevolking bestaat uit personen die betaald werk hebben voor minimaal 1 uur per week en personen die geen betaald werk hebben en hier recent naar hebben gezocht en daarvoor per direct beschikbaar zijn.</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41" calcext:value-type="float">
            <text:p>714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BBVJEUGD</text:p>
          </table:table-cell>
          <table:table-cell office:value-type="string" calcext:value-type="string">
            <text:p>Beroepsbevolking 15-26 jaar</text:p>
          </table:table-cell>
          <table:table-cell office:value-type="string" calcext:value-type="string">
            <text:p>Beroepsbevolking (15-26)</text:p>
          </table:table-cell>
          <table:table-cell office:value-type="string" calcext:value-type="string">
            <text:p>Het aantal 15 tot en met 26-jarige Amsterdammers dat tot de beroepsbevolking hoort. De beroepsbevolking bestaat uit personen die betaald werk hebben voor minimaal 1 uur per week en personen die geen betaald werk hebben en hier recent naar hebben gezocht en daarvoor per direct beschikbaar zijn.</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51" calcext:value-type="float">
            <text:p>715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WERKLBBV_P</text:p>
          </table:table-cell>
          <table:table-cell table:number-columns-repeated="2" office:value-type="string" calcext:value-type="string">
            <text:p>Werkloosheid (%)</text:p>
          </table:table-cell>
          <table:table-cell office:value-type="string" calcext:value-type="string">
            <text:p>De werkloze beroepsbevolking als percentage van de (werkzame en werkloze) beroepsbevolking. Werkloos zijn personen tussen 15 en 74 jaar, die geen betaald werk hebben, recent naar betaald werk hebben gezocht en daarvoor direct beschikbaar zijn.</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3">
          <table:table-cell office:value-type="float" office:value="7161" calcext:value-type="float">
            <text:p>716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REGWERKL</text:p>
          </table:table-cell>
          <table:table-cell table:number-columns-repeated="2" office:value-type="string" calcext:value-type="string">
            <text:p>Geregistreerde werkloosheid</text:p>
          </table:table-cell>
          <table:table-cell office:value-type="string" calcext:value-type="string">
            <text:p>Het aantal geregistreerde werklozen. Het gaat om personen van 15 tot 65 jaar dat gebruikt maakt van een van de volgende regelingen:</text:p>
            <text:p>- Bijstand (wwb levensonderhoud, wwb bbz, oiaw ioaz)</text:p>
            <text:p>- Gedeeltelijke arbeidsongeschiktheid (&lt;80%)</text:p>
            <text:p>- Ww</text:p>
            <text:p/>
            <text:p>Er worden alleen cijfers gepresenteerd over gebieden met minimaal 25 geregistreerde werklozen. Het aantal gebruikers van AO en WW is afgerond op tientallen.</text:p>
          </table:table-cell>
          <table:table-cell office:value-type="string" calcext:value-type="string">
            <text:p>DWI/CBS/bewerking OIS</text:p>
          </table:table-cell>
          <table:table-cell office:value-type="string" calcext:value-type="string">
            <text:p>1 <text:s/>januari</text:p>
          </table:table-cell>
          <table:table-cell office:value-type="string" calcext:value-type="string">
            <text:p>jaarlijks</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7171" calcext:value-type="float">
            <text:p>717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REGWERKL_P</text:p>
          </table:table-cell>
          <table:table-cell table:number-columns-repeated="2" office:value-type="string" calcext:value-type="string">
            <text:p>Geregistreerde werkloosheid (%)</text:p>
          </table:table-cell>
          <table:table-cell office:value-type="string" calcext:value-type="string">
            <text:p>De geregistreerde werkloosheid is het aandeel 15 tot en met 65-jarigen dat gebruikt maakt van een van de volgende regelingen:</text:p>
            <text:p>- Bijstand (wwb levensonderhoud, wwb bbz, oiaw ioaz)</text:p>
            <text:p>- Gedeeltelijke arbeidsongeschiktheid (&lt;80%)</text:p>
            <text:p>- Ww</text:p>
            <text:p/>
            <text:p>Tot en met 2017 gaat het om het aandeel 15 tot en met 64-jarigen. In verband met het opschuiven van de WAO-leeftijd wordt vanaf 1-1-2018 gedeeld op het aantal 15 en 65-jarigen. </text:p>
            <text:p/>
            <text:p>Er worden alleen cijfers gepresenteerd over gebieden met minimaal 25 geregistreerde werklozen. Het aantal gebruikers van AO en WW is afgerond op tientallen.</text:p>
          </table:table-cell>
          <table:table-cell office:value-type="string" calcext:value-type="string">
            <text:p>DWI/CBS/bewerking OIS</text:p>
          </table:table-cell>
          <table:table-cell office:value-type="string" calcext:value-type="string">
            <text:p>1 <text:s/>januari</text:p>
          </table:table-cell>
          <table:table-cell office:value-type="string" calcext:value-type="string">
            <text:p>jaarlijks</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Werk, inkomen en participatie</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81" calcext:value-type="float">
            <text:p>718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JEUGDW_P</text:p>
          </table:table-cell>
          <table:table-cell table:number-columns-repeated="2" office:value-type="string" calcext:value-type="string">
            <text:p>Jeugdwerkloosheid (%)</text:p>
          </table:table-cell>
          <table:table-cell office:value-type="string" calcext:value-type="string">
            <text:p>Personen van 15 tot en met 26 jaar zonder betaald werk die recent naar werk hebben gezocht en daarvoor beschikbaar zijn als percentage van de beroepsbevolking. De beroepsbevolking bestaat uit personen die betaald werk hebben voor minimaal 1 uur per week en personen die geen betaald werk hebben en hier recent naar hebben gezocht en daarvoor per direct beschikbaar zijn.</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91" calcext:value-type="float">
            <text:p>719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MAATSCHAP_P</text:p>
          </table:table-cell>
          <table:table-cell table:number-columns-repeated="2" office:value-type="string" calcext:value-type="string">
            <text:p>Participatie (%)</text:p>
          </table:table-cell>
          <table:table-cell office:value-type="string" calcext:value-type="string">
            <text:p>Aandeel 19 tot en met 64-jarigen dat werkt, actief is als vrijwilliger of mantelzorger en /of een opleiding volgt.</text:p>
          </table:table-cell>
          <table:table-cell office:value-type="string" calcext:value-type="string">
            <text:p>Amsterdamse Gezondheidsmonitor GGD</text:p>
          </table:table-cell>
          <table:table-cell office:value-type="string" calcext:value-type="string">
            <text:p>nvt</text:p>
          </table:table-cell>
          <table:table-cell office:value-type="string" calcext:value-type="string">
            <text:p>Een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rk, inkomen en participatie</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201" calcext:value-type="float">
            <text:p>72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BETROKKEN_R</text:p>
          </table:table-cell>
          <table:table-cell office:value-type="string" calcext:value-type="string">
            <text:p>Betrokkenheid buurtbewoners (1-10)</text:p>
          </table:table-cell>
          <table:table-cell office:value-type="string" calcext:value-type="string">
            <text:p>Betrokkenheid buurt (1-10)</text:p>
          </table:table-cell>
          <table:table-cell office:value-type="string" calcext:value-type="string">
            <text:p>Gemiddeld rapportcijfer dat bewoners geven als antwoord op de vraag: Hoe beoordeelt u de betrokkenheid van de buurtbewoners bij de buurt? (1= geen betrokkenheid, 10= grote betrokkenheid).</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Werk, inkomen en participati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211" calcext:value-type="float">
            <text:p>721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MANTEL_P</text:p>
          </table:table-cell>
          <table:table-cell table:number-columns-repeated="2" office:value-type="string" calcext:value-type="string">
            <text:p>Mantelzorgers (%)</text:p>
          </table:table-cell>
          <table:table-cell office:value-type="string" calcext:value-type="string">
            <text:p>Aandeel Amsterdammers van 19 jaar en ouder dat minstens 3 maanden en/of minstens 8 uur per week mantelzorg verleent op het moment van het invullen van de vragenlijst.</text:p>
            <text:p/>
            <text:p>De cijfers op wijkniveau zijn schattingen.</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221" calcext:value-type="float">
            <text:p>722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VRIJWIL_P</text:p>
          </table:table-cell>
          <table:table-cell table:number-columns-repeated="2" office:value-type="string" calcext:value-type="string">
            <text:p>Vrijwilligers (%)</text:p>
          </table:table-cell>
          <table:table-cell office:value-type="string" calcext:value-type="string">
            <text:p>Aandeel Amsterdammers van 18 jaar of ouder dat vrijwilligersvrijwilligerswerk verricht in of via een organisatie.</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rk, inkomen en participatie</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231" calcext:value-type="float">
            <text:p>723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INZETBRT_P</text:p>
          </table:table-cell>
          <table:table-cell table:number-columns-repeated="2" office:value-type="string" calcext:value-type="string">
            <text:p>Inzet buurt/stad (%)</text:p>
          </table:table-cell>
          <table:table-cell office:value-type="string" calcext:value-type="string">
            <text:p>Aandeel Amsterdammers van 18 jaar of ouder dat zich de afgelopen 12 maanden heeft ingezet voor buurt of stad.</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241" calcext:value-type="float">
            <text:p>724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INFORM_P</text:p>
          </table:table-cell>
          <table:table-cell table:number-columns-repeated="2" office:value-type="string" calcext:value-type="string">
            <text:p>Informele hulp (%)</text:p>
          </table:table-cell>
          <table:table-cell office:value-type="string" calcext:value-type="string">
            <text:p>Aandeel Amsterdammers van 18 jaar of ouder dat de afgelopen 12 maanden (soms/vaak) informele hulp heeft verleend. Informele hulp is hulp die zonder tussenkomst van een organisatie of vereniging aan een bekende (buiten het eigen huishouden) wordt gegeven. Het gaat bijvoorbeeld om boodschappen doen voor een buurman die daartoe niet in staat is of het oppassen op kinderen van een familielid.</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7251" calcext:value-type="float">
            <text:p>725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UITSL_I</text:p>
          </table:table-cell>
          <table:table-cell table:number-columns-repeated="2" office:value-type="string" calcext:value-type="string">
            <text:p>Sociale uitsluiting (%)</text:p>
          </table:table-cell>
          <table:table-cell office:value-type="string" calcext:value-type="string">
            <text:p>Aandeel met achterstand op 2 of meer van volgende terreinen: </text:p>
            <text:p>sociale participatie (eenzaamheid, sociale contacten); </text:p>
            <text:p>materiele deprivatie (gebrek aan financiële middelen); </text:p>
            <text:p>toegang tot sociale grondrechten (woning, zorg); </text:p>
            <text:p>normatieve integratie (naleven normen en waarden samenleving)</text:p>
          </table:table-cell>
          <table:table-cell office:value-type="string" calcext:value-type="string">
            <text:p>Amsterdamse Gezondheidsmonitor GGD</text:p>
          </table:table-cell>
          <table:table-cell office:value-type="string" calcext:value-type="string">
            <text:p>nvt</text:p>
          </table:table-cell>
          <table:table-cell office:value-type="string" calcext:value-type="string">
            <text:p>1 keer in de vier jaar</text:p>
          </table:table-cell>
          <table:table-cell office:value-type="float" office:value="4" calcext:value-type="float">
            <text:p>4</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261" calcext:value-type="float">
            <text:p>726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PEENZ_P</text:p>
          </table:table-cell>
          <table:table-cell table:number-columns-repeated="2" office:value-type="string" calcext:value-type="string">
            <text:p>(Zeer) ernstig eenzaam (%)</text:p>
          </table:table-cell>
          <table:table-cell office:value-type="string" calcext:value-type="string">
            <text:p>Aandeel Amsterdammers van 19 jaar en ouder dat (zeer) ernstig eenzaam is volgens de eenzaamheidsschaal De Jong-Gierveld. Er wordt gevraagd naar 11 items met  betrekking op emotionele en sociale eenzaamheid.  Wanneer op 3 of meer items ‘min of meer’ of ‘ja’ is geantwoord wordt men als eenzaam beschouwd.</text:p>
            <text:p/>
            <text:p>De cijfers op wijk- en buurtniveau zijn schattingen van het RIVM. Deze cijfers kunnen afwijken van door de GGD gepubliceerde cijfers, omdat ze op een andere manier zijn bereken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271" calcext:value-type="float">
            <text:p>727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BUUR_P</text:p>
          </table:table-cell>
          <table:table-cell table:number-columns-repeated="2" office:value-type="string" calcext:value-type="string">
            <text:p>Wekelijks contact buren (%)</text:p>
          </table:table-cell>
          <table:table-cell office:value-type="string" calcext:value-type="string">
            <text:p>Aandeel 18-plussers met minstens 1x per week contact met buren</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281" calcext:value-type="float">
            <text:p>728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BUURTG_P</text:p>
          </table:table-cell>
          <table:table-cell office:value-type="string" calcext:value-type="string">
            <text:p>Wekelijks contact overige buurtgenoten (%)</text:p>
          </table:table-cell>
          <table:table-cell office:value-type="string" calcext:value-type="string">
            <text:p>Wekelijks contact buurtgenoten (%)</text:p>
          </table:table-cell>
          <table:table-cell office:value-type="string" calcext:value-type="string">
            <text:p>Aandeel 18-plussers met minstens 1x per week contact met overige buurtgenoten</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291" calcext:value-type="float">
            <text:p>729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RELIGIE_P</text:p>
          </table:table-cell>
          <table:table-cell table:number-columns-repeated="2" office:value-type="string" calcext:value-type="string">
            <text:p>Verwant met geloof (%)</text:p>
          </table:table-cell>
          <table:table-cell office:value-type="string" calcext:value-type="string">
            <text:p>Aandeel 18-plussers dat zich verwant voelt met een godsdienst, religieuze of levensbeschouwelijke stroming.</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301" calcext:value-type="float">
            <text:p>730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GODSHUIS_P</text:p>
          </table:table-cell>
          <table:table-cell table:number-columns-repeated="2" office:value-type="string" calcext:value-type="string">
            <text:p>Bezoekt (soms) gebedshuis (%)</text:p>
          </table:table-cell>
          <table:table-cell office:value-type="string" calcext:value-type="string">
            <text:p>Aandeel 18-plussers dat wel eens een gebedshuis (moskee, kerk, synagoge e.d.) bezoekt (exclusief zelden of nooit).</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rk, inkomen en participatie</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311" calcext:value-type="float">
            <text:p>731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VERENIGING_P</text:p>
          </table:table-cell>
          <table:table-cell table:number-columns-repeated="2" office:value-type="string" calcext:value-type="string">
            <text:p>Lid vereniging (%)</text:p>
          </table:table-cell>
          <table:table-cell office:value-type="string" calcext:value-type="string">
            <text:p>Aandeel 18-plussers dat lid is van een of meerdere verenigingen of organisaties die actief zijn op de volgende gebieden: zang, muziek, toneel, godsdienst of levensbeschouwelijk doel (geen kerkgenootschap), <text:s/>vrouwen, sport, hobby, politiek, maatschappelijke doelen (milieu, mensenrechten, dieren), werknemers of werkgevers en zelforganisaties voor Amsterdammers met een migratieachtergrond.</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321" calcext:value-type="float">
            <text:p>7321</text:p>
          </table:table-cell>
          <table:table-cell office:value-type="string" calcext:value-type="string">
            <text:p>Duurzaamheid en water</text:p>
          </table:table-cell>
          <table:table-cell office:value-type="string" calcext:value-type="string">
            <text:p>Duurzaamheid</text:p>
          </table:table-cell>
          <table:table-cell office:value-type="string" calcext:value-type="string">
            <text:p>DLABEL_P</text:p>
          </table:table-cell>
          <table:table-cell office:value-type="string" calcext:value-type="string">
            <text:p>Woningen met energielabel (%)</text:p>
          </table:table-cell>
          <table:table-cell office:value-type="string" calcext:value-type="string">
            <text:p>Energielabel (%)</text:p>
          </table:table-cell>
          <table:table-cell office:value-type="string" calcext:value-type="string">
            <text:p>Aandeel woningen met een energielabel zoals geregistreerd bij de Rijksoverheid.</text:p>
          </table:table-cell>
          <table:table-cell office:value-type="string" calcext:value-type="string">
            <text:p>Klimaatmonitor (Rijkswaterstaat)</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7331" calcext:value-type="float">
            <text:p>7331</text:p>
          </table:table-cell>
          <table:table-cell office:value-type="string" calcext:value-type="string">
            <text:p>Duurzaamheid en water</text:p>
          </table:table-cell>
          <table:table-cell office:value-type="string" calcext:value-type="string">
            <text:p>Duurzaamheid</text:p>
          </table:table-cell>
          <table:table-cell office:value-type="string" calcext:value-type="string">
            <text:p>DLABEL_I</text:p>
          </table:table-cell>
          <table:table-cell office:value-type="string" calcext:value-type="string">
            <text:p>Energie-index gelabelde woningen</text:p>
          </table:table-cell>
          <table:table-cell office:value-type="string" calcext:value-type="string">
            <text:p>Energie-index</text:p>
          </table:table-cell>
          <table:table-cell office:value-type="string" calcext:value-type="string">
            <text:p>Gemiddelde energie-index van de gelabelde woningen in het gebied zoals geregistreerd bij de Rijksoverheid. De energie-index komt overeen met de volgende waarden van de energielabels, waarbij label A staat voor een zeer goede energieprestatie van de woning:</text:p>
            <text:p> </text:p>
            <text:p>&lt; 0,6: A++</text:p>
            <text:p>0,8:     A+</text:p>
            <text:p>1,2:      A</text:p>
            <text:p>1,4:      B</text:p>
            <text:p>1,8:      C</text:p>
            <text:p>2,1:      D </text:p>
            <text:p>2,4:     E</text:p>
            <text:p>2,7:     F</text:p>
            <text:p>3,1:      G</text:p>
          </table:table-cell>
          <table:table-cell office:value-type="string" calcext:value-type="string">
            <text:p>Klimaatmonitor (Rijkswaterstaat)</text:p>
          </table:table-cell>
          <table:table-cell office:value-type="string" calcext:value-type="string">
            <text:p>nvt</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5.2</text:p>
          </table:table-cell>
          <table:table-cell office:value-type="string" calcext:value-type="string">
            <text:p>Duurzaamheid en water</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341" calcext:value-type="float">
            <text:p>7341</text:p>
          </table:table-cell>
          <table:table-cell office:value-type="string" calcext:value-type="string">
            <text:p>Duurzaamheid en water</text:p>
          </table:table-cell>
          <table:table-cell office:value-type="string" calcext:value-type="string">
            <text:p>Duurzaamheid</text:p>
          </table:table-cell>
          <table:table-cell office:value-type="string" calcext:value-type="string">
            <text:p>WDUBBELGLAS_P</text:p>
          </table:table-cell>
          <table:table-cell office:value-type="string" calcext:value-type="string">
            <text:p>Woningen met dubbelglas (%)</text:p>
          </table:table-cell>
          <table:table-cell office:value-type="string" calcext:value-type="string">
            <text:p>Dubbelglas (%)</text:p>
          </table:table-cell>
          <table:table-cell office:value-type="string" calcext:value-type="string">
            <text:p>Aandeel woningen met uitsluitend dubbelglas in de ramen.</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Duurzaamheid en water</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351" calcext:value-type="float">
            <text:p>7351</text:p>
          </table:table-cell>
          <table:table-cell office:value-type="string" calcext:value-type="string">
            <text:p>Duurzaamheid en water</text:p>
          </table:table-cell>
          <table:table-cell office:value-type="string" calcext:value-type="string">
            <text:p>Duurzaamheid</text:p>
          </table:table-cell>
          <table:table-cell office:value-type="string" calcext:value-type="string">
            <text:p>DZON</text:p>
          </table:table-cell>
          <table:table-cell table:number-columns-repeated="2" office:value-type="string" calcext:value-type="string">
            <text:p>Vermogen zonnepanelen</text:p>
          </table:table-cell>
          <table:table-cell office:value-type="string" calcext:value-type="string">
            <text:p>Vermogen geregistreerde PV-panelen (Kwpiek). </text:p>
            <text:p/>
            <text:p>De cijfers op wijkniveau zijn gebaseerd op de gebiedsindeling van 2010. De grenswijzigingen van 2015 zijn buiten beschouwing gelaten. Voor wijken die zijn gesplitst zijn geen cijfers opgenomen.</text:p>
          </table:table-cell>
          <table:table-cell office:value-type="string" calcext:value-type="string">
            <text:p>Klimaatmonitor (Rijkswaterstaat)</text:p>
          </table:table-cell>
          <table:table-cell office:value-type="string" calcext:value-type="string">
            <text:p>24 mei</text:p>
          </table:table-cell>
          <table:table-cell/>
          <table:table-cell office:value-type="float" office:value="2" calcext:value-type="float">
            <text:p>2</text:p>
          </table:table-cell>
          <table:table-cell office:value-type="string" calcext:value-type="string">
            <text:p>Kwpiek</text:p>
          </table:table-cell>
          <table:table-cell/>
          <table:table-cell office:value-type="string" calcext:value-type="string">
            <text:p>F5.2</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361" calcext:value-type="float">
            <text:p>7361</text:p>
          </table:table-cell>
          <table:table-cell office:value-type="string" calcext:value-type="string">
            <text:p>Duurzaamheid en water</text:p>
          </table:table-cell>
          <table:table-cell office:value-type="string" calcext:value-type="string">
            <text:p>Duurzaamheid</text:p>
          </table:table-cell>
          <table:table-cell office:value-type="string" calcext:value-type="string">
            <text:p>DZON_1000WON</text:p>
          </table:table-cell>
          <table:table-cell office:value-type="string" calcext:value-type="string">
            <text:p>Vermogen zonnepanelen / 1.000 woningen</text:p>
          </table:table-cell>
          <table:table-cell office:value-type="string" calcext:value-type="string">
            <text:p>Vermogen zonnepanelen / 1.000 w</text:p>
          </table:table-cell>
          <table:table-cell office:value-type="string" calcext:value-type="string">
            <text:p>Vermogen geregistreerde PV-panelen per 1.000 woningen (Kwpiek). </text:p>
            <text:p/>
            <text:p>De cijfers op wijkniveau zijn gebaseerd op de gebiedsindeling van 2010. De grenswijzigingen van 2015 zijn buiten beschouwing gelaten. Voor wijken die zijn gesplitst zijn geen cijfers opgenomen.</text:p>
          </table:table-cell>
          <table:table-cell office:value-type="string" calcext:value-type="string">
            <text:p>Klimaatmonitor (Rijkswaterstaat)</text:p>
          </table:table-cell>
          <table:table-cell office:value-type="string" calcext:value-type="string">
            <text:p>24 mei</text:p>
          </table:table-cell>
          <table:table-cell/>
          <table:table-cell office:value-type="float" office:value="6" calcext:value-type="float">
            <text:p>6</text:p>
          </table:table-cell>
          <table:table-cell office:value-type="string" calcext:value-type="string">
            <text:p>/1.000 won.</text:p>
          </table:table-cell>
          <table:table-cell/>
          <table:table-cell office:value-type="string" calcext:value-type="string">
            <text:p>F8.</text:p>
          </table:table-cell>
          <table:table-cell office:value-type="string" calcext:value-type="string">
            <text:p>Duurzaamheid en water</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371" calcext:value-type="float">
            <text:p>7371</text:p>
          </table:table-cell>
          <table:table-cell table:number-columns-repeated="2" office:value-type="string" calcext:value-type="string">
            <text:p>Dienstverlening en informatie</text:p>
          </table:table-cell>
          <table:table-cell office:value-type="string" calcext:value-type="string">
            <text:p>DCONTACT_P</text:p>
          </table:table-cell>
          <table:table-cell table:number-columns-repeated="2" office:value-type="string" calcext:value-type="string">
            <text:p>Positief contact gemeente (%)</text:p>
          </table:table-cell>
          <table:table-cell office:value-type="string" calcext:value-type="string">
            <text:p>Aandeel bewoners van 18 jaar en ouder dat tevreden is over het laatste contact met de gemeente.  </text:p>
            <text:p/>
            <text:p>Er wordt alleen gerapporteerd over gebieden met minstens 50 respondenten.</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381" calcext:value-type="float">
            <text:p>7381</text:p>
          </table:table-cell>
          <table:table-cell table:number-columns-repeated="2" office:value-type="string" calcext:value-type="string">
            <text:p>Dienstverlening en informatie</text:p>
          </table:table-cell>
          <table:table-cell office:value-type="string" calcext:value-type="string">
            <text:p>DSCHRIFT_P</text:p>
          </table:table-cell>
          <table:table-cell table:number-columns-repeated="2" office:value-type="string" calcext:value-type="string">
            <text:p>Begrijpt schriftelijke informatie (%)</text:p>
          </table:table-cell>
          <table:table-cell office:value-type="string" calcext:value-type="string">
            <text:p>Aandeel bewoners van 18 jaar en ouder dat brieven en andere schriftelijke informatie van de gemeente altijd zonder hulp van anderen kan begrijpen.   </text:p>
            <text:p/>
            <text:p>Er wordt alleen gerapporteerd over gebieden met minstens 50 respondenten.</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391" calcext:value-type="float">
            <text:p>7391</text:p>
          </table:table-cell>
          <table:table-cell table:number-columns-repeated="2" office:value-type="string" calcext:value-type="string">
            <text:p>Dienstverlening en informatie</text:p>
          </table:table-cell>
          <table:table-cell office:value-type="string" calcext:value-type="string">
            <text:p>DPOLITIE_P</text:p>
          </table:table-cell>
          <table:table-cell table:number-columns-repeated="2" office:value-type="string" calcext:value-type="string">
            <text:p>Politiefunctioneren (%)</text:p>
          </table:table-cell>
          <table:table-cell office:value-type="string" calcext:value-type="string">
            <text:p>Het aandeel bewoners dat (zeer) tevreden is over het totale functioneren van de politie in hun buur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401" calcext:value-type="float">
            <text:p>7401</text:p>
          </table:table-cell>
          <table:table-cell table:number-columns-repeated="2" office:value-type="string" calcext:value-type="string">
            <text:p>Dienstverlening en informatie</text:p>
          </table:table-cell>
          <table:table-cell office:value-type="string" calcext:value-type="string">
            <text:p>DTEVREDENGEM_P</text:p>
          </table:table-cell>
          <table:table-cell table:number-columns-repeated="2" office:value-type="string" calcext:value-type="string">
            <text:p>Gemeentefunctioneren (%)</text:p>
          </table:table-cell>
          <table:table-cell office:value-type="string" calcext:value-type="string">
            <text:p>Het aandeel bewoners dat (zeer) tevreden is over het totale functioneren van de gemeente.</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411" calcext:value-type="float">
            <text:p>7411</text:p>
          </table:table-cell>
          <table:table-cell table:number-columns-repeated="2" office:value-type="string" calcext:value-type="string">
            <text:p>Bestuur en ondersteuning</text:p>
          </table:table-cell>
          <table:table-cell office:value-type="string" calcext:value-type="string">
            <text:p>BPOLINT_P</text:p>
          </table:table-cell>
          <table:table-cell table:number-columns-repeated="2" office:value-type="string" calcext:value-type="string">
            <text:p>Interesse gemeentepolitiek (%)</text:p>
          </table:table-cell>
          <table:table-cell office:value-type="string" calcext:value-type="string">
            <text:p>Aandeel bewoners van 18 jaar en ouder dat tamelijk tot zeer geïnteresseerd is in de Amsterdamse gemeentepolitiek.  </text:p>
            <text:p/>
            <text:p>Er wordt alleen gerapporteerd over gebieden met minstens 50 respondenten.</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421" calcext:value-type="float">
            <text:p>7421</text:p>
          </table:table-cell>
          <table:table-cell table:number-columns-repeated="2" office:value-type="string" calcext:value-type="string">
            <text:p>Bestuur en ondersteuning</text:p>
          </table:table-cell>
          <table:table-cell office:value-type="string" calcext:value-type="string">
            <text:p>BSTEMINT_P</text:p>
          </table:table-cell>
          <table:table-cell office:value-type="string" calcext:value-type="string">
            <text:p>Stemintentie gemeenteraadsverkiezingen (%)</text:p>
          </table:table-cell>
          <table:table-cell office:value-type="string" calcext:value-type="string">
            <text:p>Stemintentie gemeenteraad (%)</text:p>
          </table:table-cell>
          <table:table-cell office:value-type="string" calcext:value-type="string">
            <text:p>Aandeel bewoners van 18 jaar en ouder dat zegt zeker te gaan stemmen als er morgen gemeenteraadsverkiezingen zouden worden gehouden.   </text:p>
            <text:p/>
            <text:p>Er wordt alleen gerapporteerd over gebieden met minstens 50 respondenten.</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7431" calcext:value-type="float">
            <text:p>7431</text:p>
          </table:table-cell>
          <table:table-cell table:number-columns-repeated="2" office:value-type="string" calcext:value-type="string">
            <text:p>Bestuur en ondersteuning</text:p>
          </table:table-cell>
          <table:table-cell office:value-type="string" calcext:value-type="string">
            <text:p>BBC_P</text:p>
          </table:table-cell>
          <table:table-cell table:number-columns-repeated="2" office:value-type="string" calcext:value-type="string">
            <text:p>BC functioneert (zeer) goed (%)</text:p>
          </table:table-cell>
          <table:table-cell office:value-type="string" calcext:value-type="string">
            <text:p>Aandeel bewoners van 18 jaar en ouder dat goed of zeer goed antwoordt op de volgende vraag:    </text:p>
            <text:p>De bestuurscommissies zijn de schakel tussen de buurt en het stadhuis. Ze zijn de ‘ogen en oren' van het gemeentebestuur in uw stadsdeel. Kunt u aangeven hoe volgens u het bestuur van uw stadsdeel op dat punt functioneert? </text:p>
            <text:p/>
            <text:p>Er wordt alleen gerapporteerd over gebieden met minstens 50 respondenten.</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7441" calcext:value-type="float">
            <text:p>7441</text:p>
          </table:table-cell>
          <table:table-cell table:number-columns-repeated="2" office:value-type="string" calcext:value-type="string">
            <text:p>Bestuur en ondersteuning</text:p>
          </table:table-cell>
          <table:table-cell office:value-type="string" calcext:value-type="string">
            <text:p>BINVLOED_P</text:p>
          </table:table-cell>
          <table:table-cell table:number-columns-repeated="2" office:value-type="string" calcext:value-type="string">
            <text:p>Politieke invloed (%)</text:p>
          </table:table-cell>
          <table:table-cell office:value-type="string" calcext:value-type="string">
            <text:p>Aandeel bewoners van 18 jaar en ouder dat het (helemaal) eens is met de volgende stelling: </text:p>
            <text:p>Ik heb invloed op wat er door de bestuurscommissie in de buurt en het stadsdeel wordt gedaan.   </text:p>
            <text:p/>
            <text:p>Er wordt alleen gerapporteerd over gebieden met minstens 50 respondenten. </text:p>
            <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7451" calcext:value-type="float">
            <text:p>7451</text:p>
          </table:table-cell>
          <table:table-cell office:value-type="string" calcext:value-type="string">
            <text:p>Onderwijs, jeugd en diversiteit</text:p>
          </table:table-cell>
          <table:table-cell office:value-type="string" calcext:value-type="string">
            <text:p>Diversiteit</text:p>
          </table:table-cell>
          <table:table-cell office:value-type="string" calcext:value-type="string">
            <text:p>LSOCCOH_R</text:p>
          </table:table-cell>
          <table:table-cell table:number-columns-repeated="2" office:value-type="string" calcext:value-type="string">
            <text:p>Sociale cohesie (1-10)</text:p>
          </table:table-cell>
          <table:table-cell office:value-type="string" calcext:value-type="string">
            <text:p>Sociale cohesie is berekend op basis van de volgende stellingen:  </text:p>
            <text:p>*De mensen kennen elkaar in deze buurt nauwelijks</text:p>
            <text:p>*De mensen gaan in deze buurt op een prettige manier met elkaar om</text:p>
            <text:p>*Ik woon in een gezellige buurt, waar veel saamhorigheid is</text:p>
            <text:p>*Ik voel me thuis bij de mensen die in deze buurt wonen. </text:p>
            <text:p/>
            <text:p>De antwoorden worden omgescoord naar rapportcijfers. Sociale cohesie is het gemiddelde van de rapportcijfers van de vier uitspraken (waarde tussen 1 en 10). </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7461" calcext:value-type="float">
            <text:p>7461</text:p>
          </table:table-cell>
          <table:table-cell office:value-type="string" calcext:value-type="string">
            <text:p>Onderwijs, jeugd en diversiteit</text:p>
          </table:table-cell>
          <table:table-cell office:value-type="string" calcext:value-type="string">
            <text:p>Diversiteit</text:p>
          </table:table-cell>
          <table:table-cell office:value-type="string" calcext:value-type="string">
            <text:p>LSOCKWAL_P</text:p>
          </table:table-cell>
          <table:table-cell table:number-columns-repeated="2" office:value-type="string" calcext:value-type="string">
            <text:p>Sociale cohesiescore</text:p>
          </table:table-cell>
          <table:table-cell office:value-type="string" calcext:value-type="string">
            <text:p>Sociale cohesie is berekend op basis van de volgende stellingen:  </text:p>
            <text:p>*De mensen kennen elkaar in deze buurt nauwelijks</text:p>
            <text:p>*De mensen gaan in deze buurt op een prettige manier met elkaar om</text:p>
            <text:p>*Ik woon in een gezellige buurt, waar veel saamhorigheid is</text:p>
            <text:p>*Ik voel me thuis bij de mensen die in deze buurt wonen. </text:p>
            <text:p/>
            <text:p>De sociale cohesiescore is het gemiddelde percentage van de antwoorden 'helemaal niet mee eens en niet mee eens' op de eerste uitspraak en  'helemaal mee eens en mee eens' op de overige drie uitspraken  geeft het aandeel inwoners met het positief oordeel over de sociale kwaliteit weer. De uitkomst is een score tussen 0 en 100. Hoe hoger de score hoe beter de sociale cohesie. </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471" calcext:value-type="float">
            <text:p>7471</text:p>
          </table:table-cell>
          <table:table-cell office:value-type="string" calcext:value-type="string">
            <text:p>Onderwijs, jeugd en diversiteit</text:p>
          </table:table-cell>
          <table:table-cell office:value-type="string" calcext:value-type="string">
            <text:p>Diversiteit</text:p>
          </table:table-cell>
          <table:table-cell office:value-type="string" calcext:value-type="string">
            <text:p>LOMGANGGROEPENB_R</text:p>
          </table:table-cell>
          <table:table-cell table:number-columns-repeated="2" office:value-type="string" calcext:value-type="string">
            <text:p>Omgang groepen (1-10)</text:p>
          </table:table-cell>
          <table:table-cell office:value-type="string" calcext:value-type="string">
            <text:p>Gemiddeld rapportcijfer dat bewoners geven als antwoord op de vraag: Hoe gaan verschillende groepen mensen in uw buurt met elkaar om? (1=zeer onprettig en 10=zeer prettig).</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7481" calcext:value-type="float">
            <text:p>7481</text:p>
          </table:table-cell>
          <table:table-cell office:value-type="string" calcext:value-type="string">
            <text:p>Onderwijs, jeugd en diversiteit</text:p>
          </table:table-cell>
          <table:table-cell office:value-type="string" calcext:value-type="string">
            <text:p>Diversiteit</text:p>
          </table:table-cell>
          <table:table-cell office:value-type="string" calcext:value-type="string">
            <text:p>LSPAN_I</text:p>
          </table:table-cell>
          <table:table-cell table:number-columns-repeated="2" office:value-type="string" calcext:value-type="string">
            <text:p>Spanningenindex</text:p>
          </table:table-cell>
          <table:table-cell office:value-type="string" calcext:value-type="string">
            <text:p>Index gebaseerd op 8 stellingen over spanningen die bewoners ervaren in de buurt. Hoe lager de score, hoe minder spanningen er zijn (100= gemiddelde score voor Amsterdam in 2011). </text:p>
            <text:p/>
            <text:p>De wijkcijfers zijn gebaseerd op de WIA-buurtindeling.</text:p>
            <text:p/>
            <text:p>De spanningenindex verscheen voor het laatst over 2016.</text:p>
          </table:table-cell>
          <table:table-cell office:value-type="string" calcext:value-type="string">
            <text:p>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491" calcext:value-type="float">
            <text:p>7491</text:p>
          </table:table-cell>
          <table:table-cell office:value-type="string" calcext:value-type="string">
            <text:p>Onderwijs, jeugd en diversiteit</text:p>
          </table:table-cell>
          <table:table-cell office:value-type="string" calcext:value-type="string">
            <text:p>Diversiteit</text:p>
          </table:table-cell>
          <table:table-cell office:value-type="string" calcext:value-type="string">
            <text:p>LDISCRI_P</text:p>
          </table:table-cell>
          <table:table-cell table:number-columns-repeated="2" office:value-type="string" calcext:value-type="string">
            <text:p>Discriminatie (% wel eens)</text:p>
          </table:table-cell>
          <table:table-cell office:value-type="string" calcext:value-type="string">
            <text:p>Aandeel volwassenen dat zich de afgelopen 12 maanden wel eens gediscrimineerd heeft gevoeld.</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4">
          <table:table-cell table:style-name="ce1" office:value-type="float" office:value="7501" calcext:value-type="float">
            <text:p>7501</text:p>
          </table:table-cell>
          <table:table-cell table:style-name="ce1" office:value-type="string" calcext:value-type="string">
            <text:p>Onderwijs, jeugd en diversiteit</text:p>
          </table:table-cell>
          <table:table-cell table:style-name="ce1" office:value-type="string" calcext:value-type="string">
            <text:p>Diversiteit</text:p>
          </table:table-cell>
          <table:table-cell table:style-name="ce1" office:value-type="string" calcext:value-type="string">
            <text:p>LNEGAHO_P</text:p>
          </table:table-cell>
          <table:table-cell table:style-name="ce1" office:value-type="string" calcext:value-type="string">
            <text:p>Negatieve houding homoseksualiteit (%VO4)</text:p>
          </table:table-cell>
          <table:table-cell table:style-name="ce1" office:value-type="string" calcext:value-type="string">
            <text:p>Negatief homoseksualiteit (%VO4)</text:p>
          </table:table-cell>
          <table:table-cell table:style-name="ce1" office:value-type="string" calcext:value-type="string">
            <text:p>Percentage 4de klassers dat een negatieve houding tegenover homoseksuele schoolgenoten heeft.</text:p>
            <text:p/>
            <text:p>Op wijkniveau zijn de cijfers van de laatste twee schooljaren samengevoegd.  Dit cijfer verscheen voor het laatst over het schooljaar 2014/2015.</text:p>
          </table:table-cell>
          <table:table-cell table:style-name="ce1" office:value-type="string" calcext:value-type="string">
            <text:p>Jeugdgezondheidsmonitor Amsterdam - GGD Amsterdam</text:p>
          </table:table-cell>
          <table:table-cell table:style-name="ce1" office:value-type="string" calcext:value-type="string">
            <text:p>jaarcijfer</text:p>
          </table:table-cell>
          <table:table-cell table:style-name="ce1" office:value-type="string" calcext:value-type="string">
            <text:p>1 keer per jaar</text:p>
          </table:table-cell>
          <table:table-cell table:style-name="ce1" office:value-type="float" office:value="1" calcext:value-type="float">
            <text:p>1</text:p>
          </table:table-cell>
          <table:table-cell table:style-name="ce1" office:value-type="string" calcext:value-type="string">
            <text:p>%</text:p>
          </table:table-cell>
          <table:table-cell table:style-name="ce1"/>
          <table:table-cell table:style-name="ce1" office:value-type="string" calcext:value-type="string">
            <text:p>F8.</text:p>
          </table:table-cell>
          <table:table-cell table:style-name="ce1"/>
          <table:table-cell table:style-name="ce1" office:value-type="float" office:value="2" calcext:value-type="float">
            <text:p>2</text:p>
          </table:table-cell>
          <table:table-cell table:style-name="ce1" office:value-type="float" office:value="1" calcext:value-type="float">
            <text:p>1</text:p>
          </table:table-cell>
          <table:table-cell table:number-columns-repeated="3" table:style-name="ce1" office:value-type="float" office:value="0" calcext:value-type="float">
            <text:p>0</text:p>
          </table:table-cell>
          <table:table-cell table:style-name="ce1" table:number-columns-repeated="1004"/>
        </table:table-row>
        <table:table-row table:style-name="ro3">
          <table:table-cell office:value-type="float" office:value="7511" calcext:value-type="float">
            <text:p>7511</text:p>
          </table:table-cell>
          <table:table-cell office:value-type="string" calcext:value-type="string">
            <text:p>Onderwijs, jeugd en diversiteit</text:p>
          </table:table-cell>
          <table:table-cell office:value-type="string" calcext:value-type="string">
            <text:p>Diversiteit</text:p>
          </table:table-cell>
          <table:table-cell office:value-type="string" calcext:value-type="string">
            <text:p>LHOMOTOL_5</text:p>
          </table:table-cell>
          <table:table-cell table:number-columns-repeated="2" office:value-type="string" calcext:value-type="string">
            <text:p>Homotolerantie (1-5)</text:p>
          </table:table-cell>
          <table:table-cell office:value-type="string" calcext:value-type="string">
            <text:p>Aan de hand van vijf stellingen over de rechten van homoseksuele mannen en lesbische vrouwen is een schaal van homo-acceptatie opgesteld die de houding van Amsterdammers ten aanzien van homoseksuelen, de acceptatie in de directe omgeving en de openbare ruimte vast te stellen. </text:p>
            <text:p/>
            <text:p>De schaal loopt van 1 tot 5 waarbij een score van 1 staat voor niet accepterend en 5 voor heel accepterend ten aanzien van homoseksuelen.</text:p>
            <text:p/>
            <text:p>Er wordt alleen gerapporteerd over gebieden met minstens 50 respondenten.</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7" calcext:value-type="float">
            <text:p>7</text:p>
          </table:table-cell>
          <table:table-cell table:number-columns-repeated="2"/>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25T19:18:59.922567505</dc:date>
    <meta:editing-duration>PT19S</meta:editing-duration>
    <meta:editing-cycles>1</meta:editing-cycles>
    <meta:document-statistic meta:table-count="1" meta:cell-count="13469" meta:object-count="0"/>
    <meta:generator>LibreOffice/5.1.6.2$Linux_X86_64 LibreOffice_project/10m0$Build-2</meta:generator>
  </office:meta>
</office:document-meta>
</file>